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B9000000F21229AD8D.png" manifest:media-type="image/png"/>
  <manifest:file-entry manifest:full-path="Pictures/100002010000012C0000004EAA7FB6AE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cm" style:rel-width="100%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7.888cm" style:rel-column-width="34464*"/>
    </style:style>
    <style:style style:name="Table1.B" style:family="table-column">
      <style:table-column-properties style:column-width="7.112cm" style:rel-column-width="3107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9" style:family="table">
      <style:table-properties style:width="15cm" table:align="margins" style:writing-mode="lr-tb"/>
    </style:style>
    <style:style style:name="Table9.A" style:family="table-column">
      <style:table-column-properties style:column-width="15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5cm" table:align="margins" style:writing-mode="lr-tb"/>
    </style:style>
    <style:style style:name="Table10.A" style:family="table-column">
      <style:table-column-properties style:column-width="15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cm" table:align="margins" style:writing-mode="lr-tb"/>
    </style:style>
    <style:style style:name="Table11.A" style:family="table-column">
      <style:table-column-properties style:column-width="15cm" style:rel-column-width="65535*"/>
    </style:style>
    <style:style style:name="Table11.A1" style:family="table-cell">
      <style:table-cell-properties fo:padding="0.097cm" fo:border="0.05pt solid #000000"/>
    </style:style>
    <style:style style:name="Table2" style:family="table">
      <style:table-properties style:width="15cm" style:rel-width="100%" fo:margin-left="-0.206cm" fo:margin-top="0cm" fo:margin-bottom="0cm" table:align="left" style:writing-mode="lr-tb"/>
    </style:style>
    <style:style style:name="Table2.A" style:family="table-column">
      <style:table-column-properties style:column-width="3.096cm" style:rel-column-width="1755*"/>
    </style:style>
    <style:style style:name="Table2.B" style:family="table-column">
      <style:table-column-properties style:column-width="6.297cm" style:rel-column-width="3570*"/>
    </style:style>
    <style:style style:name="Table2.C" style:family="table-column">
      <style:table-column-properties style:column-width="5.607cm" style:rel-column-width="3179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2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2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2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3" style:family="table-cell">
      <style:table-cell-properties fo:padding-left="0.206cm" fo:padding-right="0.191cm" fo:padding-top="0cm" fo:padding-bottom="0cm" fo:border="none"/>
    </style:style>
    <style:style style:name="Table2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5" style:family="table-cell">
      <style:table-cell-properties fo:padding-left="0.206cm" fo:padding-right="0.191cm" fo:padding-top="0cm" fo:padding-bottom="0cm" fo:border="none"/>
    </style:style>
    <style:style style:name="Table2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7" style:family="table-cell">
      <style:table-cell-properties fo:padding-left="0.206cm" fo:padding-right="0.191cm" fo:padding-top="0cm" fo:padding-bottom="0cm" fo:border="none"/>
    </style:style>
    <style:style style:name="Table2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9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9" style:family="table-cell">
      <style:table-cell-properties fo:padding-left="0.206cm" fo:padding-right="0.191cm" fo:padding-top="0cm" fo:padding-bottom="0cm" fo:border="none"/>
    </style:style>
    <style:style style:name="Table2.C9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0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0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0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1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11" style:family="table-cell">
      <style:table-cell-properties fo:padding-left="0.206cm" fo:padding-right="0.191cm" fo:padding-top="0cm" fo:padding-bottom="0cm" fo:border="none"/>
    </style:style>
    <style:style style:name="Table2.C11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13" style:family="table-cell">
      <style:table-cell-properties fo:padding-left="0.206cm" fo:padding-right="0.191cm" fo:padding-top="0cm" fo:padding-bottom="0cm" fo:border="none"/>
    </style:style>
    <style:style style:name="Table2.C1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2.B15" style:family="table-cell">
      <style:table-cell-properties fo:padding-left="0.206cm" fo:padding-right="0.191cm" fo:padding-top="0cm" fo:padding-bottom="0cm" fo:border-left="none" fo:border-right="none" fo:border-top="none" fo:border-bottom="1pt solid #000001"/>
    </style:style>
    <style:style style:name="Table2.C1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41" style:family="table">
      <style:table-properties style:width="15cm" style:rel-width="100%" fo:margin-left="-0.206cm" fo:margin-top="0cm" fo:margin-bottom="0cm" table:align="left" style:writing-mode="lr-tb"/>
    </style:style>
    <style:style style:name="Table41.A" style:family="table-column">
      <style:table-column-properties style:column-width="3.096cm" style:rel-column-width="1755*"/>
    </style:style>
    <style:style style:name="Table41.B" style:family="table-column">
      <style:table-column-properties style:column-width="6.297cm" style:rel-column-width="3570*"/>
    </style:style>
    <style:style style:name="Table41.C" style:family="table-column">
      <style:table-column-properties style:column-width="5.607cm" style:rel-column-width="3179*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41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41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4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3" style:family="table-cell">
      <style:table-cell-properties fo:padding-left="0.206cm" fo:padding-right="0.191cm" fo:padding-top="0cm" fo:padding-bottom="0cm" fo:border="none"/>
    </style:style>
    <style:style style:name="Table41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5" style:family="table-cell">
      <style:table-cell-properties fo:padding-left="0.206cm" fo:padding-right="0.191cm" fo:padding-top="0cm" fo:padding-bottom="0cm" fo:border="none"/>
    </style:style>
    <style:style style:name="Table41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7" style:family="table-cell">
      <style:table-cell-properties fo:padding-left="0.206cm" fo:padding-right="0.191cm" fo:padding-top="0cm" fo:padding-bottom="0cm" fo:border="none"/>
    </style:style>
    <style:style style:name="Table41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9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9" style:family="table-cell">
      <style:table-cell-properties fo:padding-left="0.206cm" fo:padding-right="0.191cm" fo:padding-top="0cm" fo:padding-bottom="0cm" fo:border="none"/>
    </style:style>
    <style:style style:name="Table41.C9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0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0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0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1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1" style:family="table-cell">
      <style:table-cell-properties fo:padding-left="0.206cm" fo:padding-right="0.191cm" fo:padding-top="0cm" fo:padding-bottom="0cm" fo:border="none"/>
    </style:style>
    <style:style style:name="Table41.C11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3" style:family="table-cell">
      <style:table-cell-properties fo:padding-left="0.206cm" fo:padding-right="0.191cm" fo:padding-top="0cm" fo:padding-bottom="0cm" fo:border="none"/>
    </style:style>
    <style:style style:name="Table41.C1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41.B15" style:family="table-cell">
      <style:table-cell-properties fo:padding-left="0.206cm" fo:padding-right="0.191cm" fo:padding-top="0cm" fo:padding-bottom="0cm" fo:border-left="none" fo:border-right="none" fo:border-top="none" fo:border-bottom="1pt solid #000001"/>
    </style:style>
    <style:style style:name="Table41.C1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3" style:family="table">
      <style:table-properties style:width="15cm" style:rel-width="100%" fo:margin-left="-0.206cm" fo:margin-top="0cm" fo:margin-bottom="0cm" table:align="left" style:writing-mode="lr-tb"/>
    </style:style>
    <style:style style:name="Table3.A" style:family="table-column">
      <style:table-column-properties style:column-width="2.893cm" style:rel-column-width="12641*"/>
    </style:style>
    <style:style style:name="Table3.B" style:family="table-column">
      <style:table-column-properties style:column-width="5.902cm" style:rel-column-width="25788*"/>
    </style:style>
    <style:style style:name="Table3.C" style:family="table-column">
      <style:table-column-properties style:column-width="6.204cm" style:rel-column-width="27106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3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3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3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3" style:family="table-cell">
      <style:table-cell-properties fo:padding-left="0.206cm" fo:padding-right="0.191cm" fo:padding-top="0cm" fo:padding-bottom="0cm" fo:border="none"/>
    </style:style>
    <style:style style:name="Table3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5" style:family="table-cell">
      <style:table-cell-properties fo:padding-left="0.206cm" fo:padding-right="0.191cm" fo:padding-top="0cm" fo:padding-bottom="0cm" fo:border="none"/>
    </style:style>
    <style:style style:name="Table3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7" style:family="table-cell">
      <style:table-cell-properties fo:padding-left="0.206cm" fo:padding-right="0.191cm" fo:padding-top="0cm" fo:padding-bottom="0cm" fo:border="none"/>
    </style:style>
    <style:style style:name="Table3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" style:family="table">
      <style:table-properties style:width="15cm" style:rel-width="100%" fo:margin-left="-0.206cm" fo:margin-top="0cm" fo:margin-bottom="0cm" table:align="left" style:writing-mode="lr-tb"/>
    </style:style>
    <style:style style:name="Table50.A" style:family="table-column">
      <style:table-column-properties style:column-width="2.893cm" style:rel-column-width="12641*"/>
    </style:style>
    <style:style style:name="Table50.B" style:family="table-column">
      <style:table-column-properties style:column-width="5.902cm" style:rel-column-width="25788*"/>
    </style:style>
    <style:style style:name="Table50.C" style:family="table-column">
      <style:table-column-properties style:column-width="6.204cm" style:rel-column-width="27106*"/>
    </style:style>
    <style:style style:name="Table50.1" style:family="table-row">
      <style:table-row-properties fo:keep-together="always"/>
    </style:style>
    <style:style style:name="Table50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0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50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0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3" style:family="table-cell">
      <style:table-cell-properties fo:padding-left="0.206cm" fo:padding-right="0.191cm" fo:padding-top="0cm" fo:padding-bottom="0cm" fo:border="none"/>
    </style:style>
    <style:style style:name="Table50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5" style:family="table-cell">
      <style:table-cell-properties fo:padding-left="0.206cm" fo:padding-right="0.191cm" fo:padding-top="0cm" fo:padding-bottom="0cm" fo:border="none"/>
    </style:style>
    <style:style style:name="Table50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7" style:family="table-cell">
      <style:table-cell-properties fo:padding-left="0.206cm" fo:padding-right="0.191cm" fo:padding-top="0cm" fo:padding-bottom="0cm" fo:border="none"/>
    </style:style>
    <style:style style:name="Table50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1" style:family="table">
      <style:table-properties style:width="14.249cm" fo:margin-left="0.545cm" fo:margin-top="0cm" fo:margin-bottom="0cm" table:align="left" style:writing-mode="lr-tb"/>
    </style:style>
    <style:style style:name="Table51.A" style:family="table-column">
      <style:table-column-properties style:column-width="2.805cm"/>
    </style:style>
    <style:style style:name="Table51.B" style:family="table-column">
      <style:table-column-properties style:column-width="11.444cm"/>
    </style:style>
    <style:style style:name="Table51.1" style:family="table-row">
      <style:table-row-properties fo:keep-together="auto"/>
    </style:style>
    <style:style style:name="Table5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1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1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1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1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12" style:family="table">
      <style:table-properties style:width="15cm" table:align="margins" style:writing-mode="lr-tb"/>
    </style:style>
    <style:style style:name="Table12.A" style:family="table-column">
      <style:table-column-properties style:column-width="15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cm" table:align="margins" style:writing-mode="lr-tb"/>
    </style:style>
    <style:style style:name="Table13.A" style:family="table-column">
      <style:table-column-properties style:column-width="15cm" style:rel-column-width="65535*"/>
    </style:style>
    <style:style style:name="Table13.1" style:family="table-row">
      <style:table-row-properties style:min-row-height="0.582cm"/>
    </style:style>
    <style:style style:name="Table13.A1" style:family="table-cell">
      <style:table-cell-properties fo:padding="0.097cm" fo:border="0.05pt solid #000000"/>
    </style:style>
    <style:style style:name="Table46" style:family="table">
      <style:table-properties style:width="15cm" table:align="margins" style:writing-mode="lr-tb"/>
    </style:style>
    <style:style style:name="Table46.A" style:family="table-column">
      <style:table-column-properties style:column-width="15cm" style:rel-column-width="65535*"/>
    </style:style>
    <style:style style:name="Table46.A1" style:family="table-cell">
      <style:table-cell-properties fo:padding="0.097cm" fo:border="0.05pt solid #000000"/>
    </style:style>
    <style:style style:name="Table48" style:family="table">
      <style:table-properties style:width="15cm" table:align="margins" style:writing-mode="lr-tb"/>
    </style:style>
    <style:style style:name="Table48.A" style:family="table-column">
      <style:table-column-properties style:column-width="15cm" style:rel-column-width="65535*"/>
    </style:style>
    <style:style style:name="Table48.A1" style:family="table-cell">
      <style:table-cell-properties fo:padding="0.097cm" fo:border="0.05pt solid #000000"/>
    </style:style>
    <style:style style:name="Table49" style:family="table">
      <style:table-properties style:width="15cm" table:align="margins" style:writing-mode="lr-tb"/>
    </style:style>
    <style:style style:name="Table49.A" style:family="table-column">
      <style:table-column-properties style:column-width="15cm" style:rel-column-width="65535*"/>
    </style:style>
    <style:style style:name="Table49.A1" style:family="table-cell">
      <style:table-cell-properties fo:padding="0.097cm" fo:border="0.05pt solid #000000"/>
    </style:style>
    <style:style style:name="Table14" style:family="table">
      <style:table-properties style:width="15cm" table:align="margins" style:writing-mode="lr-tb"/>
    </style:style>
    <style:style style:name="Table14.A" style:family="table-column">
      <style:table-column-properties style:column-width="15cm" style:rel-column-width="65535*"/>
    </style:style>
    <style:style style:name="Table14.A1" style:family="table-cell">
      <style:table-cell-properties fo:padding="0.097cm" fo:border="0.05pt solid #000000"/>
    </style:style>
    <style:style style:name="Table47" style:family="table">
      <style:table-properties style:width="15cm" table:align="margins" style:writing-mode="lr-tb"/>
    </style:style>
    <style:style style:name="Table47.A" style:family="table-column">
      <style:table-column-properties style:column-width="15cm" style:rel-column-width="65535*"/>
    </style:style>
    <style:style style:name="Table47.A1" style:family="table-cell">
      <style:table-cell-properties fo:padding="0.097cm" fo:border="0.05pt solid #000000"/>
    </style:style>
    <style:style style:name="Table15" style:family="table">
      <style:table-properties style:width="15cm" table:align="margins" style:writing-mode="lr-tb"/>
    </style:style>
    <style:style style:name="Table15.A" style:family="table-column">
      <style:table-column-properties style:column-width="15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5cm" table:align="margins" style:writing-mode="lr-tb"/>
    </style:style>
    <style:style style:name="Table16.A" style:family="table-column">
      <style:table-column-properties style:column-width="15cm" style:rel-column-width="65535*"/>
    </style:style>
    <style:style style:name="Table16.A1" style:family="table-cell">
      <style:table-cell-properties fo:padding="0.097cm" fo:border="0.05pt solid #000000"/>
    </style:style>
    <style:style style:name="Table5" style:family="table">
      <style:table-properties style:width="15.693cm" fo:margin-left="-0.206cm" fo:margin-top="0cm" fo:margin-bottom="0cm" table:align="left" style:writing-mode="lr-tb"/>
    </style:style>
    <style:style style:name="Table5.A" style:family="table-column">
      <style:table-column-properties style:column-width="4.789cm"/>
    </style:style>
    <style:style style:name="Table5.B" style:family="table-column">
      <style:table-column-properties style:column-width="10.904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.A2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e5.B2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none">
        <style:background-image/>
      </style:table-cell-properties>
    </style:style>
    <style:style style:name="Table5.A11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e5.B11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e17" style:family="table">
      <style:table-properties style:width="15cm" table:align="margins" style:writing-mode="lr-tb"/>
    </style:style>
    <style:style style:name="Table17.A" style:family="table-column">
      <style:table-column-properties style:column-width="15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5cm" table:align="margins" style:writing-mode="lr-tb"/>
    </style:style>
    <style:style style:name="Table18.A" style:family="table-column">
      <style:table-column-properties style:column-width="15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5cm" table:align="margins" style:writing-mode="lr-tb"/>
    </style:style>
    <style:style style:name="Table19.A" style:family="table-column">
      <style:table-column-properties style:column-width="15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5cm" table:align="margins" style:writing-mode="lr-tb"/>
    </style:style>
    <style:style style:name="Table20.A" style:family="table-column">
      <style:table-column-properties style:column-width="15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5cm" table:align="margins" style:writing-mode="lr-tb"/>
    </style:style>
    <style:style style:name="Table21.A" style:family="table-column">
      <style:table-column-properties style:column-width="15cm" style:rel-column-width="65535*"/>
    </style:style>
    <style:style style:name="Table21.A1" style:family="table-cell">
      <style:table-cell-properties fo:padding="0.097cm" fo:border="0.05pt solid #000000"/>
    </style:style>
    <style:style style:name="Table6" style:family="table">
      <style:table-properties style:width="15.693cm" fo:margin-left="-0.206cm" fo:margin-top="0cm" fo:margin-bottom="0cm" table:align="left" style:writing-mode="lr-tb"/>
    </style:style>
    <style:style style:name="Table6.A" style:family="table-column">
      <style:table-column-properties style:column-width="5.794cm"/>
    </style:style>
    <style:style style:name="Table6.B" style:family="table-column">
      <style:table-column-properties style:column-width="9.899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6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6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6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6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6.B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22" style:family="table">
      <style:table-properties style:width="15cm" table:align="margins" style:writing-mode="lr-tb"/>
    </style:style>
    <style:style style:name="Table22.A" style:family="table-column">
      <style:table-column-properties style:column-width="15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5cm" table:align="margins" style:writing-mode="lr-tb"/>
    </style:style>
    <style:style style:name="Table23.A" style:family="table-column">
      <style:table-column-properties style:column-width="15cm" style:rel-column-width="65535*"/>
    </style:style>
    <style:style style:name="Table23.A1" style:family="table-cell">
      <style:table-cell-properties fo:padding="0.097cm" fo:border="0.05pt solid #000000"/>
    </style:style>
    <style:style style:name="Table24" style:family="table">
      <style:table-properties style:width="15cm" table:align="margins" style:writing-mode="lr-tb"/>
    </style:style>
    <style:style style:name="Table24.A" style:family="table-column">
      <style:table-column-properties style:column-width="15cm" style:rel-column-width="65535*"/>
    </style:style>
    <style:style style:name="Table24.A1" style:family="table-cell">
      <style:table-cell-properties fo:padding="0.097cm" fo:border="0.05pt solid #000000"/>
    </style:style>
    <style:style style:name="Table25" style:family="table">
      <style:table-properties style:width="15cm" table:align="margins" style:writing-mode="lr-tb"/>
    </style:style>
    <style:style style:name="Table25.A" style:family="table-column">
      <style:table-column-properties style:column-width="15cm" style:rel-column-width="65535*"/>
    </style:style>
    <style:style style:name="Table25.A1" style:family="table-cell">
      <style:table-cell-properties fo:padding="0.097cm" fo:border="0.05pt solid #000000"/>
    </style:style>
    <style:style style:name="Table26" style:family="table">
      <style:table-properties style:width="15cm" table:align="margins" style:writing-mode="lr-tb"/>
    </style:style>
    <style:style style:name="Table26.A" style:family="table-column">
      <style:table-column-properties style:column-width="15cm" style:rel-column-width="65535*"/>
    </style:style>
    <style:style style:name="Table26.A1" style:family="table-cell">
      <style:table-cell-properties fo:padding="0.097cm" fo:border="0.05pt solid #000000"/>
    </style:style>
    <style:style style:name="Table27" style:family="table">
      <style:table-properties style:width="15cm" table:align="margins" style:writing-mode="lr-tb"/>
    </style:style>
    <style:style style:name="Table27.A" style:family="table-column">
      <style:table-column-properties style:column-width="15cm" style:rel-column-width="65535*"/>
    </style:style>
    <style:style style:name="Table27.A1" style:family="table-cell">
      <style:table-cell-properties fo:padding="0.097cm" fo:border="0.05pt solid #000000"/>
    </style:style>
    <style:style style:name="Table28" style:family="table">
      <style:table-properties style:width="15cm" table:align="margins" style:writing-mode="lr-tb"/>
    </style:style>
    <style:style style:name="Table28.A" style:family="table-column">
      <style:table-column-properties style:column-width="15cm" style:rel-column-width="65535*"/>
    </style:style>
    <style:style style:name="Table28.A1" style:family="table-cell">
      <style:table-cell-properties fo:padding="0.097cm" fo:border="0.05pt solid #000000"/>
    </style:style>
    <style:style style:name="Table29" style:family="table">
      <style:table-properties style:width="15cm" table:align="margins" style:writing-mode="lr-tb"/>
    </style:style>
    <style:style style:name="Table29.A" style:family="table-column">
      <style:table-column-properties style:column-width="15cm" style:rel-column-width="65535*"/>
    </style:style>
    <style:style style:name="Table29.A1" style:family="table-cell">
      <style:table-cell-properties fo:padding="0.097cm" fo:border="0.05pt solid #000000"/>
    </style:style>
    <style:style style:name="Table30" style:family="table">
      <style:table-properties style:width="15cm" table:align="margins" style:writing-mode="lr-tb"/>
    </style:style>
    <style:style style:name="Table30.A" style:family="table-column">
      <style:table-column-properties style:column-width="15cm" style:rel-column-width="65535*"/>
    </style:style>
    <style:style style:name="Table30.A1" style:family="table-cell">
      <style:table-cell-properties fo:padding="0.097cm" fo:border="0.05pt solid #000000"/>
    </style:style>
    <style:style style:name="Table31" style:family="table">
      <style:table-properties style:width="15cm" table:align="margins" style:writing-mode="lr-tb"/>
    </style:style>
    <style:style style:name="Table31.A" style:family="table-column">
      <style:table-column-properties style:column-width="15cm" style:rel-column-width="65535*"/>
    </style:style>
    <style:style style:name="Table31.A1" style:family="table-cell">
      <style:table-cell-properties fo:padding="0.097cm" fo:border="0.05pt solid #000000"/>
    </style:style>
    <style:style style:name="Table7" style:family="table">
      <style:table-properties style:width="14.503cm" fo:margin-left="0.235cm" fo:margin-top="0cm" fo:margin-bottom="0cm" table:align="left" style:writing-mode="lr-tb"/>
    </style:style>
    <style:style style:name="Table7.A" style:family="table-column">
      <style:table-column-properties style:column-width="5.689cm"/>
    </style:style>
    <style:style style:name="Table7.B" style:family="table-column">
      <style:table-column-properties style:column-width="8.814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7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7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7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7.A3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7.B3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32" style:family="table">
      <style:table-properties style:width="15cm" table:align="margins" style:writing-mode="lr-tb"/>
    </style:style>
    <style:style style:name="Table32.A" style:family="table-column">
      <style:table-column-properties style:column-width="15cm" style:rel-column-width="65535*"/>
    </style:style>
    <style:style style:name="Table32.A1" style:family="table-cell">
      <style:table-cell-properties fo:padding="0.097cm" fo:border="0.05pt solid #000000"/>
    </style:style>
    <style:style style:name="Table33" style:family="table">
      <style:table-properties style:width="15cm" table:align="margins" style:writing-mode="lr-tb"/>
    </style:style>
    <style:style style:name="Table33.A" style:family="table-column">
      <style:table-column-properties style:column-width="15cm" style:rel-column-width="65535*"/>
    </style:style>
    <style:style style:name="Table33.A1" style:family="table-cell">
      <style:table-cell-properties fo:padding="0.097cm" fo:border="0.05pt solid #000000"/>
    </style:style>
    <style:style style:name="Table8" style:family="table">
      <style:table-properties style:width="15.693cm" fo:margin-left="-0.206cm" fo:margin-top="0cm" fo:margin-bottom="0cm" table:align="left" style:writing-mode="lr-tb"/>
    </style:style>
    <style:style style:name="Table8.A" style:family="table-column">
      <style:table-column-properties style:column-width="5.609cm"/>
    </style:style>
    <style:style style:name="Table8.B" style:family="table-column">
      <style:table-column-properties style:column-width="10.084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8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8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8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8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8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8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8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" style:family="table">
      <style:table-properties style:width="15cm" table:align="margins" style:writing-mode="lr-tb"/>
    </style:style>
    <style:style style:name="Table4.A" style:family="table-column">
      <style:table-column-properties style:column-width="15cm" style:rel-column-width="65535*"/>
    </style:style>
    <style:style style:name="Table4.A1" style:family="table-cell">
      <style:table-cell-properties fo:padding="0.097cm" fo:border="0.05pt solid #000000"/>
    </style:style>
    <style:style style:name="Table34" style:family="table">
      <style:table-properties style:width="15cm" table:align="margins" style:writing-mode="lr-tb"/>
    </style:style>
    <style:style style:name="Table34.A" style:family="table-column">
      <style:table-column-properties style:column-width="15cm" style:rel-column-width="65535*"/>
    </style:style>
    <style:style style:name="Table34.A1" style:family="table-cell">
      <style:table-cell-properties fo:padding="0.097cm" fo:border="0.05pt solid #000000"/>
    </style:style>
    <style:style style:name="Table35" style:family="table">
      <style:table-properties style:width="15cm" table:align="margins" style:writing-mode="lr-tb"/>
    </style:style>
    <style:style style:name="Table35.A" style:family="table-column">
      <style:table-column-properties style:column-width="15cm" style:rel-column-width="65535*"/>
    </style:style>
    <style:style style:name="Table35.A1" style:family="table-cell">
      <style:table-cell-properties fo:padding="0.097cm" fo:border="0.05pt solid #000000"/>
    </style:style>
    <style:style style:name="Table36" style:family="table">
      <style:table-properties style:width="15cm" table:align="margins" style:writing-mode="lr-tb"/>
    </style:style>
    <style:style style:name="Table36.A" style:family="table-column">
      <style:table-column-properties style:column-width="15cm" style:rel-column-width="65535*"/>
    </style:style>
    <style:style style:name="Table36.A1" style:family="table-cell">
      <style:table-cell-properties fo:padding="0.097cm" fo:border="0.05pt solid #000000"/>
    </style:style>
    <style:style style:name="Table37" style:family="table">
      <style:table-properties style:width="15cm" table:align="margins" style:writing-mode="lr-tb"/>
    </style:style>
    <style:style style:name="Table37.A" style:family="table-column">
      <style:table-column-properties style:column-width="15cm" style:rel-column-width="65535*"/>
    </style:style>
    <style:style style:name="Table37.A1" style:family="table-cell">
      <style:table-cell-properties fo:padding="0.097cm" fo:border="0.05pt solid #000000"/>
    </style:style>
    <style:style style:name="Table38" style:family="table">
      <style:table-properties style:width="15cm" table:align="margins" style:writing-mode="lr-tb"/>
    </style:style>
    <style:style style:name="Table38.A" style:family="table-column">
      <style:table-column-properties style:column-width="15cm" style:rel-column-width="65535*"/>
    </style:style>
    <style:style style:name="Table38.A1" style:family="table-cell">
      <style:table-cell-properties fo:padding="0.097cm" fo:border="0.05pt solid #000000"/>
    </style:style>
    <style:style style:name="Table39" style:family="table">
      <style:table-properties style:width="15cm" table:align="margins" style:writing-mode="lr-tb"/>
    </style:style>
    <style:style style:name="Table39.A" style:family="table-column">
      <style:table-column-properties style:column-width="15cm" style:rel-column-width="65535*"/>
    </style:style>
    <style:style style:name="Table39.A1" style:family="table-cell">
      <style:table-cell-properties fo:padding="0.097cm" fo:border="0.05pt solid #000000"/>
    </style:style>
    <style:style style:name="Table40" style:family="table">
      <style:table-properties style:width="15cm" table:align="margins" style:writing-mode="lr-tb"/>
    </style:style>
    <style:style style:name="Table40.A" style:family="table-column">
      <style:table-column-properties style:column-width="15cm" style:rel-column-width="65535*"/>
    </style:style>
    <style:style style:name="Table40.A1" style:family="table-cell">
      <style:table-cell-properties fo:padding="0.097cm" fo:border="0.05pt solid #000000"/>
    </style:style>
    <style:style style:name="Table42" style:family="table">
      <style:table-properties style:width="15cm" table:align="margins" style:writing-mode="lr-tb"/>
    </style:style>
    <style:style style:name="Table42.A" style:family="table-column">
      <style:table-column-properties style:column-width="15cm" style:rel-column-width="65535*"/>
    </style:style>
    <style:style style:name="Table42.A1" style:family="table-cell">
      <style:table-cell-properties fo:padding="0.097cm" fo:border="0.05pt solid #000000"/>
    </style:style>
    <style:style style:name="Table43" style:family="table">
      <style:table-properties style:width="15cm" table:align="margins" style:writing-mode="lr-tb"/>
    </style:style>
    <style:style style:name="Table43.A" style:family="table-column">
      <style:table-column-properties style:column-width="15cm" style:rel-column-width="65535*"/>
    </style:style>
    <style:style style:name="Table43.A1" style:family="table-cell">
      <style:table-cell-properties fo:padding="0.097cm" fo:border="0.05pt solid #000000"/>
    </style:style>
    <style:style style:name="Table44" style:family="table">
      <style:table-properties style:width="15cm" table:align="margins" style:writing-mode="lr-tb"/>
    </style:style>
    <style:style style:name="Table44.A" style:family="table-column">
      <style:table-column-properties style:column-width="15cm" style:rel-column-width="65535*"/>
    </style:style>
    <style:style style:name="Table44.A1" style:family="table-cell">
      <style:table-cell-properties fo:padding="0.097cm" fo:border="0.05pt solid #000000"/>
    </style:style>
    <style:style style:name="Table45" style:family="table">
      <style:table-properties style:width="15cm" table:align="margins" style:writing-mode="lr-tb"/>
    </style:style>
    <style:style style:name="Table45.A" style:family="table-column">
      <style:table-column-properties style:column-width="15cm" style:rel-column-width="65535*"/>
    </style:style>
    <style:style style:name="Table45.A1" style:family="table-cell">
      <style:table-cell-properties fo:padding="0.097cm" fo:border="0.05pt solid #000000"/>
    </style:style>
    <style:style style:name="Table52" style:family="table">
      <style:table-properties style:width="15cm" table:align="margins" style:writing-mode="lr-tb"/>
    </style:style>
    <style:style style:name="Table52.A" style:family="table-column">
      <style:table-column-properties style:column-width="15cm" style:rel-column-width="65535*"/>
    </style:style>
    <style:style style:name="Table52.A1" style:family="table-cell">
      <style:table-cell-properties fo:padding="0.097cm" fo:border="0.05pt solid #000000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paragraph-properties fo:text-align="end" style:justify-single-word="false"/>
      <style:text-properties fo:language="en" fo:country="GB"/>
    </style:style>
    <style:style style:name="P3" style:family="paragraph" style:parent-style-name="Standard">
      <style:text-properties fo:font-size="14pt" fo:language="en" fo:country="G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5" style:family="paragraph" style:parent-style-name="Standard">
      <style:text-properties style:font-name="Bitstream Vera Sans Mono" fo:font-size="8pt" fo:language="en" fo:country="GB" style:font-size-asian="8pt" style:font-name-complex="Courier New2" style:font-size-complex="8pt"/>
    </style:style>
    <style:style style:name="P6" style:family="paragraph" style:parent-style-name="Standard">
      <style:text-properties fo:language="en" fo:country="GB"/>
    </style:style>
    <style:style style:name="P7" style:family="paragraph" style:parent-style-name="Standard">
      <style:paragraph-properties fo:text-align="center" style:justify-single-word="false"/>
      <style:text-properties fo:language="en" fo:country="G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1b8d68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3368252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391971e"/>
    </style:style>
    <style:style style:name="P11" style:family="paragraph" style:parent-style-name="Standard">
      <style:paragraph-properties fo:text-align="justify" style:justify-single-word="false"/>
      <style:text-properties fo:language="en" fo:country="GB"/>
    </style:style>
    <style:style style:name="P12" style:family="paragraph" style:parent-style-name="Standard">
      <style:paragraph-properties fo:text-align="justify" style:justify-single-word="false"/>
      <style:text-properties fo:language="en" fo:country="GB" officeooo:paragraph-rsid="00895e2d"/>
    </style:style>
    <style:style style:name="P13" style:family="paragraph" style:parent-style-name="Standard">
      <style:paragraph-properties fo:text-align="justify" style:justify-single-word="false"/>
      <style:text-properties fo:language="en" fo:country="GB" officeooo:paragraph-rsid="00a9bc4b"/>
    </style:style>
    <style:style style:name="P14" style:family="paragraph" style:parent-style-name="Standard">
      <style:paragraph-properties fo:text-align="justify" style:justify-single-word="false"/>
      <style:text-properties fo:language="en" fo:country="GB" officeooo:paragraph-rsid="0121be76"/>
    </style:style>
    <style:style style:name="P15" style:family="paragraph" style:parent-style-name="Standard">
      <style:paragraph-properties fo:text-align="justify" style:justify-single-word="false"/>
      <style:text-properties fo:language="en" fo:country="GB" officeooo:paragraph-rsid="013fb91d"/>
    </style:style>
    <style:style style:name="P16" style:family="paragraph" style:parent-style-name="Standard">
      <style:paragraph-properties fo:text-align="justify" style:justify-single-word="false"/>
      <style:text-properties fo:language="en" fo:country="GB" officeooo:paragraph-rsid="01735882"/>
    </style:style>
    <style:style style:name="P17" style:family="paragraph" style:parent-style-name="Standard">
      <style:paragraph-properties fo:text-align="justify" style:justify-single-word="false"/>
      <style:text-properties fo:language="en" fo:country="GB" officeooo:paragraph-rsid="017fea1c"/>
    </style:style>
    <style:style style:name="P18" style:family="paragraph" style:parent-style-name="Standard">
      <style:paragraph-properties fo:text-align="justify" style:justify-single-word="false"/>
      <style:text-properties fo:language="en" fo:country="GB" officeooo:paragraph-rsid="0187fa32"/>
    </style:style>
    <style:style style:name="P19" style:family="paragraph" style:parent-style-name="Standard">
      <style:paragraph-properties fo:text-align="justify" style:justify-single-word="false"/>
      <style:text-properties fo:language="en" fo:country="GB" officeooo:paragraph-rsid="01973e87"/>
    </style:style>
    <style:style style:name="P20" style:family="paragraph" style:parent-style-name="Standard">
      <style:paragraph-properties fo:text-align="justify" style:justify-single-word="false"/>
      <style:text-properties fo:language="en" fo:country="GB" officeooo:paragraph-rsid="01b25190"/>
    </style:style>
    <style:style style:name="P21" style:family="paragraph" style:parent-style-name="Standard">
      <style:paragraph-properties fo:text-align="justify" style:justify-single-word="false"/>
      <style:text-properties fo:language="en" fo:country="GB" officeooo:paragraph-rsid="01b4f68a"/>
    </style:style>
    <style:style style:name="P22" style:family="paragraph" style:parent-style-name="Standard">
      <style:paragraph-properties fo:text-align="justify" style:justify-single-word="false"/>
      <style:text-properties fo:language="en" fo:country="GB" officeooo:paragraph-rsid="01b5dc63"/>
    </style:style>
    <style:style style:name="P23" style:family="paragraph" style:parent-style-name="Standard">
      <style:paragraph-properties fo:text-align="justify" style:justify-single-word="false"/>
      <style:text-properties fo:language="en" fo:country="GB" officeooo:paragraph-rsid="01c10f8b"/>
    </style:style>
    <style:style style:name="P24" style:family="paragraph" style:parent-style-name="Standard">
      <style:paragraph-properties fo:text-align="justify" style:justify-single-word="false"/>
      <style:text-properties fo:language="en" fo:country="GB" officeooo:paragraph-rsid="01ee496b"/>
    </style:style>
    <style:style style:name="P25" style:family="paragraph" style:parent-style-name="Standard">
      <style:paragraph-properties fo:text-align="justify" style:justify-single-word="false"/>
      <style:text-properties fo:language="en" fo:country="GB" officeooo:paragraph-rsid="023ca224"/>
    </style:style>
    <style:style style:name="P26" style:family="paragraph" style:parent-style-name="Standard">
      <style:paragraph-properties fo:text-align="justify" style:justify-single-word="false"/>
      <style:text-properties fo:language="en" fo:country="GB" officeooo:paragraph-rsid="023dc72d"/>
    </style:style>
    <style:style style:name="P27" style:family="paragraph" style:parent-style-name="Standard">
      <style:paragraph-properties fo:text-align="justify" style:justify-single-word="false"/>
      <style:text-properties fo:language="en" fo:country="GB" officeooo:paragraph-rsid="02958bb8"/>
    </style:style>
    <style:style style:name="P28" style:family="paragraph" style:parent-style-name="Standard">
      <style:paragraph-properties fo:text-align="justify" style:justify-single-word="false"/>
      <style:text-properties fo:language="en" fo:country="GB" officeooo:paragraph-rsid="02f472a3"/>
    </style:style>
    <style:style style:name="P29" style:family="paragraph" style:parent-style-name="Standard">
      <style:paragraph-properties fo:text-align="justify" style:justify-single-word="false"/>
      <style:text-properties fo:language="en" fo:country="GB" officeooo:paragraph-rsid="031c9774"/>
    </style:style>
    <style:style style:name="P30" style:family="paragraph" style:parent-style-name="Standard">
      <style:paragraph-properties fo:text-align="justify" style:justify-single-word="false"/>
      <style:text-properties fo:language="en" fo:country="GB" officeooo:paragraph-rsid="0391971e"/>
    </style:style>
    <style:style style:name="P31" style:family="paragraph" style:parent-style-name="Standard">
      <style:text-properties fo:language="en" fo:country="GB" officeooo:paragraph-rsid="013fb91d"/>
    </style:style>
    <style:style style:name="P32" style:family="paragraph" style:parent-style-name="Standard">
      <style:text-properties fo:language="en" fo:country="GB" officeooo:paragraph-rsid="018c331e"/>
    </style:style>
    <style:style style:name="P33" style:family="paragraph" style:parent-style-name="Standard">
      <style:paragraph-properties fo:text-align="justify" style:justify-single-word="false"/>
      <style:text-properties fo:language="en" fo:country="GB" style:text-underline-style="solid" style:text-underline-width="auto" style:text-underline-color="font-color" fo:font-weight="bold" officeooo:paragraph-rsid="01b4f68a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language="en" fo:country="GB" officeooo:rsid="023ce03f" officeooo:paragraph-rsid="02612d73"/>
    </style:style>
    <style:style style:name="P35" style:family="paragraph" style:parent-style-name="Standard">
      <style:paragraph-properties fo:text-align="justify" style:justify-single-word="false"/>
      <style:text-properties fo:language="en" fo:country="GB" officeooo:rsid="02294b57" officeooo:paragraph-rsid="02612d73"/>
    </style:style>
    <style:style style:name="P36" style:family="paragraph" style:parent-style-name="Standard">
      <style:paragraph-properties fo:text-align="justify" style:justify-single-word="false"/>
      <style:text-properties fo:language="en" fo:country="GB" officeooo:rsid="02294b57" officeooo:paragraph-rsid="02294b57"/>
    </style:style>
    <style:style style:name="P37" style:family="paragraph" style:parent-style-name="Standard">
      <style:paragraph-properties fo:text-align="justify" style:justify-single-word="false"/>
      <style:text-properties fo:language="en" fo:country="GB" officeooo:rsid="02294b57" officeooo:paragraph-rsid="0232ccfc"/>
    </style:style>
    <style:style style:name="P38" style:family="paragraph" style:parent-style-name="Standard">
      <style:paragraph-properties fo:text-align="justify" style:justify-single-word="false"/>
      <style:text-properties fo:language="en" fo:country="GB" officeooo:rsid="02901e20" officeooo:paragraph-rsid="00895e2d"/>
    </style:style>
    <style:style style:name="P39" style:family="paragraph" style:parent-style-name="Standard">
      <style:paragraph-properties fo:text-align="justify" style:justify-single-word="false"/>
      <style:text-properties fo:language="en" fo:country="GB" officeooo:rsid="0208c940" officeooo:paragraph-rsid="013fb91d"/>
    </style:style>
    <style:style style:name="P40" style:family="paragraph" style:parent-style-name="Standard">
      <style:paragraph-properties fo:text-align="justify" style:justify-single-word="false"/>
      <style:text-properties fo:language="en" fo:country="GB" fo:font-style="normal" officeooo:rsid="0282d126" officeooo:paragraph-rsid="0282d126" style:font-style-asian="normal" style:font-style-complex="normal"/>
    </style:style>
    <style:style style:name="P41" style:family="paragraph" style:parent-style-name="Standard">
      <style:text-properties fo:language="en" fo:country="GB" officeooo:paragraph-rsid="0284d37c"/>
    </style:style>
    <style:style style:name="P42" style:family="paragraph" style:parent-style-name="Standard">
      <style:paragraph-properties fo:line-height="100%" fo:text-align="justify" style:justify-single-word="false"/>
      <style:text-properties fo:language="en" fo:country="GB" officeooo:paragraph-rsid="016e4477"/>
    </style:style>
    <style:style style:name="P43" style:family="paragraph" style:parent-style-name="Standard">
      <style:paragraph-properties fo:text-align="justify" style:justify-single-word="false"/>
      <style:text-properties fo:language="en" fo:country="GB" officeooo:rsid="0239a6f1" officeooo:paragraph-rsid="0232ccfc"/>
    </style:style>
    <style:style style:name="P44" style:family="paragraph" style:parent-style-name="Standard">
      <style:text-properties fo:language="en" fo:country="GB" officeooo:paragraph-rsid="03492a40"/>
    </style:style>
    <style:style style:name="P45" style:family="paragraph" style:parent-style-name="Standard">
      <style:text-properties fo:font-size="9pt" fo:language="en" fo:country="GB" fo:font-weight="bold" officeooo:paragraph-rsid="0284d37c" style:font-size-asian="9pt" style:font-weight-asian="bold" style:font-size-complex="9pt" style:font-weight-complex="bold"/>
    </style:style>
    <style:style style:name="P46" style:family="paragraph" style:parent-style-name="Standard">
      <style:text-properties fo:color="#ffffff" fo:language="en" fo:country="GB" fo:font-weight="bold" officeooo:paragraph-rsid="0284d37c" style:font-weight-asian="bold" style:font-weight-complex="bold"/>
    </style:style>
    <style:style style:name="P47" style:family="paragraph" style:parent-style-name="Standard">
      <style:text-properties fo:color="#ffffff"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48" style:family="paragraph" style:parent-style-name="Standard">
      <style:text-properties fo:color="#ffffff" style:font-name="Consolas" fo:font-size="9.5pt" fo:language="en" fo:country="GB" fo:font-weight="bold" officeooo:paragraph-rsid="0282d126" style:font-size-asian="9.5pt" style:font-weight-asian="bold" style:font-size-complex="9.5pt" style:font-weight-complex="bold"/>
    </style:style>
    <style:style style:name="P49" style:family="paragraph" style:parent-style-name="Standard">
      <style:text-properties fo:color="#ffffff"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50" style:family="paragraph" style:parent-style-name="Standard">
      <style:paragraph-properties fo:text-align="justify" style:justify-single-word="false"/>
      <style:text-properties officeooo:paragraph-rsid="013fb91d"/>
    </style:style>
    <style:style style:name="P51" style:family="paragraph" style:parent-style-name="Standard">
      <style:paragraph-properties fo:text-align="justify" style:justify-single-word="false"/>
      <style:text-properties officeooo:paragraph-rsid="026859bf"/>
    </style:style>
    <style:style style:name="P52" style:family="paragraph" style:parent-style-name="Standard">
      <style:paragraph-properties fo:text-align="justify" style:justify-single-word="false"/>
      <style:text-properties officeooo:paragraph-rsid="026a3a68"/>
    </style:style>
    <style:style style:name="P53" style:family="paragraph" style:parent-style-name="Standard">
      <style:paragraph-properties fo:text-align="justify" style:justify-single-word="false"/>
      <style:text-properties officeooo:paragraph-rsid="026c1ead"/>
    </style:style>
    <style:style style:name="P54" style:family="paragraph" style:parent-style-name="Standard">
      <style:paragraph-properties fo:text-align="justify" style:justify-single-word="false"/>
      <style:text-properties officeooo:paragraph-rsid="02e63ffd"/>
    </style:style>
    <style:style style:name="P55" style:family="paragraph" style:parent-style-name="Standard">
      <style:paragraph-properties fo:text-align="justify" style:justify-single-word="false"/>
      <style:text-properties officeooo:paragraph-rsid="02e71951"/>
    </style:style>
    <style:style style:name="P56" style:family="paragraph" style:parent-style-name="Standard">
      <style:paragraph-properties fo:text-align="justify" style:justify-single-word="false"/>
      <style:text-properties officeooo:paragraph-rsid="02edb8bc"/>
    </style:style>
    <style:style style:name="P57" style:family="paragraph" style:parent-style-name="Standard">
      <style:paragraph-properties fo:text-align="justify" style:justify-single-word="false"/>
      <style:text-properties officeooo:paragraph-rsid="0391971e"/>
    </style:style>
    <style:style style:name="P58" style:family="paragraph" style:parent-style-name="Standard">
      <style:text-properties fo:color="#000000" style:font-name="Calibri1" fo:font-size="12pt" fo:language="en" fo:country="GB" fo:font-weight="normal" officeooo:rsid="02577eec" officeooo:paragraph-rsid="013fb91d" style:font-size-asian="12pt" style:font-weight-asian="normal" style:font-weight-complex="normal"/>
    </style:style>
    <style:style style:name="P59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2a3746e" style:font-size-asian="9.5pt" style:font-weight-asian="bold" style:font-size-complex="9.5pt"/>
    </style:style>
    <style:style style:name="P60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33231e5" style:font-size-asian="9.5pt" style:font-weight-asian="bold" style:font-size-complex="9.5pt"/>
    </style:style>
    <style:style style:name="P61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rsid="028b23d3" officeooo:paragraph-rsid="028b23d3" style:font-size-asian="9.5pt" style:font-weight-asian="bold" style:font-size-complex="9.5pt" style:font-weight-complex="bold"/>
    </style:style>
    <style:style style:name="P62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333a92b" style:font-size-asian="9.5pt" style:font-weight-asian="bold" style:font-size-complex="9.5pt" style:font-weight-complex="bold"/>
    </style:style>
    <style:style style:name="P63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rsid="028cb52a" officeooo:paragraph-rsid="0333a92b" style:font-size-asian="9.5pt" style:font-weight-asian="bold" style:font-size-complex="9.5pt" style:font-weight-complex="bold"/>
    </style:style>
    <style:style style:name="P64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28b23d3" officeooo:paragraph-rsid="028b23d3" style:font-size-asian="9.5pt" style:font-weight-asian="normal" style:font-size-complex="9.5pt"/>
    </style:style>
    <style:style style:name="P65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28cb52a" officeooo:paragraph-rsid="0333a92b" style:font-size-asian="9.5pt" style:font-weight-asian="normal" style:font-size-complex="9.5pt"/>
    </style:style>
    <style:style style:name="P66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272a7d" officeooo:paragraph-rsid="05272a7d" style:font-size-asian="9.5pt" style:font-weight-asian="normal" style:font-size-complex="9.5pt"/>
    </style:style>
    <style:style style:name="P67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paragraph-rsid="02a3746e" style:font-size-asian="9.5pt" style:font-weight-asian="normal" style:font-size-complex="9.5pt"/>
    </style:style>
    <style:style style:name="P68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1ccb13" officeooo:paragraph-rsid="051ccb13" style:font-size-asian="9.5pt" style:font-weight-asian="normal" style:font-size-complex="9.5pt"/>
    </style:style>
    <style:style style:name="P69" style:family="paragraph" style:parent-style-name="Standard">
      <style:paragraph-properties fo:text-align="justify" style:justify-single-word="false"/>
      <style:text-properties style:font-name="Calibri2" fo:font-size="12pt" officeooo:paragraph-rsid="01b5dc63" style:font-size-asian="12pt" style:font-size-complex="12pt"/>
    </style:style>
    <style:style style:name="P70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3ce03f" officeooo:paragraph-rsid="02612d73" style:font-size-asian="12pt" style:font-name-complex="Courier New2" style:font-size-complex="12pt"/>
    </style:style>
    <style:style style:name="P71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4926a3" officeooo:paragraph-rsid="02612d73" style:font-size-asian="12pt" style:font-name-complex="Courier New2" style:font-size-complex="12pt"/>
    </style:style>
    <style:style style:name="P72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4926a3" officeooo:paragraph-rsid="02967e23" style:font-size-asian="12pt" style:font-name-complex="Courier New2" style:font-size-complex="12pt"/>
    </style:style>
    <style:style style:name="P73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50b2dc" officeooo:paragraph-rsid="02612d73" style:font-size-asian="12pt" style:font-name-complex="Courier New2" style:font-size-complex="12pt"/>
    </style:style>
    <style:style style:name="P74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502f19" officeooo:paragraph-rsid="02612d73" style:font-size-asian="12pt" style:font-name-complex="Courier New2" style:font-size-complex="12pt"/>
    </style:style>
    <style:style style:name="P75" style:family="paragraph" style:parent-style-name="Standard">
      <style:paragraph-properties fo:text-align="justify" style:justify-single-word="false"/>
      <style:text-properties style:font-name="Calibri2" fo:font-size="6pt" fo:language="en" fo:country="GB" officeooo:rsid="024926a3" officeooo:paragraph-rsid="02612d73" style:font-size-asian="5.25pt" style:font-name-complex="Courier New2" style:font-size-complex="6pt"/>
    </style:style>
    <style:style style:name="P7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1bf1fd7" style:font-weight-asian="bold" style:font-weight-complex="bold"/>
    </style:style>
    <style:style style:name="P77" style:family="paragraph" style:parent-style-name="Standard">
      <style:paragraph-properties fo:text-align="justify" style:justify-single-word="false"/>
      <style:text-properties officeooo:rsid="022fdda5" officeooo:paragraph-rsid="022fdda5"/>
    </style:style>
    <style:style style:name="P78" style:family="paragraph" style:parent-style-name="Standard">
      <style:paragraph-properties fo:text-align="justify" style:justify-single-word="false"/>
      <style:text-properties officeooo:rsid="0232ccfc" officeooo:paragraph-rsid="0232ccfc"/>
    </style:style>
    <style:style style:name="P79" style:family="paragraph" style:parent-style-name="Standard">
      <style:text-properties style:font-name="Consolas" fo:font-size="9.5pt" fo:language="en" fo:country="GB" style:font-size-asian="9.5pt" style:font-name-complex="Consolas3" style:font-size-complex="9.5pt"/>
    </style:style>
    <style:style style:name="P80" style:family="paragraph" style:parent-style-name="Standard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81" style:family="paragraph" style:parent-style-name="Standard">
      <style:text-properties style:font-name="Consolas" fo:font-size="9.5pt" fo:language="en" fo:country="GB" officeooo:rsid="027958da" officeooo:paragraph-rsid="038a4903" style:font-size-asian="9.5pt" style:font-name-complex="Consolas3" style:font-size-complex="9.5pt"/>
    </style:style>
    <style:style style:name="P82" style:family="paragraph" style:parent-style-name="Standard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83" style:family="paragraph" style:parent-style-name="Standard">
      <style:text-properties style:font-name="Consolas" fo:font-size="9.5pt" fo:language="en" fo:country="GB" style:font-size-asian="9.5pt" style:font-size-complex="9.5pt"/>
    </style:style>
    <style:style style:name="P84" style:family="paragraph" style:parent-style-name="Standard">
      <style:paragraph-properties fo:line-height="100%"/>
      <style:text-properties style:font-name="Consolas" fo:font-size="9.5pt" fo:language="en" fo:country="GB" officeooo:paragraph-rsid="02a3746e" style:font-size-asian="9.5pt" style:font-size-complex="9.5pt"/>
    </style:style>
    <style:style style:name="P85" style:family="paragraph" style:parent-style-name="Standard">
      <style:text-properties style:font-name="Consolas" fo:font-size="9.5pt" fo:language="en" fo:country="GB" style:font-size-asian="9.5pt" style:font-size-complex="9.5pt" style:font-weight-complex="bold"/>
    </style:style>
    <style:style style:name="P86" style:family="paragraph" style:parent-style-name="Standard">
      <style:text-properties style:font-name="Consolas" fo:font-size="9.5pt" fo:language="en" fo:country="GB" officeooo:paragraph-rsid="02f923e1" style:font-size-asian="9.5pt" style:font-size-complex="9.5pt"/>
    </style:style>
    <style:style style:name="P87" style:family="paragraph" style:parent-style-name="Standard">
      <style:text-properties style:font-name="Consolas" fo:font-size="9.5pt" fo:language="en" fo:country="GB" officeooo:paragraph-rsid="02fcabf8" style:font-size-asian="9.5pt" style:font-size-complex="9.5pt"/>
    </style:style>
    <style:style style:name="P88" style:family="paragraph" style:parent-style-name="Standard">
      <style:text-properties style:font-name="Consolas" fo:font-size="9.5pt" fo:language="en" fo:country="GB" officeooo:paragraph-rsid="02ffc343" style:font-size-asian="9.5pt" style:font-size-complex="9.5pt"/>
    </style:style>
    <style:style style:name="P89" style:family="paragraph" style:parent-style-name="Standard">
      <style:text-properties style:font-name="Consolas" fo:font-size="9.5pt" fo:language="en" fo:country="GB" officeooo:paragraph-rsid="030191a6" style:font-size-asian="9.5pt" style:font-size-complex="9.5pt"/>
    </style:style>
    <style:style style:name="P90" style:family="paragraph" style:parent-style-name="Standard">
      <style:text-properties style:font-name="Consolas" fo:font-size="9.5pt" fo:language="en" fo:country="GB" officeooo:paragraph-rsid="03034787" style:font-size-asian="9.5pt" style:font-size-complex="9.5pt"/>
    </style:style>
    <style:style style:name="P91" style:family="paragraph" style:parent-style-name="Standard">
      <style:text-properties style:font-name="Consolas" fo:font-size="9.5pt" fo:language="en" fo:country="GB" officeooo:paragraph-rsid="03043d6d" style:font-size-asian="9.5pt" style:font-size-complex="9.5pt"/>
    </style:style>
    <style:style style:name="P92" style:family="paragraph" style:parent-style-name="Standard">
      <style:text-properties style:font-name="Consolas" fo:font-size="9.5pt" fo:language="en" fo:country="GB" officeooo:paragraph-rsid="030857f5" style:font-size-asian="9.5pt" style:font-size-complex="9.5pt"/>
    </style:style>
    <style:style style:name="P93" style:family="paragraph" style:parent-style-name="Standard">
      <style:text-properties style:font-name="Consolas" fo:font-size="9.5pt" fo:language="en" fo:country="GB" officeooo:paragraph-rsid="0309fa33" style:font-size-asian="9.5pt" style:font-size-complex="9.5pt"/>
    </style:style>
    <style:style style:name="P94" style:family="paragraph" style:parent-style-name="Standard">
      <style:text-properties style:font-name="Consolas" fo:font-size="9.5pt" fo:language="en" fo:country="GB" officeooo:paragraph-rsid="03129a9b" style:font-size-asian="9.5pt" style:font-size-complex="9.5pt"/>
    </style:style>
    <style:style style:name="P95" style:family="paragraph" style:parent-style-name="Standard">
      <style:text-properties style:font-name="Consolas" fo:font-size="9.5pt" fo:language="en" fo:country="GB" officeooo:paragraph-rsid="0313e2bd" style:font-size-asian="9.5pt" style:font-size-complex="9.5pt"/>
    </style:style>
    <style:style style:name="P96" style:family="paragraph" style:parent-style-name="Standard">
      <style:text-properties style:font-name="Consolas" fo:font-size="9.5pt" fo:language="en" fo:country="GB" officeooo:paragraph-rsid="031461c3" style:font-size-asian="9.5pt" style:font-size-complex="9.5pt"/>
    </style:style>
    <style:style style:name="P97" style:family="paragraph" style:parent-style-name="Standard">
      <style:text-properties style:font-name="Consolas" fo:font-size="9.5pt" fo:language="en" fo:country="GB" officeooo:paragraph-rsid="03157afd" style:font-size-asian="9.5pt" style:font-size-complex="9.5pt"/>
    </style:style>
    <style:style style:name="P98" style:family="paragraph" style:parent-style-name="Standard">
      <style:text-properties style:font-name="Consolas" fo:font-size="9.5pt" fo:language="en" fo:country="GB" officeooo:paragraph-rsid="0317734c" style:font-size-asian="9.5pt" style:font-size-complex="9.5pt"/>
    </style:style>
    <style:style style:name="P99" style:family="paragraph" style:parent-style-name="Standard">
      <style:text-properties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100" style:family="paragraph" style:parent-style-name="Standard">
      <style:text-properties style:font-name="Consolas" fo:font-size="9.5pt" fo:language="en" fo:country="GB" fo:font-weight="bold" officeooo:paragraph-rsid="0282d126" style:font-size-asian="9.5pt" style:font-weight-asian="bold" style:font-size-complex="9.5pt" style:font-weight-complex="bold"/>
    </style:style>
    <style:style style:name="P101" style:family="paragraph" style:parent-style-name="Standard">
      <style:text-properties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102" style:family="paragraph" style:parent-style-name="Standard">
      <style:text-properties style:font-name="Consolas" fo:font-size="9.5pt" fo:language="en" fo:country="US" officeooo:paragraph-rsid="031c9774" style:font-size-asian="9.5pt" style:font-size-complex="9.5pt"/>
    </style:style>
    <style:style style:name="P103" style:family="paragraph" style:parent-style-name="Standard">
      <style:text-properties fo:font-size="10pt" fo:language="en" fo:country="GB" style:font-size-asian="10pt" style:font-size-complex="8pt"/>
    </style:style>
    <style:style style:name="P104" style:family="paragraph" style:parent-style-name="Standard">
      <style:text-properties style:use-window-font-color="true" style:font-name="Consolas" fo:font-size="9.5pt" fo:language="en" fo:country="GB" officeooo:paragraph-rsid="02612d73" style:font-size-asian="9.5pt" style:font-name-complex="Courier New2" style:font-size-complex="9.5pt"/>
    </style:style>
    <style:style style:name="P105" style:family="paragraph" style:parent-style-name="Standard">
      <style:text-properties style:use-window-font-color="true" style:font-name="Consolas" fo:font-size="9.5pt" fo:language="en" fo:country="US" officeooo:paragraph-rsid="0348a34b" style:font-size-asian="9.5pt" style:font-name-complex="Consolas3" style:font-size-complex="9.5pt"/>
    </style:style>
    <style:style style:name="P106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107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317dbd4" style:font-size-asian="9.5pt" style:font-size-complex="9.5pt"/>
    </style:style>
    <style:style style:name="P108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319b63b" style:font-size-asian="9.5pt" style:font-size-complex="9.5pt"/>
    </style:style>
    <style:style style:name="P109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110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84f34c" officeooo:paragraph-rsid="02e858ca" style:font-size-asian="9.5pt" style:font-size-complex="9.5pt"/>
    </style:style>
    <style:style style:name="P111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US" officeooo:paragraph-rsid="02e858ca" fo:background-color="transparent" style:font-size-asian="9.5pt" style:font-size-complex="9.5pt"/>
    </style:style>
    <style:style style:name="P112" style:family="paragraph" style:parent-style-name="Standard">
      <style:text-properties fo:font-size="6pt" fo:language="en" fo:country="GB" style:font-size-asian="5.25pt" style:font-size-complex="6pt"/>
    </style:style>
    <style:style style:name="P113" style:family="paragraph" style:parent-style-name="Standard">
      <style:paragraph-properties fo:text-align="justify" style:justify-single-word="false"/>
      <style:text-properties fo:font-size="6pt" fo:language="en" fo:country="GB" style:font-size-asian="5.25pt" style:font-size-complex="6pt"/>
    </style:style>
    <style:style style:name="P114" style:family="paragraph" style:parent-style-name="Standard">
      <style:paragraph-properties fo:text-align="justify" style:justify-single-word="false"/>
      <style:text-properties fo:font-size="6pt" fo:language="en" fo:country="GB" officeooo:paragraph-rsid="0391971e" style:font-size-asian="5.25pt" style:font-size-complex="6pt"/>
    </style:style>
    <style:style style:name="P115" style:family="paragraph" style:parent-style-name="Standard">
      <style:text-properties fo:color="#000066" style:font-name="Consolas" fo:font-size="9.5pt" fo:language="en" fo:country="GB" officeooo:rsid="0246763c" officeooo:paragraph-rsid="02612d73" style:font-size-asian="9.5pt" style:font-name-complex="Courier New2" style:font-size-complex="9.5pt"/>
    </style:style>
    <style:style style:name="P116" style:family="paragraph" style:parent-style-name="Standard">
      <style:text-properties fo:color="#000066" style:font-name="Consolas" fo:font-size="9.5pt" fo:language="en" fo:country="GB" officeooo:paragraph-rsid="02612d73" style:font-size-asian="9.5pt" style:font-name-complex="Courier New2" style:font-size-complex="9.5pt"/>
    </style:style>
    <style:style style:name="P117" style:family="paragraph" style:parent-style-name="Standard">
      <style:text-properties fo:color="#660066" style:font-name="Consolas" fo:font-size="9.5pt" fo:language="en" fo:country="GB" officeooo:rsid="0246763c" officeooo:paragraph-rsid="028a4682" style:font-size-asian="9.5pt" style:font-name-complex="Courier New2" style:font-size-complex="9.5pt"/>
    </style:style>
    <style:style style:name="P118" style:family="paragraph" style:parent-style-name="Standard">
      <style:text-properties fo:color="#660066" style:font-name="Consolas" fo:font-size="9.5pt" fo:language="en" fo:country="GB" officeooo:paragraph-rsid="028a4682" style:font-size-asian="9.5pt" style:font-name-complex="Courier New2" style:font-size-complex="9.5pt"/>
    </style:style>
    <style:style style:name="P119" style:family="paragraph" style:parent-style-name="Standard">
      <style:paragraph-properties fo:text-align="justify" style:justify-single-word="false"/>
      <style:text-properties fo:language="en" fo:country="US" officeooo:paragraph-rsid="02e10136"/>
    </style:style>
    <style:style style:name="P120" style:family="paragraph" style:parent-style-name="Standard">
      <style:paragraph-properties fo:text-align="justify" style:justify-single-word="false"/>
      <style:text-properties fo:language="en" fo:country="US" officeooo:paragraph-rsid="02edb8bc"/>
    </style:style>
    <style:style style:name="P121" style:family="paragraph" style:parent-style-name="Standard">
      <style:paragraph-properties fo:text-align="justify" style:justify-single-word="false"/>
      <style:text-properties fo:language="en" fo:country="US" officeooo:paragraph-rsid="02f434d9"/>
    </style:style>
    <style:style style:name="P122" style:family="paragraph" style:parent-style-name="Standard">
      <style:paragraph-properties fo:text-align="justify" style:justify-single-word="false"/>
      <style:text-properties fo:language="en" fo:country="US" officeooo:paragraph-rsid="030e6645"/>
    </style:style>
    <style:style style:name="P123" style:family="paragraph" style:parent-style-name="Standard">
      <style:paragraph-properties fo:text-align="justify" style:justify-single-word="false"/>
      <style:text-properties fo:language="en" fo:country="US" officeooo:paragraph-rsid="031c9774"/>
    </style:style>
    <style:style style:name="P124" style:family="paragraph" style:parent-style-name="Standard">
      <style:paragraph-properties fo:text-align="justify" style:justify-single-word="false"/>
      <style:text-properties fo:language="en" fo:country="US" officeooo:paragraph-rsid="0391971e"/>
    </style:style>
    <style:style style:name="P125" style:family="paragraph" style:parent-style-name="Standard">
      <style:paragraph-properties fo:text-align="center" style:justify-single-word="false"/>
      <style:text-properties fo:language="en" fo:country="US" officeooo:paragraph-rsid="02f347a6"/>
    </style:style>
    <style:style style:name="P126" style:family="paragraph" style:parent-style-name="Standard">
      <style:text-properties fo:language="en" fo:country="US" officeooo:paragraph-rsid="031c9774"/>
    </style:style>
    <style:style style:name="P127" style:family="paragraph" style:parent-style-name="Standard">
      <style:paragraph-properties fo:text-align="justify" style:justify-single-word="false"/>
      <style:text-properties fo:language="en" fo:country="US" officeooo:rsid="02a7992d" officeooo:paragraph-rsid="0391971e"/>
    </style:style>
    <style:style style:name="P128" style:family="paragraph" style:parent-style-name="Standard">
      <style:text-properties fo:language="en" fo:country="US" fo:font-weight="bold" officeooo:paragraph-rsid="02eeedf6" style:font-weight-asian="bold" style:font-weight-complex="bold"/>
    </style:style>
    <style:style style:name="P129" style:family="paragraph" style:parent-style-name="Standard">
      <style:paragraph-properties fo:text-align="start" style:justify-single-word="false"/>
      <style:text-properties officeooo:paragraph-rsid="033fb2ce"/>
    </style:style>
    <style:style style:name="P130" style:family="paragraph" style:parent-style-name="Standard">
      <style:paragraph-properties fo:text-align="justify" style:justify-single-word="false"/>
      <style:text-properties style:font-name="Calibri1" fo:font-size="6pt" fo:language="en" fo:country="GB" officeooo:paragraph-rsid="0391971e" style:font-size-asian="5.25pt" style:font-size-complex="6pt"/>
    </style:style>
    <style:style style:name="P131" style:family="paragraph" style:parent-style-name="Standard">
      <style:paragraph-properties fo:margin-left="1.27cm" fo:margin-right="0cm" fo:text-indent="0cm" style:auto-text-indent="false"/>
      <style:text-properties fo:language="en" fo:country="GB"/>
    </style:style>
    <style:style style:name="P132" style:family="paragraph" style:parent-style-name="Title">
      <style:text-properties fo:language="en" fo:country="GB"/>
    </style:style>
    <style:style style:name="P133" style:family="paragraph" style:parent-style-name="List_20_Paragraph">
      <style:paragraph-properties fo:margin-left="0cm" fo:margin-right="0cm" fo:text-indent="0cm" style:auto-text-indent="false"/>
      <style:text-properties fo:language="en" fo:country="GB"/>
    </style:style>
    <style:style style:name="P134" style:family="paragraph" style:parent-style-name="Contents_20_Heading">
      <style:paragraph-properties fo:margin-left="0.762cm" fo:margin-right="0cm" fo:text-indent="-0.762cm" style:auto-text-indent="false" fo:break-before="page"/>
      <style:text-properties fo:language="en" fo:country="GB"/>
    </style:style>
    <style:style style:name="P135" style:family="paragraph" style:parent-style-name="No_20_Spacing">
      <style:paragraph-properties fo:text-align="justify" style:justify-single-word="false"/>
      <style:text-properties fo:language="en" fo:country="GB"/>
    </style:style>
    <style:style style:name="P136" style:family="paragraph" style:parent-style-name="No_20_Spacing">
      <style:paragraph-properties fo:text-align="justify" style:justify-single-word="false"/>
      <style:text-properties fo:color="#0f5684" fo:font-size="10pt" fo:language="en" fo:country="GB" fo:font-weight="bold" style:font-size-asian="10pt" style:font-weight-asian="bold" style:font-size-complex="12pt"/>
    </style:style>
    <style:style style:name="P137" style:family="paragraph" style:parent-style-name="No_20_Spacing">
      <style:paragraph-properties fo:text-align="justify" style:justify-single-word="false"/>
      <style:text-properties fo:color="#0f5684" fo:font-size="9pt" fo:language="en" fo:country="GB" fo:font-weight="bold" style:font-size-asian="9pt" style:font-weight-asian="bold"/>
    </style:style>
    <style:style style:name="P138" style:family="paragraph" style:parent-style-name="No_20_Spacing">
      <style:paragraph-properties fo:text-align="justify" style:justify-single-word="false"/>
      <style:text-properties fo:color="#0f5684" fo:font-size="9pt" fo:language="en" fo:country="GB" style:font-size-asian="9pt"/>
    </style:style>
    <style:style style:name="P139" style:family="paragraph" style:parent-style-name="Header">
      <style:paragraph-properties fo:text-align="justify" style:justify-single-word="false"/>
      <style:text-properties fo:language="en" fo:country="GB"/>
    </style:style>
    <style:style style:name="P140" style:family="paragraph" style:parent-style-name="caption">
      <style:paragraph-properties fo:text-align="center" style:justify-single-word="false" fo:keep-with-next="always"/>
      <style:text-properties fo:language="en" fo:country="GB"/>
    </style:style>
    <style:style style:name="P141" style:family="paragraph" style:parent-style-name="caption">
      <style:paragraph-properties fo:text-align="center" style:justify-single-word="false" fo:keep-with-next="always"/>
      <style:text-properties fo:language="en" fo:country="GB" officeooo:paragraph-rsid="0282d126"/>
    </style:style>
    <style:style style:name="P142" style:family="paragraph" style:parent-style-name="caption">
      <style:paragraph-properties fo:text-align="center" style:justify-single-word="false" fo:keep-with-next="always"/>
      <style:text-properties fo:language="en" fo:country="GB" officeooo:paragraph-rsid="0284d37c"/>
    </style:style>
    <style:style style:name="P143" style:family="paragraph" style:parent-style-name="Frame_20_contents">
      <style:text-properties style:font-name="Bitstream Vera Sans Mono" fo:font-size="8pt" fo:language="en" fo:country="GB" officeooo:rsid="0246763c" officeooo:paragraph-rsid="02612d73" style:font-size-asian="8pt" style:font-name-complex="Courier New2" style:font-size-complex="8pt"/>
    </style:style>
    <style:style style:name="P144" style:family="paragraph" style:parent-style-name="Frame_20_contents">
      <style:text-properties style:font-name="Bitstream Vera Sans Mono" fo:font-size="8pt" fo:language="en" fo:country="GB" officeooo:paragraph-rsid="036b0570" style:font-size-asian="8pt" style:font-name-complex="Consolas3" style:font-size-complex="8pt"/>
    </style:style>
    <style:style style:name="P145" style:family="paragraph" style:parent-style-name="Frame_20_contents">
      <style:text-properties style:font-name="Bitstream Vera Sans Mono" fo:font-size="8pt" fo:language="en" fo:country="GB" officeooo:paragraph-rsid="037ce76f" style:font-size-asian="8pt" style:font-name-complex="Consolas3" style:font-size-complex="8pt"/>
    </style:style>
    <style:style style:name="P146" style:family="paragraph" style:parent-style-name="Frame_20_contents">
      <style:text-properties fo:language="en" fo:country="GB" officeooo:paragraph-rsid="033fb2ce"/>
    </style:style>
    <style:style style:name="P147" style:family="paragraph" style:parent-style-name="Frame_20_contents">
      <style:text-properties fo:language="en" fo:country="GB" officeooo:paragraph-rsid="0177e6b4"/>
    </style:style>
    <style:style style:name="P148" style:family="paragraph" style:parent-style-name="Frame_20_contents">
      <style:text-properties fo:language="en" fo:country="GB" officeooo:paragraph-rsid="03457cd6"/>
    </style:style>
    <style:style style:name="P149" style:family="paragraph" style:parent-style-name="Frame_20_contents">
      <style:text-properties fo:language="en" fo:country="GB" officeooo:paragraph-rsid="036b0570"/>
    </style:style>
    <style:style style:name="P150" style:family="paragraph" style:parent-style-name="Frame_20_contents">
      <style:text-properties fo:language="en" fo:country="GB" officeooo:paragraph-rsid="037ce76f"/>
    </style:style>
    <style:style style:name="P151" style:family="paragraph" style:parent-style-name="Frame_20_contents">
      <style:text-properties fo:language="en" fo:country="GB" officeooo:paragraph-rsid="037fe659"/>
    </style:style>
    <style:style style:name="P152" style:family="paragraph" style:parent-style-name="Frame_20_contents">
      <style:text-properties fo:language="en" fo:country="GB" officeooo:paragraph-rsid="0391971e"/>
    </style:style>
    <style:style style:name="P153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5d9411" style:font-size-asian="9.5pt" style:font-name-complex="Consolas3" style:font-size-complex="9.5pt"/>
    </style:style>
    <style:style style:name="P154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822e71" style:font-size-asian="9.5pt" style:font-name-complex="Consolas3" style:font-size-complex="9.5pt"/>
    </style:style>
    <style:style style:name="P155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156" style:family="paragraph" style:parent-style-name="Frame_20_contents">
      <style:text-properties style:font-name="Consolas" fo:font-size="9.5pt" fo:language="en" fo:country="GB" officeooo:paragraph-rsid="01a5f8af" style:font-size-asian="9.5pt" style:font-name-complex="Consolas3" style:font-size-complex="9.5pt"/>
    </style:style>
    <style:style style:name="P157" style:family="paragraph" style:parent-style-name="Frame_20_contents">
      <style:text-properties style:font-name="Consolas" fo:font-size="9.5pt" fo:language="en" fo:country="GB" officeooo:paragraph-rsid="01e7de23" style:font-size-asian="9.5pt" style:font-name-complex="Consolas3" style:font-size-complex="9.5pt"/>
    </style:style>
    <style:style style:name="P158" style:family="paragraph" style:parent-style-name="Frame_20_contents"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159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rsid="0068d8e5" officeooo:paragraph-rsid="0177e6b4" style:font-size-asian="9.5pt" style:font-name-complex="Consolas3" style:font-size-complex="9.5pt"/>
    </style:style>
    <style:style style:name="P160" style:family="paragraph" style:parent-style-name="Frame_20_contents">
      <style:text-properties style:font-name="Consolas" fo:font-size="9.5pt" fo:language="en" fo:country="GB" officeooo:paragraph-rsid="03457cd6" style:font-size-asian="9.5pt" style:font-name-complex="Consolas3" style:font-size-complex="9.5pt"/>
    </style:style>
    <style:style style:name="P161" style:family="paragraph" style:parent-style-name="Frame_20_contents">
      <style:text-properties style:font-name="Consolas" fo:font-size="9.5pt" fo:language="en" fo:country="GB" officeooo:paragraph-rsid="036b0570" style:font-size-asian="9.5pt" style:font-name-complex="Consolas3" style:font-size-complex="9.5pt"/>
    </style:style>
    <style:style style:name="P162" style:family="paragraph" style:parent-style-name="Frame_20_contents">
      <style:text-properties style:font-name="Consolas" fo:font-size="9.5pt" fo:language="en" fo:country="GB" officeooo:paragraph-rsid="037ce76f" style:font-size-asian="9.5pt" style:font-name-complex="Consolas3" style:font-size-complex="9.5pt"/>
    </style:style>
    <style:style style:name="P163" style:family="paragraph" style:parent-style-name="Frame_20_contents">
      <style:text-properties style:font-name="Consolas" fo:font-size="9.5pt" fo:language="en" fo:country="GB" officeooo:paragraph-rsid="038776e8" style:font-size-asian="9.5pt" style:font-name-complex="Consolas3" style:font-size-complex="9.5pt"/>
    </style:style>
    <style:style style:name="P164" style:family="paragraph" style:parent-style-name="Frame_20_contents">
      <style:text-properties style:font-name="Consolas" fo:font-size="9.5pt" fo:language="en" fo:country="GB" officeooo:paragraph-rsid="0387b679" style:font-size-asian="9.5pt" style:font-name-complex="Consolas3" style:font-size-complex="9.5pt"/>
    </style:style>
    <style:style style:name="P165" style:family="paragraph" style:parent-style-name="Frame_20_contents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166" style:family="paragraph" style:parent-style-name="Frame_20_contents">
      <style:text-properties style:font-name="Consolas" fo:font-size="9.5pt" fo:language="en" fo:country="GB" officeooo:paragraph-rsid="038f008e" style:font-size-asian="9.5pt" style:font-name-complex="Consolas3" style:font-size-complex="9.5pt"/>
    </style:style>
    <style:style style:name="P167" style:family="paragraph" style:parent-style-name="Frame_20_contents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168" style:family="paragraph" style:parent-style-name="Frame_20_contents">
      <style:text-properties style:font-name="Consolas" fo:font-size="9.5pt" fo:language="en" fo:country="GB" officeooo:paragraph-rsid="0391971e" style:font-size-asian="9.5pt" style:font-name-complex="Consolas3" style:font-size-complex="9.5pt"/>
    </style:style>
    <style:style style:name="P169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4d2f3f" style:font-size-asian="9.5pt" style:font-size-complex="9.5pt"/>
    </style:style>
    <style:style style:name="P170" style:family="paragraph" style:parent-style-name="Frame_20_contents">
      <style:text-properties style:font-name="Consolas" fo:font-size="9.5pt" fo:language="en" fo:country="GB" officeooo:paragraph-rsid="0391971e" style:font-size-asian="9.5pt" style:font-size-complex="9.5pt"/>
    </style:style>
    <style:style style:name="P171" style:family="paragraph" style:parent-style-name="Frame_20_contents">
      <style:paragraph-properties fo:text-align="start" style:justify-single-word="false"/>
      <style:text-properties style:font-name="Consolas" fo:font-size="9.5pt" fo:language="en" fo:country="GB" officeooo:paragraph-rsid="023dc72d" style:font-size-asian="9.5pt" style:font-name-complex="Courier New2" style:font-size-complex="9.5pt"/>
    </style:style>
    <style:style style:name="P172" style:family="paragraph" style:parent-style-name="Frame_20_contents">
      <style:text-properties style:font-name="Consolas" fo:font-size="9.5pt" fo:language="en" fo:country="GB" officeooo:paragraph-rsid="032a81d8" style:font-size-asian="9.5pt" style:font-name-complex="Courier New2" style:font-size-complex="9.5pt"/>
    </style:style>
    <style:style style:name="P173" style:family="paragraph" style:parent-style-name="Frame_20_contents">
      <style:text-properties style:font-name="Consolas" fo:font-size="9.5pt" fo:language="en" fo:country="GB" officeooo:rsid="0093817c" officeooo:paragraph-rsid="018a3967" style:font-size-asian="9.5pt" style:font-name-complex="Courier New2" style:font-size-complex="9.5pt"/>
    </style:style>
    <style:style style:name="P174" style:family="paragraph" style:parent-style-name="Frame_20_contents">
      <style:text-properties style:font-name="Consolas" fo:font-size="9.5pt" fo:language="en" fo:country="GB" officeooo:paragraph-rsid="0360f4e8" style:font-size-asian="9.5pt" style:font-name-complex="Courier New2" style:font-size-complex="9.5pt"/>
    </style:style>
    <style:style style:name="P175" style:family="paragraph" style:parent-style-name="Frame_20_contents">
      <style:text-properties style:font-name="Consolas" fo:font-size="9.5pt" fo:language="en" fo:country="GB" officeooo:paragraph-rsid="037003f8" style:font-size-asian="9.5pt" style:font-name-complex="Courier New2" style:font-size-complex="9.5pt"/>
    </style:style>
    <style:style style:name="P176" style:family="paragraph" style:parent-style-name="Frame_20_contents">
      <style:text-properties style:font-name="Consolas" fo:font-size="9.5pt" officeooo:paragraph-rsid="038a4903" style:font-size-asian="9.5pt" style:font-size-complex="9.5pt"/>
    </style:style>
    <style:style style:name="P177" style:family="paragraph" style:parent-style-name="Frame_20_contents">
      <style:paragraph-properties fo:text-align="start" style:justify-single-word="false"/>
      <style:text-properties fo:color="#000066" style:font-name="Consolas" fo:font-size="9.5pt" fo:language="en" fo:country="GB" officeooo:paragraph-rsid="023dc72d" style:font-size-asian="9.5pt" style:font-name-complex="Courier New2" style:font-size-complex="9.5pt"/>
    </style:style>
    <style:style style:name="P178" style:family="paragraph" style:parent-style-name="Frame_20_contents">
      <style:text-properties fo:color="#000066" style:font-name="Consolas" fo:font-size="9.5pt" fo:language="en" fo:country="GB" officeooo:paragraph-rsid="015d9411" style:font-size-asian="9.5pt" style:font-name-complex="Consolas3" style:font-size-complex="9.5pt"/>
    </style:style>
    <style:style style:name="P179" style:family="paragraph" style:parent-style-name="Frame_20_contents">
      <style:paragraph-properties fo:text-align="justify" style:justify-single-word="false"/>
      <style:text-properties fo:color="#000066" style:font-name="Consolas" fo:font-size="9.5pt" fo:language="en" fo:country="GB" officeooo:paragraph-rsid="015d9411" style:font-size-asian="9.5pt" style:font-name-complex="Consolas3" style:font-size-complex="9.5pt"/>
    </style:style>
    <style:style style:name="P180" style:family="paragraph" style:parent-style-name="Frame_20_contents">
      <style:paragraph-properties fo:text-align="justify" style:justify-single-word="false"/>
      <style:text-properties fo:color="#000066" style:font-name="Consolas" fo:font-size="9.5pt" fo:language="en" fo:country="GB" officeooo:paragraph-rsid="01822e71" style:font-size-asian="9.5pt" style:font-name-complex="Consolas3" style:font-size-complex="9.5pt"/>
    </style:style>
    <style:style style:name="P181" style:family="paragraph" style:parent-style-name="Frame_20_contents">
      <style:text-properties fo:color="#000066" style:font-name="Consolas" fo:font-size="9.5pt" fo:language="en" fo:country="GB" officeooo:paragraph-rsid="01822e71" style:font-size-asian="9.5pt" style:font-name-complex="Consolas3" style:font-size-complex="9.5pt"/>
    </style:style>
    <style:style style:name="P182" style:family="paragraph" style:parent-style-name="Frame_20_contents">
      <style:text-properties fo:color="#000066" style:font-name="Consolas" fo:font-size="9.5pt" fo:language="en" fo:country="GB" officeooo:paragraph-rsid="015d9411" style:font-size-asian="9.5pt" style:font-size-complex="9.5pt"/>
    </style:style>
    <style:style style:name="P183" style:family="paragraph" style:parent-style-name="Frame_20_contents">
      <style:text-properties fo:color="#000066" style:font-name="Consolas" fo:font-size="9.5pt" fo:language="en" fo:country="GB" officeooo:paragraph-rsid="01822e71" style:font-size-asian="9.5pt" style:font-size-complex="9.5pt"/>
    </style:style>
    <style:style style:name="P184" style:family="paragraph" style:parent-style-name="Frame_20_contents">
      <style:text-properties style:use-window-font-color="true" style:font-name="Consolas" fo:font-size="9.5pt" fo:language="en" fo:country="GB" officeooo:paragraph-rsid="029480b8" style:font-size-asian="9.5pt" style:font-name-complex="Consolas3" style:font-size-complex="9.5pt"/>
    </style:style>
    <style:style style:name="P185" style:family="paragraph" style:parent-style-name="Frame_20_contents">
      <style:text-properties style:use-window-font-color="true" style:font-name="Consolas" fo:font-size="9.5pt" fo:language="en" fo:country="GB" officeooo:paragraph-rsid="01a5f8af" style:font-size-asian="9.5pt" style:font-name-complex="Consolas3" style:font-size-complex="9.5pt"/>
    </style:style>
    <style:style style:name="P18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ce0a10" officeooo:paragraph-rsid="01a5f8af" style:font-size-asian="9.5pt" style:font-name-complex="Consolas3" style:font-size-complex="9.5pt"/>
    </style:style>
    <style:style style:name="P187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1e2ea91" style:font-size-asian="9.5pt" style:font-name-complex="Consolas3" style:font-size-complex="9.5pt"/>
    </style:style>
    <style:style style:name="P188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348a34b" style:font-size-asian="9.5pt" style:font-name-complex="Consolas3" style:font-size-complex="9.5pt"/>
    </style:style>
    <style:style style:name="P189" style:family="paragraph" style:parent-style-name="Frame_20_contents">
      <style:text-properties style:use-window-font-color="true" style:font-name="Consolas" fo:font-size="9.5pt" fo:language="en" fo:country="GB" officeooo:paragraph-rsid="03457cd6" style:font-size-asian="9.5pt" style:font-name-complex="Consolas3" style:font-size-complex="9.5pt"/>
    </style:style>
    <style:style style:name="P190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8f3b18" officeooo:paragraph-rsid="0348a34b" style:font-size-asian="9.5pt" style:font-name-complex="Consolas3" style:font-size-complex="9.5pt"/>
    </style:style>
    <style:style style:name="P191" style:family="paragraph" style:parent-style-name="Frame_20_contents">
      <style:text-properties style:use-window-font-color="true" style:font-name="Consolas" fo:font-size="9.5pt" fo:language="en" fo:country="GB" officeooo:paragraph-rsid="0348a34b" style:font-size-asian="9.5pt" style:font-name-complex="Consolas3" style:font-size-complex="9.5pt"/>
    </style:style>
    <style:style style:name="P192" style:family="paragraph" style:parent-style-name="Frame_20_contents">
      <style:text-properties style:use-window-font-color="true" style:font-name="Consolas" fo:font-size="9.5pt" fo:language="en" fo:country="GB" officeooo:paragraph-rsid="034f463a" style:font-size-asian="9.5pt" style:font-name-complex="Consolas3" style:font-size-complex="9.5pt"/>
    </style:style>
    <style:style style:name="P193" style:family="paragraph" style:parent-style-name="Frame_20_contents">
      <style:text-properties style:use-window-font-color="true" style:font-name="Consolas" fo:font-size="9.5pt" fo:language="en" fo:country="GB" officeooo:paragraph-rsid="03521853" style:font-size-asian="9.5pt" style:font-name-complex="Consolas3" style:font-size-complex="9.5pt"/>
    </style:style>
    <style:style style:name="P194" style:family="paragraph" style:parent-style-name="Frame_20_contents">
      <style:text-properties style:use-window-font-color="true" style:font-name="Consolas" fo:font-size="9.5pt" fo:language="en" fo:country="GB" officeooo:paragraph-rsid="035de1e0" style:font-size-asian="9.5pt" style:font-name-complex="Consolas3" style:font-size-complex="9.5pt"/>
    </style:style>
    <style:style style:name="P195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name-complex="Consolas3" style:font-size-complex="9.5pt"/>
    </style:style>
    <style:style style:name="P196" style:family="paragraph" style:parent-style-name="Frame_20_contents">
      <style:text-properties style:use-window-font-color="true" style:font-name="Consolas" fo:font-size="9.5pt" fo:language="en" fo:country="GB" officeooo:paragraph-rsid="036b0570" style:font-size-asian="9.5pt" style:font-name-complex="Consolas3" style:font-size-complex="9.5pt"/>
    </style:style>
    <style:style style:name="P197" style:family="paragraph" style:parent-style-name="Frame_20_contents">
      <style:text-properties style:use-window-font-color="true" style:font-name="Consolas" fo:font-size="9.5pt" fo:language="en" fo:country="GB" officeooo:paragraph-rsid="036f6caf" style:font-size-asian="9.5pt" style:font-name-complex="Consolas3" style:font-size-complex="9.5pt"/>
    </style:style>
    <style:style style:name="P198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name-complex="Consolas3" style:font-size-complex="9.5pt"/>
    </style:style>
    <style:style style:name="P199" style:family="paragraph" style:parent-style-name="Frame_20_contents">
      <style:text-properties style:use-window-font-color="true" style:font-name="Consolas" fo:font-size="9.5pt" fo:language="en" fo:country="GB" officeooo:paragraph-rsid="037ce76f" style:font-size-asian="9.5pt" style:font-name-complex="Consolas3" style:font-size-complex="9.5pt"/>
    </style:style>
    <style:style style:name="P200" style:family="paragraph" style:parent-style-name="Frame_20_contents">
      <style:text-properties style:use-window-font-color="true" style:font-name="Consolas" fo:font-size="9.5pt" fo:language="en" fo:country="GB" officeooo:paragraph-rsid="038c024f" style:font-size-asian="9.5pt" style:font-name-complex="Consolas3" style:font-size-complex="9.5pt"/>
    </style:style>
    <style:style style:name="P201" style:family="paragraph" style:parent-style-name="Frame_20_contents">
      <style:text-properties style:use-window-font-color="true" style:font-name="Consolas" fo:font-size="9.5pt" fo:language="en" fo:country="GB" officeooo:paragraph-rsid="038d2a16" style:font-size-asian="9.5pt" style:font-name-complex="Consolas3" style:font-size-complex="9.5pt"/>
    </style:style>
    <style:style style:name="P202" style:family="paragraph" style:parent-style-name="Frame_20_contents">
      <style:text-properties style:use-window-font-color="true" style:font-name="Consolas" fo:font-size="9.5pt" fo:language="en" fo:country="GB" officeooo:paragraph-rsid="038f827e" style:font-size-asian="9.5pt" style:font-name-complex="Consolas3" style:font-size-complex="9.5pt"/>
    </style:style>
    <style:style style:name="P203" style:family="paragraph" style:parent-style-name="Frame_20_contents">
      <style:text-properties style:use-window-font-color="true" style:font-name="Consolas" fo:font-size="9.5pt" fo:language="en" fo:country="GB" officeooo:paragraph-rsid="0391971e" style:font-size-asian="9.5pt" style:font-name-complex="Consolas3" style:font-size-complex="9.5pt"/>
    </style:style>
    <style:style style:name="P204" style:family="paragraph" style:parent-style-name="Frame_20_contents">
      <style:text-properties style:use-window-font-color="true" style:font-name="Consolas" fo:font-size="9.5pt" fo:language="en" fo:country="GB" officeooo:rsid="018a3967" officeooo:paragraph-rsid="018a3967" style:font-size-asian="9.5pt" style:font-name-complex="Courier New2" style:font-size-complex="9.5pt"/>
    </style:style>
    <style:style style:name="P205" style:family="paragraph" style:parent-style-name="Frame_20_contents">
      <style:text-properties style:use-window-font-color="true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20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46763c" officeooo:paragraph-rsid="0328c0ee" style:font-size-asian="9.5pt" style:font-name-complex="Courier New2" style:font-size-complex="9.5pt"/>
    </style:style>
    <style:style style:name="P207" style:family="paragraph" style:parent-style-name="Frame_20_contents">
      <style:text-properties style:use-window-font-color="true" style:font-name="Consolas" fo:font-size="9.5pt" fo:language="en" fo:country="GB" officeooo:paragraph-rsid="0326feb4" style:font-size-asian="9.5pt" style:font-name-complex="Courier New2" style:font-size-complex="9.5pt"/>
    </style:style>
    <style:style style:name="P208" style:family="paragraph" style:parent-style-name="Frame_20_contents">
      <style:text-properties style:use-window-font-color="true" style:font-name="Consolas" fo:font-size="9.5pt" fo:language="en" fo:country="GB" officeooo:paragraph-rsid="0328c0ee" style:font-size-asian="9.5pt" style:font-name-complex="Courier New2" style:font-size-complex="9.5pt"/>
    </style:style>
    <style:style style:name="P209" style:family="paragraph" style:parent-style-name="Frame_20_contents">
      <style:text-properties style:use-window-font-color="true" style:font-name="Consolas" fo:font-size="9.5pt" fo:language="en" fo:country="GB" officeooo:paragraph-rsid="032a81d8" style:font-size-asian="9.5pt" style:font-name-complex="Courier New2" style:font-size-complex="9.5pt"/>
    </style:style>
    <style:style style:name="P210" style:family="paragraph" style:parent-style-name="Frame_20_contents">
      <style:text-properties style:use-window-font-color="true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211" style:family="paragraph" style:parent-style-name="Frame_20_contents">
      <style:text-properties style:use-window-font-color="true" style:font-name="Consolas" fo:font-size="9.5pt" fo:language="en" fo:country="GB" officeooo:rsid="00950a0c" officeooo:paragraph-rsid="03521853" style:font-size-asian="9.5pt" style:font-name-complex="Courier New2" style:font-size-complex="9.5pt"/>
    </style:style>
    <style:style style:name="P212" style:family="paragraph" style:parent-style-name="Frame_20_contents">
      <style:text-properties style:use-window-font-color="true" style:font-name="Consolas" fo:font-size="9.5pt" fo:language="en" fo:country="GB" officeooo:rsid="00950a0c" officeooo:paragraph-rsid="0360f4e8" style:font-size-asian="9.5pt" style:font-name-complex="Courier New2" style:font-size-complex="9.5pt"/>
    </style:style>
    <style:style style:name="P213" style:family="paragraph" style:parent-style-name="Frame_20_contents">
      <style:text-properties style:use-window-font-color="true" style:font-name="Consolas" fo:font-size="9.5pt" fo:language="en" fo:country="GB" officeooo:rsid="00950a0c" officeooo:paragraph-rsid="0361fe77" style:font-size-asian="9.5pt" style:font-name-complex="Courier New2" style:font-size-complex="9.5pt"/>
    </style:style>
    <style:style style:name="P214" style:family="paragraph" style:parent-style-name="Frame_20_contents">
      <style:text-properties style:use-window-font-color="true" style:font-name="Consolas" fo:font-size="9.5pt" fo:language="en" fo:country="GB" officeooo:rsid="00950a0c" officeooo:paragraph-rsid="037003f8" style:font-size-asian="9.5pt" style:font-name-complex="Courier New2" style:font-size-complex="9.5pt"/>
    </style:style>
    <style:style style:name="P215" style:family="paragraph" style:parent-style-name="Frame_20_contents">
      <style:text-properties style:use-window-font-color="true" style:font-name="Consolas" fo:font-size="9.5pt" fo:language="en" fo:country="GB" officeooo:paragraph-rsid="034f463a" style:font-size-asian="9.5pt" style:font-name-complex="Courier New2" style:font-size-complex="9.5pt"/>
    </style:style>
    <style:style style:name="P216" style:family="paragraph" style:parent-style-name="Frame_20_contents">
      <style:text-properties style:use-window-font-color="true" style:font-name="Consolas" fo:font-size="9.5pt" fo:language="en" fo:country="GB" officeooo:paragraph-rsid="03521853" style:font-size-asian="9.5pt" style:font-name-complex="Courier New2" style:font-size-complex="9.5pt"/>
    </style:style>
    <style:style style:name="P217" style:family="paragraph" style:parent-style-name="Frame_20_contents">
      <style:text-properties style:use-window-font-color="true" style:font-name="Consolas" fo:font-size="9.5pt" fo:language="en" fo:country="GB" officeooo:paragraph-rsid="019d1554" style:font-size-asian="9.5pt" style:font-name-complex="Courier New2" style:font-size-complex="9.5pt"/>
    </style:style>
    <style:style style:name="P218" style:family="paragraph" style:parent-style-name="Frame_20_contents">
      <style:text-properties style:use-window-font-color="true" style:font-name="Consolas" fo:font-size="9.5pt" fo:language="en" fo:country="GB" officeooo:paragraph-rsid="035de1e0" style:font-size-asian="9.5pt" style:font-name-complex="Courier New2" style:font-size-complex="9.5pt"/>
    </style:style>
    <style:style style:name="P219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name-complex="Courier New2" style:font-size-complex="9.5pt"/>
    </style:style>
    <style:style style:name="P220" style:family="paragraph" style:parent-style-name="Frame_20_contents">
      <style:text-properties style:use-window-font-color="true" style:font-name="Consolas" fo:font-size="9.5pt" fo:language="en" fo:country="GB" officeooo:paragraph-rsid="036f6caf" style:font-size-asian="9.5pt" style:font-name-complex="Courier New2" style:font-size-complex="9.5pt"/>
    </style:style>
    <style:style style:name="P221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name-complex="Courier New2" style:font-size-complex="9.5pt"/>
    </style:style>
    <style:style style:name="P222" style:family="paragraph" style:parent-style-name="Frame_20_contents">
      <style:text-properties style:use-window-font-color="true" style:font-name="Consolas" fo:font-size="9.5pt" fo:language="en" fo:country="GB" officeooo:paragraph-rsid="0391971e" style:font-size-asian="9.5pt" style:font-name-complex="Courier New2" style:font-size-complex="9.5pt"/>
    </style:style>
    <style:style style:name="P223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size-complex="9.5pt"/>
    </style:style>
    <style:style style:name="P224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size-complex="9.5pt"/>
    </style:style>
    <style:style style:name="P225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68d8e5" officeooo:paragraph-rsid="03457cd6" fo:background-color="transparent" style:font-size-asian="9.5pt" style:font-name-complex="Consolas3" style:font-size-complex="9.5pt"/>
    </style:style>
    <style:style style:name="P226" style:family="paragraph" style:parent-style-name="Frame_20_contents">
      <style:text-properties style:use-window-font-color="true" style:font-name="Consolas" fo:font-size="9.5pt" fo:language="en" fo:country="GB" officeooo:paragraph-rsid="033fb2ce" fo:background-color="transparent" style:font-size-asian="9.5pt" style:font-name-complex="Consolas3" style:font-size-complex="9.5pt"/>
    </style:style>
    <style:style style:name="P227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228" style:family="paragraph" style:parent-style-name="Frame_20_contents"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229" style:family="paragraph" style:parent-style-name="Frame_20_contents">
      <style:text-properties style:use-window-font-color="true" style:font-name="Consolas" fo:font-size="9.5pt" fo:language="en" fo:country="GB" officeooo:paragraph-rsid="033fb2ce" fo:background-color="transparent" style:font-size-asian="9.5pt" style:font-size-complex="9.5pt"/>
    </style:style>
    <style:style style:name="P230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urier New2" style:font-size-complex="9.5pt"/>
    </style:style>
    <style:style style:name="P231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60f4e8" style:font-size-asian="9.5pt" style:font-weight-asian="bold" style:font-name-complex="Courier New2" style:font-size-complex="9.5pt" style:font-weight-complex="bold"/>
    </style:style>
    <style:style style:name="P232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7003f8" style:font-size-asian="9.5pt" style:font-weight-asian="bold" style:font-name-complex="Courier New2" style:font-size-complex="9.5pt" style:font-weight-complex="bold"/>
    </style:style>
    <style:style style:name="P233" style:family="paragraph" style:parent-style-name="Frame_20_contents">
      <style:text-properties style:use-window-font-color="true" style:font-name="Consolas" fo:font-size="9.5pt" fo:language="en" fo:country="GB" fo:font-weight="bold" officeooo:paragraph-rsid="0391971e" style:font-size-asian="9.5pt" style:font-weight-asian="bold" style:font-name-complex="Consolas3" style:font-size-complex="9.5pt" style:font-weight-complex="bold"/>
    </style:style>
    <style:style style:name="P234" style:family="paragraph" style:parent-style-name="Frame_20_contents">
      <style:text-properties style:use-window-font-color="true" style:font-name="Consolas" fo:font-size="9.5pt" fo:language="en" fo:country="US" officeooo:rsid="0246763c" officeooo:paragraph-rsid="03263f05" fo:background-color="transparent" style:font-size-asian="9.5pt" style:font-name-complex="Courier New2" style:font-size-complex="9.5pt"/>
    </style:style>
    <style:style style:name="P235" style:family="paragraph" style:parent-style-name="Frame_20_contents">
      <style:text-properties style:use-window-font-color="true" style:font-name="Consolas" fo:font-size="9.5pt" fo:language="en" fo:country="US" officeooo:paragraph-rsid="032a81d8" fo:background-color="transparent" style:font-size-asian="9.5pt" style:font-name-complex="Courier New2" style:font-size-complex="9.5pt"/>
    </style:style>
    <style:style style:name="P236" style:family="paragraph" style:parent-style-name="Frame_20_contents">
      <style:text-properties style:use-window-font-color="true" style:font-name="Consolas" fo:font-size="9.5pt" fo:language="en" fo:country="US" officeooo:paragraph-rsid="034f463a" fo:background-color="transparent" style:font-size-asian="9.5pt" style:font-name-complex="Courier New2" style:font-size-complex="9.5pt"/>
    </style:style>
    <style:style style:name="P237" style:family="paragraph" style:parent-style-name="Frame_20_contents">
      <style:text-properties style:use-window-font-color="true" style:font-name="Consolas" fo:font-size="9.5pt" fo:language="en" fo:country="US" officeooo:paragraph-rsid="03521853" fo:background-color="transparent" style:font-size-asian="9.5pt" style:font-name-complex="Courier New2" style:font-size-complex="9.5pt"/>
    </style:style>
    <style:style style:name="P238" style:family="paragraph" style:parent-style-name="Frame_20_contents">
      <style:text-properties style:use-window-font-color="true" style:font-name="Consolas" fo:font-size="9.5pt" fo:language="en" fo:country="US" officeooo:paragraph-rsid="035de1e0" fo:background-color="transparent" style:font-size-asian="9.5pt" style:font-name-complex="Courier New2" style:font-size-complex="9.5pt"/>
    </style:style>
    <style:style style:name="P239" style:family="paragraph" style:parent-style-name="Frame_20_contents">
      <style:text-properties style:use-window-font-color="true" style:font-name="Consolas" fo:font-size="9.5pt" fo:language="en" fo:country="US" officeooo:paragraph-rsid="0360f4e8" fo:background-color="transparent" style:font-size-asian="9.5pt" style:font-name-complex="Courier New2" style:font-size-complex="9.5pt"/>
    </style:style>
    <style:style style:name="P240" style:family="paragraph" style:parent-style-name="Frame_20_contents">
      <style:text-properties style:use-window-font-color="true" style:font-name="Consolas" fo:font-size="9.5pt" fo:language="en" fo:country="US" officeooo:paragraph-rsid="036f6caf" fo:background-color="transparent" style:font-size-asian="9.5pt" style:font-name-complex="Courier New2" style:font-size-complex="9.5pt"/>
    </style:style>
    <style:style style:name="P241" style:family="paragraph" style:parent-style-name="Frame_20_contents">
      <style:text-properties style:use-window-font-color="true" style:font-name="Consolas" fo:font-size="9.5pt" fo:language="en" fo:country="US" officeooo:paragraph-rsid="037003f8" fo:background-color="transparent" style:font-size-asian="9.5pt" style:font-name-complex="Courier New2" style:font-size-complex="9.5pt"/>
    </style:style>
    <style:style style:name="P242" style:family="paragraph" style:parent-style-name="Frame_20_contents">
      <style:text-properties style:use-window-font-color="true" style:font-name="Consolas" fo:font-size="9.5pt" fo:language="en" fo:country="US" officeooo:paragraph-rsid="0391971e" fo:background-color="transparent" style:font-size-asian="9.5pt" style:font-name-complex="Courier New2" style:font-size-complex="9.5pt"/>
    </style:style>
    <style:style style:name="P243" style:family="paragraph" style:parent-style-name="Frame_20_contents">
      <style:text-properties style:use-window-font-color="true" style:font-name="Consolas" fo:font-size="9.5pt" fo:language="en" fo:country="US" officeooo:rsid="0065b518" officeooo:paragraph-rsid="033fb2ce" fo:background-color="transparent" style:font-size-asian="9.5pt" style:font-name-complex="Consolas3" style:font-size-complex="9.5pt"/>
    </style:style>
    <style:style style:name="P244" style:family="paragraph" style:parent-style-name="Frame_20_contents">
      <style:text-properties style:use-window-font-color="true" style:font-name="Consolas" fo:font-size="9.5pt" fo:language="en" fo:country="US" officeooo:paragraph-rsid="033fb2ce" fo:background-color="transparent" style:font-size-asian="9.5pt" style:font-name-complex="Consolas3" style:font-size-complex="9.5pt"/>
    </style:style>
    <style:style style:name="P245" style:family="paragraph" style:parent-style-name="Frame_20_contents">
      <style:text-properties style:use-window-font-color="true" style:font-name="Consolas" fo:font-size="9.5pt" fo:language="en" fo:country="US" officeooo:paragraph-rsid="03457cd6" fo:background-color="transparent" style:font-size-asian="9.5pt" style:font-name-complex="Consolas3" style:font-size-complex="9.5pt"/>
    </style:style>
    <style:style style:name="P246" style:family="paragraph" style:parent-style-name="Frame_20_contents">
      <style:text-properties style:use-window-font-color="true" style:font-name="Consolas" fo:font-size="9.5pt" fo:language="en" fo:country="US" officeooo:paragraph-rsid="0348a34b" fo:background-color="transparent" style:font-size-asian="9.5pt" style:font-name-complex="Consolas3" style:font-size-complex="9.5pt"/>
    </style:style>
    <style:style style:name="P247" style:family="paragraph" style:parent-style-name="Frame_20_contents">
      <style:text-properties style:use-window-font-color="true" style:font-name="Consolas" fo:font-size="9.5pt" fo:language="en" fo:country="US" officeooo:paragraph-rsid="036b0570" fo:background-color="transparent" style:font-size-asian="9.5pt" style:font-name-complex="Consolas3" style:font-size-complex="9.5pt"/>
    </style:style>
    <style:style style:name="P248" style:family="paragraph" style:parent-style-name="Frame_20_contents">
      <style:text-properties style:use-window-font-color="true" style:font-name="Consolas" fo:font-size="9.5pt" fo:language="en" fo:country="US" officeooo:paragraph-rsid="037ce76f" fo:background-color="transparent" style:font-size-asian="9.5pt" style:font-name-complex="Consolas3" style:font-size-complex="9.5pt"/>
    </style:style>
    <style:style style:name="P249" style:family="paragraph" style:parent-style-name="Frame_20_contents">
      <style:text-properties style:use-window-font-color="true" style:font-name="Consolas" fo:font-size="9.5pt" fo:language="en" fo:country="US" officeooo:paragraph-rsid="0391971e" fo:background-color="transparent" style:font-size-asian="9.5pt" style:font-name-complex="Consolas3" style:font-size-complex="9.5pt"/>
    </style:style>
    <style:style style:name="P250" style:family="paragraph" style:parent-style-name="Frame_20_contents">
      <style:text-properties style:use-window-font-color="true" style:font-name="Consolas" fo:font-size="9.5pt" fo:language="en" fo:country="US" officeooo:paragraph-rsid="0348a34b" style:font-size-asian="9.5pt" style:font-name-complex="Consolas3" style:font-size-complex="9.5pt"/>
    </style:style>
    <style:style style:name="P251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US" officeooo:paragraph-rsid="0382bef4" style:font-size-asian="9.5pt" style:font-name-complex="Consolas3" style:font-size-complex="9.5pt"/>
    </style:style>
    <style:style style:name="P252" style:family="paragraph" style:parent-style-name="Frame_20_contents">
      <style:text-properties style:use-window-font-color="true" style:font-name="Consolas" fo:font-size="9.5pt" officeooo:paragraph-rsid="03263f05" style:font-size-asian="9.5pt" style:font-size-complex="9.5pt"/>
    </style:style>
    <style:style style:name="P253" style:family="paragraph" style:parent-style-name="Frame_20_contents">
      <style:text-properties style:use-window-font-color="true" style:font-name="Bitstream Vera Sans Mono" fo:font-size="8pt" fo:language="en" fo:country="GB" officeooo:paragraph-rsid="036b0570" style:font-size-asian="8pt" style:font-name-complex="Consolas3" style:font-size-complex="8pt"/>
    </style:style>
    <style:style style:name="P254" style:family="paragraph" style:parent-style-name="Frame_20_contents">
      <style:text-properties style:use-window-font-color="true" style:font-name="Bitstream Vera Sans Mono" fo:font-size="8pt" fo:language="en" fo:country="GB" officeooo:paragraph-rsid="037e0ecd" style:font-size-asian="8pt" style:font-name-complex="Consolas3" style:font-size-complex="8pt"/>
    </style:style>
    <style:style style:name="P255" style:family="paragraph" style:parent-style-name="Frame_20_contents">
      <style:paragraph-properties fo:text-align="start" style:justify-single-word="false"/>
      <style:text-properties fo:color="#660066" style:font-name="Consolas" fo:font-size="9.5pt" fo:language="en" fo:country="GB" officeooo:paragraph-rsid="02888ff1" style:font-size-asian="9.5pt" style:font-name-complex="Courier New2" style:font-size-complex="9.5pt"/>
    </style:style>
    <style:style style:name="P256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26feb4" style:font-size-asian="9.5pt" style:font-name-complex="Courier New2" style:font-size-complex="9.5pt"/>
    </style:style>
    <style:style style:name="P257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paragraph-rsid="015d9411" style:font-size-asian="9.5pt" style:font-name-complex="Consolas3" style:font-size-complex="9.5pt"/>
    </style:style>
    <style:style style:name="P258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paragraph-rsid="028cffda" style:font-size-asian="9.5pt" style:font-name-complex="Consolas3" style:font-size-complex="9.5pt"/>
    </style:style>
    <style:style style:name="P259" style:family="paragraph" style:parent-style-name="Frame_20_contents">
      <style:text-properties fo:color="#660066" style:font-name="Consolas" fo:font-size="9.5pt" fo:language="en" fo:country="GB" officeooo:paragraph-rsid="028cffda" style:font-size-asian="9.5pt" style:font-name-complex="Consolas3" style:font-size-complex="9.5pt"/>
    </style:style>
    <style:style style:name="P260" style:family="paragraph" style:parent-style-name="Frame_20_contents">
      <style:text-properties fo:color="#660066" style:font-name="Consolas" fo:font-size="9.5pt" fo:language="en" fo:country="GB" officeooo:paragraph-rsid="028cffda" style:font-size-asian="9.5pt" style:font-size-complex="9.5pt"/>
    </style:style>
    <style:style style:name="P261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25e255b" officeooo:paragraph-rsid="03263f05" style:font-size-asian="9.5pt" style:font-name-complex="Courier New2" style:font-size-complex="9.5pt"/>
    </style:style>
    <style:style style:name="P262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46763c" officeooo:paragraph-rsid="03263f05" fo:background-color="transparent" style:font-size-asian="9.5pt" style:font-name-complex="Courier New2" style:font-size-complex="9.5pt"/>
    </style:style>
    <style:style style:name="P263" style:family="paragraph" style:parent-style-name="Frame_20_contents">
      <style:text-properties fo:language="en" fo:country="US"/>
    </style:style>
    <style:style style:name="P264" style:family="paragraph" style:parent-style-name="Frame_20_contents">
      <style:paragraph-properties fo:text-align="center" style:justify-single-word="false"/>
      <style:text-properties fo:language="en" fo:country="US" fo:font-weight="bold" style:font-weight-asian="bold"/>
    </style:style>
    <style:style style:name="P265" style:family="paragraph" style:parent-style-name="Fram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266" style:family="paragraph" style:parent-style-name="Frame_20_contents">
      <style:paragraph-properties fo:text-align="center" style:justify-single-word="false"/>
      <style:text-properties fo:language="en" fo:country="US"/>
    </style:style>
    <style:style style:name="P267" style:family="paragraph" style:parent-style-name="Text_20_body">
      <style:paragraph-properties fo:text-align="justify" style:justify-single-word="false"/>
      <style:text-properties fo:language="en" fo:country="GB" officeooo:paragraph-rsid="015d7cd3"/>
    </style:style>
    <style:style style:name="P268" style:family="paragraph" style:parent-style-name="Text_20_body">
      <style:paragraph-properties fo:text-align="justify" style:justify-single-word="false"/>
      <style:text-properties fo:language="en" fo:country="GB" officeooo:paragraph-rsid="016a0723"/>
    </style:style>
    <style:style style:name="P269" style:family="paragraph" style:parent-style-name="Text_20_body">
      <style:paragraph-properties fo:text-align="justify" style:justify-single-word="false"/>
      <style:text-properties fo:language="en" fo:country="GB" officeooo:paragraph-rsid="017081e8"/>
    </style:style>
    <style:style style:name="P270" style:family="paragraph" style:parent-style-name="Text_20_body">
      <style:paragraph-properties fo:text-align="justify" style:justify-single-word="false"/>
      <style:text-properties fo:language="en" fo:country="GB" officeooo:paragraph-rsid="01735882"/>
    </style:style>
    <style:style style:name="P271" style:family="paragraph" style:parent-style-name="Text_20_body">
      <style:paragraph-properties fo:text-align="justify" style:justify-single-word="false"/>
      <style:text-properties fo:language="en" fo:country="GB" officeooo:paragraph-rsid="033a3389"/>
    </style:style>
    <style:style style:name="P272" style:family="paragraph" style:parent-style-name="Text_20_body">
      <style:paragraph-properties fo:text-align="justify" style:justify-single-word="false"/>
      <style:text-properties fo:language="en" fo:country="GB" officeooo:paragraph-rsid="0391971e"/>
    </style:style>
    <style:style style:name="P273" style:family="paragraph" style:parent-style-name="Text_20_body">
      <style:paragraph-properties fo:text-align="justify" style:justify-single-word="false"/>
      <style:text-properties fo:language="en" fo:country="GB" officeooo:rsid="053a9232" officeooo:paragraph-rsid="010ce2da"/>
    </style:style>
    <style:style style:name="P274" style:family="paragraph" style:parent-style-name="Text_20_body">
      <style:paragraph-properties fo:text-align="justify" style:justify-single-word="false"/>
      <style:text-properties fo:language="en" fo:country="GB" officeooo:rsid="053d202d" officeooo:paragraph-rsid="010f2840"/>
    </style:style>
    <style:style style:name="P275" style:family="paragraph" style:parent-style-name="Text_20_body">
      <style:paragraph-properties fo:text-align="justify" style:justify-single-word="false"/>
      <style:text-properties fo:language="en" fo:country="GB" officeooo:rsid="053a9232" officeooo:paragraph-rsid="010ce2da" fo:background-color="transparent"/>
    </style:style>
    <style:style style:name="P276" style:family="paragraph" style:parent-style-name="Text_20_body">
      <style:paragraph-properties fo:text-align="justify" style:justify-single-word="false"/>
      <style:text-properties fo:language="en" fo:country="GB" officeooo:rsid="053c8d3d" officeooo:paragraph-rsid="010f2840" fo:background-color="transparent"/>
    </style:style>
    <style:style style:name="P277" style:family="paragraph" style:parent-style-name="Text_20_body">
      <style:paragraph-properties fo:text-align="justify" style:justify-single-word="false"/>
      <style:text-properties fo:language="en" fo:country="GB" officeooo:rsid="053d202d" officeooo:paragraph-rsid="010f2840" fo:background-color="transparent"/>
    </style:style>
    <style:style style:name="P278" style:family="paragraph" style:parent-style-name="Text_20_body">
      <style:paragraph-properties fo:text-align="justify" style:justify-single-word="false"/>
      <style:text-properties fo:language="en" fo:country="GB" officeooo:rsid="0546698f" officeooo:paragraph-rsid="010d5dc7" fo:background-color="transparent"/>
    </style:style>
    <style:style style:name="P279" style:family="paragraph" style:parent-style-name="Text_20_body">
      <style:text-properties fo:font-size="12pt" style:font-size-asian="12pt" style:font-size-complex="12pt"/>
    </style:style>
    <style:style style:name="P280" style:family="paragraph" style:parent-style-name="Text_20_body">
      <style:paragraph-properties fo:text-align="justify" style:justify-single-word="false"/>
      <style:text-properties fo:font-size="12pt" officeooo:paragraph-rsid="010929e9" style:font-size-asian="12pt" style:font-size-complex="12pt"/>
    </style:style>
    <style:style style:name="P281" style:family="paragraph" style:parent-style-name="Text_20_body">
      <style:text-properties fo:font-size="12pt" officeooo:paragraph-rsid="0109dfbd" style:font-size-asian="12pt" style:font-size-complex="12pt"/>
    </style:style>
    <style:style style:name="P282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83" style:family="paragraph" style:parent-style-name="Text_20_body">
      <style:paragraph-properties fo:text-align="justify" style:justify-single-word="false"/>
      <style:text-properties fo:language="en" fo:country="US" officeooo:paragraph-rsid="02e27d70"/>
    </style:style>
    <style:style style:name="P284" style:family="paragraph" style:parent-style-name="Text_20_body">
      <style:paragraph-properties fo:text-align="justify" style:justify-single-word="false"/>
      <style:text-properties fo:language="en" fo:country="US" officeooo:paragraph-rsid="0391971e"/>
    </style:style>
    <style:style style:name="P285" style:family="paragraph" style:parent-style-name="Text_20_body">
      <style:paragraph-properties fo:text-align="center" style:justify-single-word="false"/>
      <style:text-properties fo:language="en" fo:country="US" officeooo:paragraph-rsid="02e27d70"/>
    </style:style>
    <style:style style:name="P286" style:family="paragraph" style:parent-style-name="Text_20_body">
      <style:paragraph-properties fo:text-align="justify" style:justify-single-word="false"/>
      <style:text-properties officeooo:paragraph-rsid="0391971e"/>
    </style:style>
    <style:style style:name="P287" style:family="paragraph" style:parent-style-name="Text_20_body">
      <style:paragraph-properties fo:text-align="justify" style:justify-single-word="false"/>
      <style:text-properties style:font-name="Calibri2" fo:font-size="12pt" fo:language="en" fo:country="US" officeooo:rsid="0476a49c" officeooo:paragraph-rsid="0391971e" style:font-size-asian="12pt"/>
    </style:style>
    <style:style style:name="P288" style:family="paragraph" style:parent-style-name="Text_20_body">
      <style:paragraph-properties fo:text-align="justify" style:justify-single-word="false"/>
      <style:text-properties fo:font-size="6pt" fo:language="en" fo:country="GB" officeooo:paragraph-rsid="0391971e" style:font-size-asian="5.25pt" style:font-size-complex="6pt"/>
    </style:style>
    <style:style style:name="P289" style:family="paragraph" style:parent-style-name="Text_20_body">
      <style:text-properties officeooo:paragraph-rsid="0391971e"/>
    </style:style>
    <style:style style:name="P290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9cae3a" style:font-size-asian="9.5pt" style:font-name-complex="Consolas3" style:font-size-complex="9.5pt"/>
    </style:style>
    <style:style style:name="P291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9cae3a" style:font-size-asian="9.5pt" style:font-name-complex="Consolas3" style:font-size-complex="9.5pt"/>
    </style:style>
    <style:style style:name="P292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9edbfd" style:font-size-asian="9.5pt" style:font-name-complex="Consolas3" style:font-size-complex="9.5pt"/>
    </style:style>
    <style:style style:name="P293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a14302" style:font-size-asian="9.5pt" style:font-name-complex="Consolas3" style:font-size-complex="9.5pt"/>
    </style:style>
    <style:style style:name="P294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a3acde" style:font-size-asian="9.5pt" style:font-name-complex="Consolas3" style:font-size-complex="9.5pt"/>
    </style:style>
    <style:style style:name="P295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9edbfd" style:font-size-asian="9.5pt" style:font-name-complex="Consolas3" style:font-size-complex="9.5pt"/>
    </style:style>
    <style:style style:name="P296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a14302" style:font-size-asian="9.5pt" style:font-name-complex="Consolas3" style:font-size-complex="9.5pt"/>
    </style:style>
    <style:style style:name="P297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a3acde" style:font-size-asian="9.5pt" style:font-name-complex="Consolas3" style:font-size-complex="9.5pt"/>
    </style:style>
    <style:style style:name="P298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5896f4" style:font-size-asian="9.5pt" style:font-name-complex="Consolas3" style:font-size-complex="9.5pt"/>
    </style:style>
    <style:style style:name="P299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58bb26" style:font-size-asian="9.5pt" style:font-name-complex="Consolas3" style:font-size-complex="9.5pt"/>
    </style:style>
    <style:style style:name="P300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5a97de" style:font-size-asian="9.5pt" style:font-name-complex="Consolas3" style:font-size-complex="9.5pt"/>
    </style:style>
    <style:style style:name="P301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667f8f" style:font-size-asian="9.5pt" style:font-name-complex="Consolas3" style:font-size-complex="9.5pt"/>
    </style:style>
    <style:style style:name="P302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67d598" style:font-size-asian="9.5pt" style:font-name-complex="Consolas3" style:font-size-complex="9.5pt"/>
    </style:style>
    <style:style style:name="P303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6cbad5" style:font-size-asian="9.5pt" style:font-name-complex="Consolas3" style:font-size-complex="9.5pt"/>
    </style:style>
    <style:style style:name="P304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76f1f4" style:font-size-asian="9.5pt" style:font-name-complex="Consolas3" style:font-size-complex="9.5pt"/>
    </style:style>
    <style:style style:name="P305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77e274" style:font-size-asian="9.5pt" style:font-name-complex="Consolas3" style:font-size-complex="9.5pt"/>
    </style:style>
    <style:style style:name="P306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5de1e0" fo:background-color="transparent" style:font-size-asian="9.5pt" style:font-name-complex="Courier New2" style:font-size-complex="9.5pt"/>
    </style:style>
    <style:style style:name="P307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6f6caf" fo:background-color="transparent" style:font-size-asian="9.5pt" style:font-name-complex="Courier New2" style:font-size-complex="9.5pt"/>
    </style:style>
    <style:style style:name="P308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6b0570" fo:background-color="transparent" style:font-size-asian="9.5pt" style:font-name-complex="Consolas3" style:font-size-complex="9.5pt"/>
    </style:style>
    <style:style style:name="P309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7ce76f" fo:background-color="transparent" style:font-size-asian="9.5pt" style:font-name-complex="Consolas3" style:font-size-complex="9.5pt"/>
    </style:style>
    <style:style style:name="P310" style:family="paragraph" style:parent-style-name="Table_20_Contents">
      <style:paragraph-properties fo:text-align="justify" style:justify-single-word="false"/>
      <style:text-properties style:font-name="Consolas" fo:font-size="9.5pt" officeooo:rsid="0261d6c0" officeooo:paragraph-rsid="02e46e17" style:font-size-asian="9.5pt" style:font-size-complex="9.5pt"/>
    </style:style>
    <style:style style:name="P311" style:family="paragraph" style:parent-style-name="Table_20_Contents">
      <style:paragraph-properties fo:text-align="justify" style:justify-single-word="false"/>
      <style:text-properties style:use-window-font-color="true" style:font-name="Consolas" fo:font-size="9.5pt" officeooo:rsid="0261d6c0" officeooo:paragraph-rsid="02e46e17" style:font-size-asian="9.5pt" style:font-size-complex="9.5pt"/>
    </style:style>
    <style:style style:name="P312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13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14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15" style:family="paragraph" style:parent-style-name="Text_20_body" style:list-style-name="WWNum42"/>
    <style:style style:name="P316" style:family="paragraph" style:parent-style-name="Text_20_body" style:list-style-name="WWNum42">
      <style:text-properties fo:font-size="12pt" style:font-size-asian="12pt" style:font-size-complex="12pt"/>
    </style:style>
    <style:style style:name="P31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61d6c0" officeooo:paragraph-rsid="0320159f" style:font-size-asian="9.5pt" style:font-name-complex="Courier New2" style:font-size-complex="9.5pt"/>
    </style:style>
    <style:style style:name="P318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319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6feb4" style:font-size-asian="9.5pt" style:font-name-complex="Courier New2" style:font-size-complex="9.5pt"/>
    </style:style>
    <style:style style:name="P320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8c0ee" style:font-size-asian="9.5pt" style:font-name-complex="Courier New2" style:font-size-complex="9.5pt"/>
    </style:style>
    <style:style style:name="P321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a81d8" style:font-size-asian="9.5pt" style:font-name-complex="Courier New2" style:font-size-complex="9.5pt"/>
    </style:style>
    <style:style style:name="P32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323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1971e" style:font-size-asian="9.5pt" style:font-name-complex="Courier New2" style:font-size-complex="9.5pt"/>
    </style:style>
    <style:style style:name="P32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48a34b" style:font-size-asian="9.5pt" style:font-size-complex="9.5pt"/>
    </style:style>
    <style:style style:name="P32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1971e" style:font-size-asian="9.5pt" style:font-name-complex="Consolas3" style:font-size-complex="9.5pt"/>
    </style:style>
    <style:style style:name="P32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fo:font-style="italic" officeooo:paragraph-rsid="0391971e" style:font-size-asian="9.5pt" style:font-style-asian="italic" style:font-name-complex="Courier New2" style:font-size-complex="9.5pt"/>
    </style:style>
    <style:style style:name="P32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328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46763c" officeooo:paragraph-rsid="032441d3" style:font-size-asian="9.5pt" style:font-name-complex="Courier New2" style:font-size-complex="9.5pt"/>
    </style:style>
    <style:style style:name="P329" style:family="paragraph" style:parent-style-name="Frame_20_contents" style:master-page-name="Standard">
      <style:paragraph-properties fo:text-align="start" style:justify-single-word="false" style:page-number="auto"/>
      <style:text-properties fo:color="#000066" style:font-name="Consolas" fo:font-size="9.5pt" fo:language="en" fo:country="GB" officeooo:rsid="0246763c" officeooo:paragraph-rsid="02888ff1" style:font-size-asian="9.5pt" style:font-name-complex="Courier New2" style:font-size-complex="9.5pt"/>
    </style:style>
    <style:style style:name="P330" style:family="paragraph" style:parent-style-name="Frame_20_contents" style:master-page-name="Standard">
      <style:paragraph-properties style:page-number="auto"/>
      <style:text-properties style:font-name="Consolas" fo:font-size="9.5pt" fo:language="en" fo:country="GB" officeooo:paragraph-rsid="03858bc3" style:font-size-asian="9.5pt" style:font-name-complex="Consolas3" style:font-size-complex="9.5pt"/>
    </style:style>
    <style:style style:name="P331" style:family="paragraph" style:parent-style-name="Frame_20_contents">
      <style:text-properties style:use-window-font-color="true" style:font-name="Consolas" fo:font-size="9.5pt" fo:language="en" fo:country="GB" officeooo:paragraph-rsid="03973907" style:font-size-asian="9.5pt" style:font-name-complex="Courier New2" style:font-size-complex="9.5pt"/>
    </style:style>
    <style:style style:name="P332" style:family="paragraph" style:parent-style-name="Frame_20_contents">
      <style:text-properties style:use-window-font-color="true" style:font-name="Consolas" fo:font-size="9.5pt" fo:language="en" fo:country="GB" officeooo:paragraph-rsid="039c98a2" style:font-size-asian="9.5pt" style:font-name-complex="Courier New2" style:font-size-complex="9.5pt"/>
    </style:style>
    <style:style style:name="P333" style:family="paragraph" style:parent-style-name="Frame_20_contents">
      <style:text-properties style:use-window-font-color="true" style:font-name="Consolas" fo:font-size="9.5pt" fo:language="en" fo:country="GB" officeooo:paragraph-rsid="039e4be5" style:font-size-asian="9.5pt" style:font-name-complex="Courier New2" style:font-size-complex="9.5pt"/>
    </style:style>
    <style:style style:name="P334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973907" style:font-size-asian="9.5pt" style:font-name-complex="Courier New2" style:font-size-complex="9.5pt"/>
    </style:style>
    <style:style style:name="P335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98c076" style:font-size-asian="9.5pt" style:font-name-complex="Courier New2" style:font-size-complex="9.5pt"/>
    </style:style>
    <style:style style:name="P33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73907" style:font-size-asian="9.5pt" style:font-name-complex="Courier New2" style:font-size-complex="9.5pt"/>
    </style:style>
    <style:style style:name="P33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aa696" style:font-size-asian="9.5pt" style:font-name-complex="Courier New2" style:font-size-complex="9.5pt"/>
    </style:style>
    <style:style style:name="P338" style:family="paragraph" style:parent-style-name="Standard" style:list-style-name="WWNum23">
      <style:text-properties fo:language="en" fo:country="US" officeooo:paragraph-rsid="02e10136"/>
    </style:style>
    <style:style style:name="P339" style:family="paragraph" style:parent-style-name="Standard" style:list-style-name="WWNum23">
      <style:text-properties fo:language="en" fo:country="US" officeooo:rsid="02eac5ed" officeooo:paragraph-rsid="02e10136"/>
    </style:style>
    <style:style style:name="P340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02c4b"/>
    </style:style>
    <style:style style:name="P341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0bd11"/>
    </style:style>
    <style:style style:name="P342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1a359"/>
    </style:style>
    <style:style style:name="P343" style:family="paragraph" style:parent-style-name="Standard" style:list-style-name="WWNum39">
      <style:paragraph-properties fo:text-align="justify" style:justify-single-word="false"/>
      <style:text-properties fo:language="en" fo:country="US" officeooo:paragraph-rsid="03223ca8"/>
    </style:style>
    <style:style style:name="P344" style:family="paragraph" style:parent-style-name="Standard" style:list-style-name="WWNum28">
      <style:paragraph-properties fo:text-align="justify" style:justify-single-word="false"/>
      <style:text-properties fo:language="en" fo:country="GB"/>
    </style:style>
    <style:style style:name="P345" style:family="paragraph" style:parent-style-name="Standard" style:list-style-name="WWNum36">
      <style:paragraph-properties fo:text-align="justify" style:justify-single-word="false"/>
      <style:text-properties fo:language="en" fo:country="GB"/>
    </style:style>
    <style:style style:name="P346" style:family="paragraph" style:parent-style-name="Standard" style:list-style-name="WWNum37">
      <style:paragraph-properties fo:text-align="justify" style:justify-single-word="false"/>
      <style:text-properties fo:language="en" fo:country="GB"/>
    </style:style>
    <style:style style:name="P347" style:family="paragraph" style:parent-style-name="Standard" style:list-style-name="WWNum32">
      <style:paragraph-properties fo:text-align="justify" style:justify-single-word="false"/>
      <style:text-properties fo:language="en" fo:country="GB"/>
    </style:style>
    <style:style style:name="P348" style:family="paragraph" style:parent-style-name="Standard" style:list-style-name="WWNum32">
      <style:paragraph-properties fo:text-align="justify" style:justify-single-word="false"/>
      <style:text-properties fo:language="en" fo:country="GB" officeooo:paragraph-rsid="02039882"/>
    </style:style>
    <style:style style:name="P349" style:family="paragraph" style:parent-style-name="Standard" style:list-style-name="WWNum32">
      <style:paragraph-properties fo:text-align="justify" style:justify-single-word="false"/>
      <style:text-properties fo:language="en" fo:country="GB" officeooo:paragraph-rsid="01fb553e"/>
    </style:style>
    <style:style style:name="P350" style:family="paragraph" style:parent-style-name="Standard" style:list-style-name="WWNum34">
      <style:paragraph-properties fo:text-align="justify" style:justify-single-word="false"/>
      <style:text-properties fo:language="en" fo:country="GB" officeooo:paragraph-rsid="0391971e"/>
    </style:style>
    <style:style style:name="P351" style:family="paragraph" style:parent-style-name="Standard">
      <style:paragraph-properties fo:text-align="justify" style:justify-single-word="false"/>
      <style:text-properties fo:language="en" fo:country="GB" officeooo:paragraph-rsid="02256bdd"/>
    </style:style>
    <style:style style:name="P352" style:family="paragraph" style:parent-style-name="Standard">
      <style:paragraph-properties fo:text-align="justify" style:justify-single-word="false"/>
      <style:text-properties fo:language="en" fo:country="GB" officeooo:paragraph-rsid="03973907"/>
    </style:style>
    <style:style style:name="P353" style:family="paragraph" style:parent-style-name="Standard" style:list-style-name="WWNum30">
      <style:text-properties fo:language="en" fo:country="GB"/>
    </style:style>
    <style:style style:name="P354" style:family="paragraph" style:parent-style-name="Standard" style:list-style-name="WWNum41">
      <style:text-properties fo:language="en" fo:country="GB"/>
    </style:style>
    <style:style style:name="P355" style:family="paragraph" style:parent-style-name="Standard" style:list-style-name="WWNum40">
      <style:text-properties fo:language="en" fo:country="GB"/>
    </style:style>
    <style:style style:name="P356" style:family="paragraph" style:parent-style-name="Standard">
      <style:paragraph-properties fo:text-align="justify" style:justify-single-word="false"/>
      <style:text-properties fo:language="en" fo:country="GB" officeooo:rsid="03970cd9" officeooo:paragraph-rsid="03970cd9"/>
    </style:style>
    <style:style style:name="P357" style:family="paragraph" style:parent-style-name="Standard">
      <style:paragraph-properties fo:text-align="justify" style:justify-single-word="false"/>
      <style:text-properties fo:language="en" fo:country="GB" officeooo:rsid="03a40eee" officeooo:paragraph-rsid="03a5c99b"/>
    </style:style>
    <style:style style:name="P358" style:family="paragraph" style:parent-style-name="Standard" style:master-page-name="Standard">
      <style:paragraph-properties fo:text-align="justify" style:justify-single-word="false" style:page-number="auto"/>
      <style:text-properties officeooo:paragraph-rsid="02705fb9"/>
    </style:style>
    <style:style style:name="P359" style:family="paragraph" style:parent-style-name="Standard" style:master-page-name="Standard">
      <style:paragraph-properties fo:text-align="justify" style:justify-single-word="false" style:page-number="auto"/>
      <style:text-properties officeooo:paragraph-rsid="02e71951"/>
    </style:style>
    <style:style style:name="P360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858ca" style:font-size-asian="9.5pt" style:font-size-complex="9.5pt"/>
    </style:style>
    <style:style style:name="P361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7b29e" style:font-size-asian="9.5pt" style:font-size-complex="9.5pt"/>
    </style:style>
    <style:style style:name="P362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363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17dbd4" style:font-size-asian="9.5pt" style:font-size-complex="9.5pt"/>
    </style:style>
    <style:style style:name="P364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19b63b" style:font-size-asian="9.5pt" style:font-size-complex="9.5pt"/>
    </style:style>
    <style:style style:name="P365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05392" style:font-size-asian="9.5pt" style:font-size-complex="9.5pt"/>
    </style:style>
    <style:style style:name="P366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24d23" style:font-size-asian="9.5pt" style:font-size-complex="9.5pt"/>
    </style:style>
    <style:style style:name="P367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33673" style:font-size-asian="9.5pt" style:font-size-complex="9.5pt"/>
    </style:style>
    <style:style style:name="P368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369" style:family="paragraph" style:parent-style-name="Standard" style:master-page-name="Standard">
      <style:paragraph-properties fo:text-align="start" style:justify-single-word="false" style:page-number="auto"/>
      <style:text-properties officeooo:paragraph-rsid="0391971e"/>
    </style:style>
    <style:style style:name="P370" style:family="paragraph" style:parent-style-name="No_20_Spacing" style:list-style-name="WWNum25">
      <style:paragraph-properties fo:text-align="justify" style:justify-single-word="false"/>
      <style:text-properties fo:language="en" fo:country="GB"/>
    </style:style>
    <style:style style:name="P371" style:family="paragraph" style:parent-style-name="No_20_Spacing" style:list-style-name="WWNum25">
      <style:paragraph-properties fo:text-align="justify" style:justify-single-word="false"/>
      <style:text-properties fo:language="en" fo:country="GB" officeooo:paragraph-rsid="016c0145"/>
    </style:style>
    <style:style style:name="P372" style:family="paragraph" style:parent-style-name="No_20_Spacing" style:list-style-name="WWNum25">
      <style:paragraph-properties fo:text-align="justify" style:justify-single-word="false"/>
      <style:text-properties fo:language="en" fo:country="GB" officeooo:rsid="028a9cb3" officeooo:paragraph-rsid="028a9cb3"/>
    </style:style>
    <style:style style:name="P373" style:family="paragraph" style:parent-style-name="Heading_20_1" style:list-style-name="WWNum43">
      <style:paragraph-properties fo:break-before="page"/>
    </style:style>
    <style:style style:name="P374" style:family="paragraph" style:parent-style-name="Heading_20_1" style:list-style-name="WWNum43">
      <style:paragraph-properties fo:break-before="page"/>
      <style:text-properties fo:language="en" fo:country="GB"/>
    </style:style>
    <style:style style:name="P375" style:family="paragraph" style:parent-style-name="Heading_20_1" style:list-style-name="WWNum43">
      <style:paragraph-properties fo:break-before="page"/>
      <style:text-properties fo:language="en" fo:country="GB" officeooo:paragraph-rsid="0391971e"/>
    </style:style>
    <style:style style:name="P376" style:family="paragraph" style:parent-style-name="Heading_20_2" style:list-style-name="WWNum43">
      <style:text-properties fo:language="en" fo:country="GB"/>
    </style:style>
    <style:style style:name="P377" style:family="paragraph" style:parent-style-name="Heading_20_2" style:list-style-name="WWNum43">
      <style:text-properties fo:language="en" fo:country="GB" officeooo:paragraph-rsid="014a6159"/>
    </style:style>
    <style:style style:name="P378" style:family="paragraph" style:parent-style-name="Heading_20_2" style:list-style-name="WWNum43">
      <style:text-properties fo:language="en" fo:country="GB" officeooo:paragraph-rsid="0391971e"/>
    </style:style>
    <style:style style:name="P379" style:family="paragraph" style:parent-style-name="Heading_20_2" style:list-style-name="WWNum43">
      <style:text-properties fo:language="en" fo:country="GB" officeooo:rsid="00fdadc0" officeooo:paragraph-rsid="0391971e"/>
    </style:style>
    <style:style style:name="P380" style:family="paragraph" style:parent-style-name="Heading_20_2" style:list-style-name="WWNum43">
      <style:paragraph-properties fo:text-align="justify" style:justify-single-word="false"/>
      <style:text-properties style:font-name="Cambria" fo:font-size="14pt" fo:language="en" fo:country="GB" officeooo:rsid="01c8aeb9" officeooo:paragraph-rsid="0391971e" style:font-size-asian="14pt" style:font-size-complex="14pt"/>
    </style:style>
    <style:style style:name="P381" style:family="paragraph" style:parent-style-name="Heading_20_2" style:list-style-name="WWNum43">
      <style:paragraph-properties fo:break-before="page"/>
      <style:text-properties fo:language="en" fo:country="GB" officeooo:rsid="0109e62b" officeooo:paragraph-rsid="0109e62b"/>
    </style:style>
    <style:style style:name="P382" style:family="paragraph" style:parent-style-name="Heading_20_2" style:list-style-name="WWNum43">
      <style:paragraph-properties fo:break-before="page"/>
      <style:text-properties fo:language="en" fo:country="GB"/>
    </style:style>
    <style:style style:name="P383" style:family="paragraph" style:parent-style-name="Heading_20_3" style:list-style-name="WWNum43">
      <style:text-properties fo:language="en" fo:country="GB"/>
    </style:style>
    <style:style style:name="P384" style:family="paragraph" style:parent-style-name="Heading_20_3" style:list-style-name="WWNum43">
      <style:text-properties fo:language="en" fo:country="GB" officeooo:paragraph-rsid="018c331e"/>
    </style:style>
    <style:style style:name="P385" style:family="paragraph" style:parent-style-name="Heading_20_3" style:list-style-name="WWNum43">
      <style:text-properties fo:language="en" fo:country="GB" officeooo:paragraph-rsid="0391971e"/>
    </style:style>
    <style:style style:name="P386" style:family="paragraph" style:parent-style-name="Heading_20_3" style:list-style-name="WWNum43">
      <style:paragraph-properties fo:text-align="justify" style:justify-single-word="false"/>
      <style:text-properties fo:language="en" fo:country="GB" officeooo:rsid="0187fa32" officeooo:paragraph-rsid="0187fa32"/>
    </style:style>
    <style:style style:name="P387" style:family="paragraph" style:parent-style-name="Heading_20_3" style:list-style-name="WWNum43">
      <style:paragraph-properties fo:break-before="page"/>
      <style:text-properties fo:language="en" fo:country="GB" officeooo:paragraph-rsid="0282313e"/>
    </style:style>
    <style:style style:name="P388" style:family="paragraph" style:parent-style-name="Heading_20_3" style:list-style-name="WWNum43">
      <style:paragraph-properties fo:break-before="page"/>
      <style:text-properties fo:language="en" fo:country="GB" officeooo:rsid="016dc15f" officeooo:paragraph-rsid="016e4477"/>
    </style:style>
    <style:style style:name="P389" style:family="paragraph" style:parent-style-name="Heading_20_4" style:list-style-name="WWNum43">
      <style:text-properties fo:language="en" fo:country="GB"/>
    </style:style>
    <style:style style:name="P390" style:family="paragraph" style:parent-style-name="Heading_20_4" style:list-style-name="WWNum43">
      <style:text-properties fo:language="en" fo:country="GB" officeooo:paragraph-rsid="022a24fb"/>
    </style:style>
    <style:style style:name="P391" style:family="paragraph" style:parent-style-name="Heading_20_4" style:list-style-name="WWNum43">
      <style:text-properties fo:language="en" fo:country="GB" officeooo:rsid="02279851" officeooo:paragraph-rsid="02612d73"/>
    </style:style>
    <style:style style:name="P392" style:family="paragraph" style:parent-style-name="Heading_20_4" style:list-style-name="WWNum43">
      <style:text-properties fo:language="en" fo:country="GB" officeooo:rsid="0225aaa9" officeooo:paragraph-rsid="0225aaa9"/>
    </style:style>
    <style:style style:name="P393" style:family="paragraph" style:parent-style-name="Heading_20_4" style:list-style-name="WWNum43">
      <style:paragraph-properties fo:break-before="page"/>
      <style:text-properties fo:language="en" fo:country="GB"/>
    </style:style>
    <style:style style:name="P394" style:family="paragraph" style:parent-style-name="Title" style:master-page-name="Standard">
      <style:paragraph-properties style:page-number="auto"/>
      <style:text-properties fo:language="en" fo:country="GB"/>
    </style:style>
    <style:style style:name="P395" style:family="paragraph" style:parent-style-name="List_20_Paragraph" style:list-style-name="WWNum35"/>
    <style:style style:name="P396" style:family="paragraph" style:parent-style-name="List_20_Paragraph" style:list-style-name="WWNum35">
      <style:paragraph-properties fo:text-align="justify" style:justify-single-word="false"/>
      <style:text-properties fo:language="en" fo:country="GB"/>
    </style:style>
    <style:style style:name="P397" style:family="paragraph" style:parent-style-name="List_20_Paragraph" style:list-style-name="WWNum35">
      <style:paragraph-properties fo:text-align="justify" style:justify-single-word="false"/>
      <style:text-properties fo:language="en" fo:country="GB" officeooo:paragraph-rsid="02edb603"/>
    </style:style>
    <style:style style:name="P398" style:family="paragraph" style:parent-style-name="List_20_Paragraph" style:list-style-name="WWNum35">
      <style:text-properties fo:language="en" fo:country="GB"/>
    </style:style>
    <style:style style:name="P399" style:family="paragraph" style:parent-style-name="List_20_Paragraph" style:list-style-name="WWNum35">
      <style:paragraph-properties fo:text-align="justify" style:justify-single-word="false"/>
      <style:text-properties fo:language="en" fo:country="US" officeooo:paragraph-rsid="02edb60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9f63fd"/>
    </style:style>
    <style:style style:name="T3" style:family="text">
      <style:text-properties fo:language="en" fo:country="US" officeooo:rsid="00a09ff2"/>
    </style:style>
    <style:style style:name="T4" style:family="text">
      <style:text-properties fo:language="en" fo:country="US" officeooo:rsid="02f2b910"/>
    </style:style>
    <style:style style:name="T5" style:family="text">
      <style:text-properties fo:language="en" fo:country="US" officeooo:rsid="0264512c"/>
    </style:style>
    <style:style style:name="T6" style:family="text">
      <style:text-properties fo:language="en" fo:country="US" officeooo:rsid="026364a4"/>
    </style:style>
    <style:style style:name="T7" style:family="text">
      <style:text-properties fo:language="en" fo:country="US" officeooo:rsid="03862766"/>
    </style:style>
    <style:style style:name="T8" style:family="text">
      <style:text-properties fo:language="en" fo:country="US" officeooo:rsid="0386c9dd"/>
    </style:style>
    <style:style style:name="T9" style:family="text">
      <style:text-properties fo:language="en" fo:country="US" officeooo:rsid="04a332c0"/>
    </style:style>
    <style:style style:name="T10" style:family="text">
      <style:text-properties fo:language="en" fo:country="US" officeooo:rsid="056418f2"/>
    </style:style>
    <style:style style:name="T11" style:family="text">
      <style:text-properties fo:language="en" fo:country="US" officeooo:rsid="02ebfb23"/>
    </style:style>
    <style:style style:name="T12" style:family="text">
      <style:text-properties fo:language="en" fo:country="US" officeooo:rsid="0127ef07"/>
    </style:style>
    <style:style style:name="T13" style:family="text">
      <style:text-properties fo:language="en" fo:country="US" fo:background-color="transparent" loext:char-shading-value="0"/>
    </style:style>
    <style:style style:name="T14" style:family="text">
      <style:text-properties fo:language="en" fo:country="US" officeooo:rsid="0261d6c0" fo:background-color="transparent" loext:char-shading-value="0"/>
    </style:style>
    <style:style style:name="T15" style:family="text">
      <style:text-properties fo:language="en" fo:country="US" officeooo:rsid="0284d37c" fo:background-color="transparent" loext:char-shading-value="0"/>
    </style:style>
    <style:style style:name="T16" style:family="text">
      <style:text-properties fo:language="en" fo:country="US" officeooo:rsid="0284f34c" fo:background-color="transparent" loext:char-shading-value="0"/>
    </style:style>
    <style:style style:name="T17" style:family="text">
      <style:text-properties fo:language="en" fo:country="US" officeooo:rsid="02854204" fo:background-color="transparent" loext:char-shading-value="0"/>
    </style:style>
    <style:style style:name="T18" style:family="text">
      <style:text-properties fo:language="en" fo:country="US" officeooo:rsid="0286c3c2" fo:background-color="transparent" loext:char-shading-value="0"/>
    </style:style>
    <style:style style:name="T19" style:family="text">
      <style:text-properties fo:language="en" fo:country="US" officeooo:rsid="0256db46" fo:background-color="transparent" loext:char-shading-value="0"/>
    </style:style>
    <style:style style:name="T20" style:family="text">
      <style:text-properties fo:language="en" fo:country="US" officeooo:rsid="022a24fb" fo:background-color="transparent" loext:char-shading-value="0"/>
    </style:style>
    <style:style style:name="T21" style:family="text">
      <style:text-properties fo:language="en" fo:country="US" officeooo:rsid="022d11e4" fo:background-color="transparent" loext:char-shading-value="0"/>
    </style:style>
    <style:style style:name="T22" style:family="text">
      <style:text-properties fo:language="en" fo:country="US" officeooo:rsid="032babb8" fo:background-color="transparent" loext:char-shading-value="0"/>
    </style:style>
    <style:style style:name="T23" style:family="text">
      <style:text-properties fo:language="en" fo:country="US" officeooo:rsid="0246763c" fo:background-color="transparent" loext:char-shading-value="0"/>
    </style:style>
    <style:style style:name="T24" style:family="text">
      <style:text-properties fo:language="en" fo:country="US" fo:background-color="transparent" loext:char-shading-value="0" style:font-name-complex="Consolas3"/>
    </style:style>
    <style:style style:name="T25" style:family="text">
      <style:text-properties fo:language="en" fo:country="US" officeooo:rsid="00805b49" fo:background-color="transparent" loext:char-shading-value="0" style:font-name-complex="Consolas3"/>
    </style:style>
    <style:style style:name="T26" style:family="text">
      <style:text-properties fo:language="en" fo:country="US" officeooo:rsid="0294f5a1" fo:background-color="transparent" loext:char-shading-value="0" style:font-name-complex="Consolas3"/>
    </style:style>
    <style:style style:name="T27" style:family="text">
      <style:text-properties fo:language="en" fo:country="US" officeooo:rsid="028de0a9" fo:background-color="transparent" loext:char-shading-value="0"/>
    </style:style>
    <style:style style:name="T28" style:family="text">
      <style:text-properties fo:language="en" fo:country="US" officeooo:rsid="00a25363" fo:background-color="transparent" loext:char-shading-value="0"/>
    </style:style>
    <style:style style:name="T29" style:family="text">
      <style:text-properties fo:language="en" fo:country="US" officeooo:rsid="009924ac" fo:background-color="transparent" loext:char-shading-value="0"/>
    </style:style>
    <style:style style:name="T30" style:family="text">
      <style:text-properties fo:language="en" fo:country="US" officeooo:rsid="02954e8b" fo:background-color="transparent" loext:char-shading-value="0"/>
    </style:style>
    <style:style style:name="T31" style:family="text">
      <style:text-properties fo:language="en" fo:country="US" officeooo:rsid="0290e9be" fo:background-color="transparent" loext:char-shading-value="0"/>
    </style:style>
    <style:style style:name="T32" style:family="text">
      <style:text-properties fo:language="en" fo:country="US" officeooo:rsid="018a3967" fo:background-color="transparent" loext:char-shading-value="0"/>
    </style:style>
    <style:style style:name="T33" style:family="text">
      <style:text-properties fo:language="en" fo:country="US" officeooo:rsid="03521853" fo:background-color="transparent" loext:char-shading-value="0"/>
    </style:style>
    <style:style style:name="T34" style:family="text">
      <style:text-properties fo:language="en" fo:country="US" officeooo:rsid="0353c053" fo:background-color="transparent" loext:char-shading-value="0"/>
    </style:style>
    <style:style style:name="T35" style:family="text">
      <style:text-properties fo:language="en" fo:country="US" officeooo:rsid="0093817c" fo:background-color="transparent" loext:char-shading-value="0"/>
    </style:style>
    <style:style style:name="T36" style:family="text">
      <style:text-properties fo:language="en" fo:country="US" officeooo:rsid="009d45d2" fo:background-color="transparent" loext:char-shading-value="0"/>
    </style:style>
    <style:style style:name="T37" style:family="text">
      <style:text-properties fo:language="en" fo:country="US" officeooo:rsid="00b1bae5" fo:background-color="transparent" loext:char-shading-value="0"/>
    </style:style>
    <style:style style:name="T38" style:family="text">
      <style:text-properties fo:language="en" fo:country="US" officeooo:rsid="009c5ba4" fo:background-color="transparent" loext:char-shading-value="0"/>
    </style:style>
    <style:style style:name="T39" style:family="text">
      <style:text-properties fo:language="en" fo:country="US" officeooo:rsid="029480b8" fo:background-color="transparent" loext:char-shading-value="0"/>
    </style:style>
    <style:style style:name="T40" style:family="text">
      <style:text-properties fo:language="en" fo:country="US" officeooo:rsid="00950a0c" fo:background-color="transparent" loext:char-shading-value="0" style:font-name-complex="Courier New2"/>
    </style:style>
    <style:style style:name="T41" style:family="text">
      <style:text-properties fo:language="en" fo:country="US" officeooo:rsid="009924ac" fo:background-color="transparent" loext:char-shading-value="0" style:font-name-complex="Courier New2"/>
    </style:style>
    <style:style style:name="T42" style:family="text">
      <style:text-properties fo:language="en" fo:country="US" officeooo:rsid="0360f4e8" fo:background-color="transparent" loext:char-shading-value="0"/>
    </style:style>
    <style:style style:name="T43" style:family="text">
      <style:text-properties fo:language="en" fo:country="US" officeooo:rsid="037108ad" fo:background-color="transparent" loext:char-shading-value="0"/>
    </style:style>
    <style:style style:name="T44" style:family="text">
      <style:text-properties fo:language="en" fo:country="US" fo:background-color="transparent" loext:char-shading-value="0" style:font-weight-asian="normal" style:font-weight-complex="normal"/>
    </style:style>
    <style:style style:name="T45" style:family="text">
      <style:text-properties fo:language="en" fo:country="US" officeooo:rsid="027958da" fo:background-color="transparent" loext:char-shading-value="0" style:font-weight-asian="normal" style:font-weight-complex="normal"/>
    </style:style>
    <style:style style:name="T46" style:family="text">
      <style:text-properties fo:language="en" fo:country="US" officeooo:rsid="027958da" fo:background-color="transparent" loext:char-shading-value="0" style:font-weight-asian="normal" style:font-name-complex="Consolas3" style:font-weight-complex="normal"/>
    </style:style>
    <style:style style:name="T47" style:family="text">
      <style:text-properties fo:language="en" fo:country="US" officeooo:rsid="03533808" fo:background-color="transparent" loext:char-shading-value="0"/>
    </style:style>
    <style:style style:name="T48" style:family="text">
      <style:text-properties fo:language="en" fo:country="US" officeooo:rsid="03978140" fo:background-color="transparent" loext:char-shading-value="0"/>
    </style:style>
    <style:style style:name="T49" style:family="text">
      <style:text-properties fo:language="en" fo:country="US" officeooo:rsid="039a125f" fo:background-color="transparent" loext:char-shading-value="0"/>
    </style:style>
    <style:style style:name="T50" style:family="text">
      <style:text-properties fo:language="en" fo:country="US" officeooo:rsid="039c98a2" fo:background-color="transparent" loext:char-shading-value="0"/>
    </style:style>
    <style:style style:name="T51" style:family="text">
      <style:text-properties fo:language="en" fo:country="US" officeooo:rsid="017da113"/>
    </style:style>
    <style:style style:name="T52" style:family="text">
      <style:text-properties fo:language="en" fo:country="US" style:font-name-complex="Consolas3"/>
    </style:style>
    <style:style style:name="T53" style:family="text">
      <style:text-properties fo:language="en" fo:country="US" officeooo:rsid="0065b518" style:font-name-complex="Consolas3"/>
    </style:style>
    <style:style style:name="T54" style:family="text">
      <style:text-properties fo:language="en" fo:country="US" officeooo:rsid="034d716d"/>
    </style:style>
    <style:style style:name="T55" style:family="text">
      <style:text-properties fo:language="en" fo:country="US" officeooo:rsid="034ebc2b"/>
    </style:style>
    <style:style style:name="T56" style:family="text">
      <style:text-properties fo:language="en" fo:country="US" officeooo:rsid="032db41e"/>
    </style:style>
    <style:style style:name="T57" style:family="text">
      <style:text-properties fo:language="en" fo:country="US" fo:font-weight="bold" fo:background-color="transparent" loext:char-shading-value="0"/>
    </style:style>
    <style:style style:name="T58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59" style:family="text">
      <style:text-properties fo:language="en" fo:country="US" fo:font-weight="bold" officeooo:rsid="02e0dbb6" fo:background-color="transparent" loext:char-shading-value="0" style:font-weight-asian="bold" style:font-weight-complex="bold"/>
    </style:style>
    <style:style style:name="T60" style:family="text">
      <style:text-properties fo:language="en" fo:country="US" fo:font-weight="bold" officeooo:rsid="00950a0c" fo:background-color="transparent" loext:char-shading-value="0" style:font-weight-asian="bold" style:font-name-complex="Courier New2" style:font-weight-complex="bold"/>
    </style:style>
    <style:style style:name="T61" style:family="text">
      <style:text-properties fo:language="en" fo:country="US" fo:font-weight="bold" officeooo:rsid="029480b8" fo:background-color="transparent" loext:char-shading-value="0"/>
    </style:style>
    <style:style style:name="T62" style:family="text">
      <style:text-properties fo:language="en" fo:country="US" fo:font-weight="bold" officeooo:rsid="03422f13" style:font-weight-asian="bold" style:font-weight-complex="bold"/>
    </style:style>
    <style:style style:name="T63" style:family="text">
      <style:text-properties fo:language="en" fo:country="US" fo:font-weight="bold" officeooo:rsid="03435b10" style:font-weight-asian="bold" style:font-weight-complex="bold"/>
    </style:style>
    <style:style style:name="T64" style:family="text">
      <style:text-properties fo:language="en" fo:country="US" fo:font-weight="bold" officeooo:rsid="03452682" style:font-weight-asian="bold" style:font-weight-complex="bold"/>
    </style:style>
    <style:style style:name="T65" style:family="text">
      <style:text-properties fo:language="en" fo:country="US" officeooo:rsid="02e0dbb6"/>
    </style:style>
    <style:style style:name="T66" style:family="text">
      <style:text-properties fo:language="en" fo:country="US" officeooo:rsid="034da5de"/>
    </style:style>
    <style:style style:name="T67" style:family="text">
      <style:text-properties fo:language="en" fo:country="US" officeooo:rsid="033647ce"/>
    </style:style>
    <style:style style:name="T68" style:family="text">
      <style:text-properties fo:language="en" fo:country="US" officeooo:rsid="03e81305"/>
    </style:style>
    <style:style style:name="T69" style:family="text">
      <style:text-properties fo:language="en" fo:country="US" officeooo:rsid="03e7c795"/>
    </style:style>
    <style:style style:name="T70" style:family="text">
      <style:text-properties fo:language="en" fo:country="US" officeooo:rsid="03422f13"/>
    </style:style>
    <style:style style:name="T71" style:family="text">
      <style:text-properties fo:language="en" fo:country="US" officeooo:rsid="036b4d9e"/>
    </style:style>
    <style:style style:name="T72" style:family="text">
      <style:text-properties fo:font-size="14pt" style:font-size-asian="14pt"/>
    </style:style>
    <style:style style:name="T73" style:family="text">
      <style:text-properties fo:font-size="14pt" style:font-size-asian="14pt" style:font-size-complex="14pt"/>
    </style:style>
    <style:style style:name="T74" style:family="text">
      <style:text-properties fo:font-size="14pt" officeooo:rsid="02daa7ab" style:font-size-asian="14pt" style:font-size-complex="14pt"/>
    </style:style>
    <style:style style:name="T75" style:family="text">
      <style:text-properties fo:font-size="14pt" fo:font-weight="normal" style:font-size-asian="14pt" style:font-weight-asian="normal" style:font-size-complex="14pt" style:font-weight-complex="normal"/>
    </style:style>
    <style:style style:name="T76" style:family="text">
      <style:text-properties fo:font-weight="bold" style:font-weight-asian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name-complex="Consolas3" style:font-weight-complex="bold"/>
    </style:style>
    <style:style style:name="T79" style:family="text">
      <style:text-properties fo:font-weight="bold" officeooo:rsid="00e33c4b" style:font-weight-asian="bold" style:font-name-complex="Consolas3" style:font-weight-complex="bold"/>
    </style:style>
    <style:style style:name="T80" style:family="text">
      <style:text-properties fo:font-weight="bold" officeooo:rsid="02def411" style:font-weight-asian="bold"/>
    </style:style>
    <style:style style:name="T81" style:family="text">
      <style:text-properties fo:font-weight="bold" fo:background-color="transparent" loext:char-shading-value="0" style:font-weight-asian="bold" style:font-weight-complex="bold"/>
    </style:style>
    <style:style style:name="T82" style:family="text">
      <style:text-properties fo:font-weight="bold" officeooo:rsid="00b73541" fo:background-color="transparent" loext:char-shading-value="0" style:font-weight-asian="bold" style:font-weight-complex="bold"/>
    </style:style>
    <style:style style:name="T83" style:family="text">
      <style:text-properties fo:color="#0f5684" fo:font-size="10pt" fo:language="en" fo:country="GB" style:font-size-asian="10pt" style:font-size-complex="10pt"/>
    </style:style>
    <style:style style:name="T84" style:family="text">
      <style:text-properties fo:color="#0f5684" fo:font-size="9pt" fo:font-weight="bold" style:font-size-asian="9pt" style:font-weight-asian="bold"/>
    </style:style>
    <style:style style:name="T85" style:family="text">
      <style:text-properties fo:color="#0f5684" fo:font-size="9pt" style:font-size-asian="9pt"/>
    </style:style>
    <style:style style:name="T86" style:family="text">
      <style:text-properties fo:color="#0f5684" fo:font-size="9pt" fo:language="en" fo:country="GB" style:font-size-asian="9pt"/>
    </style:style>
    <style:style style:name="T87" style:family="text">
      <style:text-properties fo:font-size="9pt" fo:language="en" fo:country="GB" style:font-size-asian="9pt"/>
    </style:style>
    <style:style style:name="T88" style:family="text">
      <style:text-properties fo:font-style="italic" style:font-style-asian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officeooo:rsid="011e4993" style:font-style-asian="italic" style:font-style-complex="italic"/>
    </style:style>
    <style:style style:name="T91" style:family="text">
      <style:text-properties fo:font-style="italic" officeooo:rsid="0141f331" style:font-style-asian="italic" style:font-style-complex="italic"/>
    </style:style>
    <style:style style:name="T92" style:family="text">
      <style:text-properties fo:font-style="italic" officeooo:rsid="01728a8a" style:font-style-asian="italic" style:font-style-complex="italic"/>
    </style:style>
    <style:style style:name="T93" style:family="text">
      <style:text-properties fo:font-style="italic" officeooo:rsid="01d899f8" style:font-style-asian="italic" style:font-style-complex="italic"/>
    </style:style>
    <style:style style:name="T94" style:family="text">
      <style:text-properties fo:font-style="italic" officeooo:rsid="0294f5a1" style:font-style-asian="italic" style:font-style-complex="italic"/>
    </style:style>
    <style:style style:name="T95" style:family="text">
      <style:text-properties fo:font-style="italic" officeooo:rsid="02d91009" style:font-style-asian="italic" style:font-style-complex="italic"/>
    </style:style>
    <style:style style:name="T96" style:family="text">
      <style:text-properties fo:font-style="italic" officeooo:rsid="035615a2" style:font-style-asian="italic" style:font-style-complex="italic"/>
    </style:style>
    <style:style style:name="T97" style:family="text">
      <style:text-properties fo:font-style="italic" officeooo:rsid="03973907" style:font-style-asian="italic" style:font-style-complex="italic"/>
    </style:style>
    <style:style style:name="T98" style:family="text">
      <style:text-properties fo:font-style="italic" officeooo:rsid="02f22d91" style:font-style-asian="italic"/>
    </style:style>
    <style:style style:name="T99" style:family="text">
      <style:text-properties fo:font-style="italic" officeooo:rsid="02f4d319" style:font-style-asian="italic"/>
    </style:style>
    <style:style style:name="T100" style:family="text">
      <style:text-properties fo:font-style="italic" officeooo:rsid="031fc69c" style:font-style-asian="italic"/>
    </style:style>
    <style:style style:name="T101" style:family="text">
      <style:text-properties fo:font-style="italic" officeooo:rsid="03240049" style:font-style-asian="italic"/>
    </style:style>
    <style:style style:name="T102" style:family="text">
      <style:text-properties fo:font-style="italic" officeooo:rsid="033dd978" style:font-style-asian="italic"/>
    </style:style>
    <style:style style:name="T103" style:family="text">
      <style:text-properties fo:font-style="italic" officeooo:rsid="036f6c00" style:font-style-asian="italic"/>
    </style:style>
    <style:style style:name="T104" style:family="text">
      <style:text-properties style:font-name="Bitstream Vera Sans Mono" fo:font-size="8pt" fo:language="en" fo:country="US" style:font-size-asian="8pt" style:font-size-complex="8pt"/>
    </style:style>
    <style:style style:name="T105" style:family="text">
      <style:text-properties style:font-name="Bitstream Vera Sans Mono" fo:font-size="8pt" style:font-size-asian="8pt"/>
    </style:style>
    <style:style style:name="T106" style:family="text">
      <style:text-properties style:font-name="Bitstream Vera Sans Mono" fo:font-size="8pt" style:font-size-asian="8pt" style:font-size-complex="8pt"/>
    </style:style>
    <style:style style:name="T107" style:family="text">
      <style:text-properties style:font-name="Bitstream Vera Sans Mono" fo:font-size="8pt" officeooo:rsid="0043fefc" style:font-size-asian="8pt" style:font-size-complex="8pt"/>
    </style:style>
    <style:style style:name="T108" style:family="text">
      <style:text-properties style:font-name="Bitstream Vera Sans Mono" fo:font-size="8pt" officeooo:rsid="02e513d9" style:font-size-asian="8pt" style:font-size-complex="8pt"/>
    </style:style>
    <style:style style:name="T109" style:family="text">
      <style:text-properties style:font-name="Bitstream Vera Sans Mono" fo:font-size="8pt" officeooo:rsid="02e141c6" style:font-size-asian="8pt" style:font-size-complex="8pt"/>
    </style:style>
    <style:style style:name="T110" style:family="text">
      <style:text-properties style:font-name="Bitstream Vera Sans Mono" fo:font-size="8pt" officeooo:rsid="030cc0cd" style:font-size-asian="8pt" style:font-size-complex="8pt"/>
    </style:style>
    <style:style style:name="T111" style:family="text">
      <style:text-properties style:font-name="Bitstream Vera Sans Mono" fo:font-size="8pt" officeooo:rsid="04d1cf93" style:font-size-asian="8pt" style:font-size-complex="8pt"/>
    </style:style>
    <style:style style:name="T112" style:family="text">
      <style:text-properties style:font-name="Bitstream Vera Sans Mono" fo:font-size="8pt" officeooo:rsid="023bb7ad" style:font-size-asian="8pt" style:font-size-complex="8pt"/>
    </style:style>
    <style:style style:name="T113" style:family="text">
      <style:text-properties style:font-name="Bitstream Vera Sans Mono" fo:font-size="8pt" officeooo:rsid="027ec165" style:font-size-asian="8pt" style:font-size-complex="8pt"/>
    </style:style>
    <style:style style:name="T114" style:family="text">
      <style:text-properties style:font-name="Bitstream Vera Sans Mono" fo:font-size="8pt" officeooo:rsid="02807732" style:font-size-asian="8pt" style:font-size-complex="8pt"/>
    </style:style>
    <style:style style:name="T115" style:family="text">
      <style:text-properties style:font-name="Bitstream Vera Sans Mono" fo:font-size="8pt" officeooo:rsid="018740bf" style:font-size-asian="8pt" style:font-size-complex="8pt"/>
    </style:style>
    <style:style style:name="T116" style:family="text">
      <style:text-properties style:font-name="Bitstream Vera Sans Mono" fo:font-size="8pt" officeooo:rsid="0282313e" style:font-size-asian="8pt" style:font-size-complex="8pt"/>
    </style:style>
    <style:style style:name="T117" style:family="text">
      <style:text-properties style:font-name="Bitstream Vera Sans Mono" fo:font-size="8pt" officeooo:rsid="028a9cb3" style:font-size-asian="8pt" style:font-size-complex="8pt"/>
    </style:style>
    <style:style style:name="T118" style:family="text">
      <style:text-properties style:font-name="Bitstream Vera Sans Mono" fo:font-size="8pt" officeooo:rsid="028cffda" style:font-size-asian="8pt" style:font-size-complex="8pt"/>
    </style:style>
    <style:style style:name="T119" style:family="text">
      <style:text-properties style:font-name="Bitstream Vera Sans Mono" fo:font-size="8pt" officeooo:rsid="0291c5d1" style:font-size-asian="8pt" style:font-size-complex="8pt"/>
    </style:style>
    <style:style style:name="T120" style:family="text">
      <style:text-properties style:font-name="Bitstream Vera Sans Mono" fo:font-size="8pt" officeooo:rsid="0294f5a1" style:font-size-asian="8pt" style:font-size-complex="8pt"/>
    </style:style>
    <style:style style:name="T121" style:family="text">
      <style:text-properties style:font-name="Bitstream Vera Sans Mono" fo:font-size="8pt" officeooo:rsid="02954e8b" style:font-size-asian="8pt" style:font-size-complex="8pt"/>
    </style:style>
    <style:style style:name="T122" style:family="text">
      <style:text-properties style:font-name="Bitstream Vera Sans Mono" fo:font-size="8pt" officeooo:rsid="02d91009" style:font-size-asian="8pt" style:font-size-complex="8pt"/>
    </style:style>
    <style:style style:name="T123" style:family="text">
      <style:text-properties style:font-name="Bitstream Vera Sans Mono" fo:font-size="8pt" officeooo:rsid="02df37d1" style:font-size-asian="8pt" style:font-size-complex="8pt"/>
    </style:style>
    <style:style style:name="T124" style:family="text">
      <style:text-properties style:font-name="Bitstream Vera Sans Mono" fo:font-size="8pt" style:font-size-asian="8pt" style:font-name-complex="Courier New2" style:font-size-complex="8pt"/>
    </style:style>
    <style:style style:name="T125" style:family="text">
      <style:text-properties style:font-name="Bitstream Vera Sans Mono" fo:font-size="8pt" officeooo:rsid="01e08da5" style:font-size-asian="8pt" style:font-name-complex="Courier New2" style:font-size-complex="8pt"/>
    </style:style>
    <style:style style:name="T126" style:family="text">
      <style:text-properties style:font-name="Bitstream Vera Sans Mono" fo:font-size="8pt" officeooo:rsid="02888ff1" style:font-size-asian="8pt" style:font-name-complex="Courier New2" style:font-size-complex="8pt"/>
    </style:style>
    <style:style style:name="T127" style:family="text">
      <style:text-properties style:font-name="Bitstream Vera Sans Mono" fo:font-size="8pt" officeooo:rsid="02d91009" style:font-size-asian="8pt" style:font-name-complex="Courier New2" style:font-size-complex="8pt"/>
    </style:style>
    <style:style style:name="T128" style:family="text">
      <style:text-properties style:font-name="Bitstream Vera Sans Mono" fo:font-size="8pt" style:font-size-asian="8pt" style:font-name-complex="Consolas3" style:font-size-complex="8pt"/>
    </style:style>
    <style:style style:name="T129" style:family="text">
      <style:text-properties style:font-name="Bitstream Vera Sans Mono" fo:font-size="8pt" officeooo:rsid="006d874e" style:font-size-asian="8pt" style:font-name-complex="Consolas3" style:font-size-complex="8pt"/>
    </style:style>
    <style:style style:name="T130" style:family="text">
      <style:text-properties style:font-name="Bitstream Vera Sans Mono" fo:font-size="8pt" officeooo:rsid="008fd653" style:font-size-asian="8pt" style:font-name-complex="Consolas3" style:font-size-complex="8pt"/>
    </style:style>
    <style:style style:name="T131" style:family="text">
      <style:text-properties style:font-name="Bitstream Vera Sans Mono" fo:font-size="8pt" officeooo:rsid="00997b75" style:font-size-asian="8pt" style:font-name-complex="Consolas3" style:font-size-complex="8pt"/>
    </style:style>
    <style:style style:name="T132" style:family="text">
      <style:text-properties style:font-name="Bitstream Vera Sans Mono" fo:font-size="8pt" officeooo:rsid="009d45d2" style:font-size-asian="8pt" style:font-name-complex="Consolas3" style:font-size-complex="8pt"/>
    </style:style>
    <style:style style:name="T133" style:family="text">
      <style:text-properties style:font-name="Bitstream Vera Sans Mono" fo:font-size="8pt" officeooo:rsid="00af1cb5" style:font-size-asian="8pt" style:font-name-complex="Consolas3" style:font-size-complex="8pt"/>
    </style:style>
    <style:style style:name="T134" style:family="text">
      <style:text-properties style:font-name="Bitstream Vera Sans Mono" fo:font-size="8pt" officeooo:rsid="02e141c6" style:font-size-asian="8pt" style:font-name-complex="Consolas3" style:font-size-complex="8pt"/>
    </style:style>
    <style:style style:name="T135" style:family="text">
      <style:text-properties style:font-name="Bitstream Vera Sans Mono" fo:font-size="8pt" officeooo:rsid="02f97783" style:font-size-asian="8pt" style:font-name-complex="Consolas3" style:font-size-complex="8pt"/>
    </style:style>
    <style:style style:name="T136" style:family="text">
      <style:text-properties style:font-name="Bitstream Vera Sans Mono" fo:font-size="8pt" officeooo:rsid="01fd03b2" style:font-size-asian="8pt" style:font-name-complex="Consolas3" style:font-size-complex="8pt"/>
    </style:style>
    <style:style style:name="T137" style:family="text">
      <style:text-properties style:font-name="Bitstream Vera Sans Mono" fo:font-size="8pt" officeooo:rsid="028cffda" style:font-size-asian="8pt" style:font-name-complex="Consolas3" style:font-size-complex="8pt"/>
    </style:style>
    <style:style style:name="T138" style:family="text">
      <style:text-properties style:font-name="Bitstream Vera Sans Mono" fo:font-size="8pt" officeooo:rsid="028f3b18" style:font-size-asian="8pt" style:font-name-complex="Consolas3" style:font-size-complex="8pt"/>
    </style:style>
    <style:style style:name="T139" style:family="text">
      <style:text-properties style:font-name="Bitstream Vera Sans Mono" fo:font-size="8pt" officeooo:rsid="02954e8b" style:font-size-asian="8pt" style:font-name-complex="Consolas3" style:font-size-complex="8pt"/>
    </style:style>
    <style:style style:name="T140" style:family="text">
      <style:text-properties style:font-name="Bitstream Vera Sans Mono" fo:font-size="8pt" officeooo:rsid="02d91009" style:font-size-asian="8pt" style:font-name-complex="Consolas3" style:font-size-complex="8pt"/>
    </style:style>
    <style:style style:name="T141" style:family="text">
      <style:text-properties style:font-name="Bitstream Vera Sans Mono" fo:font-size="8pt" officeooo:rsid="02d93d11" style:font-size-asian="8pt" style:font-name-complex="Consolas3" style:font-size-complex="8pt"/>
    </style:style>
    <style:style style:name="T142" style:family="text">
      <style:text-properties style:font-name="Bitstream Vera Sans Mono" fo:font-size="8pt" fo:font-style="italic" style:font-size-asian="8pt" style:font-style-asian="italic" style:font-size-complex="8pt"/>
    </style:style>
    <style:style style:name="T143" style:family="text">
      <style:text-properties style:font-name="Bitstream Vera Sans Mono" fo:font-size="8pt" fo:font-style="italic" officeooo:rsid="01676771" style:font-size-asian="8pt" style:font-style-asian="italic" style:font-size-complex="8pt" style:font-weight-complex="bold"/>
    </style:style>
    <style:style style:name="T144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size-complex="8pt" style:font-weight-complex="bold"/>
    </style:style>
    <style:style style:name="T145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name-complex="Consolas3" style:font-size-complex="8pt" style:font-weight-complex="bold"/>
    </style:style>
    <style:style style:name="T146" style:family="text">
      <style:text-properties style:font-name="Bitstream Vera Sans Mono" fo:font-size="8pt" fo:language="en" fo:country="GB" style:font-size-asian="8pt" style:font-size-complex="8pt"/>
    </style:style>
    <style:style style:name="T147" style:family="text">
      <style:text-properties style:font-name="Bitstream Vera Sans Mono" fo:font-size="8pt" fo:language="en" fo:country="GB" officeooo:rsid="047c2383" style:font-size-asian="8pt" style:font-size-complex="8pt"/>
    </style:style>
    <style:style style:name="T148" style:family="text">
      <style:text-properties style:font-name="Bitstream Vera Sans Mono" fo:font-size="8pt" fo:language="en" fo:country="GB" officeooo:rsid="030cc0cd" style:font-size-asian="8pt" style:font-size-complex="8pt"/>
    </style:style>
    <style:style style:name="T149" style:family="text">
      <style:text-properties style:font-name="Bitstream Vera Sans Mono" fo:font-size="8pt" fo:language="en" fo:country="GB" style:font-size-asian="8pt" style:font-name-complex="Consolas3" style:font-size-complex="8pt"/>
    </style:style>
    <style:style style:name="T150" style:family="text">
      <style:text-properties style:font-name="Bitstream Vera Sans Mono" fo:font-size="8pt" fo:font-weight="bold" style:font-size-asian="8pt" style:font-weight-asian="bold" style:font-name-complex="Consolas3" style:font-size-complex="8pt" style:font-weight-complex="bold"/>
    </style:style>
    <style:style style:name="T151" style:family="text">
      <style:text-properties fo:font-size="10pt" style:font-size-asian="10pt"/>
    </style:style>
    <style:style style:name="T152" style:family="text">
      <style:text-properties fo:font-size="10pt" style:font-size-asian="10pt" style:font-size-complex="8pt"/>
    </style:style>
    <style:style style:name="T153" style:family="text">
      <style:text-properties fo:font-size="10pt" officeooo:rsid="0282d126" style:font-size-asian="10pt"/>
    </style:style>
    <style:style style:name="T154" style:family="text">
      <style:text-properties fo:font-size="10pt" officeooo:rsid="0284d37c" style:font-size-asian="10pt"/>
    </style:style>
    <style:style style:name="T155" style:family="text">
      <style:text-properties fo:font-size="10pt" fo:font-weight="bold" style:font-size-asian="10pt" style:font-weight-asian="bold" style:font-size-complex="8pt"/>
    </style:style>
    <style:style style:name="T156" style:family="text">
      <style:text-properties style:font-name-complex="Consolas3"/>
    </style:style>
    <style:style style:name="T157" style:family="text">
      <style:text-properties officeooo:rsid="006bb955" style:font-name-complex="Consolas3"/>
    </style:style>
    <style:style style:name="T158" style:family="text">
      <style:text-properties officeooo:rsid="0492370b"/>
    </style:style>
    <style:style style:name="T159" style:family="text">
      <style:text-properties officeooo:rsid="002551ba"/>
    </style:style>
    <style:style style:name="T160" style:family="text">
      <style:text-properties officeooo:rsid="0028847f"/>
    </style:style>
    <style:style style:name="T161" style:family="text">
      <style:text-properties officeooo:rsid="002a16fc"/>
    </style:style>
    <style:style style:name="T162" style:family="text">
      <style:text-properties officeooo:rsid="002bd22b"/>
    </style:style>
    <style:style style:name="T163" style:family="text">
      <style:text-properties officeooo:rsid="002d8d13"/>
    </style:style>
    <style:style style:name="T164" style:family="text">
      <style:text-properties officeooo:rsid="002db63e"/>
    </style:style>
    <style:style style:name="T165" style:family="text">
      <style:text-properties officeooo:rsid="04a332c0"/>
    </style:style>
    <style:style style:name="T166" style:family="text">
      <style:text-properties officeooo:rsid="0039bc18"/>
    </style:style>
    <style:style style:name="T167" style:family="text">
      <style:text-properties officeooo:rsid="003a1f1c"/>
    </style:style>
    <style:style style:name="T168" style:family="text">
      <style:text-properties officeooo:rsid="003d73c9"/>
    </style:style>
    <style:style style:name="T169" style:family="text">
      <style:text-properties officeooo:rsid="0040cde6"/>
    </style:style>
    <style:style style:name="T170" style:family="text">
      <style:text-properties officeooo:rsid="0043fefc"/>
    </style:style>
    <style:style style:name="T171" style:family="text">
      <style:text-properties officeooo:rsid="0046f027"/>
    </style:style>
    <style:style style:name="T172" style:family="text">
      <style:text-properties officeooo:rsid="0047b949"/>
    </style:style>
    <style:style style:name="T173" style:family="text">
      <style:text-properties fo:color="#000000" fo:font-weight="bold" style:font-weight-asian="bold"/>
    </style:style>
    <style:style style:name="T174" style:family="text">
      <style:text-properties fo:color="#000000" fo:font-weight="normal" style:font-weight-asian="normal"/>
    </style:style>
    <style:style style:name="T175" style:family="text">
      <style:text-properties fo:color="#000000" fo:font-weight="normal" officeooo:rsid="028b04d9" style:font-weight-asian="normal"/>
    </style:style>
    <style:style style:name="T176" style:family="text">
      <style:text-properties fo:color="#000000" style:font-name="Calibri1" fo:font-size="12pt" fo:font-weight="normal" officeooo:rsid="02577eec" style:font-size-asian="12pt" style:font-weight-asian="normal" style:font-weight-complex="normal"/>
    </style:style>
    <style:style style:name="T177" style:family="text">
      <style:text-properties fo:color="#000000" style:font-name="Calibri1" fo:font-size="12pt" fo:font-weight="normal" officeooo:rsid="035a79a9" style:font-size-asian="12pt" style:font-weight-asian="normal" style:font-weight-complex="normal"/>
    </style:style>
    <style:style style:name="T178" style:family="text">
      <style:text-properties fo:color="#000000" style:font-name="Calibri1" fo:font-size="12pt" fo:font-weight="normal" officeooo:rsid="050d5cd5" style:font-size-asian="12pt" style:font-weight-asian="normal" style:font-weight-complex="normal"/>
    </style:style>
    <style:style style:name="T179" style:family="text">
      <style:text-properties style:font-name="Calibri1" fo:font-size="12pt" fo:font-style="normal" officeooo:rsid="04cce3d4" style:font-size-asian="12pt" style:font-style-asian="normal" style:font-style-complex="normal"/>
    </style:style>
    <style:style style:name="T180" style:family="text">
      <style:text-properties style:font-name="Calibri1" fo:font-size="12pt" fo:font-style="normal" officeooo:rsid="016baf35" style:font-size-asian="12pt" style:font-style-asian="normal"/>
    </style:style>
    <style:style style:name="T181" style:family="text">
      <style:text-properties style:font-name="Calibri1" fo:font-size="12pt" fo:font-style="normal" officeooo:rsid="04cebd3f" style:font-size-asian="12pt" style:font-style-asian="normal"/>
    </style:style>
    <style:style style:name="T182" style:family="text">
      <style:text-properties style:font-name="Calibri1" fo:font-size="12pt" fo:font-style="normal" officeooo:rsid="035a7c9b" style:font-size-asian="12pt" style:font-style-asian="normal"/>
    </style:style>
    <style:style style:name="T183" style:family="text">
      <style:text-properties style:font-name="Calibri1" fo:font-size="12pt" fo:font-style="normal" officeooo:rsid="0227785e" style:font-size-asian="12pt" style:font-style-asian="normal"/>
    </style:style>
    <style:style style:name="T184" style:family="text">
      <style:text-properties style:font-name="Calibri1" fo:font-size="12pt" fo:font-style="normal" officeooo:rsid="03b4b4c9" style:font-size-asian="12pt" style:font-style-asian="normal"/>
    </style:style>
    <style:style style:name="T185" style:family="text">
      <style:text-properties style:font-name="Calibri1" fo:font-size="12pt" fo:font-style="normal" officeooo:rsid="03b2c3f1" style:font-size-asian="12pt" style:font-style-asian="normal"/>
    </style:style>
    <style:style style:name="T186" style:family="text">
      <style:text-properties style:font-name="Calibri1" fo:font-size="12pt" fo:font-style="normal" officeooo:rsid="03b42712" style:font-size-asian="12pt" style:font-style-asian="normal"/>
    </style:style>
    <style:style style:name="T187" style:family="text">
      <style:text-properties style:font-name="Calibri1" fo:font-size="12pt" fo:font-style="normal" officeooo:rsid="015c774c" style:font-size-asian="12pt" style:font-style-asian="normal"/>
    </style:style>
    <style:style style:name="T188" style:family="text">
      <style:text-properties style:font-name="Calibri1" fo:font-size="12pt" fo:font-style="normal" officeooo:rsid="0166aa98" style:font-size-asian="12pt" style:font-style-asian="normal"/>
    </style:style>
    <style:style style:name="T189" style:family="text">
      <style:text-properties style:font-name="Calibri1" fo:font-size="12pt" fo:font-style="normal" officeooo:rsid="01690328" style:font-size-asian="12pt" style:font-style-asian="normal"/>
    </style:style>
    <style:style style:name="T190" style:family="text">
      <style:text-properties style:font-name="Calibri1" fo:font-size="12pt" fo:font-style="normal" officeooo:rsid="0335c052" style:font-size-asian="12pt" style:font-style-asian="normal"/>
    </style:style>
    <style:style style:name="T191" style:family="text">
      <style:text-properties style:font-name="Calibri1" fo:font-size="12pt" fo:font-style="normal" fo:font-weight="normal" style:font-size-asian="12pt" style:font-style-asian="normal" style:font-weight-asian="normal"/>
    </style:style>
    <style:style style:name="T192" style:family="text">
      <style:text-properties style:font-name="Calibri1" fo:font-size="12pt" fo:font-style="normal" fo:font-weight="normal" officeooo:rsid="022c7b41" style:font-size-asian="12pt" style:font-style-asian="normal" style:font-weight-asian="normal"/>
    </style:style>
    <style:style style:name="T193" style:family="text">
      <style:text-properties style:font-name="Calibri1" fo:font-size="12pt" fo:font-style="normal" fo:font-weight="normal" officeooo:rsid="03b91d7a" style:font-size-asian="12pt" style:font-style-asian="normal" style:font-weight-asian="normal"/>
    </style:style>
    <style:style style:name="T194" style:family="text">
      <style:text-properties style:font-name="Calibri1" fo:font-size="12pt" fo:font-style="normal" fo:font-weight="normal" officeooo:rsid="016baf35" style:font-size-asian="12pt" style:font-style-asian="normal" style:font-weight-asian="normal"/>
    </style:style>
    <style:style style:name="T195" style:family="text">
      <style:text-properties style:font-name="Calibri1" fo:font-size="12pt" fo:font-style="italic" officeooo:rsid="04cce3d4" style:font-size-asian="12pt" style:font-style-asian="italic"/>
    </style:style>
    <style:style style:name="T196" style:family="text">
      <style:text-properties style:font-name="Calibri1" fo:font-size="12pt" fo:font-style="italic" fo:font-weight="normal" style:font-size-asian="12pt" style:font-style-asian="italic" style:font-weight-asian="normal"/>
    </style:style>
    <style:style style:name="T197" style:family="text">
      <style:text-properties style:font-name="Calibri1" fo:font-size="12pt" fo:language="en" fo:country="GB" style:font-size-asian="12pt"/>
    </style:style>
    <style:style style:name="T198" style:family="text">
      <style:text-properties style:font-name="Calibri1" fo:font-size="12pt" fo:language="en" fo:country="GB" officeooo:rsid="02e141c6" style:font-size-asian="12pt"/>
    </style:style>
    <style:style style:name="T199" style:family="text">
      <style:text-properties style:font-name="Calibri1" fo:font-size="12pt" fo:language="en" fo:country="GB" officeooo:rsid="04811dfd" style:font-size-asian="12pt"/>
    </style:style>
    <style:style style:name="T200" style:family="text">
      <style:text-properties style:font-name="Calibri1" fo:font-size="12pt" fo:language="en" fo:country="GB" officeooo:rsid="04ec42d0" style:font-size-asian="12pt"/>
    </style:style>
    <style:style style:name="T201" style:family="text">
      <style:text-properties style:font-name="Calibri1" fo:font-size="12pt" style:font-size-asian="12pt"/>
    </style:style>
    <style:style style:name="T202" style:family="text">
      <style:text-properties style:font-name="Calibri1" fo:font-size="12pt" officeooo:rsid="0483a29f" style:font-size-asian="12pt"/>
    </style:style>
    <style:style style:name="T203" style:family="text">
      <style:text-properties style:font-name="Calibri1" fo:font-size="12pt" officeooo:rsid="04ec42d0" style:font-size-asian="12pt"/>
    </style:style>
    <style:style style:name="T204" style:family="text">
      <style:text-properties style:font-name="Calibri1" fo:font-size="12pt" officeooo:rsid="048243c6" style:font-size-asian="12pt"/>
    </style:style>
    <style:style style:name="T205" style:family="text">
      <style:text-properties style:font-name="Calibri1" fo:font-size="12pt" fo:language="en" fo:country="US" fo:font-style="normal" fo:font-weight="normal" style:font-size-asian="12pt" style:font-style-asian="normal" style:font-weight-asian="normal"/>
    </style:style>
    <style:style style:name="T206" style:family="text">
      <style:text-properties style:font-name="Calibri1" fo:font-size="12pt" fo:language="en" fo:country="US" fo:font-style="normal" fo:font-weight="normal" officeooo:rsid="032171db" style:font-size-asian="12pt" style:font-style-asian="normal" style:font-weight-asian="normal"/>
    </style:style>
    <style:style style:name="T207" style:family="text">
      <style:text-properties style:font-name="Calibri1" fo:font-size="12pt" fo:language="en" fo:country="US" fo:font-style="normal" fo:font-weight="normal" officeooo:rsid="02244268" style:font-size-asian="12pt" style:font-style-asian="normal" style:font-weight-asian="normal"/>
    </style:style>
    <style:style style:name="T208" style:family="text">
      <style:text-properties style:font-name="Calibri1" fo:font-size="12pt" fo:language="en" fo:country="US" fo:font-style="normal" fo:font-weight="normal" officeooo:rsid="016276b6" style:font-size-asian="12pt" style:font-style-asian="normal" style:font-weight-asian="normal"/>
    </style:style>
    <style:style style:name="T209" style:family="text">
      <style:text-properties style:font-name="Calibri1" fo:font-size="12pt" fo:language="en" fo:country="US" fo:font-style="normal" fo:font-weight="normal" officeooo:rsid="03b69a61" style:font-size-asian="12pt" style:font-style-asian="normal" style:font-weight-asian="normal"/>
    </style:style>
    <style:style style:name="T210" style:family="text">
      <style:text-properties style:font-name="Bitstream Vera Sans Mono1" fo:font-size="8pt" fo:font-style="normal" officeooo:rsid="016ffef1" style:font-size-asian="8pt" style:font-style-asian="normal"/>
    </style:style>
    <style:style style:name="T211" style:family="text">
      <style:text-properties style:font-name="Bitstream Vera Sans Mono1" fo:font-size="8pt" fo:font-style="normal" officeooo:rsid="016baf35" style:font-size-asian="8pt" style:font-style-asian="normal"/>
    </style:style>
    <style:style style:name="T212" style:family="text">
      <style:text-properties style:font-name="Bitstream Vera Sans Mono1" fo:font-size="8pt" fo:font-style="normal" officeooo:rsid="028aff11" style:font-size-asian="8pt" style:font-style-asian="normal"/>
    </style:style>
    <style:style style:name="T213" style:family="text">
      <style:text-properties style:font-name="Bitstream Vera Sans Mono1" fo:font-size="8pt" fo:font-style="normal" officeooo:rsid="02d91009" style:font-size-asian="8pt" style:font-style-asian="normal"/>
    </style:style>
    <style:style style:name="T214" style:family="text">
      <style:text-properties style:font-name="Bitstream Vera Sans Mono1" fo:font-size="8pt" fo:font-style="normal" fo:font-weight="normal" style:font-size-asian="8pt" style:font-style-asian="normal" style:font-weight-asian="normal"/>
    </style:style>
    <style:style style:name="T215" style:family="text">
      <style:text-properties style:font-name="Bitstream Vera Sans Mono1" fo:font-size="8pt" fo:font-style="normal" fo:font-weight="normal" officeooo:rsid="02260408" style:font-size-asian="8pt" style:font-style-asian="normal" style:font-weight-asian="normal"/>
    </style:style>
    <style:style style:name="T216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217" style:family="text">
      <style:text-properties style:font-name="Bitstream Vera Sans Mono1" fo:font-size="8pt" fo:font-style="normal" fo:font-weight="normal" officeooo:rsid="022dff14" style:font-size-asian="8pt" style:font-style-asian="normal" style:font-weight-asian="normal"/>
    </style:style>
    <style:style style:name="T218" style:family="text">
      <style:text-properties style:font-name="Bitstream Vera Sans Mono1" fo:font-size="8pt" fo:font-style="normal" fo:font-weight="normal" officeooo:rsid="028cffda" style:font-size-asian="8pt" style:font-style-asian="normal" style:font-weight-asian="normal"/>
    </style:style>
    <style:style style:name="T219" style:family="text">
      <style:text-properties style:font-name="Bitstream Vera Sans Mono1" fo:font-size="8pt" fo:font-style="normal" fo:font-weight="normal" officeooo:rsid="02d91009" style:font-size-asian="8pt" style:font-style-asian="normal" style:font-weight-asian="normal"/>
    </style:style>
    <style:style style:name="T220" style:family="text">
      <style:text-properties style:font-name="Bitstream Vera Sans Mono1" fo:font-size="8pt" fo:font-weight="normal" style:font-size-asian="8pt" style:font-weight-asian="normal"/>
    </style:style>
    <style:style style:name="T221" style:family="text">
      <style:text-properties style:font-name="Bitstream Vera Sans Mono1" fo:font-size="8pt" fo:font-weight="normal" officeooo:rsid="02dc01db" style:font-size-asian="8pt" style:font-weight-asian="normal"/>
    </style:style>
    <style:style style:name="T222" style:family="text">
      <style:text-properties fo:language="en" fo:country="GB"/>
    </style:style>
    <style:style style:name="T223" style:family="text">
      <style:text-properties fo:language="en" fo:country="GB" officeooo:rsid="02e141c6"/>
    </style:style>
    <style:style style:name="T224" style:family="text">
      <style:text-properties fo:language="en" fo:country="GB" style:text-underline-style="solid" style:text-underline-width="auto" style:text-underline-color="font-color" fo:font-weight="bold" style:font-weight-asian="bold" style:font-name-complex="Consolas3" style:font-weight-complex="bold"/>
    </style:style>
    <style:style style:name="T225" style:family="text">
      <style:text-properties fo:language="en" fo:country="GB" style:text-underline-style="solid" style:text-underline-width="auto" style:text-underline-color="font-color" fo:font-weight="bold" officeooo:rsid="01b78510" style:font-weight-asian="bold" style:font-name-complex="Consolas3" style:font-weight-complex="bold"/>
    </style:style>
    <style:style style:name="T226" style:family="text">
      <style:text-properties fo:language="en" fo:country="GB" officeooo:rsid="023199ce"/>
    </style:style>
    <style:style style:name="T227" style:family="text">
      <style:text-properties fo:language="en" fo:country="GB" officeooo:rsid="0233886c"/>
    </style:style>
    <style:style style:name="T228" style:family="text">
      <style:text-properties fo:language="en" fo:country="GB" officeooo:rsid="023400f9"/>
    </style:style>
    <style:style style:name="T229" style:family="text">
      <style:text-properties fo:language="en" fo:country="GB" officeooo:rsid="02361525"/>
    </style:style>
    <style:style style:name="T230" style:family="text">
      <style:text-properties fo:language="en" fo:country="GB" officeooo:rsid="0236cd3d"/>
    </style:style>
    <style:style style:name="T231" style:family="text">
      <style:text-properties fo:language="en" fo:country="GB" officeooo:rsid="0239a6f1"/>
    </style:style>
    <style:style style:name="T232" style:family="text">
      <style:text-properties fo:language="en" fo:country="GB" officeooo:rsid="02485da3"/>
    </style:style>
    <style:style style:name="T233" style:family="text">
      <style:text-properties fo:language="en" fo:country="GB" officeooo:rsid="027695ac"/>
    </style:style>
    <style:style style:name="T234" style:family="text">
      <style:text-properties fo:language="en" fo:country="GB" style:font-name-complex="Consolas3"/>
    </style:style>
    <style:style style:name="T235" style:family="text">
      <style:text-properties fo:language="en" fo:country="GB" officeooo:rsid="0366652c"/>
    </style:style>
    <style:style style:name="T236" style:family="text">
      <style:text-properties officeooo:rsid="005fbeab"/>
    </style:style>
    <style:style style:name="T237" style:family="text">
      <style:text-properties officeooo:rsid="00601d58"/>
    </style:style>
    <style:style style:name="T23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2ab54" fo:background-color="#ffffff" loext:char-shading-value="0" style:font-size-asian="9.5pt" style:font-size-complex="9.5pt"/>
    </style:style>
    <style:style style:name="T23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51ae5" fo:background-color="#ffffff" loext:char-shading-value="0" style:font-size-asian="9.5pt" style:font-size-complex="9.5pt"/>
    </style:style>
    <style:style style:name="T24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5aa4e" fo:background-color="#ffffff" loext:char-shading-value="0" style:font-size-asian="9.5pt" style:font-size-complex="9.5pt"/>
    </style:style>
    <style:style style:name="T24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72e57" fo:background-color="#ffffff" loext:char-shading-value="0" style:font-size-asian="9.5pt" style:font-size-complex="9.5pt"/>
    </style:style>
    <style:style style:name="T24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8c355" fo:background-color="#ffffff" loext:char-shading-value="0" style:font-size-asian="9.5pt" style:font-size-complex="9.5pt"/>
    </style:style>
    <style:style style:name="T24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91c53" fo:background-color="#ffffff" loext:char-shading-value="0" style:font-size-asian="9.5pt" style:font-size-complex="9.5pt"/>
    </style:style>
    <style:style style:name="T24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87a88a" fo:background-color="#ffffff" loext:char-shading-value="0" style:font-size-asian="9.5pt" style:font-size-complex="9.5pt"/>
    </style:style>
    <style:style style:name="T24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480b8" fo:background-color="#ffffff" loext:char-shading-value="0" style:font-size-asian="9.5pt" style:font-size-complex="9.5pt"/>
    </style:style>
    <style:style style:name="T24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3dcc5" fo:background-color="#ffffff" loext:char-shading-value="0" style:font-size-asian="9.5pt" style:font-size-complex="9.5pt"/>
    </style:style>
    <style:style style:name="T24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9304" fo:background-color="#ffffff" loext:char-shading-value="0" style:font-size-asian="9.5pt" style:font-size-complex="9.5pt"/>
    </style:style>
    <style:style style:name="T24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a34cc" fo:background-color="#ffffff" loext:char-shading-value="0" style:font-size-asian="9.5pt" style:font-size-complex="9.5pt"/>
    </style:style>
    <style:style style:name="T24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232f9" fo:background-color="#ffffff" loext:char-shading-value="0" style:font-size-asian="9.5pt" style:font-size-complex="9.5pt"/>
    </style:style>
    <style:style style:name="T25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4fdd3b" fo:background-color="#ffffff" loext:char-shading-value="0" style:font-size-asian="9.5pt" style:font-size-complex="9.5pt"/>
    </style:style>
    <style:style style:name="T25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e17b" fo:background-color="#ffffff" loext:char-shading-value="0" style:font-size-asian="9.5pt" style:font-size-complex="9.5pt"/>
    </style:style>
    <style:style style:name="T25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c1ead" fo:background-color="#ffffff" loext:char-shading-value="0" style:font-size-asian="9.5pt" style:font-size-complex="9.5pt"/>
    </style:style>
    <style:style style:name="T25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3b6b8" fo:background-color="#ffffff" loext:char-shading-value="0" style:font-size-asian="9.5pt" style:font-size-complex="9.5pt"/>
    </style:style>
    <style:style style:name="T25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8502" fo:background-color="#ffffff" loext:char-shading-value="0" style:font-size-asian="9.5pt" style:font-size-complex="9.5pt"/>
    </style:style>
    <style:style style:name="T25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dc4e" fo:background-color="#ffffff" loext:char-shading-value="0" style:font-size-asian="9.5pt" style:font-size-complex="9.5pt"/>
    </style:style>
    <style:style style:name="T25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8cb3" fo:background-color="#ffffff" loext:char-shading-value="0" style:font-size-asian="9.5pt" style:font-size-complex="9.5pt"/>
    </style:style>
    <style:style style:name="T25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d5c3b" fo:background-color="#ffffff" loext:char-shading-value="0" style:font-size-asian="9.5pt" style:font-size-complex="9.5pt"/>
    </style:style>
    <style:style style:name="T25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f165" fo:background-color="#ffffff" loext:char-shading-value="0" style:font-size-asian="9.5pt" style:font-size-complex="9.5pt"/>
    </style:style>
    <style:style style:name="T25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b791f" fo:background-color="#ffffff" loext:char-shading-value="0" style:font-size-asian="9.5pt" style:font-size-complex="9.5pt"/>
    </style:style>
    <style:style style:name="T26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6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1009" fo:background-color="#ffffff" loext:char-shading-value="0" style:font-size-asian="9.5pt" style:font-size-complex="9.5pt"/>
    </style:style>
    <style:style style:name="T26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3d11" fo:background-color="#ffffff" loext:char-shading-value="0" style:font-size-asian="9.5pt" style:font-size-complex="9.5pt"/>
    </style:style>
    <style:style style:name="T263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size-complex="9.5pt"/>
    </style:style>
    <style:style style:name="T264" style:family="text">
      <style:text-properties fo:font-variant="normal" fo:text-transform="none" fo:color="#000000" style:font-name="Consolas" fo:font-size="9.5pt" fo:letter-spacing="normal" fo:font-style="normal" fo:font-weight="normal" officeooo:rsid="0071174e" fo:background-color="#ffffff" loext:char-shading-value="0" style:font-size-asian="9.5pt" style:font-size-complex="9.5pt"/>
    </style:style>
    <style:style style:name="T265" style:family="text">
      <style:text-properties fo:font-variant="normal" fo:text-transform="none" fo:color="#000000" style:font-name="Consolas" fo:font-size="9.5pt" fo:letter-spacing="normal" fo:font-style="normal" fo:font-weight="normal" officeooo:rsid="0077d2e8" fo:background-color="#ffffff" loext:char-shading-value="0" style:font-size-asian="9.5pt" style:font-size-complex="9.5pt"/>
    </style:style>
    <style:style style:name="T266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name-complex="Consolas3" style:font-size-complex="9.5pt"/>
    </style:style>
    <style:style style:name="T267" style:family="text">
      <style:text-properties fo:font-variant="normal" fo:text-transform="none" fo:color="#000000" style:font-name="Consolas" fo:font-size="9.5pt" fo:letter-spacing="normal" fo:font-style="normal" fo:font-weight="normal" officeooo:rsid="009742c3" fo:background-color="#ffffff" loext:char-shading-value="0" style:font-size-asian="9.5pt" style:font-name-complex="Consolas3" style:font-size-complex="9.5pt"/>
    </style:style>
    <style:style style:name="T268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weight-asian="bold" style:font-name-complex="Consolas3" style:font-size-complex="9.5pt" style:font-weight-complex="bold"/>
    </style:style>
    <style:style style:name="T269" style:family="text">
      <style:text-properties fo:font-variant="normal" fo:text-transform="none" fo:color="#000000" style:font-name="Consolas" fo:font-size="9.5pt" fo:letter-spacing="normal" fo:font-style="normal" fo:font-weight="bold" officeooo:rsid="0278d88d" fo:background-color="#ffffff" loext:char-shading-value="0" style:font-size-asian="9.5pt" style:font-weight-asian="bold" style:font-size-complex="9.5pt" style:font-weight-complex="bold"/>
    </style:style>
    <style:style style:name="T270" style:family="text">
      <style:text-properties fo:font-variant="normal" fo:text-transform="none" fo:color="#000000" style:font-name="Consolas" fo:font-size="9.5pt" fo:letter-spacing="normal" fo:font-style="normal" fo:font-weight="bold" officeooo:rsid="0071174e" fo:background-color="#ffffff" loext:char-shading-value="0" style:font-size-asian="9.5pt" style:font-weight-asian="bold" style:font-size-complex="9.5pt" style:font-weight-complex="bold"/>
    </style:style>
    <style:style style:name="T271" style:family="text">
      <style:text-properties fo:font-variant="normal" fo:text-transform="none" fo:color="#000000" style:font-name="Consolas" fo:font-size="9.5pt" fo:letter-spacing="normal" fo:font-style="normal" fo:font-weight="bold" officeooo:rsid="00c7fa4d" fo:background-color="#ffffff" loext:char-shading-value="0" style:font-size-asian="9.5pt" style:font-weight-asian="bold" style:font-size-complex="9.5pt" style:font-weight-complex="bold"/>
    </style:style>
    <style:style style:name="T272" style:family="text">
      <style:text-properties fo:font-variant="normal" fo:text-transform="none" fo:color="#000000" style:font-name="Consolas" fo:font-size="9.5pt" fo:letter-spacing="normal" fo:font-style="normal" fo:font-weight="bold" officeooo:rsid="00cc05c9" fo:background-color="#ffffff" loext:char-shading-value="0" style:font-size-asian="9.5pt" style:font-weight-asian="bold" style:font-size-complex="9.5pt" style:font-weight-complex="bold"/>
    </style:style>
    <style:style style:name="T273" style:family="text">
      <style:text-properties fo:font-variant="normal" fo:text-transform="none" fo:color="#000000" style:font-name="Consolas" fo:font-size="9.5pt" fo:letter-spacing="normal" fo:font-style="normal" fo:font-weight="bold" officeooo:rsid="00e3661d" fo:background-color="#ffffff" loext:char-shading-value="0" style:font-size-asian="9.5pt" style:font-weight-asian="bold" style:font-size-complex="9.5pt" style:font-weight-complex="bold"/>
    </style:style>
    <style:style style:name="T274" style:family="text">
      <style:text-properties fo:font-variant="normal" fo:text-transform="none" fo:color="#000000" style:font-name="Consolas" fo:font-size="9.5pt" fo:letter-spacing="normal" fo:font-style="normal" fo:font-weight="bold" officeooo:rsid="0278d88d" fo:background-color="#ffffff" loext:char-shading-value="0" style:font-size-asian="9.5pt" style:font-weight-asian="bold" style:font-name-complex="Consolas3" style:font-size-complex="9.5pt" style:font-weight-complex="bold"/>
    </style:style>
    <style:style style:name="T275" style:family="text">
      <style:text-properties fo:font-variant="normal" fo:text-transform="none" fo:color="#000000" style:font-name="Bitstream Vera Sans Mono" fo:font-size="8pt" fo:letter-spacing="normal" fo:font-style="normal" fo:font-weight="bold" officeooo:rsid="0278d88d" fo:background-color="#ffffff" loext:char-shading-value="0" style:font-size-asian="8pt" style:font-weight-asian="bold" style:font-name-complex="Consolas3" style:font-size-complex="8pt" style:font-weight-complex="bold"/>
    </style:style>
    <style:style style:name="T276" style:family="text">
      <style:text-properties fo:font-variant="normal" fo:text-transform="none" fo:color="#000000" style:font-name="Consolas2" fo:font-size="9.5pt" fo:letter-spacing="normal" fo:font-style="normal" fo:font-weight="normal" officeooo:rsid="0307fe75" fo:background-color="#ffffff" loext:char-shading-value="0" style:font-size-asian="9.5pt" style:font-size-complex="9.5pt"/>
    </style:style>
    <style:style style:name="T277" style:family="text">
      <style:text-properties fo:font-variant="normal" fo:text-transform="none" fo:color="#000000" style:font-name="Consolas2" fo:font-size="9.5pt" fo:letter-spacing="normal" fo:font-style="normal" fo:font-weight="normal" officeooo:rsid="048a9592" fo:background-color="#ffffff" loext:char-shading-value="0" style:font-size-asian="9.5pt" style:font-size-complex="9.5pt"/>
    </style:style>
    <style:style style:name="T278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79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48a9592" fo:background-color="#ffffff" loext:char-shading-value="0" style:font-size-asian="9.5pt" style:font-size-complex="9.5pt"/>
    </style:style>
    <style:style style:name="T280" style:family="text">
      <style:text-properties fo:font-variant="normal" fo:text-transform="none" fo:color="#000000" style:font-name="Calibri2" fo:font-size="12pt" fo:letter-spacing="normal" fo:font-style="normal" fo:font-weight="normal" officeooo:rsid="048a9592" fo:background-color="#ffffff" loext:char-shading-value="0" style:font-size-asian="12pt" style:font-size-complex="12pt"/>
    </style:style>
    <style:style style:name="T281" style:family="text">
      <style:text-properties fo:font-variant="normal" fo:text-transform="none" fo:color="#000000" style:font-name="Calibri2" fo:font-size="12pt" fo:letter-spacing="normal" fo:font-style="normal" fo:font-weight="normal" officeooo:rsid="048c5868" fo:background-color="#ffffff" loext:char-shading-value="0" style:font-size-asian="12pt" style:font-size-complex="12pt"/>
    </style:style>
    <style:style style:name="T282" style:family="text">
      <style:text-properties fo:font-variant="normal" fo:text-transform="none" fo:color="#000000" style:font-name="Calibri2" fo:font-size="12pt" fo:letter-spacing="normal" fo:font-style="normal" fo:font-weight="normal" officeooo:rsid="048ca97a" fo:background-color="#ffffff" loext:char-shading-value="0" style:font-size-asian="12pt" style:font-size-complex="12pt"/>
    </style:style>
    <style:style style:name="T283" style:family="text">
      <style:text-properties fo:font-variant="normal" fo:text-transform="none" fo:color="#000000" style:font-name="Calibri2" fo:font-size="12pt" fo:letter-spacing="normal" fo:font-style="normal" fo:font-weight="normal" officeooo:rsid="048e8385" fo:background-color="#ffffff" loext:char-shading-value="0" style:font-size-asian="12pt" style:font-size-complex="12pt"/>
    </style:style>
    <style:style style:name="T284" style:family="text">
      <style:text-properties fo:font-variant="normal" fo:text-transform="none" fo:color="#000000" style:font-name="Calibri2" fo:font-size="12pt" fo:letter-spacing="normal" fo:font-style="normal" fo:font-weight="normal" officeooo:rsid="04ed80bc" fo:background-color="#ffffff" loext:char-shading-value="0" style:font-size-asian="12pt" style:font-size-complex="12pt"/>
    </style:style>
    <style:style style:name="T285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556b319" fo:background-color="#ffffff" loext:char-shading-value="0"/>
    </style:style>
    <style:style style:name="T286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55724a5" fo:background-color="#ffffff" loext:char-shading-value="0"/>
    </style:style>
    <style:style style:name="T28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56b319" fo:background-color="#ffffff" loext:char-shading-value="0" style:font-size-asian="9.5pt" style:font-size-complex="9.5pt"/>
    </style:style>
    <style:style style:name="T28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5724a5" fo:background-color="#ffffff" loext:char-shading-value="0" style:font-size-asian="9.5pt" style:font-size-complex="9.5pt"/>
    </style:style>
    <style:style style:name="T28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name-complex="Consolas3" style:font-size-complex="9.5pt"/>
    </style:style>
    <style:style style:name="T29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name-complex="Consolas3" style:font-size-complex="9.5pt"/>
    </style:style>
    <style:style style:name="T29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9742c3" fo:background-color="transparent" loext:char-shading-value="0" style:font-size-asian="9.5pt" style:font-name-complex="Consolas3" style:font-size-complex="9.5pt"/>
    </style:style>
    <style:style style:name="T292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size-complex="9.5pt"/>
    </style:style>
    <style:style style:name="T29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17f2e0e" fo:background-color="transparent" loext:char-shading-value="0" style:font-size-asian="9.5pt" style:font-size-complex="9.5pt"/>
    </style:style>
    <style:style style:name="T29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size-complex="9.5pt"/>
    </style:style>
    <style:style style:name="T29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7d2e8" fo:background-color="transparent" loext:char-shading-value="0" style:font-size-asian="9.5pt" style:font-size-complex="9.5pt"/>
    </style:style>
    <style:style style:name="T29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457cd6" fo:background-color="transparent" loext:char-shading-value="0" style:font-size-asian="9.5pt" style:font-size-complex="9.5pt"/>
    </style:style>
    <style:style style:name="T29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1174e" fo:background-color="transparent" loext:char-shading-value="0" style:font-size-asian="9.5pt" style:font-size-complex="9.5pt"/>
    </style:style>
    <style:style style:name="T29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9c98a2" fo:background-color="transparent" loext:char-shading-value="0" style:font-size-asian="9.5pt" style:font-name-complex="Courier New2" style:font-size-complex="9.5pt"/>
    </style:style>
    <style:style style:name="T29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9e4be5" fo:background-color="transparent" loext:char-shading-value="0" style:font-size-asian="9.5pt" style:font-name-complex="Courier New2" style:font-size-complex="9.5pt"/>
    </style:style>
    <style:style style:name="T30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30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36b1ba3" fo:background-color="transparent" loext:char-shading-value="0" style:font-size-asian="9.5pt" style:font-weight-asian="bold" style:font-size-complex="9.5pt" style:font-weight-complex="bold"/>
    </style:style>
    <style:style style:name="T302" style:family="text">
      <style:text-properties fo:font-variant="normal" fo:text-transform="none" style:use-window-font-color="true" fo:letter-spacing="normal" fo:language="en" fo:country="US" officeooo:rsid="0282d126" fo:background-color="transparent" loext:char-shading-value="0"/>
    </style:style>
    <style:style style:name="T303" style:family="text">
      <style:text-properties fo:font-variant="normal" fo:text-transform="none" style:use-window-font-color="true" fo:letter-spacing="normal" fo:language="en" fo:country="US" officeooo:rsid="054fdd3b" fo:background-color="transparent" loext:char-shading-value="0"/>
    </style:style>
    <style:style style:name="T304" style:family="text">
      <style:text-properties fo:font-variant="normal" fo:text-transform="none" style:use-window-font-color="true" fo:letter-spacing="normal" fo:language="en" fo:country="US" fo:font-style="normal" officeooo:rsid="054fdd3b" fo:background-color="transparent" loext:char-shading-value="0" style:font-style-asian="normal" style:font-style-complex="normal"/>
    </style:style>
    <style:style style:name="T305" style:family="text">
      <style:text-properties fo:font-variant="normal" fo:text-transform="none" style:use-window-font-color="true" fo:letter-spacing="normal" fo:language="en" fo:country="US" fo:font-style="normal" fo:font-weight="normal" officeooo:rsid="0246763c" fo:background-color="transparent" loext:char-shading-value="0"/>
    </style:style>
    <style:style style:name="T306" style:family="text">
      <style:text-properties fo:font-variant="normal" fo:text-transform="none" style:use-window-font-color="true" fo:letter-spacing="normal" fo:language="en" fo:country="US" fo:font-style="normal" fo:font-weight="normal" officeooo:rsid="0274b5c2" fo:background-color="transparent" loext:char-shading-value="0"/>
    </style:style>
    <style:style style:name="T307" style:family="text">
      <style:text-properties fo:font-variant="normal" fo:text-transform="none" style:use-window-font-color="true" fo:letter-spacing="normal" fo:language="en" fo:country="US" fo:font-style="normal" fo:font-weight="normal" officeooo:rsid="025d63d8" fo:background-color="transparent" loext:char-shading-value="0"/>
    </style:style>
    <style:style style:name="T308" style:family="text">
      <style:text-properties fo:font-variant="normal" fo:text-transform="none" style:use-window-font-color="true" fo:letter-spacing="normal" fo:language="en" fo:country="US" fo:font-style="normal" fo:font-weight="normal" officeooo:rsid="039c98a2" fo:background-color="transparent" loext:char-shading-value="0"/>
    </style:style>
    <style:style style:name="T309" style:family="text">
      <style:text-properties fo:font-variant="normal" fo:text-transform="none" style:use-window-font-color="true" fo:letter-spacing="normal" fo:language="en" fo:country="US" fo:font-style="normal" fo:font-weight="normal" officeooo:rsid="039e4be5" fo:background-color="transparent" loext:char-shading-value="0"/>
    </style:style>
    <style:style style:name="T310" style:family="text">
      <style:text-properties fo:font-variant="normal" fo:text-transform="none" style:font-name="Consolas" fo:font-size="9.5pt" fo:letter-spacing="normal" fo:language="en" fo:country="US" officeooo:rsid="026364a4" fo:background-color="#ffffff" loext:char-shading-value="0" style:font-size-asian="9.5pt" style:font-size-complex="9.5pt"/>
    </style:style>
    <style:style style:name="T311" style:family="text">
      <style:text-properties fo:font-variant="normal" fo:text-transform="none" style:font-name="Consolas" fo:font-size="9.5pt" fo:letter-spacing="normal" fo:language="en" fo:country="US" officeooo:rsid="0550e17b" fo:background-color="#ffffff" loext:char-shading-value="0" style:font-size-asian="9.5pt" style:font-size-complex="9.5pt"/>
    </style:style>
    <style:style style:name="T312" style:family="text">
      <style:text-properties fo:font-variant="normal" fo:text-transform="none" style:font-name="Consolas" fo:font-size="9.5pt" fo:letter-spacing="normal" fo:language="en" fo:country="US" officeooo:rsid="026364a4" fo:background-color="#ffffff" loext:char-shading-value="0" style:font-size-asian="9.5pt" style:font-name-complex="Consolas3" style:font-size-complex="9.5pt"/>
    </style:style>
    <style:style style:name="T313" style:family="text">
      <style:text-properties fo:font-variant="normal" fo:text-transform="none" style:font-name="Consolas" fo:font-size="9.5pt" fo:letter-spacing="normal" fo:language="en" fo:country="US" officeooo:rsid="026a552f" fo:background-color="transparent" loext:char-shading-value="0" style:font-size-asian="9.5pt" style:font-size-complex="9.5pt"/>
    </style:style>
    <style:style style:name="T314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size-complex="9.5pt"/>
    </style:style>
    <style:style style:name="T315" style:family="text">
      <style:text-properties fo:font-variant="normal" fo:text-transform="none" style:font-name="Consolas" fo:font-size="9.5pt" fo:letter-spacing="normal" fo:language="en" fo:country="US" officeooo:rsid="03457cd6" fo:background-color="transparent" loext:char-shading-value="0" style:font-size-asian="9.5pt" style:font-size-complex="9.5pt"/>
    </style:style>
    <style:style style:name="T316" style:family="text">
      <style:text-properties fo:font-variant="normal" fo:text-transform="none" style:font-name="Consolas" fo:font-size="9.5pt" fo:letter-spacing="normal" fo:language="en" fo:country="US" officeooo:rsid="009742c3" fo:background-color="transparent" loext:char-shading-value="0" style:font-size-asian="9.5pt" style:font-name-complex="Consolas3" style:font-size-complex="9.5pt"/>
    </style:style>
    <style:style style:name="T317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name-complex="Consolas3" style:font-size-complex="9.5pt"/>
    </style:style>
    <style:style style:name="T318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319" style:family="text">
      <style:text-properties fo:font-variant="normal" fo:text-transform="none" style:font-name="Consolas" fo:font-size="9.5pt" fo:letter-spacing="normal" fo:language="en" fo:country="US" fo:font-weight="bold" officeooo:rsid="0075ee92" fo:background-color="transparent" loext:char-shading-value="0" style:font-size-asian="9.5pt" style:font-weight-asian="bold" style:font-size-complex="9.5pt" style:font-weight-complex="bold"/>
    </style:style>
    <style:style style:name="T320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size-complex="9.5pt" style:font-weight-complex="bold"/>
    </style:style>
    <style:style style:name="T321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name-complex="Consolas3" style:font-size-complex="9.5pt" style:font-weight-complex="bold"/>
    </style:style>
    <style:style style:name="T322" style:family="text">
      <style:text-properties fo:font-variant="normal" fo:text-transform="none" fo:letter-spacing="normal" fo:language="en" fo:country="US"/>
    </style:style>
    <style:style style:name="T323" style:family="text">
      <style:text-properties fo:font-variant="normal" fo:text-transform="none" fo:letter-spacing="normal" fo:language="en" fo:country="US" officeooo:rsid="026364a4" fo:background-color="#ffffff" loext:char-shading-value="0"/>
    </style:style>
    <style:style style:name="T324" style:family="text">
      <style:text-properties fo:font-variant="normal" fo:text-transform="none" fo:letter-spacing="normal" fo:language="en" fo:country="US" officeooo:rsid="054fdd3b" fo:background-color="transparent" loext:char-shading-value="0"/>
    </style:style>
    <style:style style:name="T325" style:family="text">
      <style:text-properties fo:font-variant="normal" fo:text-transform="none" fo:letter-spacing="normal" fo:language="en" fo:country="US" officeooo:rsid="0282d126" fo:background-color="transparent" loext:char-shading-value="0"/>
    </style:style>
    <style:style style:name="T326" style:family="text">
      <style:text-properties fo:font-variant="normal" fo:text-transform="none" fo:letter-spacing="normal" fo:language="en" fo:country="US" officeooo:rsid="02fc3861" fo:background-color="transparent" loext:char-shading-value="0"/>
    </style:style>
    <style:style style:name="T327" style:family="text">
      <style:text-properties fo:font-variant="normal" fo:text-transform="none" fo:letter-spacing="normal" fo:language="en" fo:country="US" officeooo:rsid="03021d75" fo:background-color="transparent" loext:char-shading-value="0"/>
    </style:style>
    <style:style style:name="T328" style:family="text">
      <style:text-properties fo:font-variant="normal" fo:text-transform="none" fo:letter-spacing="normal" fo:language="en" fo:country="US" officeooo:rsid="03043d6d" fo:background-color="transparent" loext:char-shading-value="0"/>
    </style:style>
    <style:style style:name="T329" style:family="text">
      <style:text-properties fo:font-variant="normal" fo:text-transform="none" fo:letter-spacing="normal" fo:language="en" fo:country="US" officeooo:rsid="030857f5" fo:background-color="transparent" loext:char-shading-value="0"/>
    </style:style>
    <style:style style:name="T330" style:family="text">
      <style:text-properties fo:font-variant="normal" fo:text-transform="none" fo:letter-spacing="normal" fo:language="en" fo:country="US" officeooo:rsid="0246763c" fo:background-color="transparent" loext:char-shading-value="0" style:font-name-complex="Courier New2"/>
    </style:style>
    <style:style style:name="T331" style:family="text">
      <style:text-properties fo:font-variant="normal" fo:text-transform="none" fo:letter-spacing="normal" fo:language="en" fo:country="US" officeooo:rsid="025e255b" fo:background-color="transparent" loext:char-shading-value="0" style:font-name-complex="Courier New2"/>
    </style:style>
    <style:style style:name="T332" style:family="text">
      <style:text-properties fo:font-variant="normal" fo:text-transform="none" fo:letter-spacing="normal" fo:language="en" fo:country="US" officeooo:rsid="0278d88d" fo:background-color="transparent" loext:char-shading-value="0"/>
    </style:style>
    <style:style style:name="T333" style:family="text">
      <style:text-properties fo:font-variant="normal" fo:text-transform="none" fo:letter-spacing="normal" fo:language="en" fo:country="US" officeooo:rsid="0246763c" fo:background-color="transparent" loext:char-shading-value="0"/>
    </style:style>
    <style:style style:name="T334" style:family="text">
      <style:text-properties fo:font-variant="normal" fo:text-transform="none" fo:letter-spacing="normal" fo:language="en" fo:country="US" officeooo:rsid="025e255b" fo:background-color="transparent" loext:char-shading-value="0"/>
    </style:style>
    <style:style style:name="T335" style:family="text">
      <style:text-properties fo:font-variant="normal" fo:text-transform="none" fo:letter-spacing="normal" fo:language="en" fo:country="US" fo:font-style="normal" fo:font-weight="normal" officeooo:rsid="0246763c" fo:background-color="transparent" loext:char-shading-value="0" style:font-name-complex="Courier New2"/>
    </style:style>
    <style:style style:name="T336" style:family="text">
      <style:text-properties fo:font-variant="normal" fo:text-transform="none" fo:letter-spacing="normal" fo:language="en" fo:country="US" fo:font-style="normal" fo:font-weight="normal" officeooo:rsid="0274b5c2" fo:background-color="transparent" loext:char-shading-value="0" style:font-name-complex="Courier New2"/>
    </style:style>
    <style:style style:name="T337" style:family="text">
      <style:text-properties fo:font-variant="normal" fo:text-transform="none" fo:letter-spacing="normal" fo:language="en" fo:country="US" fo:font-style="normal" fo:font-weight="normal" officeooo:rsid="025d63d8" fo:background-color="transparent" loext:char-shading-value="0" style:font-name-complex="Courier New2"/>
    </style:style>
    <style:style style:name="T338" style:family="text">
      <style:text-properties fo:font-variant="normal" fo:text-transform="none" fo:letter-spacing="normal" fo:language="en" fo:country="US" fo:font-weight="bold" officeooo:rsid="0278d88d" fo:background-color="transparent" loext:char-shading-value="0" style:font-weight-asian="bold" style:font-name-complex="Consolas3" style:font-weight-complex="bold"/>
    </style:style>
    <style:style style:name="T339" style:family="text">
      <style:text-properties fo:font-variant="normal" fo:text-transform="none" fo:letter-spacing="normal" fo:language="en" fo:country="US" fo:font-weight="normal" officeooo:rsid="0278d88d" fo:background-color="transparent" loext:char-shading-value="0" style:font-weight-asian="normal" style:font-weight-complex="normal"/>
    </style:style>
    <style:style style:name="T340" style:family="text">
      <style:text-properties fo:font-variant="normal" fo:text-transform="none" fo:letter-spacing="normal" fo:language="en" fo:country="US" fo:font-weight="normal" officeooo:rsid="02e0dbb6" fo:background-color="transparent" loext:char-shading-value="0" style:font-weight-asian="normal" style:font-weight-complex="normal"/>
    </style:style>
    <style:style style:name="T341" style:family="text">
      <style:text-properties fo:font-variant="normal" fo:text-transform="none" fo:letter-spacing="normal" fo:language="en" fo:country="US" fo:font-weight="normal" officeooo:rsid="0075ee92" fo:background-color="transparent" loext:char-shading-value="0" style:font-weight-asian="normal" style:font-weight-complex="normal"/>
    </style:style>
    <style:style style:name="T342" style:family="text">
      <style:text-properties fo:font-variant="normal" fo:text-transform="none" fo:letter-spacing="normal" fo:language="en" fo:country="US" officeooo:rsid="009742c3"/>
    </style:style>
    <style:style style:name="T343" style:family="text">
      <style:text-properties fo:font-variant="normal" fo:text-transform="none" style:font-name="Consolas1" fo:letter-spacing="normal" fo:language="en" fo:country="US" officeooo:rsid="054fdd3b" fo:background-color="transparent" loext:char-shading-value="0"/>
    </style:style>
    <style:style style:name="T344" style:family="text">
      <style:text-properties officeooo:rsid="026a552f"/>
    </style:style>
    <style:style style:name="T345" style:family="text">
      <style:text-properties officeooo:rsid="0270926f"/>
    </style:style>
    <style:style style:name="T346" style:family="text">
      <style:text-properties officeooo:rsid="0271005c"/>
    </style:style>
    <style:style style:name="T347" style:family="text">
      <style:text-properties officeooo:rsid="026c4403"/>
    </style:style>
    <style:style style:name="T348" style:family="text">
      <style:text-properties style:use-window-font-color="true"/>
    </style:style>
    <style:style style:name="T349" style:family="text">
      <style:text-properties style:use-window-font-color="true" fo:background-color="transparent" loext:char-shading-value="0"/>
    </style:style>
    <style:style style:name="T350" style:family="text">
      <style:text-properties style:use-window-font-color="true" officeooo:rsid="026ec5ec" fo:background-color="transparent" loext:char-shading-value="0"/>
    </style:style>
    <style:style style:name="T351" style:family="text">
      <style:text-properties style:use-window-font-color="true" officeooo:rsid="0272b9a4" fo:background-color="transparent" loext:char-shading-value="0"/>
    </style:style>
    <style:style style:name="T352" style:family="text">
      <style:text-properties style:use-window-font-color="true" officeooo:rsid="027a4c11" fo:background-color="transparent" loext:char-shading-value="0"/>
    </style:style>
    <style:style style:name="T353" style:family="text">
      <style:text-properties style:use-window-font-color="true" officeooo:rsid="027add2d" fo:background-color="transparent" loext:char-shading-value="0"/>
    </style:style>
    <style:style style:name="T354" style:family="text">
      <style:text-properties style:use-window-font-color="true" officeooo:rsid="0274a889" fo:background-color="transparent" loext:char-shading-value="0"/>
    </style:style>
    <style:style style:name="T355" style:family="text">
      <style:text-properties style:use-window-font-color="true" officeooo:rsid="0276f9da" fo:background-color="transparent" loext:char-shading-value="0"/>
    </style:style>
    <style:style style:name="T356" style:family="text">
      <style:text-properties style:use-window-font-color="true" officeooo:rsid="0277fd0f" fo:background-color="transparent" loext:char-shading-value="0"/>
    </style:style>
    <style:style style:name="T357" style:family="text">
      <style:text-properties style:use-window-font-color="true" officeooo:rsid="017fea1c" fo:background-color="transparent" loext:char-shading-value="0"/>
    </style:style>
    <style:style style:name="T358" style:family="text">
      <style:text-properties style:use-window-font-color="true" officeooo:rsid="0181b413" fo:background-color="transparent" loext:char-shading-value="0"/>
    </style:style>
    <style:style style:name="T359" style:family="text">
      <style:text-properties style:use-window-font-color="true" officeooo:rsid="028f3b18" fo:background-color="transparent" loext:char-shading-value="0"/>
    </style:style>
    <style:style style:name="T360" style:family="text">
      <style:text-properties style:use-window-font-color="true" fo:font-style="italic" officeooo:rsid="027a4c11" fo:background-color="transparent" loext:char-shading-value="0" style:font-style-asian="italic" style:font-style-complex="italic"/>
    </style:style>
    <style:style style:name="T361" style:family="text">
      <style:text-properties style:use-window-font-color="true" fo:font-style="italic" officeooo:rsid="02d91009" fo:background-color="transparent" loext:char-shading-value="0" style:font-style-asian="italic" style:font-style-complex="italic"/>
    </style:style>
    <style:style style:name="T362" style:family="text">
      <style:text-properties style:use-window-font-color="true" style:font-name="Bitstream Vera Sans Mono" fo:font-size="8pt" fo:font-style="normal" officeooo:rsid="02901e20" style:font-size-asian="8pt" style:font-style-asian="normal" style:font-size-complex="8pt" style:font-style-complex="normal"/>
    </style:style>
    <style:style style:name="T363" style:family="text">
      <style:text-properties style:use-window-font-color="true" style:font-name="Bitstream Vera Sans Mono" fo:font-size="8pt" fo:font-style="normal" officeooo:rsid="028f3b18" style:font-size-asian="8pt" style:font-style-asian="normal" style:font-size-complex="8pt" style:font-style-complex="normal"/>
    </style:style>
    <style:style style:name="T364" style:family="text">
      <style:text-properties style:use-window-font-color="true" style:font-name="Bitstream Vera Sans Mono" fo:font-size="8pt" fo:font-style="normal" officeooo:rsid="02d91009" style:font-size-asian="8pt" style:font-style-asian="normal" style:font-size-complex="8pt" style:font-style-complex="normal"/>
    </style:style>
    <style:style style:name="T365" style:family="text">
      <style:text-properties style:use-window-font-color="true" style:font-name="Bitstream Vera Sans Mono" fo:font-size="8pt" officeooo:rsid="02901e20" style:font-size-asian="8pt" style:font-size-complex="8pt"/>
    </style:style>
    <style:style style:name="T366" style:family="text">
      <style:text-properties style:use-window-font-color="true" style:font-name="Bitstream Vera Sans Mono" fo:font-size="8pt" style:font-size-asian="8pt" style:font-name-complex="Consolas3" style:font-size-complex="8pt"/>
    </style:style>
    <style:style style:name="T367" style:family="text">
      <style:text-properties style:use-window-font-color="true" style:font-name="Bitstream Vera Sans Mono" fo:font-size="8pt" officeooo:rsid="008a4732" style:font-size-asian="8pt" style:font-name-complex="Consolas3" style:font-size-complex="8pt"/>
    </style:style>
    <style:style style:name="T368" style:family="text">
      <style:text-properties style:use-window-font-color="true" style:font-name="Calibri2" fo:font-size="12pt" officeooo:rsid="023bb7ad" style:font-size-asian="12pt" style:font-size-complex="12pt"/>
    </style:style>
    <style:style style:name="T369" style:family="text">
      <style:text-properties style:use-window-font-color="true" officeooo:rsid="008a4732"/>
    </style:style>
    <style:style style:name="T370" style:family="text">
      <style:text-properties style:use-window-font-color="true" fo:language="en" fo:country="US"/>
    </style:style>
    <style:style style:name="T371" style:family="text">
      <style:text-properties style:use-window-font-color="true" fo:language="en" fo:country="US" fo:background-color="transparent" loext:char-shading-value="0"/>
    </style:style>
    <style:style style:name="T372" style:family="text">
      <style:text-properties style:use-window-font-color="true" fo:language="en" fo:country="US" officeooo:rsid="0261d6c0" fo:background-color="transparent" loext:char-shading-value="0"/>
    </style:style>
    <style:style style:name="T373" style:family="text">
      <style:text-properties style:use-window-font-color="true" fo:language="en" fo:country="US" officeooo:rsid="0284d37c" fo:background-color="transparent" loext:char-shading-value="0"/>
    </style:style>
    <style:style style:name="T374" style:family="text">
      <style:text-properties style:use-window-font-color="true" fo:language="en" fo:country="US" officeooo:rsid="0284f34c" fo:background-color="transparent" loext:char-shading-value="0"/>
    </style:style>
    <style:style style:name="T375" style:family="text">
      <style:text-properties style:use-window-font-color="true" fo:language="en" fo:country="US" officeooo:rsid="02854204" fo:background-color="transparent" loext:char-shading-value="0"/>
    </style:style>
    <style:style style:name="T376" style:family="text">
      <style:text-properties style:use-window-font-color="true" fo:language="en" fo:country="US" officeooo:rsid="0256db46" fo:background-color="transparent" loext:char-shading-value="0"/>
    </style:style>
    <style:style style:name="T377" style:family="text">
      <style:text-properties style:use-window-font-color="true" fo:language="en" fo:country="US" officeooo:rsid="00a25363" fo:background-color="transparent" loext:char-shading-value="0"/>
    </style:style>
    <style:style style:name="T378" style:family="text">
      <style:text-properties style:use-window-font-color="true" fo:language="en" fo:country="US" officeooo:rsid="0093817c" fo:background-color="transparent" loext:char-shading-value="0"/>
    </style:style>
    <style:style style:name="T379" style:family="text">
      <style:text-properties style:use-window-font-color="true" fo:language="en" fo:country="US" officeooo:rsid="03422f13"/>
    </style:style>
    <style:style style:name="T380" style:family="text">
      <style:text-properties style:use-window-font-color="true" fo:language="en" fo:country="US" officeooo:rsid="0373bc37"/>
    </style:style>
    <style:style style:name="T381" style:family="text">
      <style:text-properties style:use-window-font-color="true" fo:language="en" fo:country="US" officeooo:rsid="036e2c8a"/>
    </style:style>
    <style:style style:name="T382" style:family="text">
      <style:text-properties style:use-window-font-color="true" fo:language="en" fo:country="US" fo:font-weight="bold" officeooo:rsid="03422f13" style:font-weight-asian="bold" style:font-weight-complex="bold"/>
    </style:style>
    <style:style style:name="T383" style:family="text">
      <style:text-properties style:use-window-font-color="true" fo:language="en" fo:country="US" fo:font-weight="bold" officeooo:rsid="0346dd93" style:font-weight-asian="bold" style:font-weight-complex="bold"/>
    </style:style>
    <style:style style:name="T384" style:family="text">
      <style:text-properties style:use-window-font-color="true" style:font-name="Consolas1" fo:font-size="9.5pt" fo:language="en" fo:country="US" officeooo:rsid="0261d6c0" fo:background-color="transparent" loext:char-shading-value="0" style:font-size-asian="9.5pt" style:font-size-complex="9.5pt"/>
    </style:style>
    <style:style style:name="T385" style:family="text">
      <style:text-properties style:use-window-font-color="true" style:font-name="Consolas1" fo:language="en" fo:country="US" officeooo:rsid="0261d6c0" fo:background-color="transparent" loext:char-shading-value="0"/>
    </style:style>
    <style:style style:name="T386" style:family="text">
      <style:text-properties style:use-window-font-color="true" style:font-name="Consolas" fo:font-size="9.5pt" fo:language="en" fo:country="US" fo:background-color="transparent" loext:char-shading-value="0" style:font-size-asian="9.5pt" style:font-size-complex="9.5pt"/>
    </style:style>
    <style:style style:name="T387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388" style:family="text">
      <style:text-properties style:use-window-font-color="true"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389" style:family="text">
      <style:text-properties style:use-window-font-color="true"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390" style:family="text">
      <style:text-properties style:use-window-font-color="true" style:font-name="Consolas" fo:font-size="9.5pt" fo:language="en" fo:country="US" officeooo:rsid="007d14f6" fo:background-color="transparent" loext:char-shading-value="0" style:font-size-asian="9.5pt" style:font-name-complex="Consolas3" style:font-size-complex="9.5pt"/>
    </style:style>
    <style:style style:name="T391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urier New2" style:font-size-complex="9.5pt"/>
    </style:style>
    <style:style style:name="T392" style:family="text">
      <style:text-properties style:use-window-font-color="true" style:font-name="Consolas" fo:font-size="9.5pt" fo:language="en" fo:country="US" officeooo:rsid="039a125f" fo:background-color="transparent" loext:char-shading-value="0" style:font-size-asian="9.5pt" style:font-name-complex="Courier New2" style:font-size-complex="9.5pt"/>
    </style:style>
    <style:style style:name="T393" style:family="text">
      <style:text-properties style:use-window-font-color="true" style:font-name="Consolas" fo:font-size="9.5pt" fo:language="en" fo:country="GB" style:font-size-asian="9.5pt" style:font-name-complex="Courier New2" style:font-size-complex="9.5pt"/>
    </style:style>
    <style:style style:name="T394" style:family="text">
      <style:text-properties style:use-window-font-color="true" officeooo:rsid="034cc5f0"/>
    </style:style>
    <style:style style:name="T395" style:family="text">
      <style:text-properties style:font-name="Consolas" fo:font-size="9.5pt" style:font-size-asian="9.5pt" style:font-name-complex="Consolas3" style:font-size-complex="9.5pt"/>
    </style:style>
    <style:style style:name="T396" style:family="text">
      <style:text-properties style:font-name="Consolas" fo:font-size="9.5pt" fo:font-weight="bold" style:font-size-asian="9.5pt" style:font-weight-asian="bold" style:font-name-complex="Consolas3" style:font-size-complex="9.5pt" style:font-weight-complex="bold"/>
    </style:style>
    <style:style style:name="T397" style:family="text">
      <style:text-properties style:font-name="Consolas" fo:font-size="9.5pt" fo:font-weight="bold" officeooo:rsid="007d14f6" style:font-size-asian="9.5pt" style:font-weight-asian="bold" style:font-name-complex="Consolas3" style:font-size-complex="9.5pt" style:font-weight-complex="bold"/>
    </style:style>
    <style:style style:name="T398" style:family="text">
      <style:text-properties style:font-name="Consolas" fo:font-size="9.5pt" fo:font-weight="bold" officeooo:rsid="00e33c4b" style:font-size-asian="9.5pt" style:font-weight-asian="bold" style:font-name-complex="Consolas3" style:font-size-complex="9.5pt" style:font-weight-complex="bold"/>
    </style:style>
    <style:style style:name="T399" style:family="text">
      <style:text-properties style:font-name="Consolas" fo:font-size="9.5pt" fo:language="en" fo:country="US" fo:background-color="transparent" loext:char-shading-value="0" style:font-size-asian="9.5pt" style:font-size-complex="9.5pt"/>
    </style:style>
    <style:style style:name="T400" style:family="text">
      <style:text-properties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401" style:family="text">
      <style:text-properties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402" style:family="text">
      <style:text-properties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403" style:family="text">
      <style:text-properties officeooo:rsid="028fe4e3"/>
    </style:style>
    <style:style style:name="T404" style:family="text">
      <style:text-properties officeooo:rsid="02901e20"/>
    </style:style>
    <style:style style:name="T405" style:family="text">
      <style:text-properties officeooo:rsid="008df501"/>
    </style:style>
    <style:style style:name="T406" style:family="text">
      <style:text-properties officeooo:rsid="008e4371"/>
    </style:style>
    <style:style style:name="T407" style:family="text">
      <style:text-properties officeooo:rsid="008f92b7"/>
    </style:style>
    <style:style style:name="T408" style:family="text">
      <style:text-properties officeooo:rsid="009043f0"/>
    </style:style>
    <style:style style:name="T409" style:family="text">
      <style:text-properties officeooo:rsid="00995aad"/>
    </style:style>
    <style:style style:name="T410" style:family="text">
      <style:text-properties officeooo:rsid="009a45f6"/>
    </style:style>
    <style:style style:name="T411" style:family="text">
      <style:text-properties officeooo:rsid="009bcc71"/>
    </style:style>
    <style:style style:name="T412" style:family="text">
      <style:text-properties officeooo:rsid="009c5ba4"/>
    </style:style>
    <style:style style:name="T413" style:family="text">
      <style:text-properties officeooo:rsid="009d45d2"/>
    </style:style>
    <style:style style:name="T414" style:family="text">
      <style:text-properties officeooo:rsid="009ea558"/>
    </style:style>
    <style:style style:name="T415" style:family="text">
      <style:text-properties officeooo:rsid="009f63fd"/>
    </style:style>
    <style:style style:name="T416" style:family="text">
      <style:text-properties officeooo:rsid="00a1f192"/>
    </style:style>
    <style:style style:name="T417" style:family="text">
      <style:text-properties officeooo:rsid="00a87788"/>
    </style:style>
    <style:style style:name="T418" style:family="text">
      <style:text-properties officeooo:rsid="00a9a47f"/>
    </style:style>
    <style:style style:name="T419" style:family="text">
      <style:text-properties officeooo:rsid="00ac38e9"/>
    </style:style>
    <style:style style:name="T420" style:family="text">
      <style:text-properties officeooo:rsid="00af1cb5"/>
    </style:style>
    <style:style style:name="T421" style:family="text">
      <style:text-properties officeooo:rsid="00b01524"/>
    </style:style>
    <style:style style:name="T422" style:family="text">
      <style:text-properties officeooo:rsid="00b1bae5"/>
    </style:style>
    <style:style style:name="T423" style:family="text">
      <style:text-properties officeooo:rsid="00bbc540"/>
    </style:style>
    <style:style style:name="T424" style:family="text">
      <style:text-properties officeooo:rsid="00bcbece"/>
    </style:style>
    <style:style style:name="T425" style:family="text">
      <style:text-properties officeooo:rsid="00bd6925"/>
    </style:style>
    <style:style style:name="T426" style:family="text">
      <style:text-properties officeooo:rsid="00bec66c"/>
    </style:style>
    <style:style style:name="T427" style:family="text">
      <style:text-properties officeooo:rsid="00c09bd8"/>
    </style:style>
    <style:style style:name="T428" style:family="text">
      <style:text-properties officeooo:rsid="00c22678"/>
    </style:style>
    <style:style style:name="T429" style:family="text">
      <style:text-properties officeooo:rsid="00ce2f67"/>
    </style:style>
    <style:style style:name="T430" style:family="text">
      <style:text-properties officeooo:rsid="00d100d1"/>
    </style:style>
    <style:style style:name="T431" style:family="text">
      <style:text-properties officeooo:rsid="00d31619"/>
    </style:style>
    <style:style style:name="T432" style:family="text">
      <style:text-properties officeooo:rsid="04e4467a"/>
    </style:style>
    <style:style style:name="T433" style:family="text">
      <style:text-properties officeooo:rsid="03ec898b"/>
    </style:style>
    <style:style style:name="T434" style:family="text">
      <style:text-properties officeooo:rsid="03eb9c74"/>
    </style:style>
    <style:style style:name="T435" style:family="text">
      <style:text-properties officeooo:rsid="03eb08a0"/>
    </style:style>
    <style:style style:name="T436" style:family="text">
      <style:text-properties officeooo:rsid="04e4ce79"/>
    </style:style>
    <style:style style:name="T437" style:family="text">
      <style:text-properties officeooo:rsid="03f4a230"/>
    </style:style>
    <style:style style:name="T438" style:family="text">
      <style:text-properties officeooo:rsid="0442fa61"/>
    </style:style>
    <style:style style:name="T439" style:family="text">
      <style:text-properties officeooo:rsid="04436df4"/>
    </style:style>
    <style:style style:name="T440" style:family="text">
      <style:text-properties officeooo:rsid="03f7a801"/>
    </style:style>
    <style:style style:name="T441" style:family="text">
      <style:text-properties officeooo:rsid="04e51db2"/>
    </style:style>
    <style:style style:name="T442" style:family="text">
      <style:text-properties style:font-name="Calibri2" fo:font-size="12pt" officeooo:rsid="046ee14c" style:font-size-asian="12pt"/>
    </style:style>
    <style:style style:name="T443" style:family="text">
      <style:text-properties style:font-name="Calibri2" fo:font-size="12pt" officeooo:rsid="02e141c6" style:font-size-asian="12pt"/>
    </style:style>
    <style:style style:name="T444" style:family="text">
      <style:text-properties style:font-name="Calibri2" fo:font-size="12pt" officeooo:rsid="04e715bc" style:font-size-asian="12pt"/>
    </style:style>
    <style:style style:name="T445" style:family="text">
      <style:text-properties style:font-name="Calibri2" fo:font-size="12pt" officeooo:rsid="0470aa26" style:font-size-asian="12pt"/>
    </style:style>
    <style:style style:name="T446" style:family="text">
      <style:text-properties style:font-name="Calibri2" fo:font-size="12pt" officeooo:rsid="0472249d" style:font-size-asian="12pt"/>
    </style:style>
    <style:style style:name="T447" style:family="text">
      <style:text-properties style:font-name="Calibri2" fo:font-size="12pt" officeooo:rsid="04747f28" style:font-size-asian="12pt"/>
    </style:style>
    <style:style style:name="T448" style:family="text">
      <style:text-properties style:font-name="Calibri2" fo:font-size="12pt" officeooo:rsid="04744256" style:font-size-asian="12pt"/>
    </style:style>
    <style:style style:name="T449" style:family="text">
      <style:text-properties style:font-name="Calibri2" fo:font-size="12pt" officeooo:rsid="0474d357" style:font-size-asian="12pt"/>
    </style:style>
    <style:style style:name="T450" style:family="text">
      <style:text-properties style:font-name="Calibri2" fo:font-size="12pt" officeooo:rsid="0476a49c" style:font-size-asian="12pt"/>
    </style:style>
    <style:style style:name="T451" style:family="text">
      <style:text-properties style:font-name="Calibri2" fo:font-size="12pt" officeooo:rsid="00fcc1b7" style:font-size-asian="12pt"/>
    </style:style>
    <style:style style:name="T452" style:family="text">
      <style:text-properties style:font-name="Calibri2" fo:font-size="12pt" fo:font-style="italic" officeooo:rsid="0470aa26" style:font-size-asian="12pt" style:font-style-asian="italic" style:font-style-complex="italic"/>
    </style:style>
    <style:style style:name="T453" style:family="text">
      <style:text-properties style:font-name="Calibri2" fo:font-size="12pt" fo:language="en" fo:country="GB" style:font-size-asian="12pt"/>
    </style:style>
    <style:style style:name="T454" style:family="text">
      <style:text-properties style:font-name="Calibri2" fo:font-size="12pt" fo:language="en" fo:country="GB" officeooo:rsid="0467727f" style:font-size-asian="12pt"/>
    </style:style>
    <style:style style:name="T455" style:family="text">
      <style:text-properties style:font-name="Calibri2" fo:font-size="12pt" fo:language="en" fo:country="GB" style:font-size-asian="12pt" style:font-name-complex="Consolas3" style:font-size-complex="12pt"/>
    </style:style>
    <style:style style:name="T456" style:family="text">
      <style:text-properties style:font-name="Calibri2" fo:font-size="12pt" fo:language="en" fo:country="GB" officeooo:rsid="00af1cb5" style:font-size-asian="12pt" style:font-name-complex="Consolas3" style:font-size-complex="12pt"/>
    </style:style>
    <style:style style:name="T457" style:family="text">
      <style:text-properties style:font-name="Calibri2" fo:font-size="12pt" style:text-underline-style="solid" style:text-underline-width="auto" style:text-underline-color="font-color" fo:font-weight="bold" style:font-size-asian="12pt" style:font-weight-asian="bold" style:font-name-complex="Consolas3" style:font-size-complex="12pt" style:font-weight-complex="bold"/>
    </style:style>
    <style:style style:name="T458" style:family="text">
      <style:text-properties style:font-name="Calibri2" fo:font-size="12pt" style:text-underline-style="solid" style:text-underline-width="auto" style:text-underline-color="font-color" fo:font-weight="bold" officeooo:rsid="021815c2" style:font-size-asian="12pt" style:font-weight-asian="bold" style:font-name-complex="Consolas3" style:font-size-complex="12pt" style:font-weight-complex="bold"/>
    </style:style>
    <style:style style:name="T459" style:family="text">
      <style:text-properties fo:font-size="12pt" fo:language="en" fo:country="GB" officeooo:rsid="02ecd69a" style:font-size-asian="12pt"/>
    </style:style>
    <style:style style:name="T460" style:family="text">
      <style:text-properties fo:font-size="12pt" fo:language="en" fo:country="GB" officeooo:rsid="044a5e65" style:font-size-asian="12pt"/>
    </style:style>
    <style:style style:name="T461" style:family="text">
      <style:text-properties fo:font-size="12pt" fo:language="en" fo:country="GB" officeooo:rsid="044e184c" style:font-size-asian="12pt"/>
    </style:style>
    <style:style style:name="T462" style:family="text">
      <style:text-properties fo:font-size="12pt" fo:language="en" fo:country="GB" officeooo:rsid="04e51db2" style:font-size-asian="12pt"/>
    </style:style>
    <style:style style:name="T463" style:family="text">
      <style:text-properties fo:font-size="12pt" fo:language="en" fo:country="GB" style:font-size-asian="12pt" style:font-size-complex="12pt"/>
    </style:style>
    <style:style style:name="T464" style:family="text">
      <style:text-properties fo:font-size="12pt" fo:font-style="italic" style:font-size-asian="12pt" style:font-style-asian="italic"/>
    </style:style>
    <style:style style:name="T465" style:family="text">
      <style:text-properties fo:font-size="12pt" fo:font-style="italic" officeooo:rsid="04511650" style:font-size-asian="12pt" style:font-style-asian="italic"/>
    </style:style>
    <style:style style:name="T466" style:family="text">
      <style:text-properties fo:font-size="12pt" fo:font-style="italic" officeooo:rsid="0452c1f9" style:font-size-asian="12pt" style:font-style-asian="italic" style:font-style-complex="italic"/>
    </style:style>
    <style:style style:name="T467" style:family="text">
      <style:text-properties fo:font-size="12pt" fo:font-style="italic" officeooo:rsid="04515fed" style:font-size-asian="12pt" style:font-style-asian="italic" style:font-style-complex="italic"/>
    </style:style>
    <style:style style:name="T468" style:family="text">
      <style:text-properties fo:font-size="12pt" fo:font-style="italic" officeooo:rsid="045bbf85" style:font-size-asian="12pt" style:font-style-asian="italic" style:font-style-complex="italic"/>
    </style:style>
    <style:style style:name="T469" style:family="text">
      <style:text-properties fo:font-size="12pt" fo:font-style="italic" officeooo:rsid="0456734b" style:font-size-asian="12pt" style:font-style-asian="italic" style:font-style-complex="italic"/>
    </style:style>
    <style:style style:name="T470" style:family="text">
      <style:text-properties fo:font-size="12pt" fo:font-style="italic" officeooo:rsid="045c3d03" style:font-size-asian="12pt" style:font-style-asian="italic" style:font-style-complex="italic"/>
    </style:style>
    <style:style style:name="T471" style:family="text">
      <style:text-properties fo:font-size="12pt" fo:font-style="italic" officeooo:rsid="04622c29" style:font-size-asian="12pt" style:font-style-asian="italic" style:font-style-complex="italic"/>
    </style:style>
    <style:style style:name="T472" style:family="text">
      <style:text-properties fo:font-size="12pt" fo:font-style="italic" officeooo:rsid="021fadeb" style:font-size-asian="12pt" style:font-style-asian="italic"/>
    </style:style>
    <style:style style:name="T473" style:family="text">
      <style:text-properties fo:font-size="12pt" style:font-size-asian="12pt"/>
    </style:style>
    <style:style style:name="T474" style:family="text">
      <style:text-properties fo:font-size="12pt" officeooo:rsid="04e51db2" style:font-size-asian="12pt"/>
    </style:style>
    <style:style style:name="T475" style:family="text">
      <style:text-properties fo:font-size="12pt" officeooo:rsid="0458522a" style:font-size-asian="12pt"/>
    </style:style>
    <style:style style:name="T476" style:family="text">
      <style:text-properties fo:font-size="12pt" officeooo:rsid="04515fed" style:font-size-asian="12pt"/>
    </style:style>
    <style:style style:name="T477" style:family="text">
      <style:text-properties fo:font-size="12pt" officeooo:rsid="0454cc3f" style:font-size-asian="12pt"/>
    </style:style>
    <style:style style:name="T478" style:family="text">
      <style:text-properties fo:font-size="12pt" officeooo:rsid="0456561a" style:font-size-asian="12pt"/>
    </style:style>
    <style:style style:name="T479" style:family="text">
      <style:text-properties fo:font-size="12pt" officeooo:rsid="045bbf85" style:font-size-asian="12pt"/>
    </style:style>
    <style:style style:name="T480" style:family="text">
      <style:text-properties fo:font-size="12pt" officeooo:rsid="0456734b" style:font-size-asian="12pt"/>
    </style:style>
    <style:style style:name="T481" style:family="text">
      <style:text-properties fo:font-size="12pt" officeooo:rsid="045c3d03" style:font-size-asian="12pt"/>
    </style:style>
    <style:style style:name="T482" style:family="text">
      <style:text-properties fo:font-size="12pt" officeooo:rsid="045dd24c" style:font-size-asian="12pt"/>
    </style:style>
    <style:style style:name="T483" style:family="text">
      <style:text-properties fo:font-size="12pt" officeooo:rsid="04609bb9" style:font-size-asian="12pt"/>
    </style:style>
    <style:style style:name="T484" style:family="text">
      <style:text-properties fo:font-size="12pt" officeooo:rsid="04622c29" style:font-size-asian="12pt"/>
    </style:style>
    <style:style style:name="T485" style:family="text">
      <style:text-properties fo:font-size="12pt" officeooo:rsid="046385cd" style:font-size-asian="12pt"/>
    </style:style>
    <style:style style:name="T486" style:family="text">
      <style:text-properties officeooo:rsid="04eb23bb"/>
    </style:style>
    <style:style style:name="T487" style:family="text">
      <style:text-properties officeooo:rsid="02e141c6"/>
    </style:style>
    <style:style style:name="T488" style:family="text">
      <style:text-properties style:font-name="DejaVuSansMono" fo:font-size="8pt" style:font-size-asian="8pt"/>
    </style:style>
    <style:style style:name="T489" style:family="text">
      <style:text-properties style:font-name="DejaVuSansMono" fo:font-size="8pt" officeooo:rsid="048c5868" style:font-size-asian="8pt"/>
    </style:style>
    <style:style style:name="T490" style:family="text">
      <style:text-properties style:font-name="DejaVuSansMono-Oblique" fo:font-size="8pt" fo:font-style="italic" style:font-size-asian="8pt" style:font-style-asian="italic"/>
    </style:style>
    <style:style style:name="T491" style:family="text">
      <style:text-properties officeooo:rsid="0107f072"/>
    </style:style>
    <style:style style:name="T492" style:family="text">
      <style:text-properties officeooo:rsid="00ba5559"/>
    </style:style>
    <style:style style:name="T493" style:family="text">
      <style:text-properties officeooo:rsid="053d202d"/>
    </style:style>
    <style:style style:name="T494" style:family="text">
      <style:text-properties officeooo:rsid="053d95bc"/>
    </style:style>
    <style:style style:name="T495" style:family="text">
      <style:text-properties officeooo:rsid="0558f49b"/>
    </style:style>
    <style:style style:name="T496" style:family="text">
      <style:text-properties officeooo:rsid="010f1418"/>
    </style:style>
    <style:style style:name="T497" style:family="text">
      <style:text-properties officeooo:rsid="01118338"/>
    </style:style>
    <style:style style:name="T498" style:family="text">
      <style:text-properties officeooo:rsid="01133b7c"/>
    </style:style>
    <style:style style:name="T499" style:family="text">
      <style:text-properties officeooo:rsid="0113c6ab"/>
    </style:style>
    <style:style style:name="T500" style:family="text">
      <style:text-properties officeooo:rsid="01153457"/>
    </style:style>
    <style:style style:name="T501" style:family="text">
      <style:text-properties officeooo:rsid="0116318e"/>
    </style:style>
    <style:style style:name="T502" style:family="text">
      <style:text-properties officeooo:rsid="01163773"/>
    </style:style>
    <style:style style:name="T503" style:family="text">
      <style:text-properties officeooo:rsid="01177c0a"/>
    </style:style>
    <style:style style:name="T504" style:family="text">
      <style:text-properties officeooo:rsid="00c134ab"/>
    </style:style>
    <style:style style:name="T505" style:family="text">
      <style:text-properties officeooo:rsid="04a1e4c4"/>
    </style:style>
    <style:style style:name="T506" style:family="text">
      <style:text-properties officeooo:rsid="04ff8205"/>
    </style:style>
    <style:style style:name="T507" style:family="text">
      <style:text-properties officeooo:rsid="0379f7e2"/>
    </style:style>
    <style:style style:name="T508" style:family="text">
      <style:text-properties officeooo:rsid="05008519"/>
    </style:style>
    <style:style style:name="T509" style:family="text">
      <style:text-properties officeooo:rsid="0383ebbe"/>
    </style:style>
    <style:style style:name="T510" style:family="text">
      <style:text-properties officeooo:rsid="0383b69e"/>
    </style:style>
    <style:style style:name="T511" style:family="text">
      <style:text-properties officeooo:rsid="05633943"/>
    </style:style>
    <style:style style:name="T512" style:family="text">
      <style:text-properties officeooo:rsid="03916024"/>
    </style:style>
    <style:style style:name="T513" style:family="text">
      <style:text-properties officeooo:rsid="03905a3d"/>
    </style:style>
    <style:style style:name="T514" style:family="text">
      <style:text-properties officeooo:rsid="0502f955"/>
    </style:style>
    <style:style style:name="T515" style:family="text">
      <style:text-properties officeooo:rsid="01252c03"/>
    </style:style>
    <style:style style:name="T516" style:family="text">
      <style:text-properties officeooo:rsid="0125a221"/>
    </style:style>
    <style:style style:name="T517" style:family="text">
      <style:text-properties officeooo:rsid="0125a253"/>
    </style:style>
    <style:style style:name="T518" style:family="text">
      <style:text-properties officeooo:rsid="012675e0"/>
    </style:style>
    <style:style style:name="T519" style:family="text">
      <style:text-properties officeooo:rsid="01295267"/>
    </style:style>
    <style:style style:name="T520" style:family="text">
      <style:text-properties officeooo:rsid="012b47c6"/>
    </style:style>
    <style:style style:name="T521" style:family="text">
      <style:text-properties officeooo:rsid="012f4820"/>
    </style:style>
    <style:style style:name="T522" style:family="text">
      <style:text-properties officeooo:rsid="01346279"/>
    </style:style>
    <style:style style:name="T523" style:family="text">
      <style:text-properties officeooo:rsid="01360103"/>
    </style:style>
    <style:style style:name="T524" style:family="text">
      <style:text-properties officeooo:rsid="0136b20a"/>
    </style:style>
    <style:style style:name="T525" style:family="text">
      <style:text-properties officeooo:rsid="0137f6e3"/>
    </style:style>
    <style:style style:name="T526" style:family="text">
      <style:text-properties officeooo:rsid="013d1864"/>
    </style:style>
    <style:style style:name="T527" style:family="text">
      <style:text-properties officeooo:rsid="013e93b4"/>
    </style:style>
    <style:style style:name="T528" style:family="text">
      <style:text-properties officeooo:rsid="0143541d"/>
    </style:style>
    <style:style style:name="T529" style:family="text">
      <style:text-properties officeooo:rsid="01470037"/>
    </style:style>
    <style:style style:name="T530" style:family="text">
      <style:text-properties officeooo:rsid="0147546a"/>
    </style:style>
    <style:style style:name="T531" style:family="text">
      <style:text-properties officeooo:rsid="014b7a61"/>
    </style:style>
    <style:style style:name="T532" style:family="text">
      <style:text-properties officeooo:rsid="014c6c5d"/>
    </style:style>
    <style:style style:name="T533" style:family="text">
      <style:text-properties officeooo:rsid="014cd42c"/>
    </style:style>
    <style:style style:name="T534" style:family="text">
      <style:text-properties officeooo:rsid="051ccb13"/>
    </style:style>
    <style:style style:name="T535" style:family="text">
      <style:text-properties officeooo:rsid="0153e8db"/>
    </style:style>
    <style:style style:name="T536" style:family="text">
      <style:text-properties officeooo:rsid="052cc1ec"/>
    </style:style>
    <style:style style:name="T537" style:family="text">
      <style:text-properties officeooo:rsid="03af09e1"/>
    </style:style>
    <style:style style:name="T538" style:family="text">
      <style:text-properties officeooo:rsid="052d4e8b"/>
    </style:style>
    <style:style style:name="T539" style:family="text">
      <style:text-properties officeooo:rsid="03b04a3d"/>
    </style:style>
    <style:style style:name="T540" style:family="text">
      <style:text-properties officeooo:rsid="0528ed20"/>
    </style:style>
    <style:style style:name="T541" style:family="text">
      <style:text-properties officeooo:rsid="05295d59"/>
    </style:style>
    <style:style style:name="T542" style:family="text">
      <style:text-properties officeooo:rsid="05242ae0"/>
    </style:style>
    <style:style style:name="T543" style:family="text">
      <style:text-properties officeooo:rsid="052793fc"/>
    </style:style>
    <style:style style:name="T544" style:family="text">
      <style:text-properties officeooo:rsid="052891b8"/>
    </style:style>
    <style:style style:name="T545" style:family="text">
      <style:text-properties officeooo:rsid="016ec27f"/>
    </style:style>
    <style:style style:name="T546" style:family="text">
      <style:text-properties officeooo:rsid="04d1cf93"/>
    </style:style>
    <style:style style:name="T547" style:family="text">
      <style:text-properties officeooo:rsid="03bf7c4d"/>
    </style:style>
    <style:style style:name="T548" style:family="text">
      <style:text-properties officeooo:rsid="023bb7ad"/>
    </style:style>
    <style:style style:name="T549" style:family="text">
      <style:text-properties officeooo:rsid="035a7c9b"/>
    </style:style>
    <style:style style:name="T550" style:family="text">
      <style:text-properties officeooo:rsid="023c86cd"/>
    </style:style>
    <style:style style:name="T551" style:family="text">
      <style:text-properties officeooo:rsid="051062f8"/>
    </style:style>
    <style:style style:name="T552" style:family="text">
      <style:text-properties officeooo:rsid="03bc7b0b"/>
    </style:style>
    <style:style style:name="T553" style:family="text">
      <style:text-properties officeooo:rsid="050192ce"/>
    </style:style>
    <style:style style:name="T554" style:family="text">
      <style:text-properties officeooo:rsid="0266b190"/>
    </style:style>
    <style:style style:name="T555" style:family="text">
      <style:text-properties officeooo:rsid="0578e691"/>
    </style:style>
    <style:style style:name="T556" style:family="text">
      <style:text-properties officeooo:rsid="02467990"/>
    </style:style>
    <style:style style:name="T557" style:family="text">
      <style:text-properties officeooo:rsid="0579483a"/>
    </style:style>
    <style:style style:name="T558" style:family="text">
      <style:text-properties officeooo:rsid="04d5bb09"/>
    </style:style>
    <style:style style:name="T559" style:family="text">
      <style:text-properties officeooo:rsid="0179fbc4"/>
    </style:style>
    <style:style style:name="T560" style:family="text">
      <style:text-properties officeooo:rsid="0186452e"/>
    </style:style>
    <style:style style:name="T561" style:family="text">
      <style:text-properties officeooo:rsid="027ec165"/>
    </style:style>
    <style:style style:name="T562" style:family="text">
      <style:text-properties officeooo:rsid="04d7d757"/>
    </style:style>
    <style:style style:name="T563" style:family="text">
      <style:text-properties officeooo:rsid="0281c256"/>
    </style:style>
    <style:style style:name="T564" style:family="text">
      <style:text-properties officeooo:rsid="018c331e"/>
    </style:style>
    <style:style style:name="T565" style:family="text">
      <style:text-properties officeooo:rsid="01bbe13a"/>
    </style:style>
    <style:style style:name="T566" style:family="text">
      <style:text-properties officeooo:rsid="01bd440f"/>
    </style:style>
    <style:style style:name="T567" style:family="text">
      <style:text-properties officeooo:rsid="0512bad9"/>
    </style:style>
    <style:style style:name="T568" style:family="text">
      <style:text-properties officeooo:rsid="01da55bf"/>
    </style:style>
    <style:style style:name="T569" style:family="text">
      <style:text-properties officeooo:rsid="0512f0f1"/>
    </style:style>
    <style:style style:name="T570" style:family="text">
      <style:text-properties officeooo:rsid="0514016b"/>
    </style:style>
    <style:style style:name="T571" style:family="text">
      <style:text-properties officeooo:rsid="0512f8c9"/>
    </style:style>
    <style:style style:name="T572" style:family="text">
      <style:text-properties officeooo:rsid="01ddb2ed"/>
    </style:style>
    <style:style style:name="T573" style:family="text">
      <style:text-properties officeooo:rsid="01e08da5"/>
    </style:style>
    <style:style style:name="T574" style:family="text">
      <style:text-properties officeooo:rsid="01e1af92"/>
    </style:style>
    <style:style style:name="T575" style:family="text">
      <style:text-properties officeooo:rsid="01e38700"/>
    </style:style>
    <style:style style:name="T576" style:family="text">
      <style:text-properties officeooo:rsid="01e48686"/>
    </style:style>
    <style:style style:name="T577" style:family="text">
      <style:text-properties officeooo:rsid="01e643dc"/>
    </style:style>
    <style:style style:name="T578" style:family="text">
      <style:text-properties officeooo:rsid="01e95bce"/>
    </style:style>
    <style:style style:name="T579" style:family="text">
      <style:text-properties officeooo:rsid="01eb3983"/>
    </style:style>
    <style:style style:name="T580" style:family="text">
      <style:text-properties officeooo:rsid="01ed91c2"/>
    </style:style>
    <style:style style:name="T581" style:family="text">
      <style:text-properties officeooo:rsid="01ef04f2"/>
    </style:style>
    <style:style style:name="T582" style:family="text">
      <style:text-properties officeooo:rsid="01f039f4"/>
    </style:style>
    <style:style style:name="T583" style:family="text">
      <style:text-properties officeooo:rsid="01f22cc3"/>
    </style:style>
    <style:style style:name="T584" style:family="text">
      <style:text-properties officeooo:rsid="01f37750"/>
    </style:style>
    <style:style style:name="T585" style:family="text">
      <style:text-properties officeooo:rsid="01f5073e"/>
    </style:style>
    <style:style style:name="T586" style:family="text">
      <style:text-properties officeooo:rsid="01f55ddb"/>
    </style:style>
    <style:style style:name="T587" style:family="text">
      <style:text-properties officeooo:rsid="01f6c1a8"/>
    </style:style>
    <style:style style:name="T588" style:family="text">
      <style:text-properties officeooo:rsid="01f753df"/>
    </style:style>
    <style:style style:name="T589" style:family="text">
      <style:text-properties officeooo:rsid="01f79337"/>
    </style:style>
    <style:style style:name="T590" style:family="text">
      <style:text-properties officeooo:rsid="01f9fb77"/>
    </style:style>
    <style:style style:name="T591" style:family="text">
      <style:text-properties officeooo:rsid="01fb553e"/>
    </style:style>
    <style:style style:name="T592" style:family="text">
      <style:text-properties officeooo:rsid="01fd03b2"/>
    </style:style>
    <style:style style:name="T593" style:family="text">
      <style:text-properties officeooo:rsid="0208c940"/>
    </style:style>
    <style:style style:name="T594" style:family="text">
      <style:text-properties officeooo:rsid="020d46bf"/>
    </style:style>
    <style:style style:name="T595" style:family="text">
      <style:text-properties officeooo:rsid="020f2349"/>
    </style:style>
    <style:style style:name="T596" style:family="text">
      <style:text-properties officeooo:rsid="02125279"/>
    </style:style>
    <style:style style:name="T597" style:family="text">
      <style:text-properties officeooo:rsid="02154189"/>
    </style:style>
    <style:style style:name="T598" style:family="text">
      <style:text-properties officeooo:rsid="023ed1bf"/>
    </style:style>
    <style:style style:name="T599" style:family="text">
      <style:text-properties officeooo:rsid="024093da"/>
    </style:style>
    <style:style style:name="T600" style:family="text">
      <style:text-properties officeooo:rsid="0244f8a9"/>
    </style:style>
    <style:style style:name="T601" style:family="text">
      <style:text-properties officeooo:rsid="0251bbc2"/>
    </style:style>
    <style:style style:name="T602" style:family="text">
      <style:text-properties officeooo:rsid="0256db46"/>
    </style:style>
    <style:style style:name="T603" style:family="text">
      <style:text-properties officeooo:rsid="027958da"/>
    </style:style>
    <style:style style:name="T604" style:family="text">
      <style:text-properties fo:font-style="normal" style:font-style-asian="normal" style:font-style-complex="normal"/>
    </style:style>
    <style:style style:name="T60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06" style:family="text">
      <style:text-properties officeooo:rsid="0282d126"/>
    </style:style>
    <style:style style:name="T607" style:family="text">
      <style:text-properties officeooo:rsid="02830842"/>
    </style:style>
    <style:style style:name="T608" style:family="text">
      <style:text-properties officeooo:rsid="0284d37c"/>
    </style:style>
    <style:style style:name="T609" style:family="text">
      <style:text-properties officeooo:rsid="02888ff1"/>
    </style:style>
    <style:style style:name="T610" style:family="text">
      <style:text-properties officeooo:rsid="0246763c"/>
    </style:style>
    <style:style style:name="T611" style:family="text">
      <style:text-properties officeooo:rsid="024c3594"/>
    </style:style>
    <style:style style:name="T612" style:family="text">
      <style:text-properties officeooo:rsid="028a4682"/>
    </style:style>
    <style:style style:name="T613" style:family="text">
      <style:text-properties officeooo:rsid="028a9cb3"/>
    </style:style>
    <style:style style:name="T614" style:family="text">
      <style:text-properties officeooo:rsid="028aff11"/>
    </style:style>
    <style:style style:name="T615" style:family="text">
      <style:text-properties officeooo:rsid="028b23d3"/>
    </style:style>
    <style:style style:name="T616" style:family="text">
      <style:text-properties fo:font-weight="normal" style:font-weight-asian="normal" style:font-weight-complex="normal"/>
    </style:style>
    <style:style style:name="T617" style:family="text">
      <style:text-properties fo:font-weight="normal" officeooo:rsid="027958da" style:font-weight-asian="normal" style:font-weight-complex="normal"/>
    </style:style>
    <style:style style:name="T618" style:family="text">
      <style:text-properties officeooo:rsid="028cffda"/>
    </style:style>
    <style:style style:name="T619" style:family="text">
      <style:text-properties officeooo:rsid="028f3b18"/>
    </style:style>
    <style:style style:name="T620" style:family="text">
      <style:text-properties officeooo:rsid="029480b8"/>
    </style:style>
    <style:style style:name="T621" style:family="text">
      <style:text-properties officeooo:rsid="02954e8b"/>
    </style:style>
    <style:style style:name="T622" style:family="text">
      <style:text-properties officeooo:rsid="02958bb8"/>
    </style:style>
    <style:style style:name="T623" style:family="text">
      <style:text-properties officeooo:rsid="02967e23"/>
    </style:style>
    <style:style style:name="T624" style:family="text">
      <style:text-properties officeooo:rsid="02995790"/>
    </style:style>
    <style:style style:name="T625" style:family="text">
      <style:text-properties officeooo:rsid="029a3891"/>
    </style:style>
    <style:style style:name="T626" style:family="text">
      <style:text-properties officeooo:rsid="029cebed"/>
    </style:style>
    <style:style style:name="T627" style:family="text">
      <style:text-properties officeooo:rsid="02a4babd"/>
    </style:style>
    <style:style style:name="T628" style:family="text">
      <style:text-properties officeooo:rsid="02a7338a"/>
    </style:style>
    <style:style style:name="T629" style:family="text">
      <style:text-properties officeooo:rsid="02a7bed9"/>
    </style:style>
    <style:style style:name="T630" style:family="text">
      <style:text-properties officeooo:rsid="003f16c9"/>
    </style:style>
    <style:style style:name="T631" style:family="text">
      <style:text-properties officeooo:rsid="02b6ffbf"/>
    </style:style>
    <style:style style:name="T632" style:family="text">
      <style:text-properties officeooo:rsid="0157ee13"/>
    </style:style>
    <style:style style:name="T633" style:family="text">
      <style:text-properties style:font-name-complex="Courier New2"/>
    </style:style>
    <style:style style:name="T634" style:family="text">
      <style:text-properties officeooo:rsid="02d91009"/>
    </style:style>
    <style:style style:name="T635" style:family="text">
      <style:text-properties officeooo:rsid="02dacca6"/>
    </style:style>
    <style:style style:name="T636" style:family="text">
      <style:text-properties officeooo:rsid="02eac5ed"/>
    </style:style>
    <style:style style:name="T637" style:family="text">
      <style:text-properties officeooo:rsid="02eb1983"/>
    </style:style>
    <style:style style:name="T638" style:family="text">
      <style:text-properties officeooo:rsid="02f582d9"/>
    </style:style>
    <style:style style:name="T639" style:family="text">
      <style:text-properties officeooo:rsid="02f6ae6b"/>
    </style:style>
    <style:style style:name="T640" style:family="text">
      <style:text-properties officeooo:rsid="02e8bd15"/>
    </style:style>
    <style:style style:name="T641" style:family="text">
      <style:text-properties officeooo:rsid="02def411"/>
    </style:style>
    <style:style style:name="T642" style:family="text">
      <style:text-properties officeooo:rsid="02ebfb23"/>
    </style:style>
    <style:style style:name="T643" style:family="text">
      <style:text-properties officeooo:rsid="02ec887c"/>
    </style:style>
    <style:style style:name="T644" style:family="text">
      <style:text-properties officeooo:rsid="02f4d319"/>
    </style:style>
    <style:style style:name="T645" style:family="text">
      <style:text-properties officeooo:rsid="02fc3861"/>
    </style:style>
    <style:style style:name="T646" style:family="text">
      <style:text-properties officeooo:rsid="030c00be"/>
    </style:style>
    <style:style style:name="T647" style:family="text">
      <style:text-properties officeooo:rsid="02df37d1"/>
    </style:style>
    <style:style style:name="T648" style:family="text">
      <style:text-properties style:font-name="Consolas1" fo:language="en" fo:country="US" fo:background-color="transparent" loext:char-shading-value="0"/>
    </style:style>
    <style:style style:name="T649" style:family="text">
      <style:text-properties style:font-name="Consolas1" fo:language="en" fo:country="US" officeooo:rsid="0261d6c0" fo:background-color="transparent" loext:char-shading-value="0"/>
    </style:style>
    <style:style style:name="T650" style:family="text">
      <style:text-properties officeooo:rsid="03157afd"/>
    </style:style>
    <style:style style:name="T651" style:family="text">
      <style:text-properties officeooo:rsid="02fc5db7"/>
    </style:style>
    <style:style style:name="T652" style:family="text">
      <style:text-properties officeooo:rsid="02ff0008"/>
    </style:style>
    <style:style style:name="T653" style:family="text">
      <style:text-properties officeooo:rsid="02fdea22"/>
    </style:style>
    <style:style style:name="T654" style:family="text">
      <style:text-properties officeooo:rsid="03187998"/>
    </style:style>
    <style:style style:name="T655" style:family="text">
      <style:text-properties officeooo:rsid="03130817"/>
    </style:style>
    <style:style style:name="T656" style:family="text">
      <style:text-properties officeooo:rsid="03240049"/>
    </style:style>
    <style:style style:name="T657" style:family="text">
      <style:text-properties officeooo:rsid="033dd978"/>
    </style:style>
    <style:style style:name="T658" style:family="text">
      <style:text-properties fo:background-color="transparent" loext:char-shading-value="0"/>
    </style:style>
    <style:style style:name="T659" style:family="text">
      <style:text-properties officeooo:rsid="0294f5a1" fo:background-color="transparent" loext:char-shading-value="0"/>
    </style:style>
    <style:style style:name="T660" style:family="text">
      <style:text-properties officeooo:rsid="02954e8b" fo:background-color="transparent" loext:char-shading-value="0"/>
    </style:style>
    <style:style style:name="T661" style:family="text">
      <style:text-properties officeooo:rsid="028f3b18" fo:background-color="transparent" loext:char-shading-value="0"/>
    </style:style>
    <style:style style:name="T662" style:family="text">
      <style:text-properties officeooo:rsid="0344d485"/>
    </style:style>
    <style:style style:name="T663" style:family="text">
      <style:text-properties officeooo:rsid="0348a34b"/>
    </style:style>
    <style:style style:name="T664" style:family="text">
      <style:text-properties officeooo:rsid="034cc5f0"/>
    </style:style>
    <style:style style:name="T665" style:family="text">
      <style:text-properties officeooo:rsid="034eb62a"/>
    </style:style>
    <style:style style:name="T666" style:family="text">
      <style:text-properties officeooo:rsid="035667f8"/>
    </style:style>
    <style:style style:name="T667" style:family="text">
      <style:text-properties officeooo:rsid="035c7321"/>
    </style:style>
    <style:style style:name="T668" style:family="text">
      <style:text-properties officeooo:rsid="035de1e0"/>
    </style:style>
    <style:style style:name="T669" style:family="text">
      <style:text-properties officeooo:rsid="036be7d3"/>
    </style:style>
    <style:style style:name="T670" style:family="text">
      <style:text-properties officeooo:rsid="036f6c00"/>
    </style:style>
    <style:style style:name="T671" style:family="text">
      <style:text-properties officeooo:rsid="03798439"/>
    </style:style>
    <style:style style:name="T672" style:family="text">
      <style:text-properties officeooo:rsid="037b30f1"/>
    </style:style>
    <style:style style:name="T673" style:family="text">
      <style:text-properties officeooo:rsid="0380b045"/>
    </style:style>
    <style:style style:name="T674" style:family="text">
      <style:text-properties officeooo:rsid="0381fb5a"/>
    </style:style>
    <style:style style:name="T675" style:family="text">
      <style:text-properties officeooo:rsid="034d75e6"/>
    </style:style>
    <style:style style:name="T676" style:family="text">
      <style:text-properties officeooo:rsid="0350f137"/>
    </style:style>
    <style:style style:name="T677" style:family="text">
      <style:text-properties officeooo:rsid="0351c8bd"/>
    </style:style>
    <style:style style:name="T678" style:family="text">
      <style:text-properties officeooo:rsid="035266d1"/>
    </style:style>
    <style:style style:name="T679" style:family="text">
      <style:text-properties officeooo:rsid="03547a1c"/>
    </style:style>
    <style:style style:name="T680" style:family="text">
      <style:text-properties officeooo:rsid="035615a2"/>
    </style:style>
    <style:style style:name="T681" style:family="text">
      <style:text-properties officeooo:rsid="035df959"/>
    </style:style>
    <style:style style:name="T682" style:family="text">
      <style:text-properties officeooo:rsid="0360c1db"/>
    </style:style>
    <style:style style:name="T683" style:family="text">
      <style:text-properties officeooo:rsid="0361f750"/>
    </style:style>
    <style:style style:name="T684" style:family="text">
      <style:text-properties officeooo:rsid="0363ad53"/>
    </style:style>
    <style:style style:name="T685" style:family="text">
      <style:text-properties officeooo:rsid="034feae1"/>
    </style:style>
    <style:style style:name="T686" style:family="text">
      <style:text-properties officeooo:rsid="034020f3"/>
    </style:style>
    <style:style style:name="T687" style:family="text">
      <style:text-properties officeooo:rsid="033b88d9"/>
    </style:style>
    <style:style style:name="T688" style:family="text">
      <style:text-properties officeooo:rsid="03973907"/>
    </style:style>
    <style:style style:name="T689" style:family="text">
      <style:text-properties officeooo:rsid="03a0f376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0895cd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d99594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ffc001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88ce28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vertical-pos="top" style:vertical-rel="baseline" draw:ole-draw-aspect="1" draw:visible-area-top="0cm" draw:visible-area-width="5.025cm" draw:visible-area-height="5.025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4"><text:bookmark-start text:name="_Toc341705930"/><text:bookmark-start text:name="_Toc341706132"/><text:bookmark-start text:name="_Toc341706148"/><text:bookmark-start text:name="_Toc341707641"/><text:bookmark-start text:name="_Toc341719005"/></text:p>
      <text:p text:style-name="P132"/>
      <text:p text:style-name="P132"><text:bookmark-start text:name="_Toc345058863"/><text:bookmark-start text:name="__RefHeading__4067_554815412"/>eProsima RPC over DDS<text:bookmark-end text:name="_Toc341705930"/><text:bookmark-end text:name="_Toc341706132"/><text:bookmark-end text:name="_Toc341706148"/><text:bookmark-end text:name="_Toc341707641"/><text:bookmark-end text:name="_Toc341719005"/><text:bookmark-end text:name="_Toc345058863"/><text:bookmark-end text:name="__RefHeading__4067_554815412"/></text:p>
      <text:p text:style-name="P7"><text:line-break/><text:span text:style-name="T72">User Manual</text:span></text:p>
      <text:p text:style-name="P8"><text:span text:style-name="T73">Version </text:span><text:span text:style-name="T75"><text:text-input text:description="VERSION">0.0.0</text:text-input></text:span></text:p>
      <text:p text:style-name="P132"/>
      <text:p text:style-name="P132"/>
      <text:p text:style-name="P132"/>
      <text:p text:style-name="P4"/>
      <text:p text:style-name="P4"/>
      <text:p text:style-name="P4"/>
      <text:p text:style-name="P4"/>
      <text:p text:style-name="P7"/>
      <text:p text:style-name="P4"><draw:frame draw:style-name="fr5" draw:name="Image1" text:anchor-type="paragraph" svg:width="6.8cm" svg:height="1.767cm" draw:z-index="0"><draw:image xlink:href="Pictures/100002010000012C0000004EAA7FB6AE.png" xlink:type="simple" xlink:show="embed" xlink:actuate="onLoad"/></draw:frame><text:span text:style-name="T491">The Middleware </text:span>Experts</text:p>
      <text:p text:style-name="P7"><text:span text:style-name="T73">eProsima © 201</text:span><text:span text:style-name="T74">4</text:span></text:p>
      <text:p text:style-name="P4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9"><draw:frame draw:style-name="fr6" draw:name="Image2" text:anchor-type="paragraph" svg:x="0cm" svg:y="0.291cm" svg:width="7.507cm" svg:height="1.951cm" draw:z-index="1"><draw:image xlink:href="Pictures/100002010000012C0000004EAA7FB6AE.png" xlink:type="simple" xlink:show="embed" xlink:actuate="onLoad"/></draw:frame></text:p>
          </table:table-cell>
          <table:table-cell table:style-name="Table1.A1" office:value-type="string">
            <text:p text:style-name="P136">eProsima</text:p>
            <text:p text:style-name="P137">Proyectos y Sistemas de Mantenimiento SL</text:p>
            <text:p text:style-name="P138">Ronda del poniente <text:span text:style-name="T635">16</text:span> – <text:span text:style-name="T635">Bajo K</text:span> </text:p>
            <text:p text:style-name="P138">28760 Tres Cantos Madrid</text:p>
            <text:p text:style-name="P135"><text:span text:style-name="T84">Tel</text:span><text:span text:style-name="T85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87">info@eProsima.com</text:span></text:a><text:span text:style-name="T86"> – </text:span><text:a xlink:type="simple" xlink:href="http://www.eProsima.com/" text:style-name="Internet_20_link" text:visited-style-name="Visited_20_Internet_20_Link"><text:span text:style-name="T87">www.eProsima.com</text:span></text:a><text:span text:style-name="T83"> </text:span></text:p>
          </table:table-cell>
        </table:table-row>
      </table:table>
      <text:p text:style-name="P3"/>
      <text:p text:style-name="P282"><text:bookmark-start text:name="_Toc341705931"/>Trademarks<text:bookmark-end text:name="_Toc341705931"/></text:p>
      <text:p text:style-name="P280"><text:span text:style-name="T89">eProsima</text:span> is a trademark of Proyectos y Sistemas <text:span text:style-name="T158">de Mantenimiento</text:span> SL. All other trademarks used in this document are the property of their respective owners.</text:p>
      <text:p text:style-name="P279"><text:bookmark-start text:name="_Toc341705932"/></text:p>
      <text:p text:style-name="P282">License<text:bookmark-end text:name="_Toc341705932"/></text:p>
      <text:p text:style-name="P281"><text:span text:style-name="T89">eProsima RPC </text:span><text:span text:style-name="T95">over DDS</text:span> is licensed under the terms described in the RPC<text:span text:style-name="T634">DDS</text:span>_LICENSE file included in this distribution.</text:p>
      <text:p text:style-name="P279"><text:bookmark-start text:name="_Toc341705933"/></text:p>
      <text:p text:style-name="P282">Technical Support<text:bookmark-end text:name="_Toc341705933"/></text:p>
      <text:list xml:id="list1623382110790900019" text:style-name="WWNum42">
        <text:list-item>
          <text:p text:style-name="P316">Phone: +34 91 804 34 48</text:p>
        </text:list-item>
        <text:list-item>
          <text:p text:style-name="P315"><text:span text:style-name="T463">Email: </text:span><text:a xlink:type="simple" xlink:href="mailto:support@eProsima.com" text:style-name="Internet_20_link" text:visited-style-name="Visited_20_Internet_20_Link"><text:span text:style-name="T463">support@eProsima.com</text:span></text:a></text:p>
        </text:list-item>
      </text:list>
      <text:p text:style-name="P3"/>
      <text:p text:style-name="P134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2"><text:a xlink:type="simple" xlink:href="#__RefHeading__4069_554815412" text:style-name="Index_20_Link" text:visited-style-name="Index_20_Link">1 Introduction<text:tab/>5</text:a></text:p>
          <text:p text:style-name="P313"><text:a xlink:type="simple" xlink:href="#__RefHeading__4071_554815412" text:style-name="Index_20_Link" text:visited-style-name="Index_20_Link">1.1 Client/Server communications over DDS<text:tab/>5</text:a></text:p>
          <text:p text:style-name="P313"><text:a xlink:type="simple" xlink:href="#__RefHeading__31463_1972794451" text:style-name="Index_20_Link" text:visited-style-name="Index_20_Link">1.2 A quick example<text:tab/>6</text:a></text:p>
          <text:p text:style-name="P313"><text:a xlink:type="simple" xlink:href="#__RefHeading__4073_554815412" text:style-name="Index_20_Link" text:visited-style-name="Index_20_Link">1.3 Main Features<text:tab/>7</text:a></text:p>
          <text:p text:style-name="P312"><text:a xlink:type="simple" xlink:href="#__RefHeading__4075_554815412" text:style-name="Index_20_Link" text:visited-style-name="Index_20_Link">2 Building an application<text:tab/>8</text:a></text:p>
          <text:p text:style-name="P313"><text:a xlink:type="simple" xlink:href="#__RefHeading__4077_554815412" text:style-name="Index_20_Link" text:visited-style-name="Index_20_Link">2.1 Defining a set of remote procedures<text:tab/>9</text:a></text:p>
          <text:p text:style-name="P314"><text:a xlink:type="simple" xlink:href="#__RefHeading__4079_554815412" text:style-name="Index_20_Link" text:visited-style-name="Index_20_Link">2.1.1 IDL Syntax and mapping to C++<text:tab/>10</text:a></text:p>
          <text:p text:style-name="P314"><text:a xlink:type="simple" xlink:href="#__RefHeading__31465_1972794451" text:style-name="Index_20_Link" text:visited-style-name="Index_20_Link">2.1.2 Example<text:tab/>18</text:a></text:p>
          <text:p text:style-name="P313"><text:a xlink:type="simple" xlink:href="#__RefHeading__4083_554815412" text:style-name="Index_20_Link" text:visited-style-name="Index_20_Link">2.2 Generating specific remote procedure call support code<text:tab/>18</text:a></text:p>
          <text:p text:style-name="P314"><text:a xlink:type="simple" xlink:href="#__RefHeading__4085_554815412" text:style-name="Index_20_Link" text:visited-style-name="Index_20_Link">2.2.1 RPCDDSGEN Command Syntax:<text:tab/>18</text:a></text:p>
          <text:p text:style-name="P314"><text:a xlink:type="simple" xlink:href="#__RefHeading__4087_554815412" text:style-name="Index_20_Link" text:visited-style-name="Index_20_Link">2.2.2 Server side<text:tab/>19</text:a></text:p>
          <text:p text:style-name="P314"><text:a xlink:type="simple" xlink:href="#__RefHeading__4089_554815412" text:style-name="Index_20_Link" text:visited-style-name="Index_20_Link">2.2.3 Client side<text:tab/>19</text:a></text:p>
          <text:p text:style-name="P313"><text:a xlink:type="simple" xlink:href="#__RefHeading__4091_554815412" text:style-name="Index_20_Link" text:visited-style-name="Index_20_Link">2.3 Server implementation<text:tab/>19</text:a></text:p>
          <text:p text:style-name="P314"><text:a xlink:type="simple" xlink:href="#__RefHeading__4093_554815412" text:style-name="Index_20_Link" text:visited-style-name="Index_20_Link">2.3.1 API<text:tab/>20</text:a></text:p>
          <text:p text:style-name="P314"><text:a xlink:type="simple" xlink:href="#__RefHeading__4095_554815412" text:style-name="Index_20_Link" text:visited-style-name="Index_20_Link">2.3.2 Exceptions<text:tab/>20</text:a></text:p>
          <text:p text:style-name="P314"><text:a xlink:type="simple" xlink:href="#__RefHeading__4097_554815412" text:style-name="Index_20_Link" text:visited-style-name="Index_20_Link">2.3.3 Example<text:tab/>21</text:a></text:p>
          <text:p text:style-name="P313"><text:a xlink:type="simple" xlink:href="#__RefHeading__4099_554815412" text:style-name="Index_20_Link" text:visited-style-name="Index_20_Link">2.4 Client implementation<text:tab/>21</text:a></text:p>
          <text:p text:style-name="P314"><text:a xlink:type="simple" xlink:href="#__RefHeading__31467_1972794451" text:style-name="Index_20_Link" text:visited-style-name="Index_20_Link">2.4.1 API<text:tab/>21</text:a></text:p>
          <text:p text:style-name="P314"><text:a xlink:type="simple" xlink:href="#__RefHeading__4103_554815412" text:style-name="Index_20_Link" text:visited-style-name="Index_20_Link">2.4.2 Exceptions<text:tab/>22</text:a></text:p>
          <text:p text:style-name="P314"><text:a xlink:type="simple" xlink:href="#__RefHeading__31469_1972794451" text:style-name="Index_20_Link" text:visited-style-name="Index_20_Link">2.4.3 Example<text:tab/>22</text:a></text:p>
          <text:p text:style-name="P312"><text:a xlink:type="simple" xlink:href="#__RefHeading__4107_554815412" text:style-name="Index_20_Link" text:visited-style-name="Index_20_Link">3 Advanced concepts<text:tab/>24</text:a></text:p>
          <text:p text:style-name="P313"><text:a xlink:type="simple" xlink:href="#__RefHeading__4109_554815412" text:style-name="Index_20_Link" text:visited-style-name="Index_20_Link">3.1 Network transports<text:tab/>24</text:a></text:p>
          <text:p text:style-name="P314"><text:a xlink:type="simple" xlink:href="#__RefHeading__4111_554815412" text:style-name="Index_20_Link" text:visited-style-name="Index_20_Link">3.1.1 UDP Transport<text:tab/>24</text:a></text:p>
          <text:p text:style-name="P314"><text:a xlink:type="simple" xlink:href="#__RefHeading__4113_554815412" text:style-name="Index_20_Link" text:visited-style-name="Index_20_Link">3.1.2 TCP Transport<text:tab/>26</text:a></text:p>
          <text:p text:style-name="P313"><text:a xlink:type="simple" xlink:href="#__RefHeading__4115_554815412" text:style-name="Index_20_Link" text:visited-style-name="Index_20_Link">3.2 Asynchronous calls<text:tab/>28</text:a></text:p>
          <text:p text:style-name="P314"><text:a xlink:type="simple" xlink:href="#__RefHeading__4117_554815412" text:style-name="Index_20_Link" text:visited-style-name="Index_20_Link">3.2.1 Calling a Remote procedure asynchronously<text:tab/>28</text:a></text:p>
          <text:p text:style-name="P314"><text:a xlink:type="simple" xlink:href="#__RefHeading__4119_554815412" text:style-name="Index_20_Link" text:visited-style-name="Index_20_Link">3.2.2 Reply Call-back object<text:tab/>29</text:a></text:p>
          <text:p text:style-name="P313"><text:a xlink:type="simple" xlink:href="#__RefHeading__4121_554815412" text:style-name="Index_20_Link" text:visited-style-name="Index_20_Link">3.3 One-way calls<text:tab/>30</text:a></text:p>
          <text:p text:style-name="P313"><text:a xlink:type="simple" xlink:href="#__RefHeading__22449_750016552" text:style-name="Index_20_Link" text:visited-style-name="Index_20_Link">3.4 Threading Server strategies<text:tab/>30</text:a></text:p>
          <text:p text:style-name="P314"><text:a xlink:type="simple" xlink:href="#__RefHeading__4123_554815412" text:style-name="Index_20_Link" text:visited-style-name="Index_20_Link">3.4.1 Single thread strategy<text:tab/>30</text:a></text:p>
          <text:p text:style-name="P314"><text:a xlink:type="simple" xlink:href="#__RefHeading__22451_750016552" text:style-name="Index_20_Link" text:visited-style-name="Index_20_Link">3.4.2 Thread Pool strategy<text:tab/>31</text:a></text:p>
          <text:p text:style-name="P314"><text:a xlink:type="simple" xlink:href="#__RefHeading__22453_750016552" text:style-name="Index_20_Link" text:visited-style-name="Index_20_Link">3.4.3 Thread per request strategy<text:tab/>31</text:a></text:p>
          <text:p text:style-name="P312"><text:a xlink:type="simple" xlink:href="#__RefHeading__22455_750016552" text:style-name="Index_20_Link" text:visited-style-name="Index_20_Link">4 WAN communication<text:tab/>32</text:a></text:p>
          <text:p text:style-name="P312"><text:a xlink:type="simple" xlink:href="#__RefHeading__22457_750016552" text:style-name="Index_20_Link" text:visited-style-name="Index_20_Link">5 HelloWorld example<text:tab/>33</text:a></text:p>
          <text:p text:style-name="P313"><text:soft-page-break/><text:a xlink:type="simple" xlink:href="#__RefHeading__4137_554815412" text:style-name="Index_20_Link" text:visited-style-name="Index_20_Link">5.1 Writing the IDL file<text:tab/>33</text:a></text:p>
          <text:p text:style-name="P313"><text:a xlink:type="simple" xlink:href="#__RefHeading__22459_750016552" text:style-name="Index_20_Link" text:visited-style-name="Index_20_Link">5.2 Generating specific code<text:tab/>33</text:a></text:p>
          <text:p text:style-name="P313"><text:a xlink:type="simple" xlink:href="#__RefHeading__22461_750016552" text:style-name="Index_20_Link" text:visited-style-name="Index_20_Link">5.3 Client implementation<text:tab/>34</text:a></text:p>
          <text:p text:style-name="P313"><text:a xlink:type="simple" xlink:href="#__RefHeading__22463_750016552" text:style-name="Index_20_Link" text:visited-style-name="Index_20_Link">5.4 Server implementation<text:tab/>34</text:a></text:p>
          <text:p text:style-name="P313"><text:a xlink:type="simple" xlink:href="#__RefHeading__22465_750016552" text:style-name="Index_20_Link" text:visited-style-name="Index_20_Link">5.5 Build and execute<text:tab/>35</text:a></text:p>
        </text:index-body>
      </text:table-of-content>
      <text:p text:style-name="Standard"><text:a xlink:type="simple" xlink:href="#_Toc345058863" text:style-name="Internet_20_link" text:visited-style-name="Visited_20_Internet_20_Link"><text:span text:style-name="T222"/></text:a></text:p>
      <text:list xml:id="list5894120739422415228" text:style-name="WWNum43">
        <text:list-item>
          <text:h text:style-name="P373" text:outline-level="1"><text:bookmark-start text:name="_Toc341719006"/><text:bookmark-start text:name="_Ref341724419"/><text:bookmark-start text:name="_Toc345058864"/><text:bookmark-start text:name="__RefHeading__4069_554815412"/>Introduction<text:bookmark-end text:name="_Toc341719006"/><text:bookmark-end text:name="_Ref341724419"/><text:bookmark-end text:name="_Toc345058864"/><text:bookmark-end text:name="__RefHeading__4069_554815412"/></text:h>
        </text:list-item>
      </text:list>
      <text:p text:style-name="P11"><text:span text:style-name="T89">eProsima RPC over DDS</text:span> is a high performance remote procedure call (RPC) framework. <text:span text:style-name="T1">It combines a software stack with a code generation engine to build </text:span><text:span text:style-name="T4">efficient </text:span><text:span text:style-name="T1">services </text:span><text:span text:style-name="T4">for </text:span><text:span text:style-name="T1">several platforms and programming languages. </text:span></text:p>
      <text:p text:style-name="P11"/>
      <text:p text:style-name="P11"><text:span text:style-name="T89">eProsima RPC over DDS</text:span> uses the Data Distribution Service (DDS) standard from the Object Management Group (OMG) as the communication engine.</text:p>
      <text:list xml:id="list170120025145859" text:continue-numbering="true" text:style-name="WWNum43">
        <text:list-item>
          <text:list>
            <text:list-item>
              <text:h text:style-name="P376" text:outline-level="2"><text:bookmark-start text:name="_Toc341719007"/><text:bookmark-start text:name="_Toc345058865"/><text:bookmark-start text:name="__RefHeading__4071_554815412"/>Client/Server communications over DDS<text:bookmark-end text:name="_Toc341719007"/><text:bookmark-end text:name="_Toc345058865"/><text:bookmark-end text:name="__RefHeading__4071_554815412"/></text:h>
            </text:list-item>
          </text:list>
        </text:list-item>
      </text:list>
      <text:p text:style-name="P119"><text:span text:style-name="T159">T</text:span>here are three main <text:span text:style-name="T636">communication </text:span>patterns used in distributed systems:</text:p>
      <text:p text:style-name="P119"/>
      <text:list xml:id="list783936107833311470" text:style-name="WWNum23">
        <text:list-item>
          <text:p text:style-name="P338">Publish-Subscribe</text:p>
        </text:list-item>
        <text:list-item>
          <text:p text:style-name="P339">Request-Reply</text:p>
        </text:list-item>
        <text:list-item>
          <text:p text:style-name="P338"><text:span text:style-name="T636">Point</text:span> to <text:span text:style-name="T636">Point</text:span> </text:p>
          <text:p text:style-name="P338"/>
        </text:list-item>
      </text:list>
      <text:p text:style-name="P119">One example of <text:span text:style-name="T636">Request-Reply</text:span> <text:span text:style-name="T636">pattern</text:span> is the Remote Procedure Call (RPC). RPC allows an application to <text:span text:style-name="T636">call</text:span> a subroutine or procedure in another address space (commonly <text:span text:style-name="T636">i</text:span>n another computer on a shared network)<text:span text:style-name="T636">.</text:span></text:p>
      <text:p text:style-name="P11"/>
      <text:p text:style-name="P283">The framework generates the Request-Reply code from <text:span text:style-name="T637">the</text:span> procedure definition <text:span text:style-name="T637">using an Interface Definition Language (IDL), </text:span>allowing the developer <text:span text:style-name="T638">to</text:span> focus in <text:span text:style-name="T639">the</text:span> application logic without bothering about the networking details.</text:p>
      <text:p text:style-name="P283"/>
      <text:p text:style-name="P283"><draw:frame draw:style-name="fr7" draw:name="Image3" text:anchor-type="paragraph" svg:width="15cm" svg:height="5.207cm" draw:z-index="7"><draw:image xlink:href="Pictures/10000201000002B9000000F21229AD8D.png" xlink:type="simple" xlink:show="embed" xlink:actuate="onLoad"/></draw:frame></text:p>
      <text:p text:style-name="P285"/>
      <text:p text:style-name="P9"/>
      <text:p text:style-name="P9"><text:s/></text:p>
      <text:list xml:id="list170120042166422" text:continue-list="list170120025145859" text:style-name="WWNum43">
        <text:list-item>
          <text:list>
            <text:list-item>
              <text:h text:style-name="P381" text:outline-level="2"><text:bookmark-start text:name="__RefHeading__31463_1972794451"/>A quick example<text:bookmark-end text:name="__RefHeading__31463_1972794451"/></text:h>
            </text:list-item>
          </text:list>
        </text:list-item>
      </text:list>
      <text:p text:style-name="P275"><text:span text:style-name="T492">Y</text:span>ou write a .<text:span text:style-name="T496">IDL</text:span> file like this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11"><text:span text:style-name="keyword0_5f_idl"><text:span text:style-name="T1">interface</text:span></text:span><text:span text:style-name="T1"> </text:span><text:span text:style-name="T5">Example</text:span></text:p>
            <text:p text:style-name="P311"><text:span text:style-name="symbol0_5f_idl"><text:span text:style-name="T1">{</text:span></text:span></text:p>
            <text:p text:style-name="P310"><text:span text:style-name="T370"><text:s text:c="4"/></text:span><text:span text:style-name="keyword3_5f_idl"><text:span text:style-name="T6">void</text:span></text:span><text:span text:style-name="T370"> </text:span><text:span text:style-name="Source_20_Text"><text:span text:style-name="T285">exampleM</text:span></text:span><text:span text:style-name="Source_20_Text"><text:span text:style-name="T286">e</text:span></text:span><text:span text:style-name="Source_20_Text"><text:span text:style-name="T285">thod</text:span></text:span><text:span text:style-name="symbol0_5f_idl"><text:span text:style-name="T1">();</text:span></text:span></text:p>
            <text:p text:style-name="P311"><text:span text:style-name="symbol0_5f_idl"><text:span text:style-name="T1">};</text:span></text:span></text:p>
          </table:table-cell>
        </table:table-row>
      </table:table>
      <text:p text:style-name="P273"/>
      <text:p text:style-name="P276">Then you process the file with the <text:span text:style-name="T94">r</text:span><text:span text:style-name="T89">pc</text:span><text:span text:style-name="T95">dds</text:span><text:span text:style-name="T89">gen</text:span> <text:span text:style-name="T493">compiler to generate C++ code. Afterwards, you use that code to invoke remote procedures with the client proxy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58"><text:span text:style-name="Source_20_Text"><text:span text:style-name="T246">UDP</text:span></text:span><text:span text:style-name="Source_20_Text"><text:span text:style-name="T247">ProxyTransport *transport = </text:span></text:span><text:span text:style-name="keyword3_5f_idl"><text:span text:style-name="T310">new</text:span></text:span><text:span text:style-name="Source_20_Text"><text:span text:style-name="T247"> </text:span></text:span><text:span text:style-name="Source_20_Text"><text:span text:style-name="T248">U</text:span></text:span><text:span text:style-name="Source_20_Text"><text:span text:style-name="T249">DP</text:span></text:span><text:span text:style-name="Source_20_Text"><text:span text:style-name="T247">ProxyTransport(</text:span></text:span><text:span text:style-name="keyword3_5f_idl"><text:span text:style-name="T312">”</text:span></text:span><text:span text:style-name="keyword3_5f_idl"><text:span text:style-name="T310">ExampleService</text:span></text:span><text:span text:style-name="keyword3_5f_idl"><text:span text:style-name="T312">”</text:span></text:span><text:span text:style-name="Source_20_Text"><text:span text:style-name="T247">);</text:span></text:span></text:p>
            <text:p text:style-name="P51"><text:span text:style-name="Source_20_Text"><text:span text:style-name="T247">ExampleProtocol *protocol = </text:span></text:span><text:span text:style-name="keyword3_5f_idl"><text:span text:style-name="T310">new</text:span></text:span><text:span text:style-name="Source_20_Text"><text:span text:style-name="T247"> ExampleProtocol();</text:span></text:span></text:p>
            <text:p text:style-name="P52"><text:span text:style-name="Source_20_Text"><text:span text:style-name="T250">ExampleProxy *proxy = </text:span></text:span><text:span text:style-name="keyword3_5f_idl"><text:span text:style-name="T310">new</text:span></text:span><text:span text:style-name="Source_20_Text"><text:span text:style-name="T250"> ExampleProxy(*transport, *protocol);</text:span></text:span></text:p>
            <text:p text:style-name="P54"><text:span text:style-name="Source_20_Text"><text:span text:style-name="T250">...</text:span></text:span></text:p>
            <text:p text:style-name="P54"><text:span text:style-name="member0_5f_cpp"><text:span text:style-name="T311">proxy</text:span></text:span><text:span text:style-name="symbol2_5f_cpp"><text:span text:style-name="T311">-</text:span></text:span><text:span text:style-name="symbol1_5f_cpp"><text:span text:style-name="T311">&gt;</text:span></text:span><text:span text:style-name="Source_20_Text"><text:span text:style-name="T287">exampleM</text:span></text:span><text:span text:style-name="Source_20_Text"><text:span text:style-name="T288">e</text:span></text:span><text:span text:style-name="Source_20_Text"><text:span text:style-name="T287">thod</text:span></text:span><text:span text:style-name="symbol0_5f_cpp"><text:span text:style-name="T311">()</text:span></text:span><text:span text:style-name="symbol4_5f_cpp"><text:span text:style-name="T311">;</text:span></text:span></text:p>
          </table:table-cell>
        </table:table-row>
      </table:table>
      <text:p text:style-name="P274"/>
      <text:p text:style-name="P277">or to implement a server using the generated skeleton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59"><text:span text:style-name="Source_20_Text"><text:span text:style-name="T252">U</text:span></text:span><text:span text:style-name="Source_20_Text"><text:span text:style-name="T253">DP</text:span></text:span><text:span text:style-name="Source_20_Text"><text:span text:style-name="T254">Server</text:span></text:span><text:span text:style-name="Source_20_Text"><text:span text:style-name="T247">Transport *transport = </text:span></text:span><text:span text:style-name="keyword3_5f_idl"><text:span text:style-name="T310">new</text:span></text:span><text:span text:style-name="Source_20_Text"><text:span text:style-name="T247"> </text:span></text:span><text:span text:style-name="Source_20_Text"><text:span text:style-name="T252">U</text:span></text:span><text:span text:style-name="Source_20_Text"><text:span text:style-name="T253">DP</text:span></text:span><text:span text:style-name="Source_20_Text"><text:span text:style-name="T254">Server</text:span></text:span><text:span text:style-name="Source_20_Text"><text:span text:style-name="T247">Transport(</text:span></text:span><text:span text:style-name="keyword3_5f_idl"><text:span text:style-name="T312">”</text:span></text:span><text:span text:style-name="keyword3_5f_idl"><text:span text:style-name="T310">ExampleService</text:span></text:span><text:span text:style-name="keyword3_5f_idl"><text:span text:style-name="T312">”</text:span></text:span><text:span text:style-name="Source_20_Text"><text:span text:style-name="T247">);</text:span></text:span></text:p>
            <text:p text:style-name="P55"><text:span text:style-name="Source_20_Text"><text:span text:style-name="T247">ExampleProtocol *protocol = </text:span></text:span><text:span text:style-name="keyword3_5f_idl"><text:span text:style-name="T310">new</text:span></text:span><text:span text:style-name="Source_20_Text"><text:span text:style-name="T247"> ExampleProtocol();</text:span></text:span></text:p>
            <text:p text:style-name="P55"><text:span text:style-name="Source_20_Text"><text:span text:style-name="T255">SingleThreadStrategy *</text:span></text:span><text:span text:style-name="Source_20_Text"><text:span text:style-name="T256">single</text:span></text:span><text:span text:style-name="Source_20_Text"><text:span text:style-name="T255"> = </text:span></text:span><text:span text:style-name="keyword3_5f_idl"><text:span text:style-name="T310">new</text:span></text:span><text:span text:style-name="Source_20_Text"><text:span text:style-name="T255"> SingleThreadStrategy();</text:span></text:span></text:p>
            <text:p text:style-name="P53"><text:span text:style-name="Source_20_Text"><text:span text:style-name="T257">ExampleServerImpl servant;</text:span></text:span></text:p>
            <text:p text:style-name="P53"><text:span text:style-name="Source_20_Text"><text:span text:style-name="T250">Example</text:span></text:span><text:span text:style-name="Source_20_Text"><text:span text:style-name="T255">Server</text:span></text:span><text:span text:style-name="Source_20_Text"><text:span text:style-name="T250"> *</text:span></text:span><text:span text:style-name="Source_20_Text"><text:span text:style-name="T255">server</text:span></text:span><text:span text:style-name="Source_20_Text"><text:span text:style-name="T250"> =</text:span></text:span></text:p>
            <text:p text:style-name="P55"><text:span text:style-name="Source_20_Text"><text:span text:style-name="T250"><text:tab/></text:span></text:span><text:span text:style-name="keyword3_5f_idl"><text:span text:style-name="T310">new</text:span></text:span><text:span text:style-name="Source_20_Text"><text:span text:style-name="T250"> Example</text:span></text:span><text:span text:style-name="Source_20_Text"><text:span text:style-name="T255">Server</text:span></text:span><text:span text:style-name="Source_20_Text"><text:span text:style-name="T250">(*</text:span></text:span><text:span text:style-name="Source_20_Text"><text:span text:style-name="T258">single, </text:span></text:span><text:span text:style-name="Source_20_Text"><text:span text:style-name="T250">*transport, *protocol, </text:span></text:span><text:span text:style-name="Source_20_Text"><text:span text:style-name="T258">servant</text:span></text:span><text:span text:style-name="Source_20_Text"><text:span text:style-name="T250">);</text:span></text:span></text:p>
            <text:p text:style-name="P53"><text:span text:style-name="Source_20_Text"><text:span text:style-name="T250">...</text:span></text:span></text:p>
            <text:p text:style-name="P53"><text:span text:style-name="member0_5f_cpp"><text:span text:style-name="T311">server</text:span></text:span><text:span text:style-name="Source_20_Text"><text:span text:style-name="T251">-&gt;</text:span></text:span><text:span text:style-name="Source_20_Text"><text:span text:style-name="T259">serve</text:span></text:span><text:span text:style-name="member0_5f_cpp"><text:span text:style-name="T311">();</text:span></text:span></text:p>
          </table:table-cell>
        </table:table-row>
      </table:table>
      <text:p text:style-name="P274"/>
      <text:p text:style-name="P278"><text:span text:style-name="T494">S</text:span>ee section <text:bookmark-ref text:reference-format="chapter" text:ref-name="__RefHeading__4137_554815412">5.1</text:bookmark-ref> <text:span text:style-name="T640">(</text:span><text:bookmark-ref text:reference-format="text" text:ref-name="__RefHeading__4137_554815412"> Writing the IDL file</text:bookmark-ref>) for a <text:span text:style-name="T495">complete </text:span>step by step example.</text:p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list xml:id="list170120061161013" text:continue-numbering="true" text:style-name="WWNum43">
        <text:list-item>
          <text:list>
            <text:list-item>
              <text:h text:style-name="P376" text:outline-level="2"><text:bookmark-start text:name="_Toc341719008"/><text:bookmark-start text:name="_Toc345058866"/><text:bookmark-start text:name="__RefHeading__4073_554815412"/><text:soft-page-break/>Main Features<text:bookmark-end text:name="_Toc341719008"/><text:bookmark-end text:name="_Toc345058866"/><text:bookmark-end text:name="__RefHeading__4073_554815412"/></text:h>
            </text:list-item>
          </text:list>
        </text:list-item>
      </text:list>
      <text:p text:style-name="P133"/>
      <text:list xml:id="list2202620094955129868" text:style-name="WWNum35">
        <text:list-item>
          <text:p text:style-name="P396"><text:span text:style-name="T76">Synchronous, asynchronous and one-way invocations</text:span>. </text:p>
          <text:list>
            <text:list-item>
              <text:p text:style-name="P396">The synchronous invocation is the <text:span text:style-name="T497">most </text:span>common <text:span text:style-name="T497">one</text:span>. <text:span text:style-name="T497">It </text:span>blocks the client’s thread until the reply is received from the server.</text:p>
            </text:list-item>
            <text:list-item>
              <text:p text:style-name="P396"><text:span text:style-name="T498">In t</text:span>he asynchronous invocation the request does <text:span text:style-name="T160">not</text:span> block the client’s thread. In<text:span text:style-name="T499">stead,</text:span> the developer provides a callback object that <text:span text:style-name="T161">is</text:span> invoked when the reply is received. </text:p>
            </text:list-item>
            <text:list-item>
              <text:p text:style-name="P396">The one-way invocation is a fire-and-forget invocation where the client does not care about the <text:span text:style-name="T500">result</text:span> of the <text:span text:style-name="T502">procedure</text:span>. <text:span text:style-name="T503">It</text:span> does not <text:span text:style-name="T501">wait for</text:span> any reply from the server.</text:p>
            </text:list-item>
          </text:list>
        </text:list-item>
        <text:list-item>
          <text:p text:style-name="P395"><text:span text:style-name="T76">Different threading strategies for the server</text:span>. <text:span text:style-name="T504">These strategies define how the server acts when a new request is received. The currently supported strategies are: </text:span></text:p>
          <text:list>
            <text:list-item>
              <text:p text:style-name="P395"><text:span text:style-name="T77">Single-thread</text:span> strategy: <text:span text:style-name="T505">U</text:span>ses <text:span text:style-name="T506">only one</text:span> thread for <text:span text:style-name="T506">every</text:span> incoming request.</text:p>
            </text:list-item>
            <text:list-item>
              <text:p text:style-name="P395"><text:span text:style-name="T77">Thread-pool </text:span>strategy: <text:span text:style-name="T505">U</text:span>ses <text:span text:style-name="T507">a fixed amount of </text:span>threads to process the incoming requests. </text:p>
            </text:list-item>
            <text:list-item>
              <text:p text:style-name="P395"><text:span text:style-name="T77">Thread-per-request</text:span> strategy: <text:span text:style-name="T505">C</text:span>reates a new thread for <text:span text:style-name="T505">processing </text:span>each new incoming request.</text:p>
            </text:list-item>
          </text:list>
        </text:list-item>
        <text:list-item>
          <text:p text:style-name="P398"><text:span text:style-name="T76">Several communications transports</text:span>: </text:p>
          <text:list>
            <text:list-item>
              <text:p text:style-name="P398">Reliable and high performance UDP transport</text:p>
            </text:list-item>
            <text:list-item>
              <text:p text:style-name="P398">NAT and firewall friendly TCP transport</text:p>
            </text:list-item>
            <text:list-item>
              <text:p text:style-name="P398">Shared Memory transport.</text:p>
            </text:list-item>
          </text:list>
        </text:list-item>
        <text:list-item>
          <text:p text:style-name="P396"><text:span text:style-name="T76">Automatic Discovery</text:span>: The framework <text:span text:style-name="T162">uses</text:span> the underlying DDS discovery protocol to discover the different clients, servers and services.</text:p>
        </text:list-item>
        <text:list-item>
          <text:p text:style-name="P397"><text:span text:style-name="T76">Complete Publish/Subscribe Frameworks: </text:span>Users can <text:span text:style-name="T164">integrate</text:span> RPC <text:span text:style-name="T163">over</text:span> DDS Publish/Subscribe code in their applications.</text:p>
        </text:list-item>
        <text:list-item>
          <text:p text:style-name="P399"><text:span text:style-name="T80">High performance</text:span>: <text:span text:style-name="T641">The framework uses a fast serialization mechanism that increases the performance.</text:span></text:p>
        </text:list-item>
      </text:list>
      <text:list xml:id="list170120069165379" text:continue-list="list170120061161013" text:style-name="WWNum43">
        <text:list-item>
          <text:h text:style-name="P374" text:outline-level="1"><text:bookmark-start text:name="_Toc341719009"/><text:bookmark-start text:name="_Toc345058867"/><text:bookmark-start text:name="__RefHeading__4075_554815412"/>Building an application<text:bookmark-end text:name="_Toc341719009"/><text:bookmark-end text:name="_Toc345058867"/><text:bookmark-end text:name="__RefHeading__4075_554815412"/></text:h>
        </text:list-item>
      </text:list>
      <text:p text:style-name="P56"><text:span text:style-name="T89">eProsima RPC over </text:span><text:span text:style-name="T90">DDS</text:span> allows <text:span text:style-name="T165">the</text:span> developer to easily implement a distributed application using remote procedure invocations.</text:p>
      <text:p text:style-name="P56"/>
      <text:p text:style-name="P120"><text:span text:style-name="T165">In</text:span> <text:span text:style-name="T508">client/server</text:span> paradigm, a server offers a set of remote procedures <text:span text:style-name="T509">that</text:span> the client can remotely call. How the client call<text:span text:style-name="T510">s</text:span> these procedures should be transparent. <text:span text:style-name="T642">The</text:span> proxy object represents the remote server, and this object offer<text:span text:style-name="T511">s</text:span> <text:span text:style-name="T508">the</text:span> remote procedures <text:span text:style-name="T508">implemented by the server</text:span>. </text:p>
      <text:p text:style-name="P120"/>
      <text:p text:style-name="P56"><text:span text:style-name="T1">In the same way, how </text:span><text:span text:style-name="T7">the </text:span><text:span text:style-name="T1">server obtains a request from the network and </text:span><text:span text:style-name="T8">how it </text:span><text:span text:style-name="T1">sends the reply should </text:span><text:span text:style-name="T9">also be </text:span><text:span text:style-name="T1">transparent. </text:span><text:span text:style-name="T10">The developer just writes the behavior of the </text:span><text:span text:style-name="T1">remote procedures </text:span><text:span text:style-name="T11">using the generated skeleton.</text:span></text:p>
      <text:p text:style-name="P14"/>
      <text:p text:style-name="P128"><text:span text:style-name="T642">S</text:span>teps to build an application:</text:p>
      <text:list xml:id="list8760785982582814628" text:style-name="WWNum28">
        <text:list-item>
          <text:p text:style-name="P344">Define a set of remote procedures, using an Interface Definition Language.</text:p>
        </text:list-item>
        <text:list-item>
          <text:p text:style-name="P340"><text:span text:style-name="T643">Using the provided IDL compiler, generate</text:span> <text:span text:style-name="T643">the</text:span> specific remote procedure call support code <text:span text:style-name="T643">(</text:span>a Client Proxy and a Server Skeleton<text:span text:style-name="T643">)</text:span></text:p>
        </text:list-item>
        <text:list-item>
          <text:p text:style-name="P341">Implement the server, <text:span text:style-name="T512">f</text:span>ill<text:span text:style-name="T513">ing</text:span> the server skeleton with the behavior <text:span text:style-name="T514">of the procedures</text:span>.</text:p>
        </text:list-item>
        <text:list-item>
          <text:p text:style-name="P342">Implement the client, <text:span text:style-name="T515">using</text:span> the client proxy to invoke the remote procedures.</text:p>
        </text:list-item>
      </text:list>
      <text:p text:style-name="P11"/>
      <text:p text:style-name="P11">This section will describe the basic concepts of these four steps that a developer has to follow to implement <text:span text:style-name="T516">a</text:span> distributed application. <text:span text:style-name="T517">The a</text:span>dvanced concepts are described in section <text:bookmark-ref text:reference-format="chapter" text:ref-name="__RefHeading__4107_554815412">3</text:bookmark-ref><text:span text:style-name="T88"> </text:span><text:span text:style-name="T98">(</text:span><text:span text:style-name="T88"><text:bookmark-ref text:reference-format="text" text:ref-name="_Ref341726329">Advanced concepts</text:bookmark-ref></text:span><text:span text:style-name="T98">)</text:span>.</text:p>
      <text:list xml:id="list170120076159307" text:continue-list="list170120069165379" text:style-name="WWNum43">
        <text:list-item>
          <text:list>
            <text:list-item>
              <text:h text:style-name="P382" text:outline-level="2"><text:bookmark-start text:name="__RefHeading__4077_554815412"/><text:s/><text:bookmark-start text:name="_Toc341719010"/><text:bookmark-start text:name="_Toc345058868"/>Defining a set of remote procedures<text:bookmark-end text:name="_Toc341719010"/><text:bookmark-end text:name="_Toc345058868"/> <text:bookmark-end text:name="__RefHeading__4077_554815412"/></text:h>
            </text:list-item>
          </text:list>
        </text:list-item>
      </text:list>
      <text:p text:style-name="P121"><text:span text:style-name="T518">An </text:span>Interface Definition Language (IDL) is used to define the remote procedures <text:span text:style-name="T166">the </text:span>server will offer. Data Types used as parameter types in these remote procedures are also defined in the IDL file. The IDL structure is based in <text:span text:style-name="T643">OMG</text:span> IDL and it is described in the following schema:</text:p>
      <text:p text:style-name="P125"/>
      <text:p text:style-name="P125"><draw:frame draw:style-name="fr1" draw:name="Frame4" text:anchor-type="as-char" svg:y="-1.27cm" svg:width="8.387cm" svg:height="6.569cm" draw:z-index="4"><draw:text-box><text:p text:style-name="P264">IDL File</text:p></draw:text-box></draw:frame><draw:frame draw:style-name="fr2" draw:name="Frame1" text:anchor-type="char" svg:x="3.956cm" svg:y="3.911cm" svg:width="6.671cm" svg:height="1.725cm" draw:z-index="2"><draw:text-box><text:p text:style-name="P266"><text:line-break/>Procedure definitions</text:p><text:p text:style-name="P263"/></draw:text-box></draw:frame><draw:frame draw:style-name="fr3" draw:name="Frame2" text:anchor-type="char" svg:y="3.115cm" svg:width="7.26cm" svg:height="2.919cm" draw:z-index="3"><draw:text-box><text:p text:style-name="P265">Interface definition</text:p><text:p text:style-name="P263"/></draw:text-box></draw:frame><draw:frame draw:style-name="fr4" draw:name="Frame3" text:anchor-type="char" svg:y="0.803cm" svg:width="7.26cm" svg:height="1.857cm" draw:z-index="5"><draw:text-box><text:p text:style-name="P266"><text:line-break/><text:span text:style-name="T77">Data Type definitions</text:span></text:p><text:p text:style-name="P263"/></draw:text-box></draw:frame></text:p>
      <text:p text:style-name="P7"/>
      <text:p text:style-name="P28"><text:span text:style-name="T89">eProsima RPC over DDS</text:span> includes a <text:span text:style-name="T167">J</text:span>ava application named <text:span text:style-name="T116">r</text:span><text:span text:style-name="T106">pc</text:span><text:span text:style-name="T122">dds</text:span><text:span text:style-name="T106">gen</text:span>. <text:span text:style-name="T1">This application parses the IDL file and generates C++ code for the </text:span><text:span text:style-name="T12">defined</text:span><text:span text:style-name="T1"> set of remote procedures.</text:span> <text:span text:style-name="T116">r</text:span><text:span text:style-name="T106">pc</text:span><text:span text:style-name="T122">dds</text:span><text:span text:style-name="T106">gen</text:span> application will be described in the section <text:bookmark-ref text:reference-format="chapter" text:ref-name="__RefHeading__4083_554815412">2.2</text:bookmark-ref> <text:span text:style-name="T644">(</text:span><text:span text:style-name="T88"><text:bookmark-ref text:reference-format="text" text:ref-name="_Ref337047360">Generating specific remote procedure call support code</text:bookmark-ref></text:span><text:span text:style-name="T99">)</text:span>.</text:p>
      <text:list xml:id="list170120081160199" text:continue-numbering="true" text:style-name="WWNum43">
        <text:list-item>
          <text:list>
            <text:list-item>
              <text:list>
                <text:list-item>
                  <text:h text:style-name="P387" text:outline-level="3"><text:bookmark-start text:name="_Ref338150931"/><text:bookmark-start text:name="_Toc341719011"/><text:bookmark-start text:name="_Toc345058869"/><text:bookmark-start text:name="__RefHeading__4079_554815412"/>IDL Syntax and mapping to C++<text:bookmark-end text:name="_Ref338150931"/><text:bookmark-end text:name="_Toc341719011"/><text:bookmark-end text:name="_Toc345058869"/><text:bookmark-end text:name="__RefHeading__4079_554815412"/></text:h>
                </text:list-item>
              </text:list>
            </text:list-item>
          </text:list>
        </text:list-item>
      </text:list>
      <text:p text:style-name="P40">User types defined through the IDL file can be mapped to C++ in two ways: to DDS types or to C++11 <text:span text:style-name="T608">native </text:span>types. In this section both alternatives are show<text:span text:style-name="T607">n</text:span>.</text:p>
      <text:list xml:id="list170120082149063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89" text:outline-level="4"><text:bookmark-start text:name="__RefHeading__20746_1378383563"/>Simple types<text:bookmark-end text:name="__RefHeading__20746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89">eProsima RPC </text:span><text:span text:style-name="T95">over</text:span><text:span text:style-name="T89"> DDS</text:span> supports a variety of simple types that the developer can use <text:span text:style-name="T519">as </text:span>parameters, returned values and <text:span text:style-name="T520">members</text:span> of complex types. The following table<text:span text:style-name="T606">s</text:span> show the supported simple types, how they are defined in the IDL file and what the <text:span text:style-name="T116">r</text:span><text:span text:style-name="T106">pc</text:span><text:span text:style-name="T122">dds</text:span><text:span text:style-name="T106">gen</text:span> generates in C++ language.</text:p>
      <text:p text:style-name="P113"/>
      <text:p text:style-name="P140"><text:span text:style-name="T151">TablE </text:span><text:span text:style-name="T151"><text:sequence text:ref-name="refTable0" text:name="Table" text:formula="ooow:Table+1" style:num-format="1">1</text:sequence></text:span><text:span text:style-name="T151">: Specifying Simple Types in IDL for C++ </text:span><text:span text:style-name="T153">USING DDS TYP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7">IDL Type</text:p>
          </table:table-cell>
          <table:table-cell table:style-name="Table2.B1" office:value-type="string">
            <text:p text:style-name="P47">Sample in IDL File</text:p>
          </table:table-cell>
          <table:table-cell table:style-name="Table2.C1" office:value-type="string">
            <text:p text:style-name="P47">Sample Output Generated by rpc<text:span text:style-name="T634">dds</text:span>gen</text:p>
          </table:table-cell>
        </table:table-row>
        <table:table-row table:style-name="Table2.1">
          <table:table-cell table:style-name="Table2.A2" office:value-type="string">
            <text:p text:style-name="P99">char</text:p>
          </table:table-cell>
          <table:table-cell table:style-name="Table2.B2" office:value-type="string">
            <text:p text:style-name="P89"><text:span text:style-name="keyword3_5f_cpp"><text:span text:style-name="T325">c</text:span></text:span><text:span text:style-name="keyword3_5f_cpp"><text:span text:style-name="T324">har</text:span></text:span> char_member</text:p>
          </table:table-cell>
          <table:table-cell table:style-name="Table2.C2" office:value-type="string">
            <text:p text:style-name="P83"><text:span text:style-name="keyword3_5f_cpp"><text:span text:style-name="T324">DDS_Char</text:span></text:span> char_member</text:p>
          </table:table-cell>
        </table:table-row>
        <table:table-row table:style-name="Table2.1">
          <table:table-cell table:style-name="Table2.A3" office:value-type="string">
            <text:p text:style-name="P99">wchar</text:p>
          </table:table-cell>
          <table:table-cell table:style-name="Table2.B3" office:value-type="string">
            <text:p text:style-name="P83"><text:span text:style-name="keyword3_5f_idl"><text:span text:style-name="T323">wchar</text:span></text:span> wchar_member</text:p>
          </table:table-cell>
          <table:table-cell table:style-name="Table2.C3" office:value-type="string">
            <text:p text:style-name="P83"><text:span text:style-name="keyword3_5f_cpp"><text:span text:style-name="T324">DDS_Wchar</text:span></text:span> wchar_member</text:p>
          </table:table-cell>
        </table:table-row>
        <table:table-row table:style-name="Table2.1">
          <table:table-cell table:style-name="Table2.A4" office:value-type="string">
            <text:p text:style-name="P99">octet</text:p>
          </table:table-cell>
          <table:table-cell table:style-name="Table2.B4" office:value-type="string">
            <text:p text:style-name="P83"><text:span text:style-name="keyword3_5f_idl"><text:span text:style-name="T323">octet</text:span></text:span> octet_member</text:p>
          </table:table-cell>
          <table:table-cell table:style-name="Table2.C4" office:value-type="string">
            <text:p text:style-name="P83"><text:span text:style-name="keyword3_5f_cpp"><text:span text:style-name="T324">DDS_Octet</text:span></text:span> octet_member</text:p>
          </table:table-cell>
        </table:table-row>
        <table:table-row table:style-name="Table2.1">
          <table:table-cell table:style-name="Table2.A5" office:value-type="string">
            <text:p text:style-name="P99">short</text:p>
          </table:table-cell>
          <table:table-cell table:style-name="Table2.B5" office:value-type="string">
            <text:p text:style-name="P92"><text:span text:style-name="keyword3_5f_cpp"><text:span text:style-name="T329">short</text:span></text:span> short_member</text:p>
          </table:table-cell>
          <table:table-cell table:style-name="Table2.C5" office:value-type="string">
            <text:p text:style-name="P83"><text:span text:style-name="keyword3_5f_cpp"><text:span text:style-name="T324">DDS_Short</text:span></text:span> short_member</text:p>
          </table:table-cell>
        </table:table-row>
        <table:table-row table:style-name="Table2.1">
          <table:table-cell table:style-name="Table2.A6" office:value-type="string">
            <text:p text:style-name="P99">unsigned short</text:p>
          </table:table-cell>
          <table:table-cell table:style-name="Table2.B6" office:value-type="string">
            <text:p text:style-name="P93"><text:span text:style-name="keyword3_5f_idl"><text:span text:style-name="T323">unsigned</text:span></text:span> <text:span text:style-name="keyword3_5f_cpp"><text:span text:style-name="T329">short</text:span></text:span> ushort_member</text:p>
          </table:table-cell>
          <table:table-cell table:style-name="Table2.C6" office:value-type="string">
            <text:p text:style-name="P83"><text:span text:style-name="keyword3_5f_cpp"><text:span text:style-name="T324">DDS_UnsignedShort</text:span></text:span> ushort_member</text:p>
          </table:table-cell>
        </table:table-row>
        <table:table-row table:style-name="Table2.1">
          <table:table-cell table:style-name="Table2.A7" office:value-type="string">
            <text:p text:style-name="P99">long</text:p>
          </table:table-cell>
          <table:table-cell table:style-name="Table2.B7" office:value-type="string">
            <text:p text:style-name="P83"><text:span text:style-name="keyword3_5f_idl"><text:span text:style-name="T323">long</text:span></text:span> long_member</text:p>
          </table:table-cell>
          <table:table-cell table:style-name="Table2.C7" office:value-type="string">
            <text:p text:style-name="P83"><text:span text:style-name="keyword3_5f_cpp"><text:span text:style-name="T324">DDS_Long</text:span></text:span> long_member</text:p>
          </table:table-cell>
        </table:table-row>
        <table:table-row table:style-name="Table2.1">
          <table:table-cell table:style-name="Table2.A8" office:value-type="string">
            <text:p text:style-name="P99">unsigned long</text:p>
          </table:table-cell>
          <table:table-cell table:style-name="Table2.B8" office:value-type="string">
            <text:p text:style-name="P83"><text:span text:style-name="keyword3_5f_idl"><text:span text:style-name="T323">unsigned</text:span></text:span> <text:span text:style-name="keyword3_5f_idl"><text:span text:style-name="T323">long</text:span></text:span> ulong_member</text:p>
          </table:table-cell>
          <table:table-cell table:style-name="Table2.C8" office:value-type="string">
            <text:p text:style-name="P83"><text:span text:style-name="keyword3_5f_cpp"><text:span text:style-name="T324">DDS_UnsignedLong</text:span></text:span> ulong_member</text:p>
          </table:table-cell>
        </table:table-row>
        <table:table-row table:style-name="Table2.1">
          <table:table-cell table:style-name="Table2.A9" office:value-type="string">
            <text:p text:style-name="P99">long long</text:p>
          </table:table-cell>
          <table:table-cell table:style-name="Table2.B9" office:value-type="string">
            <text:p text:style-name="P83"><text:span text:style-name="keyword3_5f_idl"><text:span text:style-name="T323">long</text:span></text:span> <text:span text:style-name="keyword3_5f_idl"><text:span text:style-name="T323">long</text:span></text:span> llong_member</text:p>
          </table:table-cell>
          <table:table-cell table:style-name="Table2.C9" office:value-type="string">
            <text:p text:style-name="P83"><text:span text:style-name="keyword3_5f_cpp"><text:span text:style-name="T324">DDS_LongLong</text:span></text:span> llong_member</text:p>
          </table:table-cell>
        </table:table-row>
        <table:table-row table:style-name="Table2.1">
          <table:table-cell table:style-name="Table2.A10" office:value-type="string">
            <text:p text:style-name="P99">unsigned long long</text:p>
          </table:table-cell>
          <table:table-cell table:style-name="Table2.B10" office:value-type="string">
            <text:p text:style-name="P83"><text:span text:style-name="keyword3_5f_idl"><text:span text:style-name="T323">unsigned</text:span></text:span> <text:span text:style-name="keyword3_5f_idl"><text:span text:style-name="T323">long</text:span></text:span> <text:span text:style-name="keyword3_5f_idl"><text:span text:style-name="T323">long</text:span></text:span> ullong_member</text:p>
          </table:table-cell>
          <table:table-cell table:style-name="Table2.C10" office:value-type="string">
            <text:p text:style-name="P83"><text:span text:style-name="keyword3_5f_cpp"><text:span text:style-name="T324">DDS_UnsignedLongLong</text:span></text:span> ullong_member</text:p>
          </table:table-cell>
        </table:table-row>
        <table:table-row table:style-name="Table2.1">
          <table:table-cell table:style-name="Table2.A11" office:value-type="string">
            <text:p text:style-name="P99">float</text:p>
          </table:table-cell>
          <table:table-cell table:style-name="Table2.B11" office:value-type="string">
            <text:p text:style-name="P83"><text:span text:style-name="keyword3_5f_idl"><text:span text:style-name="T323">float</text:span></text:span> float_member</text:p>
            <text:p text:style-name="P83"/>
          </table:table-cell>
          <table:table-cell table:style-name="Table2.C11" office:value-type="string">
            <text:p text:style-name="P83"><text:span text:style-name="keyword3_5f_cpp"><text:span text:style-name="T324">DDS_Float</text:span></text:span> float_member</text:p>
          </table:table-cell>
        </table:table-row>
        <table:table-row table:style-name="Table2.1">
          <table:table-cell table:style-name="Table2.A12" office:value-type="string">
            <text:p text:style-name="P99">double</text:p>
          </table:table-cell>
          <table:table-cell table:style-name="Table2.B12" office:value-type="string">
            <text:p text:style-name="P87"><text:span text:style-name="keyword3_5f_idl"><text:span text:style-name="T326">double</text:span></text:span><text:span text:style-name="T645"> </text:span>double_member</text:p>
          </table:table-cell>
          <table:table-cell table:style-name="Table2.C12" office:value-type="string">
            <text:p text:style-name="P83"><text:span text:style-name="keyword3_5f_cpp"><text:span text:style-name="T324">DDS_Double</text:span></text:span> double_member</text:p>
          </table:table-cell>
        </table:table-row>
        <table:table-row table:style-name="Table2.1">
          <table:table-cell table:style-name="Table2.A13" office:value-type="string">
            <text:p text:style-name="P99">boolean</text:p>
          </table:table-cell>
          <table:table-cell table:style-name="Table2.B13" office:value-type="string">
            <text:p text:style-name="P83"><text:span text:style-name="keyword3_5f_idl"><text:span text:style-name="T323">boolean</text:span></text:span> boolean_member</text:p>
          </table:table-cell>
          <table:table-cell table:style-name="Table2.C13" office:value-type="string">
            <text:p text:style-name="P83"><text:span text:style-name="keyword3_5f_cpp"><text:span text:style-name="T324">DDS_Boolean</text:span></text:span> boolean_member</text:p>
          </table:table-cell>
        </table:table-row>
        <table:table-row table:style-name="Table2.1">
          <table:table-cell table:style-name="Table2.A14" office:value-type="string">
            <text:p text:style-name="P99">bounded string</text:p>
          </table:table-cell>
          <table:table-cell table:style-name="Table2.B14" office:value-type="string">
            <text:p text:style-name="P360"><text:span text:style-name="keyword3_5f_idl"><text:span text:style-name="T324">string</text:span></text:span><text:span text:style-name="symbol4_5f_cpp"><text:span text:style-name="T303">&lt;</text:span></text:span><text:span text:style-name="number_5f_idl"><text:span text:style-name="T324">20</text:span></text:span><text:span text:style-name="symbol4_5f_cpp"><text:span text:style-name="T303">&gt; string_member</text:span></text:span></text:p>
          </table:table-cell>
          <table:table-cell table:style-name="Table2.C14" office:value-type="string">
            <text:p text:style-name="P86"><text:span text:style-name="keyword3_5f_cpp"><text:span text:style-name="T325">c</text:span></text:span><text:span text:style-name="keyword3_5f_cpp"><text:span text:style-name="T324">har</text:span></text:span>* string_member<text:line-break/><text:span text:style-name="comment_5f_multi_5f_cpp"><text:span text:style-name="T324">/* maximum length = (20) */</text:span></text:span></text:p>
          </table:table-cell>
        </table:table-row>
        <table:table-row table:style-name="Table2.1">
          <table:table-cell table:style-name="Table2.A15" office:value-type="string">
            <text:p text:style-name="P99">unbounded string</text:p>
          </table:table-cell>
          <table:table-cell table:style-name="Table2.B15" office:value-type="string">
            <text:p text:style-name="P360"><text:span text:style-name="keyword3_5f_idl"><text:span text:style-name="T324">string</text:span></text:span><text:span text:style-name="comment_5f_multi_5f_cpp"><text:span text:style-name="T303"> </text:span></text:span><text:span text:style-name="comment_5f_multi_5f_cpp"><text:span text:style-name="T304">string_member</text:span></text:span></text:p>
          </table:table-cell>
          <table:table-cell table:style-name="Table2.C15" office:value-type="string">
            <text:p text:style-name="P86"><text:span text:style-name="keyword3_5f_cpp"><text:span text:style-name="T325">c</text:span></text:span><text:span text:style-name="keyword3_5f_cpp"><text:span text:style-name="T324">har</text:span></text:span>* string_member<text:line-break/><text:span text:style-name="comment_5f_multi_5f_cpp"><text:span text:style-name="T324">/* maximum length = (255) */</text:span></text:span></text:p>
          </table:table-cell>
        </table:table-row>
      </table:table>
      <text:p text:style-name="P112"/>
      <text:p text:style-name="P141"><text:span text:style-name="T151">TablE </text:span><text:span text:style-name="T151"><text:sequence text:ref-name="refTable1" text:name="Table" text:formula="ooow:Table+1" style:num-format="1">2</text:sequence></text:span><text:span text:style-name="T151">: Specifying Simple Types in IDL for C++ </text:span><text:span text:style-name="T153">USING C++11 </text:span><text:span text:style-name="T154">NATIVE </text:span><text:span text:style-name="T153">TYPES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48">IDL Type</text:p>
          </table:table-cell>
          <table:table-cell table:style-name="Table41.B1" office:value-type="string">
            <text:p text:style-name="P48">Sample in IDL File</text:p>
          </table:table-cell>
          <table:table-cell table:style-name="Table41.C1" office:value-type="string">
            <text:p text:style-name="P48">Sample Output Generated by rpc<text:span text:style-name="T634">dds</text:span>gen</text:p>
          </table:table-cell>
        </table:table-row>
        <table:table-row table:style-name="Table41.1">
          <table:table-cell table:style-name="Table41.A2" office:value-type="string">
            <text:p text:style-name="P100">char</text:p>
          </table:table-cell>
          <table:table-cell table:style-name="Table41.B2" office:value-type="string">
            <text:p text:style-name="P88"><text:span text:style-name="keyword3_5f_cpp"><text:span text:style-name="T325">c</text:span></text:span><text:span text:style-name="keyword3_5f_cpp"><text:span text:style-name="T324">har</text:span></text:span> char_member</text:p>
          </table:table-cell>
          <table:table-cell table:style-name="Table41.C2" office:value-type="string">
            <text:p text:style-name="P361"><text:span text:style-name="keyword3_5f_cpp"><text:span text:style-name="T325">c</text:span></text:span><text:span text:style-name="keyword3_5f_cpp"><text:span text:style-name="T324">har</text:span></text:span><text:span text:style-name="symbol4_5f_cpp"><text:span text:style-name="T303"> char_member</text:span></text:span></text:p>
          </table:table-cell>
        </table:table-row>
        <table:table-row table:style-name="Table41.1">
          <table:table-cell table:style-name="Table41.A3" office:value-type="string">
            <text:p text:style-name="P100">wchar</text:p>
          </table:table-cell>
          <table:table-cell table:style-name="Table41.B3" office:value-type="string">
            <text:p text:style-name="P83"><text:span text:style-name="keyword3_5f_idl"><text:span text:style-name="T323">wchar</text:span></text:span> wchar_member</text:p>
          </table:table-cell>
          <table:table-cell table:style-name="Table41.C3" office:value-type="string">
            <text:p text:style-name="P361"><text:span text:style-name="keyword1_5f_cpp"><text:span text:style-name="T325">w</text:span></text:span><text:span text:style-name="keyword1_5f_cpp"><text:span text:style-name="T324">char_</text:span></text:span><text:span text:style-name="keyword1_5f_cpp"><text:span text:style-name="T325">t</text:span></text:span><text:span text:style-name="symbol4_5f_cpp"><text:span text:style-name="T303"> wchar_member</text:span></text:span></text:p>
          </table:table-cell>
        </table:table-row>
        <table:table-row table:style-name="Table41.1">
          <table:table-cell table:style-name="Table41.A4" office:value-type="string">
            <text:p text:style-name="P100">octet</text:p>
          </table:table-cell>
          <table:table-cell table:style-name="Table41.B4" office:value-type="string">
            <text:p text:style-name="P83"><text:span text:style-name="keyword3_5f_idl"><text:span text:style-name="T323">octet</text:span></text:span> octet_member</text:p>
          </table:table-cell>
          <table:table-cell table:style-name="Table41.C4" office:value-type="string">
            <text:p text:style-name="P361"><text:span text:style-name="keyword3_5f_idl"><text:span text:style-name="T324">uint8_t</text:span></text:span><text:span text:style-name="symbol4_5f_cpp"><text:span text:style-name="T303"> octet_member</text:span></text:span></text:p>
          </table:table-cell>
        </table:table-row>
        <table:table-row table:style-name="Table41.1">
          <table:table-cell table:style-name="Table41.A5" office:value-type="string">
            <text:p text:style-name="P100">short</text:p>
          </table:table-cell>
          <table:table-cell table:style-name="Table41.B5" office:value-type="string">
            <text:p text:style-name="P83"><text:span text:style-name="keyword3_5f_idl"><text:span text:style-name="T323">short</text:span></text:span> short_member</text:p>
          </table:table-cell>
          <table:table-cell table:style-name="Table41.C5" office:value-type="string">
            <text:p text:style-name="P361"><text:span text:style-name="keyword3_5f_idl"><text:span text:style-name="T324">int16_t</text:span></text:span><text:span text:style-name="symbol4_5f_cpp"><text:span text:style-name="T303"> short_member</text:span></text:span></text:p>
          </table:table-cell>
        </table:table-row>
        <table:table-row table:style-name="Table41.1">
          <table:table-cell table:style-name="Table41.A6" office:value-type="string">
            <text:p text:style-name="P100">unsigned short</text:p>
          </table:table-cell>
          <table:table-cell table:style-name="Table41.B6" office:value-type="string">
            <text:p text:style-name="P83"><text:span text:style-name="keyword3_5f_idl"><text:span text:style-name="T323">unsigned</text:span></text:span> <text:span text:style-name="keyword3_5f_idl"><text:span text:style-name="T323">short</text:span></text:span> ushort_member</text:p>
          </table:table-cell>
          <table:table-cell table:style-name="Table41.C6" office:value-type="string">
            <text:p text:style-name="P361"><text:span text:style-name="keyword3_5f_idl"><text:span text:style-name="T324">uint16_t</text:span></text:span><text:span text:style-name="symbol4_5f_cpp"><text:span text:style-name="T303"> ushort_member</text:span></text:span></text:p>
          </table:table-cell>
        </table:table-row>
        <table:table-row table:style-name="Table41.1">
          <table:table-cell table:style-name="Table41.A7" office:value-type="string">
            <text:p text:style-name="P100">long</text:p>
          </table:table-cell>
          <table:table-cell table:style-name="Table41.B7" office:value-type="string">
            <text:p text:style-name="P90"><text:span text:style-name="keyword3_5f_idl"><text:span text:style-name="T327">long</text:span></text:span> long_member</text:p>
          </table:table-cell>
          <table:table-cell table:style-name="Table41.C7" office:value-type="string">
            <text:p text:style-name="P361"><text:span text:style-name="keyword3_5f_idl"><text:span text:style-name="T324">int32_t</text:span></text:span><text:span text:style-name="symbol4_5f_cpp"><text:span text:style-name="T303"> long_member</text:span></text:span></text:p>
          </table:table-cell>
        </table:table-row>
        <table:table-row table:style-name="Table41.1">
          <table:table-cell table:style-name="Table41.A8" office:value-type="string">
            <text:p text:style-name="P100">unsigned long</text:p>
          </table:table-cell>
          <table:table-cell table:style-name="Table41.B8" office:value-type="string">
            <text:p text:style-name="P91"><text:span text:style-name="keyword3_5f_idl"><text:span text:style-name="T328">unsigned</text:span></text:span> <text:span text:style-name="keyword3_5f_idl"><text:span text:style-name="T327">long</text:span></text:span> ulong_member</text:p>
          </table:table-cell>
          <table:table-cell table:style-name="Table41.C8" office:value-type="string">
            <text:p text:style-name="P361"><text:span text:style-name="keyword3_5f_idl"><text:span text:style-name="T324">uint32_t</text:span></text:span><text:span text:style-name="symbol4_5f_cpp"><text:span text:style-name="T303"> ulong_member</text:span></text:span></text:p>
          </table:table-cell>
        </table:table-row>
        <table:table-row table:style-name="Table41.1">
          <table:table-cell table:style-name="Table41.A9" office:value-type="string">
            <text:p text:style-name="P100">long long</text:p>
          </table:table-cell>
          <table:table-cell table:style-name="Table41.B9" office:value-type="string">
            <text:p text:style-name="P90"><text:span text:style-name="keyword3_5f_idl"><text:span text:style-name="T327">long</text:span></text:span> <text:span text:style-name="keyword3_5f_idl"><text:span text:style-name="T327">long</text:span></text:span> llong_member</text:p>
          </table:table-cell>
          <table:table-cell table:style-name="Table41.C9" office:value-type="string">
            <text:p text:style-name="P361"><text:span text:style-name="keyword3_5f_idl"><text:span text:style-name="T324">int64_t</text:span></text:span><text:span text:style-name="symbol4_5f_cpp"><text:span text:style-name="T303"> llong_member</text:span></text:span></text:p>
          </table:table-cell>
        </table:table-row>
        <table:table-row table:style-name="Table41.1">
          <table:table-cell table:style-name="Table41.A10" office:value-type="string">
            <text:p text:style-name="P100">unsigned long long</text:p>
          </table:table-cell>
          <table:table-cell table:style-name="Table41.B10" office:value-type="string">
            <text:p text:style-name="P83"><text:span text:style-name="keyword3_5f_idl"><text:span text:style-name="T323">unsigned</text:span></text:span> <text:span text:style-name="keyword3_5f_idl"><text:span text:style-name="T323">long</text:span></text:span> <text:span text:style-name="keyword3_5f_idl"><text:span text:style-name="T323">long</text:span></text:span> ullong_member</text:p>
          </table:table-cell>
          <table:table-cell table:style-name="Table41.C10" office:value-type="string">
            <text:p text:style-name="P361"><text:span text:style-name="keyword3_5f_idl"><text:span text:style-name="T324">uint64_t</text:span></text:span><text:span text:style-name="symbol4_5f_cpp"><text:span text:style-name="T303"> ullong_member</text:span></text:span></text:p>
          </table:table-cell>
        </table:table-row>
        <table:table-row table:style-name="Table41.1">
          <table:table-cell table:style-name="Table41.A11" office:value-type="string">
            <text:p text:style-name="P100">float</text:p>
          </table:table-cell>
          <table:table-cell table:style-name="Table41.B11" office:value-type="string">
            <text:p text:style-name="P83"><text:span text:style-name="keyword3_5f_idl"><text:span text:style-name="T323">float</text:span></text:span> float_member</text:p>
            <text:p text:style-name="P83"/>
          </table:table-cell>
          <table:table-cell table:style-name="Table41.C11" office:value-type="string">
            <text:p text:style-name="P360"><text:span text:style-name="keyword3_5f_cpp"><text:span text:style-name="T325">float</text:span></text:span><text:span text:style-name="symbol4_5f_cpp"><text:span text:style-name="T303"> float_member</text:span></text:span></text:p>
          </table:table-cell>
        </table:table-row>
        <table:table-row table:style-name="Table41.1">
          <table:table-cell table:style-name="Table41.A12" office:value-type="string">
            <text:p text:style-name="P100">double</text:p>
          </table:table-cell>
          <table:table-cell table:style-name="Table41.B12" office:value-type="string">
            <text:p text:style-name="P87"><text:span text:style-name="keyword3_5f_idl"><text:span text:style-name="T326">double</text:span></text:span><text:span text:style-name="T645"> </text:span>double_member</text:p>
          </table:table-cell>
          <table:table-cell table:style-name="Table41.C12" office:value-type="string">
            <text:p text:style-name="P360"><text:span text:style-name="keyword3_5f_cpp"><text:span text:style-name="T325">double</text:span></text:span><text:span text:style-name="symbol4_5f_cpp"><text:span text:style-name="T303"> double_member</text:span></text:span></text:p>
          </table:table-cell>
        </table:table-row>
        <table:table-row table:style-name="Table41.1">
          <table:table-cell table:style-name="Table41.A13" office:value-type="string">
            <text:p text:style-name="P100">boolean</text:p>
          </table:table-cell>
          <table:table-cell table:style-name="Table41.B13" office:value-type="string">
            <text:p text:style-name="P83"><text:span text:style-name="keyword3_5f_idl"><text:span text:style-name="T323">boolean</text:span></text:span> boolean_member</text:p>
          </table:table-cell>
          <table:table-cell table:style-name="Table41.C13" office:value-type="string">
            <text:p text:style-name="P360"><text:span text:style-name="keyword3_5f_cpp"><text:span text:style-name="T325">bool</text:span></text:span><text:span text:style-name="symbol4_5f_cpp"><text:span text:style-name="T303"> boolean_member</text:span></text:span></text:p>
          </table:table-cell>
        </table:table-row>
        <table:table-row table:style-name="Table41.1">
          <table:table-cell table:style-name="Table41.A14" office:value-type="string">
            <text:p text:style-name="P100">bounded string</text:p>
          </table:table-cell>
          <table:table-cell table:style-name="Table41.B14" office:value-type="string">
            <text:p text:style-name="P360"><text:span text:style-name="keyword3_5f_idl"><text:span text:style-name="T324">string</text:span></text:span><text:span text:style-name="symbol4_5f_cpp"><text:span text:style-name="T303">&lt;</text:span></text:span><text:span text:style-name="number_5f_idl"><text:span text:style-name="T324">20</text:span></text:span><text:span text:style-name="symbol4_5f_cpp"><text:span text:style-name="T303">&gt; string_member</text:span></text:span></text:p>
          </table:table-cell>
          <table:table-cell table:style-name="Table41.C14" office:value-type="string">
            <text:p text:style-name="P360"><text:span text:style-name="symbol4_5f_cpp"><text:span text:style-name="T302">std</text:span></text:span><text:span text:style-name="symbol4_5f_cpp"><text:span text:style-name="T325">::</text:span></text:span><text:span text:style-name="keyword3_5f_cpp"><text:span text:style-name="T325">string</text:span></text:span><text:span text:style-name="symbol4_5f_cpp"><text:span text:style-name="T303"> string_member<text:line-break/></text:span></text:span><text:span text:style-name="comment_5f_multi_5f_cpp"><text:span text:style-name="T324">/* maximum length = (20) */</text:span></text:span></text:p>
          </table:table-cell>
        </table:table-row>
        <table:table-row table:style-name="Table41.1">
          <table:table-cell table:style-name="Table41.A15" office:value-type="string">
            <text:p text:style-name="P100">unbounded string</text:p>
          </table:table-cell>
          <table:table-cell table:style-name="Table41.B15" office:value-type="string">
            <text:p text:style-name="P360"><text:span text:style-name="keyword3_5f_idl"><text:span text:style-name="T324">string</text:span></text:span><text:span text:style-name="comment_5f_multi_5f_cpp"><text:span text:style-name="T303"> </text:span></text:span><text:span text:style-name="comment_5f_multi_5f_cpp"><text:span text:style-name="T304">string_member</text:span></text:span></text:p>
          </table:table-cell>
          <table:table-cell table:style-name="Table41.C15" office:value-type="string">
            <text:p text:style-name="P360"><text:span text:style-name="comment_5f_multi_5f_cpp"><text:span text:style-name="T302">std</text:span></text:span><text:span text:style-name="symbol4_5f_cpp"><text:span text:style-name="T325">::</text:span></text:span><text:span text:style-name="keyword3_5f_cpp"><text:span text:style-name="T325">string</text:span></text:span><text:span text:style-name="comment_5f_multi_5f_cpp"><text:span text:style-name="T303"> string_member<text:line-break/></text:span></text:span><text:span text:style-name="comment_5f_multi_5f_cpp"><text:span text:style-name="T324">/* maximum length = (255) */</text:span></text:span></text:p>
          </table:table-cell>
        </table:table-row>
      </table:table>
      <text:list xml:id="list170120120143389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89" text:outline-level="4"><text:bookmark-start text:name="_Ref338148318"/><text:bookmark-start text:name="_Ref341726398"/><text:bookmark-start text:name="__RefHeading__20610_1378383563"/><text:soft-page-break/>Complex types<text:bookmark-end text:name="_Ref338148318"/><text:bookmark-end text:name="_Ref341726398"/><text:bookmark-end text:name="__RefHeading__20610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122">Complex types can be created <text:span text:style-name="T646">combining</text:span> simple types. These complex types can be used as parameters or returned values. The following table show<text:span text:style-name="T647">s</text:span> the supported complex types, how they are defined in the IDL file and what <text:span text:style-name="T123">fastrpc</text:span><text:span text:style-name="T106">gen</text:span> generates in C++<text:span text:style-name="T647">11</text:span> language.</text:p>
      <text:p text:style-name="P6"/>
      <text:p text:style-name="P140"><text:bookmark-start text:name="_Ref337047506"/><text:span text:style-name="T151">Table </text:span><text:span text:style-name="T151"><text:sequence text:ref-name="refTable2" text:name="Table" text:formula="ooow:Table+1" style:num-format="1">3</text:sequence></text:span><text:span text:style-name="T151">: Specifying Complex Types in IDL for C++</text:span><text:bookmark-end text:name="_Ref337047506"/><text:span text:style-name="T151"> </text:span><text:span text:style-name="T154">USING DDS TYP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7">IDL Type</text:p>
          </table:table-cell>
          <table:table-cell table:style-name="Table3.B1" office:value-type="string">
            <text:p text:style-name="P47">Sample in IDL File</text:p>
          </table:table-cell>
          <table:table-cell table:style-name="Table3.C1" office:value-type="string">
            <text:p text:style-name="P47">Sample Output Generated by rpc<text:span text:style-name="T634">dds</text:span>gen</text:p>
          </table:table-cell>
        </table:table-row>
        <table:table-row table:style-name="Table3.1">
          <table:table-cell table:style-name="Table3.A2" office:value-type="string">
            <text:p text:style-name="P99">enum</text:p>
          </table:table-cell>
          <table:table-cell table:style-name="Table3.B2" office:value-type="string">
            <text:p text:style-name="P362"><text:span text:style-name="keyword0_5f_idl"><text:span text:style-name="T13">enum</text:span></text:span><text:span text:style-name="T13"> PrimitiveEnum </text:span><text:span text:style-name="symbol0_5f_idl"><text:span text:style-name="T13">{</text:span></text:span><text:span text:style-name="T13"><text:line-break/> <text:s text:c="3"/>ENUM1,<text:line-break/> <text:s text:c="3"/>ENUM2,<text:line-break/> <text:s text:c="3"/>ENUM3<text:line-break/></text:span><text:span text:style-name="symbol0_5f_idl"><text:span text:style-name="T13">};</text:span></text:span></text:p>
            <text:p text:style-name="P106"><text:span text:style-name="keyword0_5f_idl"><text:span text:style-name="T324">enum</text:span></text:span><text:span text:style-name="comment_5f_multi_5f_cpp"><text:span text:style-name="T303"> PrimitiveEnum </text:span></text:span><text:span text:style-name="symbol0_5f_idl"><text:span text:style-name="T324">{</text:span></text:span><text:span text:style-name="comment_5f_multi_5f_cpp"><text:span text:style-name="T303"><text:line-break/> <text:s text:c="3"/>ENUM1 </text:span></text:span><text:span text:style-name="symbol0_5f_idl"><text:span text:style-name="T324">=</text:span></text:span><text:span text:style-name="comment_5f_multi_5f_cpp"><text:span text:style-name="T303"> </text:span></text:span><text:span text:style-name="number_5f_idl"><text:span text:style-name="T324">10</text:span></text:span><text:span text:style-name="comment_5f_multi_5f_cpp"><text:span text:style-name="T303">,<text:line-break/> <text:s text:c="3"/>ENUM2 </text:span></text:span><text:span text:style-name="symbol0_5f_idl"><text:span text:style-name="T324">=</text:span></text:span><text:span text:style-name="comment_5f_multi_5f_cpp"><text:span text:style-name="T303"> </text:span></text:span><text:span text:style-name="number_5f_idl"><text:span text:style-name="T324">20</text:span></text:span><text:span text:style-name="comment_5f_multi_5f_cpp"><text:span text:style-name="T303">,<text:line-break/> <text:s text:c="3"/>ENUM3 </text:span></text:span><text:span text:style-name="symbol0_5f_idl"><text:span text:style-name="T324">=</text:span></text:span><text:span text:style-name="comment_5f_multi_5f_cpp"><text:span text:style-name="T303"> </text:span></text:span><text:span text:style-name="number_5f_idl"><text:span text:style-name="T324">30</text:span></text:span><text:span text:style-name="comment_5f_multi_5f_cpp"><text:span text:style-name="T303"><text:line-break/></text:span></text:span><text:span text:style-name="symbol0_5f_idl"><text:span text:style-name="T324">};</text:span></text:span></text:p>
          </table:table-cell>
          <table:table-cell table:style-name="Table3.C2" office:value-type="string">
            <text:p text:style-name="P96"><text:span text:style-name="keyword0_5f_idl"><text:span text:style-name="T649">typedef</text:span></text:span> <text:span text:style-name="keyword0_5f_idl"><text:span text:style-name="T648">enum</text:span></text:span> PrimitiveEnum {<text:line-break/> <text:s text:c="3"/>ENUM1,<text:line-break/> <text:s text:c="3"/>ENUM2,<text:line-break/> <text:s text:c="3"/>ENUM3<text:line-break/>} PrimitiveEnum;</text:p>
            <text:p text:style-name="P97"><text:span text:style-name="keyword0_5f_idl"><text:span text:style-name="T649">typedef</text:span></text:span> <text:span text:style-name="keyword0_5f_idl"><text:span text:style-name="T648">enum</text:span></text:span> PrimitiveEnum {<text:line-break/> <text:s text:c="3"/>ENUM1 = <text:span text:style-name="number_5f_idl"><text:span text:style-name="T343">10</text:span></text:span>,<text:line-break/> <text:s text:c="3"/>ENUM2 = <text:span text:style-name="T650">2</text:span><text:span text:style-name="number_5f_idl"><text:span text:style-name="T343">0</text:span></text:span>,<text:line-break/> <text:s text:c="3"/>ENUM3 = <text:span text:style-name="T650">3</text:span><text:span text:style-name="number_5f_idl"><text:span text:style-name="T343">0</text:span></text:span><text:line-break/>} PrimitiveEnum;</text:p>
          </table:table-cell>
        </table:table-row>
        <table:table-row table:style-name="Table3.1">
          <table:table-cell table:style-name="Table3.A3" office:value-type="string">
            <text:p text:style-name="P99">struct</text:p>
          </table:table-cell>
          <table:table-cell table:style-name="Table3.B3" office:value-type="string">
            <text:p text:style-name="P365"><text:span text:style-name="keyword0_5f_idl"><text:span text:style-name="T13">struct</text:span></text:span><text:span text:style-name="symbol4_5f_cpp"><text:span text:style-name="T371"> PrimitiveStruct </text:span></text:span><text:span text:style-name="symbol0_5f_idl"><text:span text:style-name="T13">{</text:span></text:span><text:span text:style-name="symbol4_5f_cpp"><text:span text:style-name="T371"><text:line-break/> <text:s text:c="3"/></text:span></text:span><text:span text:style-name="keyword3_5f_idl"><text:span text:style-name="T13">char</text:span></text:span><text:span text:style-name="symbol4_5f_cpp"><text:span text:style-name="T371"> char_member</text:span></text:span><text:span text:style-name="symbol0_5f_idl"><text:span text:style-name="T13">;</text:span></text:span><text:span text:style-name="symbol4_5f_cpp"><text:span text:style-name="T371"><text:line-break/></text:span></text:span><text:span text:style-name="symbol0_5f_idl"><text:span text:style-name="T13">};</text:span></text:span></text:p>
          </table:table-cell>
          <table:table-cell table:style-name="Table3.C3" office:value-type="string">
            <text:p text:style-name="P96"><text:span text:style-name="keyword0_5f_idl"><text:span text:style-name="T649">typedef</text:span></text:span> <text:span text:style-name="keyword0_5f_idl"><text:span text:style-name="T649">struct</text:span></text:span> PrimitiveStruct {<text:line-break/> <text:s text:c="3"/><text:span text:style-name="keyword3_5f_idl"><text:span text:style-name="T649">DDS_Char</text:span></text:span> char_member;<text:line-break/>} PrimitiveStruct;</text:p>
          </table:table-cell>
        </table:table-row>
        <table:table-row table:style-name="Table3.1">
          <table:table-cell table:style-name="Table3.A4" office:value-type="string">
            <text:p text:style-name="P99">union</text:p>
          </table:table-cell>
          <table:table-cell table:style-name="Table3.B4" office:value-type="string">
            <text:p text:style-name="P366"><text:span text:style-name="keyword0_5f_idl"><text:span text:style-name="T324">union</text:span></text:span><text:span text:style-name="symbol0_5f_cpp"><text:span text:style-name="T371"> PrimitiveUnion switch</text:span></text:span><text:span text:style-name="symbol0_5f_idl"><text:span text:style-name="T13">(</text:span></text:span><text:span text:style-name="keyword3_5f_idl"><text:span text:style-name="T13">long</text:span></text:span><text:span text:style-name="symbol0_5f_idl"><text:span text:style-name="T13">)</text:span></text:span><text:span text:style-name="symbol0_5f_cpp"><text:span text:style-name="T371"> </text:span></text:span><text:span text:style-name="symbol0_5f_idl"><text:span text:style-name="T13">{</text:span></text:span><text:span text:style-name="symbol0_5f_cpp"><text:span text:style-name="T371"><text:line-break/> <text:s text:c="3"/>case </text:span></text:span><text:span text:style-name="number_5f_idl"><text:span text:style-name="T13">1</text:span></text:span><text:span text:style-name="symbol0_5f_idl"><text:span text:style-name="T13">:</text:span></text:span><text:span text:style-name="symbol0_5f_cpp"><text:span text:style-name="T371"><text:line-break/> <text:s text:c="7"/></text:span></text:span><text:span text:style-name="keyword3_5f_idl"><text:span text:style-name="T13">short</text:span></text:span><text:span text:style-name="symbol0_5f_cpp"><text:span text:style-name="T371"> short_member</text:span></text:span><text:span text:style-name="symbol0_5f_idl"><text:span text:style-name="T13">;</text:span></text:span><text:span text:style-name="symbol0_5f_cpp"><text:span text:style-name="T371"><text:line-break/> <text:s text:c="3"/>default</text:span></text:span><text:span text:style-name="symbol0_5f_idl"><text:span text:style-name="T13">:</text:span></text:span><text:span text:style-name="symbol0_5f_cpp"><text:span text:style-name="T371"><text:line-break/> <text:s text:c="7"/></text:span></text:span><text:span text:style-name="keyword3_5f_idl"><text:span text:style-name="T13">long</text:span></text:span><text:span text:style-name="symbol0_5f_cpp"><text:span text:style-name="T371"> long_member</text:span></text:span><text:span text:style-name="symbol0_5f_idl"><text:span text:style-name="T13">;</text:span></text:span><text:span text:style-name="symbol0_5f_cpp"><text:span text:style-name="T371"><text:line-break/></text:span></text:span><text:span text:style-name="symbol0_5f_idl"><text:span text:style-name="T13">};</text:span></text:span></text:p>
          </table:table-cell>
          <table:table-cell table:style-name="Table3.C4" office:value-type="string">
            <text:p text:style-name="P98"><text:span text:style-name="keyword0_5f_idl"><text:span text:style-name="T649">typedef</text:span></text:span> <text:span text:style-name="keyword0_5f_idl"><text:span text:style-name="T649">struct</text:span></text:span> PrimitiveUnion {<text:line-break/> <text:s text:c="3"/><text:span text:style-name="keyword3_5f_idl"><text:span text:style-name="T649">DDS_Long</text:span></text:span> _d;<text:line-break/> <text:s text:c="3"/><text:span text:style-name="keyword0_5f_idl"><text:span text:style-name="T649">struct</text:span></text:span> {<text:line-break/> <text:s text:c="7"/><text:span text:style-name="keyword3_5f_idl"><text:span text:style-name="T649">short</text:span></text:span> short_member;<text:line-break/> <text:s text:c="7"/><text:span text:style-name="keyword3_5f_idl"><text:span text:style-name="T649">long</text:span></text:span> long_member;<text:line-break/> <text:s text:c="3"/>} _u;<text:line-break/>} PrimitiveUnion;</text:p>
          </table:table-cell>
        </table:table-row>
        <table:table-row table:style-name="Table3.1">
          <table:table-cell table:style-name="Table3.A5" office:value-type="string">
            <text:p text:style-name="P99">typedef</text:p>
          </table:table-cell>
          <table:table-cell table:style-name="Table3.B5" office:value-type="string">
            <text:p text:style-name="P94"><text:span text:style-name="keyword0_5f_idl"><text:span text:style-name="T649">typedef</text:span></text:span><text:span text:style-name="symbol0_5f_cpp"><text:span text:style-name="T385"> short TypedefShort</text:span></text:span><text:span text:style-name="symbol0_5f_idl"><text:span text:style-name="T649">;</text:span></text:span></text:p>
          </table:table-cell>
          <table:table-cell table:style-name="Table3.C5" office:value-type="string">
            <text:p text:style-name="P95"><text:span text:style-name="keyword0_5f_idl"><text:span text:style-name="T649">typedef</text:span></text:span> DDS_Short TypedefShort;</text:p>
          </table:table-cell>
        </table:table-row>
        <table:table-row table:style-name="Table3.1">
          <table:table-cell table:style-name="Table3.A6" office:value-type="string">
            <text:p text:style-name="P99">array<text:line-break/>(See note below)</text:p>
          </table:table-cell>
          <table:table-cell table:style-name="Table3.B6" office:value-type="string">
            <text:p text:style-name="P363"><text:span text:style-name="keyword0_5f_idl"><text:span text:style-name="T13">struct</text:span></text:span><text:span text:style-name="T13"> OneDArrayStruct </text:span><text:span text:style-name="symbol0_5f_idl"><text:span text:style-name="T13">{</text:span></text:span><text:span text:style-name="T13"><text:line-break/> <text:s text:c="3"/></text:span><text:span text:style-name="keyword3_5f_idl"><text:span text:style-name="T14">short</text:span></text:span><text:span text:style-name="T13"> short_array</text:span><text:span text:style-name="symbol0_5f_idl"><text:span text:style-name="T13">[</text:span></text:span><text:span text:style-name="number_5f_idl"><text:span text:style-name="T13">2</text:span></text:span><text:span text:style-name="symbol0_5f_idl"><text:span text:style-name="T13">];</text:span></text:span><text:span text:style-name="T13"><text:line-break/></text:span><text:span text:style-name="symbol0_5f_idl"><text:span text:style-name="T13">};</text:span></text:span></text:p>
            <text:p text:style-name="P107"><text:span text:style-name="keyword0_5f_idl"><text:span text:style-name="T14">struct</text:span></text:span><text:span text:style-name="symbol4_5f_cpp"><text:span text:style-name="T372"> TwoDArrayStruct </text:span></text:span><text:span text:style-name="symbol0_5f_idl"><text:span text:style-name="T14">{</text:span></text:span><text:span text:style-name="symbol4_5f_cpp"><text:span text:style-name="T372"><text:line-break/> <text:s text:c="3"/></text:span></text:span><text:span text:style-name="keyword3_5f_idl"><text:span text:style-name="T14">short</text:span></text:span><text:span text:style-name="symbol4_5f_cpp"><text:span text:style-name="T372"> short_array</text:span></text:span><text:span text:style-name="symbol0_5f_idl"><text:span text:style-name="T14">[</text:span></text:span><text:span text:style-name="number_5f_idl"><text:span text:style-name="T14">1</text:span></text:span><text:span text:style-name="symbol0_5f_idl"><text:span text:style-name="T14">][</text:span></text:span><text:span text:style-name="number_5f_idl"><text:span text:style-name="T14">2</text:span></text:span><text:span text:style-name="symbol0_5f_idl"><text:span text:style-name="T14">];</text:span></text:span><text:span text:style-name="symbol4_5f_cpp"><text:span text:style-name="T372"><text:line-break/></text:span></text:span><text:span text:style-name="symbol0_5f_idl"><text:span text:style-name="T14">};</text:span></text:span></text:p>
          </table:table-cell>
          <table:table-cell table:style-name="Table3.C6" office:value-type="string">
            <text:p text:style-name="P96"><text:span text:style-name="keyword0_5f_idl"><text:span text:style-name="T649">typedef</text:span></text:span> <text:span text:style-name="keyword0_5f_idl"><text:span text:style-name="T649">struct</text:span></text:span> OneDArrayStruct {<text:line-break/> <text:s text:c="3"/>DDS_Short short_array[2];<text:line-break/>} OneDArrayStruct;</text:p>
            <text:p text:style-name="P96"><text:span text:style-name="keyword0_5f_idl"><text:span text:style-name="T649">typedef</text:span></text:span> <text:span text:style-name="keyword0_5f_idl"><text:span text:style-name="T649">struct</text:span></text:span> TwoDArrayStruct {<text:line-break/> <text:s text:c="3"/>DDS_Short short_array[1][2];<text:line-break/>} TwoDArrayStruct;</text:p>
          </table:table-cell>
        </table:table-row>
        <table:table-row table:style-name="Table3.1">
          <table:table-cell table:style-name="Table3.A7" office:value-type="string">
            <text:p text:style-name="P99">bounded sequence<text:line-break/>(See note below)</text:p>
          </table:table-cell>
          <table:table-cell table:style-name="Table3.B7" office:value-type="string">
            <text:p text:style-name="P367"><text:span text:style-name="keyword0_5f_idl"><text:span text:style-name="T13">struct</text:span></text:span><text:span text:style-name="symbol0_5f_cpp"><text:span text:style-name="T371"> SequenceStruct </text:span></text:span><text:span text:style-name="symbol0_5f_idl"><text:span text:style-name="T13">{</text:span></text:span><text:span text:style-name="symbol0_5f_cpp"><text:span text:style-name="T371"><text:line-break/> <text:s text:c="3"/>sequence&lt;short,</text:span></text:span><text:span text:style-name="number_5f_idl"><text:span text:style-name="T13">4</text:span></text:span><text:span text:style-name="symbol0_5f_cpp"><text:span text:style-name="T371">&gt;<text:line-break/> <text:s text:c="7"/>short_sequence</text:span></text:span><text:span text:style-name="symbol0_5f_idl"><text:span text:style-name="T13">;</text:span></text:span><text:span text:style-name="symbol0_5f_cpp"><text:span text:style-name="T371"><text:line-break/></text:span></text:span><text:span text:style-name="symbol0_5f_idl"><text:span text:style-name="T13">};</text:span></text:span></text:p>
          </table:table-cell>
          <table:table-cell table:style-name="Table3.C7" office:value-type="string">
            <text:p text:style-name="P96"><text:span text:style-name="keyword0_5f_idl"><text:span text:style-name="T649">typedef</text:span></text:span> <text:span text:style-name="keyword0_5f_idl"><text:span text:style-name="T649">struct</text:span></text:span> SequenceStruct {<text:line-break/> <text:s text:c="3"/>DDSShortSeq short_sequence;<text:line-break/>} SequenceStruct;</text:p>
            <text:p text:style-name="P83"/>
          </table:table-cell>
        </table:table-row>
        <table:table-row table:style-name="Table3.1">
          <table:table-cell table:style-name="Table3.A8" office:value-type="string">
            <text:p text:style-name="P99">unbounded sequence<text:line-break/>(See note below)</text:p>
          </table:table-cell>
          <table:table-cell table:style-name="Table3.B8" office:value-type="string">
            <text:p text:style-name="P367"><text:span text:style-name="keyword0_5f_idl"><text:span text:style-name="T13">struct</text:span></text:span><text:span text:style-name="symbol0_5f_cpp"><text:span text:style-name="T371"> SequenceStruct </text:span></text:span><text:span text:style-name="symbol0_5f_idl"><text:span text:style-name="T13">{</text:span></text:span><text:span text:style-name="symbol0_5f_cpp"><text:span text:style-name="T371"><text:line-break/> <text:s text:c="3"/>sequence&lt;short&gt;<text:line-break/> <text:s text:c="7"/>short_sequence</text:span></text:span><text:span text:style-name="symbol0_5f_idl"><text:span text:style-name="T13">;</text:span></text:span><text:span text:style-name="symbol0_5f_cpp"><text:span text:style-name="T371"><text:line-break/></text:span></text:span><text:span text:style-name="symbol0_5f_idl"><text:span text:style-name="T13">};</text:span></text:span></text:p>
          </table:table-cell>
          <table:table-cell table:style-name="Table3.C8" office:value-type="string">
            <text:p text:style-name="P96"><text:span text:style-name="keyword0_5f_idl"><text:span text:style-name="T649">typedef</text:span></text:span> <text:span text:style-name="keyword0_5f_idl"><text:span text:style-name="T649">struct</text:span></text:span> SequenceStruct {<text:line-break/> <text:s text:c="3"/>DDSShortSeq short_sequence;<text:line-break/>} SequenceStruct;</text:p>
            <text:p text:style-name="P83"/>
          </table:table-cell>
        </table:table-row>
      </table:table>
      <text:p text:style-name="P6"><text:span text:style-name="T155">Note: </text:span><text:span text:style-name="T152">These complex types cannot be used directly as procedure’s parameter. In these cases, a typedef has to be used to redefine them.</text:span></text:p>
      <text:p text:style-name="P103"/>
      <text:p text:style-name="P103"/>
      <text:p text:style-name="P103"/>
      <text:p text:style-name="P103"/>
      <text:p text:style-name="P103"/>
      <text:p text:style-name="P103"/>
      <text:p text:style-name="P142"><text:bookmark-start text:name="_Ref3370475061"/><text:soft-page-break/><text:span text:style-name="T151">Table </text:span><text:span text:style-name="T151"><text:sequence text:ref-name="refTable3" text:name="Table" text:formula="ooow:Table+1" style:num-format="1">4</text:sequence></text:span><text:span text:style-name="T151">: Specifying Complex Types in IDL for C++</text:span><text:bookmark-end text:name="_Ref3370475061"/><text:span text:style-name="T151"> </text:span><text:span text:style-name="T154">USING C++11 NATIVE TYPES</text:span>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46">IDL Type</text:p>
          </table:table-cell>
          <table:table-cell table:style-name="Table50.B1" office:value-type="string">
            <text:p text:style-name="P46">Sample in IDL File</text:p>
          </table:table-cell>
          <table:table-cell table:style-name="Table50.C1" office:value-type="string">
            <text:p text:style-name="P46">Sample Output Generated by rpc<text:span text:style-name="T634">dds</text:span>gen</text:p>
          </table:table-cell>
        </table:table-row>
        <table:table-row table:style-name="Table50.1">
          <table:table-cell table:style-name="Table50.A2" office:value-type="string">
            <text:p text:style-name="P45">enum</text:p>
          </table:table-cell>
          <table:table-cell table:style-name="Table50.B2" office:value-type="string">
            <text:p text:style-name="P362"><text:span text:style-name="keyword0_5f_idl"><text:span text:style-name="T13">enum</text:span></text:span><text:span text:style-name="T13"> PrimitiveEnum </text:span><text:span text:style-name="symbol0_5f_idl"><text:span text:style-name="T13">{</text:span></text:span><text:span text:style-name="T13"><text:line-break/> <text:s text:c="3"/>ENUM1,<text:line-break/> <text:s text:c="3"/>ENUM2,<text:line-break/> <text:s text:c="3"/>ENUM3<text:line-break/></text:span><text:span text:style-name="symbol0_5f_idl"><text:span text:style-name="T13">};</text:span></text:span></text:p>
            <text:p text:style-name="P106"><text:span text:style-name="keyword0_5f_idl"><text:span text:style-name="T324">enum</text:span></text:span><text:span text:style-name="comment_5f_multi_5f_cpp"><text:span text:style-name="T303"> PrimitiveEnum </text:span></text:span><text:span text:style-name="symbol0_5f_idl"><text:span text:style-name="T324">{</text:span></text:span><text:span text:style-name="comment_5f_multi_5f_cpp"><text:span text:style-name="T303"><text:line-break/> <text:s text:c="3"/>ENUM1 </text:span></text:span><text:span text:style-name="symbol0_5f_idl"><text:span text:style-name="T324">=</text:span></text:span><text:span text:style-name="comment_5f_multi_5f_cpp"><text:span text:style-name="T303"> </text:span></text:span><text:span text:style-name="number_5f_idl"><text:span text:style-name="T324">10</text:span></text:span><text:span text:style-name="comment_5f_multi_5f_cpp"><text:span text:style-name="T303">,<text:line-break/> <text:s text:c="3"/>ENUM2 </text:span></text:span><text:span text:style-name="symbol0_5f_idl"><text:span text:style-name="T324">=</text:span></text:span><text:span text:style-name="comment_5f_multi_5f_cpp"><text:span text:style-name="T303"> </text:span></text:span><text:span text:style-name="number_5f_idl"><text:span text:style-name="T324">20</text:span></text:span><text:span text:style-name="comment_5f_multi_5f_cpp"><text:span text:style-name="T303">,<text:line-break/> <text:s text:c="3"/>ENUM3 </text:span></text:span><text:span text:style-name="symbol0_5f_idl"><text:span text:style-name="T324">=</text:span></text:span><text:span text:style-name="comment_5f_multi_5f_cpp"><text:span text:style-name="T303"> </text:span></text:span><text:span text:style-name="number_5f_idl"><text:span text:style-name="T324">30</text:span></text:span><text:span text:style-name="comment_5f_multi_5f_cpp"><text:span text:style-name="T303"><text:line-break/></text:span></text:span><text:span text:style-name="symbol0_5f_idl"><text:span text:style-name="T324">};</text:span></text:span></text:p>
          </table:table-cell>
          <table:table-cell table:style-name="Table50.C2" office:value-type="string">
            <text:p text:style-name="P362"><text:span text:style-name="keyword0_5f_idl"><text:span text:style-name="T13">enum</text:span></text:span><text:span text:style-name="T13"> PrimitiveEnum </text:span><text:span text:style-name="symbol4_5f_cpp"><text:span text:style-name="T13">:</text:span></text:span><text:span text:style-name="T13"> </text:span><text:span text:style-name="T15">uint32_t </text:span><text:span text:style-name="symbol0_5f_cpp"><text:span text:style-name="T13">{</text:span></text:span><text:span text:style-name="T13"><text:line-break/> <text:s text:c="3"/>ENUM1,<text:line-break/> <text:s text:c="3"/>ENUM2,<text:line-break/> <text:s text:c="3"/>ENUM3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06"><text:span text:style-name="keyword0_5f_idl"><text:span text:style-name="T13">enum</text:span></text:span><text:span text:style-name="symbol0_5f_idl"><text:span text:style-name="T371"> PrimitiveEnum </text:span></text:span><text:span text:style-name="symbol4_5f_cpp"><text:span text:style-name="T13">:</text:span></text:span><text:span text:style-name="symbol0_5f_idl"><text:span text:style-name="T371"> </text:span></text:span><text:span text:style-name="symbol0_5f_idl"><text:span text:style-name="T373">uint32_t </text:span></text:span><text:span text:style-name="symbol0_5f_cpp"><text:span text:style-name="T13">{</text:span></text:span><text:span text:style-name="symbol0_5f_idl"><text:span text:style-name="T371"><text:line-break/> <text:s text:c="3"/>ENUM1 </text:span></text:span><text:span text:style-name="symbol1_5f_cpp"><text:span text:style-name="T13">=</text:span></text:span><text:span text:style-name="symbol0_5f_idl"><text:span text:style-name="T371"> </text:span></text:span><text:span text:style-name="number_5f_cpp"><text:span text:style-name="T13">10</text:span></text:span><text:span text:style-name="symbol0_5f_idl"><text:span text:style-name="T371">,<text:line-break/> <text:s text:c="3"/>ENUM2 </text:span></text:span><text:span text:style-name="symbol1_5f_cpp"><text:span text:style-name="T13">=</text:span></text:span><text:span text:style-name="symbol0_5f_idl"><text:span text:style-name="T371"> </text:span></text:span><text:span text:style-name="number_5f_cpp"><text:span text:style-name="T13">20</text:span></text:span><text:span text:style-name="symbol0_5f_idl"><text:span text:style-name="T371">,<text:line-break/> <text:s text:c="3"/>ENUM3 </text:span></text:span><text:span text:style-name="symbol1_5f_cpp"><text:span text:style-name="T13">=</text:span></text:span><text:span text:style-name="symbol0_5f_idl"><text:span text:style-name="T371"> </text:span></text:span><text:span text:style-name="number_5f_cpp"><text:span text:style-name="T13">30</text:span></text:span><text:span text:style-name="symbol0_5f_idl"><text:span text:style-name="T371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3" office:value-type="string">
            <text:p text:style-name="P45">struct</text:p>
          </table:table-cell>
          <table:table-cell table:style-name="Table50.B3" office:value-type="string">
            <text:p text:style-name="P365"><text:span text:style-name="keyword0_5f_idl"><text:span text:style-name="T13">struct</text:span></text:span><text:span text:style-name="symbol4_5f_cpp"><text:span text:style-name="T371"> PrimitiveStruct </text:span></text:span><text:span text:style-name="symbol0_5f_idl"><text:span text:style-name="T13">{</text:span></text:span><text:span text:style-name="symbol4_5f_cpp"><text:span text:style-name="T371"><text:line-break/> <text:s text:c="3"/></text:span></text:span><text:span text:style-name="keyword3_5f_idl"><text:span text:style-name="T13">char</text:span></text:span><text:span text:style-name="symbol4_5f_cpp"><text:span text:style-name="T371"> char_member</text:span></text:span><text:span text:style-name="symbol0_5f_idl"><text:span text:style-name="T13">;</text:span></text:span><text:span text:style-name="symbol4_5f_cpp"><text:span text:style-name="T371"><text:line-break/></text:span></text:span><text:span text:style-name="symbol0_5f_idl"><text:span text:style-name="T13">};</text:span></text:span></text:p>
          </table:table-cell>
          <table:table-cell table:style-name="Table50.C3" office:value-type="string">
            <text:p text:style-name="P362"><text:span text:style-name="keyword1_5f_cpp"><text:span text:style-name="T16">class</text:span></text:span><text:span text:style-name="T13"> PrimitiveStruct </text:span><text:span text:style-name="symbol0_5f_cpp"><text:span text:style-name="T13">{</text:span></text:span></text:p>
            <text:p text:style-name="P110"><text:span text:style-name="member0_5f_cpp"><text:span text:style-name="T13">public</text:span></text:span><text:span text:style-name="symbol4_5f_cpp"><text:span text:style-name="T13">:</text:span></text:span></text:p>
            <text:p text:style-name="P109"><text:span text:style-name="T13"><text:s text:c="4"/></text:span><text:span text:style-name="comment_5f_multi_5f_cpp"><text:span text:style-name="T13">/** </text:span></text:span><text:span text:style-name="comment_5f_multi_5f_cpp"><text:span text:style-name="T16">Constructors **/</text:span></text:span><text:span text:style-name="T13"><text:line-break/> <text:s text:c="3"/>PrimitiveStruct</text:span><text:span text:style-name="symbol0_5f_cpp"><text:span text:style-name="T16">()</text:span></text:span><text:span text:style-name="symbol4_5f_cpp"><text:span text:style-name="T16">;</text:span></text:span></text:p>
            <text:p text:style-name="P111"><text:s text:c="4"/>...</text:p>
            <text:p text:style-name="P111"/>
            <text:p text:style-name="P109"><text:span text:style-name="T13"><text:s text:c="4"/></text:span><text:span text:style-name="comment_5f_multi_5f_cpp"><text:span text:style-name="T13">/** </text:span></text:span><text:span text:style-name="comment_5f_multi_5f_cpp"><text:span text:style-name="T16">Getter and Setters **/</text:span></text:span></text:p>
            <text:p text:style-name="P109"><text:span text:style-name="T13"><text:s text:c="4"/></text:span><text:span text:style-name="keyword3_5f_cpp"><text:span text:style-name="T16">char</text:span></text:span><text:span text:style-name="T16"> char_member</text:span><text:span text:style-name="symbol0_5f_cpp"><text:span text:style-name="T16">()</text:span></text:span><text:span text:style-name="symbol4_5f_cpp"><text:span text:style-name="T16">;</text:span></text:span></text:p>
            <text:p text:style-name="P109"><text:span text:style-name="T13"><text:s text:c="4"/></text:span><text:span text:style-name="keyword3_5f_cpp"><text:span text:style-name="T16">void</text:span></text:span><text:span text:style-name="T16"> char_member</text:span><text:span text:style-name="symbol0_5f_cpp"><text:span text:style-name="T16">(</text:span></text:span><text:span text:style-name="keyword3_5f_cpp"><text:span text:style-name="T16">char</text:span></text:span><text:span text:style-name="T16"> x</text:span><text:span text:style-name="symbol0_5f_cpp"><text:span text:style-name="T16">)</text:span></text:span><text:span text:style-name="symbol4_5f_cpp"><text:span text:style-name="T16">;</text:span></text:span></text:p>
            <text:p text:style-name="P111"><text:s text:c="4"/>...</text:p>
            <text:p text:style-name="P111"/>
            <text:p text:style-name="P110"><text:span text:style-name="member0_5f_cpp"><text:span text:style-name="T13">private</text:span></text:span><text:span text:style-name="symbol4_5f_cpp"><text:span text:style-name="T13">:</text:span></text:span></text:p>
            <text:p text:style-name="P106"><text:span text:style-name="symbol0_5f_idl"><text:span text:style-name="T371"><text:s text:c="4"/></text:span></text:span><text:span text:style-name="keyword3_5f_cpp"><text:span text:style-name="T16">char</text:span></text:span><text:span text:style-name="symbol0_5f_idl"><text:span text:style-name="T374"> m_char_member</text:span></text:span><text:span text:style-name="symbol4_5f_cpp"><text:span text:style-name="T16">;</text:span></text:span><text:span text:style-name="symbol0_5f_idl"><text:span text:style-name="T371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4" office:value-type="string">
            <text:p text:style-name="P45">union</text:p>
          </table:table-cell>
          <table:table-cell table:style-name="Table50.B4" office:value-type="string">
            <text:p text:style-name="P366"><text:span text:style-name="keyword0_5f_idl"><text:span text:style-name="T324">union</text:span></text:span><text:span text:style-name="symbol0_5f_cpp"><text:span text:style-name="T371"> PrimitiveUnion switch</text:span></text:span><text:span text:style-name="symbol0_5f_idl"><text:span text:style-name="T13">(</text:span></text:span><text:span text:style-name="keyword3_5f_idl"><text:span text:style-name="T13">long</text:span></text:span><text:span text:style-name="symbol0_5f_idl"><text:span text:style-name="T13">)</text:span></text:span><text:span text:style-name="symbol0_5f_cpp"><text:span text:style-name="T371"> </text:span></text:span><text:span text:style-name="symbol0_5f_idl"><text:span text:style-name="T13">{</text:span></text:span><text:span text:style-name="symbol0_5f_cpp"><text:span text:style-name="T371"><text:line-break/> <text:s text:c="3"/>case </text:span></text:span><text:span text:style-name="number_5f_idl"><text:span text:style-name="T13">1</text:span></text:span><text:span text:style-name="symbol0_5f_idl"><text:span text:style-name="T13">:</text:span></text:span><text:span text:style-name="symbol0_5f_cpp"><text:span text:style-name="T371"><text:line-break/> <text:s text:c="7"/></text:span></text:span><text:span text:style-name="keyword3_5f_idl"><text:span text:style-name="T13">short</text:span></text:span><text:span text:style-name="symbol0_5f_cpp"><text:span text:style-name="T371"> short_member</text:span></text:span><text:span text:style-name="symbol0_5f_idl"><text:span text:style-name="T13">;</text:span></text:span><text:span text:style-name="symbol0_5f_cpp"><text:span text:style-name="T371"><text:line-break/> <text:s text:c="3"/>default</text:span></text:span><text:span text:style-name="symbol0_5f_idl"><text:span text:style-name="T13">:</text:span></text:span><text:span text:style-name="symbol0_5f_cpp"><text:span text:style-name="T371"><text:line-break/> <text:s text:c="7"/></text:span></text:span><text:span text:style-name="keyword3_5f_idl"><text:span text:style-name="T13">long</text:span></text:span><text:span text:style-name="symbol0_5f_cpp"><text:span text:style-name="T371"> long_member</text:span></text:span><text:span text:style-name="symbol0_5f_idl"><text:span text:style-name="T13">;</text:span></text:span><text:span text:style-name="symbol0_5f_cpp"><text:span text:style-name="T371"><text:line-break/></text:span></text:span><text:span text:style-name="symbol0_5f_idl"><text:span text:style-name="T13">};</text:span></text:span></text:p>
          </table:table-cell>
          <table:table-cell table:style-name="Table50.C4" office:value-type="string">
            <text:p text:style-name="P362"><text:span text:style-name="keyword1_5f_cpp"><text:span text:style-name="T16">class</text:span></text:span><text:span text:style-name="T13"> PrimitiveUnion </text:span><text:span text:style-name="symbol0_5f_cpp"><text:span text:style-name="T13">{</text:span></text:span></text:p>
            <text:p text:style-name="P110"><text:span text:style-name="member0_5f_cpp"><text:span text:style-name="T13">public</text:span></text:span><text:span text:style-name="symbol4_5f_cpp"><text:span text:style-name="T13">:</text:span></text:span></text:p>
            <text:p text:style-name="P109"><text:span text:style-name="T13"><text:s text:c="4"/></text:span><text:span text:style-name="comment_5f_multi_5f_cpp"><text:span text:style-name="T13">/** </text:span></text:span><text:span text:style-name="comment_5f_multi_5f_cpp"><text:span text:style-name="T16">Constructors **/</text:span></text:span><text:span text:style-name="T13"><text:line-break/> <text:s text:c="3"/>PrimitiveStruct</text:span><text:span text:style-name="symbol0_5f_cpp"><text:span text:style-name="T16">()</text:span></text:span><text:span text:style-name="symbol4_5f_cpp"><text:span text:style-name="T16">;</text:span></text:span></text:p>
            <text:p text:style-name="P111"><text:s text:c="4"/>...</text:p>
            <text:p text:style-name="P111"/>
            <text:p text:style-name="P109"><text:span text:style-name="T13"><text:s text:c="4"/></text:span><text:span text:style-name="comment_5f_multi_5f_cpp"><text:span text:style-name="T13">/** </text:span></text:span><text:span text:style-name="comment_5f_multi_5f_cpp"><text:span text:style-name="T16">Discriminator **/</text:span></text:span></text:p>
            <text:p text:style-name="P109"><text:span text:style-name="T13"><text:s text:c="4"/></text:span><text:span text:style-name="keyword3_5f_cpp"><text:span text:style-name="T16">int32_t</text:span></text:span><text:span text:style-name="T16"> _d</text:span><text:span text:style-name="symbol0_5f_cpp"><text:span text:style-name="T16">()</text:span></text:span><text:span text:style-name="symbol4_5f_cpp"><text:span text:style-name="T16">;</text:span></text:span></text:p>
            <text:p text:style-name="P109"><text:span text:style-name="T13"><text:s text:c="4"/></text:span><text:span text:style-name="keyword3_5f_cpp"><text:span text:style-name="T16">void</text:span></text:span><text:span text:style-name="T16"> _d</text:span><text:span text:style-name="symbol0_5f_cpp"><text:span text:style-name="T16">(</text:span></text:span><text:span text:style-name="T16">int32_t x</text:span><text:span text:style-name="symbol0_5f_cpp"><text:span text:style-name="T16">)</text:span></text:span><text:span text:style-name="symbol4_5f_cpp"><text:span text:style-name="T16">;</text:span></text:span></text:p>
            <text:p text:style-name="P111"><text:s text:c="4"/>...</text:p>
            <text:p text:style-name="P111"/>
            <text:p text:style-name="P109"><text:span text:style-name="T13"><text:s text:c="4"/></text:span><text:span text:style-name="comment_5f_multi_5f_cpp"><text:span text:style-name="T13">/** </text:span></text:span><text:span text:style-name="comment_5f_multi_5f_cpp"><text:span text:style-name="T16">Getter and Setters **/</text:span></text:span><text:span text:style-name="T13"><text:line-break/> <text:s text:c="3"/></text:span><text:span text:style-name="keyword3_5f_cpp"><text:span text:style-name="T16">int16_t</text:span></text:span><text:span text:style-name="T16"> short_member</text:span><text:span text:style-name="symbol0_5f_cpp"><text:span text:style-name="T16">()</text:span></text:span><text:span text:style-name="symbol4_5f_cpp"><text:span text:style-name="T16">;</text:span></text:span></text:p>
            <text:p text:style-name="P109"><text:span text:style-name="T13"><text:s text:c="4"/></text:span><text:span text:style-name="keyword3_5f_cpp"><text:span text:style-name="T16">int32_t</text:span></text:span><text:span text:style-name="T16"> long_member</text:span><text:span text:style-name="symbol0_5f_cpp"><text:span text:style-name="T16">()</text:span></text:span><text:span text:style-name="symbol4_5f_cpp"><text:span text:style-name="T16">;</text:span></text:span></text:p>
            <text:p text:style-name="P111"><text:s text:c="4"/>...</text:p>
            <text:p text:style-name="P111"/>
            <text:p text:style-name="P110"><text:span text:style-name="member0_5f_cpp"><text:span text:style-name="T13">private</text:span></text:span><text:span text:style-name="symbol4_5f_cpp"><text:span text:style-name="T13">:</text:span></text:span></text:p>
            <text:p text:style-name="P109"><text:span text:style-name="T13"><text:s text:c="4"/></text:span><text:span text:style-name="keyword3_5f_cpp"><text:span text:style-name="T16">int32_t</text:span></text:span><text:span text:style-name="T16"> m__d</text:span><text:span text:style-name="symbol4_5f_cpp"><text:span text:style-name="T16">;</text:span></text:span></text:p>
            <text:p text:style-name="P109"><text:span text:style-name="T13"><text:s text:c="4"/></text:span><text:span text:style-name="keyword3_5f_cpp"><text:span text:style-name="T16">int16_t</text:span></text:span><text:span text:style-name="T16"> m_short_member</text:span><text:span text:style-name="symbol4_5f_cpp"><text:span text:style-name="T16">;</text:span></text:span></text:p>
            <text:p text:style-name="P106"><text:span text:style-name="symbol0_5f_idl"><text:span text:style-name="T371"><text:s text:c="4"/></text:span></text:span><text:span text:style-name="keyword3_5f_cpp"><text:span text:style-name="T16">int32_t</text:span></text:span><text:span text:style-name="symbol0_5f_idl"><text:span text:style-name="T374"> m_long_member</text:span></text:span><text:span text:style-name="symbol4_5f_cpp"><text:span text:style-name="T16">;</text:span></text:span><text:span text:style-name="symbol0_5f_idl"><text:span text:style-name="T371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5" office:value-type="string">
            <text:p text:style-name="P45">typedef</text:p>
          </table:table-cell>
          <table:table-cell table:style-name="Table50.B5" office:value-type="string">
            <text:p text:style-name="P94"><text:span text:style-name="keyword0_5f_idl"><text:span text:style-name="T649">typedef</text:span></text:span><text:span text:style-name="symbol0_5f_cpp"><text:span text:style-name="T385"> short TypedefShort</text:span></text:span><text:span text:style-name="symbol0_5f_idl"><text:span text:style-name="T649">;</text:span></text:span></text:p>
          </table:table-cell>
          <table:table-cell table:style-name="Table50.C5" office:value-type="string">
            <text:p text:style-name="P368"><text:span text:style-name="keyword3_5f_cpp"><text:span text:style-name="T13">typedef</text:span></text:span><text:span text:style-name="symbol0_5f_idl"><text:span text:style-name="T371"> </text:span></text:span><text:span text:style-name="symbol0_5f_idl"><text:span text:style-name="T375">int16_t</text:span></text:span><text:span text:style-name="symbol0_5f_idl"><text:span text:style-name="T371"> TypedefShort</text:span></text:span><text:span text:style-name="symbol4_5f_cpp"><text:span text:style-name="T13">;</text:span></text:span></text:p>
          </table:table-cell>
        </table:table-row>
        <text:soft-page-break/>
        <table:table-row table:style-name="Table50.1">
          <table:table-cell table:style-name="Table50.A6" office:value-type="string">
            <text:p text:style-name="P45">array<text:line-break/>(See note below)</text:p>
          </table:table-cell>
          <table:table-cell table:style-name="Table50.B6" office:value-type="string">
            <text:p text:style-name="P364"><text:span text:style-name="keyword0_5f_idl"><text:span text:style-name="T13">struct</text:span></text:span><text:span text:style-name="T13"> OneDArrayStruct </text:span><text:span text:style-name="symbol0_5f_idl"><text:span text:style-name="T13">{</text:span></text:span><text:span text:style-name="T13"><text:line-break/> <text:s text:c="3"/></text:span><text:span text:style-name="keyword3_5f_idl"><text:span text:style-name="T14">short</text:span></text:span><text:span text:style-name="T13"> short_array</text:span><text:span text:style-name="symbol0_5f_idl"><text:span text:style-name="T13">[</text:span></text:span><text:span text:style-name="number_5f_idl"><text:span text:style-name="T13">2</text:span></text:span><text:span text:style-name="symbol0_5f_idl"><text:span text:style-name="T13">];</text:span></text:span><text:span text:style-name="T13"><text:line-break/></text:span><text:span text:style-name="symbol0_5f_idl"><text:span text:style-name="T13">};</text:span></text:span></text:p>
            <text:p text:style-name="P108"><text:span text:style-name="keyword0_5f_idl"><text:span text:style-name="T14">struct</text:span></text:span><text:span text:style-name="symbol4_5f_cpp"><text:span text:style-name="T372"> TwoDArrayStruct </text:span></text:span><text:span text:style-name="symbol0_5f_idl"><text:span text:style-name="T14">{</text:span></text:span><text:span text:style-name="symbol4_5f_cpp"><text:span text:style-name="T372"><text:line-break/> <text:s text:c="3"/></text:span></text:span><text:span text:style-name="keyword3_5f_idl"><text:span text:style-name="T14">short</text:span></text:span><text:span text:style-name="symbol4_5f_cpp"><text:span text:style-name="T372"> short_array</text:span></text:span><text:span text:style-name="symbol0_5f_idl"><text:span text:style-name="T14">[</text:span></text:span><text:span text:style-name="number_5f_idl"><text:span text:style-name="T14">1</text:span></text:span><text:span text:style-name="symbol0_5f_idl"><text:span text:style-name="T14">][</text:span></text:span><text:span text:style-name="number_5f_idl"><text:span text:style-name="T14">2</text:span></text:span><text:span text:style-name="symbol0_5f_idl"><text:span text:style-name="T14">];</text:span></text:span><text:span text:style-name="symbol4_5f_cpp"><text:span text:style-name="T372"><text:line-break/></text:span></text:span><text:span text:style-name="symbol0_5f_idl"><text:span text:style-name="T14">};</text:span></text:span></text:p>
          </table:table-cell>
          <table:table-cell table:style-name="Table50.C6" office:value-type="string">
            <text:p text:style-name="P362"><text:span text:style-name="keyword1_5f_cpp"><text:span text:style-name="T17">class</text:span></text:span><text:span text:style-name="T13"> OneDArrayStruct </text:span><text:span text:style-name="symbol0_5f_cpp"><text:span text:style-name="T13">{</text:span></text:span></text:p>
            <text:p text:style-name="P111"><text:s text:c="4"/>...</text:p>
            <text:p text:style-name="P111"/>
            <text:p text:style-name="P109"><text:span text:style-name="member0_5f_cpp"><text:span text:style-name="T17">private</text:span></text:span><text:span text:style-name="symbol4_5f_cpp"><text:span text:style-name="T17">:</text:span></text:span><text:span text:style-name="T13"><text:line-break/> <text:s text:c="3"/></text:span><text:span text:style-name="T17">std</text:span><text:span text:style-name="symbol4_5f_cpp"><text:span text:style-name="T17">::</text:span></text:span><text:span text:style-name="member1_5f_cpp"><text:span text:style-name="T17">array</text:span></text:span><text:span text:style-name="symbol1_5f_cpp"><text:span text:style-name="T17">&lt;</text:span></text:span><text:span text:style-name="T17">int16_t, </text:span><text:span text:style-name="number_5f_cpp"><text:span text:style-name="T17">2</text:span></text:span><text:span text:style-name="symbol1_5f_cpp"><text:span text:style-name="T17">&gt;</text:span></text:span></text:p>
            <text:p text:style-name="P109"><text:span text:style-name="T17"><text:s text:c="8"/>m_short_array</text:span><text:span text:style-name="symbol4_5f_cpp"><text:span text:style-name="T13">;</text:span></text:span><text:span text:style-name="T13">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11"/>
            <text:p text:style-name="P109"><text:span text:style-name="keyword1_5f_cpp"><text:span text:style-name="T17">class</text:span></text:span><text:span text:style-name="T13"> TwoDArrayStruct </text:span><text:span text:style-name="symbol0_5f_cpp"><text:span text:style-name="T13">{</text:span></text:span></text:p>
            <text:p text:style-name="P111"><text:s text:c="4"/>...</text:p>
            <text:p text:style-name="P111"/>
            <text:p text:style-name="P106"><text:span text:style-name="member0_5f_cpp"><text:span text:style-name="T17">private</text:span></text:span><text:span text:style-name="symbol4_5f_cpp"><text:span text:style-name="T17">:</text:span></text:span><text:span text:style-name="symbol0_5f_idl"><text:span text:style-name="T371"><text:line-break/> <text:s text:c="3"/></text:span></text:span><text:span text:style-name="symbol0_5f_idl"><text:span text:style-name="T375">std</text:span></text:span><text:span text:style-name="symbol4_5f_cpp"><text:span text:style-name="T17">::</text:span></text:span><text:span text:style-name="member1_5f_cpp"><text:span text:style-name="T17">array</text:span></text:span><text:span text:style-name="symbol1_5f_cpp"><text:span text:style-name="T17">&lt;</text:span></text:span><text:span text:style-name="symbol0_5f_idl"><text:span text:style-name="T375">std</text:span></text:span><text:span text:style-name="symbol4_5f_cpp"><text:span text:style-name="T17">::</text:span></text:span><text:span text:style-name="member1_5f_cpp"><text:span text:style-name="T17">array</text:span></text:span><text:span text:style-name="symbol1_5f_cpp"><text:span text:style-name="T17">&lt;</text:span></text:span><text:span text:style-name="symbol0_5f_idl"><text:span text:style-name="T375">int16_t, </text:span></text:span><text:span text:style-name="number_5f_cpp"><text:span text:style-name="T17">2</text:span></text:span><text:span text:style-name="symbol1_5f_cpp"><text:span text:style-name="T17">&gt;</text:span></text:span><text:span text:style-name="symbol0_5f_idl"><text:span text:style-name="T375">, </text:span></text:span><text:span text:style-name="number_5f_cpp"><text:span text:style-name="T17">1</text:span></text:span><text:span text:style-name="symbol1_5f_cpp"><text:span text:style-name="T17">&gt;</text:span></text:span><text:span text:style-name="symbol0_5f_idl"><text:span text:style-name="T375"> m_</text:span></text:span><text:span text:style-name="symbol0_5f_idl"><text:span text:style-name="T371">short_array</text:span></text:span><text:span text:style-name="symbol4_5f_cpp"><text:span text:style-name="T13">;</text:span></text:span><text:span text:style-name="symbol0_5f_idl"><text:span text:style-name="T371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7" office:value-type="string">
            <text:p text:style-name="P45">bounded sequence<text:line-break/>(See note below)</text:p>
          </table:table-cell>
          <table:table-cell table:style-name="Table50.B7" office:value-type="string">
            <text:p text:style-name="P367"><text:span text:style-name="keyword0_5f_idl"><text:span text:style-name="T13">struct</text:span></text:span><text:span text:style-name="symbol0_5f_cpp"><text:span text:style-name="T371"> SequenceStruct </text:span></text:span><text:span text:style-name="symbol0_5f_idl"><text:span text:style-name="T13">{</text:span></text:span><text:span text:style-name="symbol0_5f_cpp"><text:span text:style-name="T371"><text:line-break/> <text:s text:c="3"/>sequence&lt;short,</text:span></text:span><text:span text:style-name="number_5f_idl"><text:span text:style-name="T13">4</text:span></text:span><text:span text:style-name="symbol0_5f_cpp"><text:span text:style-name="T371">&gt;<text:line-break/> <text:s text:c="7"/>short_sequence</text:span></text:span><text:span text:style-name="symbol0_5f_idl"><text:span text:style-name="T13">;</text:span></text:span><text:span text:style-name="symbol0_5f_cpp"><text:span text:style-name="T371"><text:line-break/></text:span></text:span><text:span text:style-name="symbol0_5f_idl"><text:span text:style-name="T13">};</text:span></text:span></text:p>
          </table:table-cell>
          <table:table-cell table:style-name="Table50.C7" office:value-type="string">
            <text:p text:style-name="P362"><text:span text:style-name="keyword1_5f_cpp"><text:span text:style-name="T18">class</text:span></text:span><text:span text:style-name="T13"> SequenceStruct </text:span><text:span text:style-name="symbol0_5f_cpp"><text:span text:style-name="T13">{</text:span></text:span></text:p>
            <text:p text:style-name="P111"><text:s text:c="4"/>...</text:p>
            <text:p text:style-name="P111"/>
            <text:p text:style-name="P109"><text:span text:style-name="member0_5f_cpp"><text:span text:style-name="T18">private</text:span></text:span><text:span text:style-name="symbol4_5f_cpp"><text:span text:style-name="T18">:</text:span></text:span><text:span text:style-name="T13"><text:line-break/> <text:s text:c="3"/></text:span><text:span text:style-name="T18">std</text:span><text:span text:style-name="symbol4_5f_cpp"><text:span text:style-name="T18">::</text:span></text:span><text:span text:style-name="member1_5f_cpp"><text:span text:style-name="T18">vector</text:span></text:span><text:span text:style-name="symbol1_5f_cpp"><text:span text:style-name="T18">&lt;</text:span></text:span><text:span text:style-name="T18">int16_t</text:span><text:span text:style-name="symbol1_5f_cpp"><text:span text:style-name="T18">&gt;</text:span></text:span></text:p>
            <text:p text:style-name="P109"><text:span text:style-name="T13"><text:s text:c="8"/></text:span><text:span text:style-name="T18">m_</text:span><text:span text:style-name="T13">short_sequence</text:span><text:span text:style-name="symbol4_5f_cpp"><text:span text:style-name="T13">;</text:span></text:span><text:span text:style-name="T13">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06"><text:span text:style-name="symbol0_5f_idl"><text:span text:style-name="T384"/></text:span></text:p>
          </table:table-cell>
        </table:table-row>
        <table:table-row table:style-name="Table50.1">
          <table:table-cell table:style-name="Table50.A8" office:value-type="string">
            <text:p text:style-name="P45">unbounded sequence<text:line-break/>(See note below)</text:p>
          </table:table-cell>
          <table:table-cell table:style-name="Table50.B8" office:value-type="string">
            <text:p text:style-name="P367"><text:span text:style-name="keyword0_5f_idl"><text:span text:style-name="T13">struct</text:span></text:span><text:span text:style-name="symbol0_5f_cpp"><text:span text:style-name="T371"> SequenceStruct </text:span></text:span><text:span text:style-name="symbol0_5f_idl"><text:span text:style-name="T13">{</text:span></text:span><text:span text:style-name="symbol0_5f_cpp"><text:span text:style-name="T371"><text:line-break/> <text:s text:c="3"/>sequence&lt;short&gt;<text:line-break/> <text:s text:c="7"/>short_sequence</text:span></text:span><text:span text:style-name="symbol0_5f_idl"><text:span text:style-name="T13">;</text:span></text:span><text:span text:style-name="symbol0_5f_cpp"><text:span text:style-name="T371"><text:line-break/></text:span></text:span><text:span text:style-name="symbol0_5f_idl"><text:span text:style-name="T13">};</text:span></text:span></text:p>
          </table:table-cell>
          <table:table-cell table:style-name="Table50.C8" office:value-type="string">
            <text:p text:style-name="P362"><text:span text:style-name="keyword1_5f_cpp"><text:span text:style-name="T18">class</text:span></text:span><text:span text:style-name="T13"> SequenceStruct </text:span><text:span text:style-name="symbol0_5f_cpp"><text:span text:style-name="T13">{</text:span></text:span><text:span text:style-name="T13"><text:line-break/> <text:s text:c="3"/>...</text:span></text:p>
            <text:p text:style-name="P111"/>
            <text:p text:style-name="P109"><text:span text:style-name="member0_5f_cpp"><text:span text:style-name="T18">private</text:span></text:span><text:span text:style-name="symbol4_5f_cpp"><text:span text:style-name="T18">:</text:span></text:span><text:span text:style-name="T13"><text:line-break/> <text:s text:c="3"/></text:span><text:span text:style-name="T18">std</text:span><text:span text:style-name="symbol4_5f_cpp"><text:span text:style-name="T18">::</text:span></text:span><text:span text:style-name="member1_5f_cpp"><text:span text:style-name="T18">vector</text:span></text:span><text:span text:style-name="symbol1_5f_cpp"><text:span text:style-name="T18">&lt;</text:span></text:span><text:span text:style-name="T18">int16_t</text:span><text:span text:style-name="symbol1_5f_cpp"><text:span text:style-name="T18">&gt;</text:span></text:span></text:p>
            <text:p text:style-name="P109"><text:span text:style-name="T13"><text:s text:c="8"/></text:span><text:span text:style-name="T18">m_</text:span><text:span text:style-name="T13">short_sequence</text:span><text:span text:style-name="symbol4_5f_cpp"><text:span text:style-name="T13">;</text:span></text:span><text:span text:style-name="T13">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06"><text:span text:style-name="symbol0_5f_idl"><text:span text:style-name="T384"/></text:span></text:p>
          </table:table-cell>
        </table:table-row>
      </table:table>
      <text:p text:style-name="P41"><text:span text:style-name="T155">Note: </text:span><text:span text:style-name="T152">These complex types cannot be used directly as procedure’s parameter. In these cases, a typedef has to be used to redefine them.</text:span></text:p>
      <text:list xml:id="list170120193159754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3" text:outline-level="4"><text:bookmark-start text:name="_Ref338085261"/><text:bookmark-start text:name="_Ref341726437"/><text:bookmark-start text:name="__RefHeading__20796_1378383563"/>Parameter definition<text:bookmark-end text:name="_Ref338085261"/><text:bookmark-end text:name="_Ref341726437"/><text:bookmark-end text:name="__RefHeading__20796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29">There are three reserved words that are used in the procedure’s parameter definitions. It is mandatory to use one of them in each procedure’s parameter definition. The <text:span text:style-name="T168">following </text:span>table show<text:span text:style-name="T168">s </text:span>these reserved words and their meaning:</text:p>
      <text:p text:style-name="P123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49">Reserved word</text:p>
          </table:table-cell>
          <table:table-cell table:style-name="Table51.B1" office:value-type="string">
            <text:p text:style-name="P49">Meaning</text:p>
          </table:table-cell>
        </table:table-row>
        <table:table-row table:style-name="Table51.1">
          <table:table-cell table:style-name="Table51.A2" office:value-type="string">
            <text:p text:style-name="P101">in</text:p>
          </table:table-cell>
          <table:table-cell table:style-name="Table51.B2" office:value-type="string">
            <text:p text:style-name="P102"><text:span text:style-name="T651">The</text:span> parameter is an input parameter.</text:p>
          </table:table-cell>
        </table:table-row>
        <table:table-row table:style-name="Table51.1">
          <table:table-cell table:style-name="Table51.A3" office:value-type="string">
            <text:p text:style-name="P101"><text:span text:style-name="T631">i</text:span>nout</text:p>
          </table:table-cell>
          <table:table-cell table:style-name="Table51.B3" office:value-type="string">
            <text:p text:style-name="P102">Th<text:span text:style-name="T651">e</text:span> parameter acts as <text:span text:style-name="T652">an</text:span> input and output parameter.</text:p>
          </table:table-cell>
        </table:table-row>
        <table:table-row table:style-name="Table51.1">
          <table:table-cell table:style-name="Table51.A4" office:value-type="string">
            <text:p text:style-name="P101">output</text:p>
          </table:table-cell>
          <table:table-cell table:style-name="Table51.B4" office:value-type="string">
            <text:p text:style-name="P102">Th<text:span text:style-name="T653">e</text:span> parameter is <text:span text:style-name="T630">an</text:span> output parameter.</text:p>
          </table:table-cell>
        </table:table-row>
      </table:table>
      <text:p text:style-name="P126"/>
      <text:p text:style-name="P11">Suppose the type <text:span text:style-name="T106">T</text:span> is defined as the type of the parameter. If the parameter uses the reserved word <text:span text:style-name="T106">in </text:span>and the type<text:span text:style-name="T106"> T</text:span> is a simple type or an enumeration, then the type is mapped in C++ as <text:span text:style-name="T106">T</text:span>. In the case the type <text:span text:style-name="T106">T</text:span> is a complex type, the type is mapped in C++ as <text:span text:style-name="T106">const T&amp;</text:span>. If the parameter uses the reserved word <text:span text:style-name="T106">inout</text:span> or <text:span text:style-name="T106">out</text:span>, then the type is mapped in C++ as <text:span text:style-name="T106">T&amp;</text:span>.</text:p>
      <text:p text:style-name="P25">As <text:span text:style-name="T521">it</text:span> was commented in section <text:bookmark-ref text:reference-format="chapter" text:ref-name="__RefHeading__20610_1378383563">2.1.1.2</text:bookmark-ref><text:span text:style-name="T88"> </text:span><text:span text:style-name="T100">(</text:span><text:span text:style-name="T88"><text:bookmark-ref text:reference-format="text" text:ref-name="_Ref341726398">Complex types</text:bookmark-ref></text:span><text:span text:style-name="T100">)</text:span>, array and sequence types cannot be directly defined as parameter type<text:span text:style-name="T169">s</text:span>. <text:span text:style-name="T170">To do so, they have to be previously redefined using a </text:span><text:span text:style-name="T107">typedef.</text:span> <text:span text:style-name="T170">This redefinition can be used as a parameter.</text:span></text:p>
      <text:list xml:id="list170120200155048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89" text:outline-level="4">Func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6">A procedure’s definition is composed of two or more elements:</text:p>
      <text:list xml:id="list2805972390118160639" text:style-name="WWNum30">
        <text:list-item>
          <text:p text:style-name="P353">The type of the returned value. <text:span text:style-name="T106">void</text:span> type is allowed.</text:p>
        </text:list-item>
        <text:list-item>
          <text:p text:style-name="P353">The name of the procedure.</text:p>
        </text:list-item>
        <text:list-item>
          <text:p text:style-name="P353">A list of parameters. This list could be empty.</text:p>
        </text:list-item>
      </text:list>
      <text:p text:style-name="P131"/>
      <text:p text:style-name="P6">An example of how a procedure should be defined is shown <text:span text:style-name="T522">below</text:span>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17"><text:span text:style-name="keyword3_5f_idl"><text:span text:style-name="T13">long</text:span></text:span><text:span text:style-name="T13"> funcName</text:span><text:span text:style-name="symbol0_5f_idl"><text:span text:style-name="T13">(</text:span></text:span><text:span text:style-name="keyword1_5f_idl"><text:span text:style-name="T13">in</text:span></text:span><text:span text:style-name="T13"> </text:span><text:span text:style-name="keyword3_5f_idl"><text:span text:style-name="T13">short</text:span></text:span><text:span text:style-name="T13"> param1, </text:span><text:span text:style-name="keyword1_5f_idl"><text:span text:style-name="T13">inout</text:span></text:span><text:span text:style-name="T13"> </text:span><text:span text:style-name="keyword3_5f_idl"><text:span text:style-name="T13">long</text:span></text:span><text:span text:style-name="T13"> param2</text:span><text:span text:style-name="symbol0_5f_idl"><text:span text:style-name="T13">);</text:span></text:span></text:p>
          </table:table-cell>
        </table:table-row>
      </table:table>
      <text:p text:style-name="P5"/>
      <text:p text:style-name="P5"/>
      <text:p text:style-name="P6"><text:span text:style-name="T126">r</text:span><text:span text:style-name="T124">pc</text:span><text:span text:style-name="T127">dds</text:span><text:span text:style-name="T124">gen</text:span><text:span text:style-name="T88"> </text:span>application maps the functions following these rules:</text:p>
      <text:list xml:id="list4703562839332080113" text:style-name="WWNum39">
        <text:list-item>
          <text:p text:style-name="P343">The type of the <text:span text:style-name="T654">C++ </text:span>returned value is <text:span text:style-name="T655">the same as the one defined in the IDL file, using the tables described in sections </text:span><text:span text:style-name="T655"><text:bookmark-ref text:reference-format="chapter" text:ref-name="__RefHeading__20746_1378383563">2.1.1.1</text:bookmark-ref></text:span><text:span text:style-name="T655"> (</text:span><text:span text:style-name="T655"><text:bookmark-ref text:reference-format="text" text:ref-name="__RefHeading__20746_1378383563">Simple types</text:bookmark-ref></text:span><text:span text:style-name="T655">) and </text:span><text:span text:style-name="T655"><text:bookmark-ref text:reference-format="chapter" text:ref-name="__RefHeading__20610_1378383563">2.1.1.2</text:bookmark-ref></text:span><text:span text:style-name="T655"> (</text:span><text:span text:style-name="T655"><text:bookmark-ref text:reference-format="text" text:ref-name="__RefHeading__20610_1378383563">Complex types</text:bookmark-ref></text:span><text:span text:style-name="T655">) for the mapping.</text:span></text:p>
        </text:list-item>
      </text:list>
      <text:list xml:id="list7729945757838644362" text:style-name="WWNum36">
        <text:list-item>
          <text:p text:style-name="P345"><text:span text:style-name="T523">The n</text:span>ame of the C++ function is the same as the name of the defined function in <text:span text:style-name="T524">the</text:span> IDL <text:span text:style-name="T524">file</text:span>.</text:p>
        </text:list-item>
        <text:list-item>
          <text:p text:style-name="P345">The order of the parameters in the C++ function is the same as <text:span text:style-name="T525">the order in the IDL file</text:span>. The parameters are mapped in C++ as it was described in sectio<text:span text:style-name="T656">n </text:span><text:span text:style-name="T656"><text:bookmark-ref text:reference-format="chapter" text:ref-name="__RefHeading__20796_1378383563">2.1.1.3</text:bookmark-ref></text:span> <text:span text:style-name="T656">(</text:span><text:span text:style-name="T88"><text:bookmark-ref text:reference-format="text" text:ref-name="_Ref341726437">Parameter definition</text:bookmark-ref></text:span><text:span text:style-name="T101">)</text:span>.</text:p>
        </text:list-item>
      </text:list>
      <text:p text:style-name="P131"/>
      <text:p text:style-name="P27">Following these rules, the previous example would generate <text:span text:style-name="T622">one of the following C++ functions, depending on the chosen types</text:span>:</text:p>
      <text:p text:style-name="P26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77">// <text:span text:style-name="T609">Using DDS types.</text:span></text:p>
            <text:p text:style-name="P177">DDS_Long funcName(DDS_Short param1, DDS_Long&amp; param2);</text:p>
            <text:p text:style-name="P171"/>
            <text:p text:style-name="P255">// <text:span text:style-name="T609">Using C++11 native types.</text:span></text:p>
            <text:p text:style-name="P255"><text:span text:style-name="T609">int32_t</text:span> funcName(<text:span text:style-name="T609">int16_t</text:span> param1, <text:span text:style-name="T609">int32_t</text:span>&amp; param2);</text:p>
          </table:table-cell>
        </table:table-row>
      </table:table>
      <text:p text:style-name="P35"/>
      <text:list xml:id="list170120210154506" text:continue-list="list170120200155048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1" text:outline-level="4"><text:soft-page-break/>Excep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34"><text:span text:style-name="T170">I</text:span>DL functions can raise <text:span text:style-name="T598">user-defined </text:span>exceptions to indicate the <text:span text:style-name="T600">occurrence</text:span> of an error. <text:span text:style-name="T601">An exception is a structure that may contain several fields. An example of how to define an exception is shown below:</text:span>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28"><text:span text:style-name="keyword0_5f_idl"><text:span text:style-name="T13">exception</text:span></text:span><text:span text:style-name="symbol4_5f_cpp"><text:span text:style-name="T371"> Excep</text:span></text:span><text:span text:style-name="symbol4_5f_cpp"><text:span text:style-name="T376">tionExample</text:span></text:span><text:span text:style-name="symbol4_5f_cpp"><text:span text:style-name="T371"><text:line-break/></text:span></text:span><text:span text:style-name="symbol0_5f_idl"><text:span text:style-name="T13">{</text:span></text:span><text:span text:style-name="symbol4_5f_cpp"><text:span text:style-name="T371"><text:line-break/> <text:s text:c="3"/></text:span></text:span><text:span text:style-name="keyword3_5f_idl"><text:span text:style-name="T13">long</text:span></text:span><text:span text:style-name="symbol4_5f_cpp"><text:span text:style-name="T371"> count</text:span></text:span><text:span text:style-name="symbol0_5f_idl"><text:span text:style-name="T13">;</text:span></text:span><text:span text:style-name="symbol4_5f_cpp"><text:span text:style-name="T371"><text:line-break/> <text:s text:c="3"/></text:span></text:span><text:span text:style-name="keyword3_5f_idl"><text:span text:style-name="T13">string</text:span></text:span><text:span text:style-name="symbol4_5f_cpp"><text:span text:style-name="T371"> msg</text:span></text:span><text:span text:style-name="symbol0_5f_idl"><text:span text:style-name="T13">;</text:span></text:span><text:span text:style-name="symbol4_5f_cpp"><text:span text:style-name="T371"><text:line-break/></text:span></text:span><text:span text:style-name="symbol0_5f_idl"><text:span text:style-name="T13">};</text:span></text:span></text:p>
          </table:table-cell>
        </table:table-row>
      </table:table>
      <text:p text:style-name="P70"/>
      <text:p text:style-name="P72"><text:span text:style-name="T599">T</text:span>his example would generate <text:span text:style-name="T623">one of the following C++ </text:span>exception<text:span text:style-name="T623">s, depending on the chosen types</text:span>:</text:p>
      <text:p text:style-name="P75"/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29">// <text:span text:style-name="T609">Using DDS types.</text:span></text:p>
            <text:p text:style-name="P115">class Excep<text:span text:style-name="T602">tionExample</text:span>: public eprosima::rpc::exception::UserException</text:p>
            <text:p text:style-name="P116">{</text:p>
            <text:p text:style-name="P116">public:</text:p>
            <text:p text:style-name="P116"><text:s text:c="4"/>/** <text:span text:style-name="T612">Constructors **/</text:span></text:p>
            <text:p text:style-name="P116"><text:s text:c="4"/><text:span text:style-name="T610">ExceptionExample</text:span>();</text:p>
            <text:p text:style-name="P116"><text:s text:c="4"/><text:span text:style-name="T610">ExceptionExample</text:span>(const <text:span text:style-name="T610">ExceptionExample</text:span> &amp;ex);</text:p>
            <text:p text:style-name="P116"><text:s text:c="4"/><text:span text:style-name="T610">ExceptionExample</text:span>(<text:span text:style-name="T610">ExceptionExample</text:span>&amp;&amp; ex);</text:p>
            <text:p text:style-name="P116"><text:s text:c="4"/><text:span text:style-name="T610">ExceptionExample</text:span>&amp; operator=(const <text:span text:style-name="T610">ExceptionExample</text:span> &amp;ex);</text:p>
            <text:p text:style-name="P116"><text:s text:c="4"/><text:span text:style-name="T610">ExceptionExample</text:span>&amp; operator=(<text:span text:style-name="T610">ExceptionExample</text:span>&amp;&amp; ex);</text:p>
            <text:p text:style-name="P116"><text:s text:c="4"/>virtual ~<text:span text:style-name="T610">ExceptionExample</text:span>() throw();</text:p>
            <text:p text:style-name="P116"><text:s text:c="4"/>virtual void raise() const;</text:p>
            <text:p text:style-name="P116"><text:s text:c="4"/></text:p>
            <text:p text:style-name="P116"><text:s text:c="4"/>/** Exception members **/</text:p>
            <text:p text:style-name="P116"><text:s text:c="4"/>DDS_Long count; </text:p>
            <text:p text:style-name="P116"><text:span text:style-name="T611"><text:s text:c="4"/>c</text:span>har* msg; </text:p>
            <text:p text:style-name="P116">};</text:p>
            <text:p text:style-name="P104"/>
            <text:p text:style-name="P255">// <text:span text:style-name="T609">Using C++11 native types.</text:span></text:p>
            <text:p text:style-name="P117">class Excep<text:span text:style-name="T602">tionExample</text:span>: public eprosima::rpc::exception::UserException</text:p>
            <text:p text:style-name="P118">{</text:p>
            <text:p text:style-name="P118">public:</text:p>
            <text:p text:style-name="P118"><text:s text:c="4"/><text:span text:style-name="T610">ExceptionExample</text:span>();</text:p>
            <text:p text:style-name="P118"><text:s text:c="4"/><text:span text:style-name="T610">ExceptionExample</text:span>(const <text:span text:style-name="T610">ExceptionExample</text:span> &amp;ex);</text:p>
            <text:p text:style-name="P118"><text:s text:c="4"/><text:span text:style-name="T610">ExceptionExample</text:span>(<text:span text:style-name="T610">ExceptionExample</text:span>&amp;&amp; ex);</text:p>
            <text:p text:style-name="P118"><text:s text:c="4"/><text:span text:style-name="T610">ExceptionExample</text:span>&amp; operator=(const <text:span text:style-name="T610">ExceptionExample</text:span> &amp;ex);</text:p>
            <text:p text:style-name="P118"><text:s text:c="4"/><text:span text:style-name="T610">ExceptionExample</text:span>&amp; operator=(<text:span text:style-name="T610">ExceptionExample</text:span>&amp;&amp; ex);</text:p>
            <text:p text:style-name="P118"><text:s text:c="4"/>virtual ~<text:span text:style-name="T610">ExceptionExample</text:span>() throw();</text:p>
            <text:p text:style-name="P118"><text:s text:c="4"/>virtual void raise() const;</text:p>
            <text:p text:style-name="P118"/>
            <text:p text:style-name="P118"><text:s text:c="4"/>/** <text:span text:style-name="T612">Getters and Setters **/</text:span></text:p>
            <text:p text:style-name="P118"><text:s text:c="4"/><text:span text:style-name="T612">int32_t count() const;</text:span></text:p>
            <text:p text:style-name="P118"><text:s text:c="4"/><text:span text:style-name="T612">int32_t&amp; count();</text:span></text:p>
            <text:p text:style-name="P118"><text:s text:c="4"/><text:span text:style-name="T612">void count(int32_t _count);</text:span></text:p>
            <text:p text:style-name="P118"><text:s text:c="4"/>...</text:p>
            <text:p text:style-name="P118"/>
            <text:p text:style-name="P118"><text:span text:style-name="T612">private:</text:span> <text:s text:c="3"/></text:p>
            <text:p text:style-name="P118"><text:s text:c="4"/>/** Exception members **/</text:p>
            <text:p text:style-name="P118"><text:s text:c="4"/><text:span text:style-name="T612">int32_t</text:span> <text:span text:style-name="T612">m_</text:span>count; </text:p>
            <text:p text:style-name="P118"><text:span text:style-name="T611"><text:s text:c="4"/>std::string</text:span> <text:span text:style-name="T612">m_</text:span>msg; </text:p>
            <text:p text:style-name="P117">};</text:p>
          </table:table-cell>
        </table:table-row>
      </table:table>
      <text:p text:style-name="P70"/>
      <text:p text:style-name="P74">To specify that an operation can raise one or more user-defined exceptions, first define the exception and then add an IDL raises clause to the operation definition, like this example does:</text:p>
      <text:p text:style-name="P73"><text:soft-page-break/></text:p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18"><text:span text:style-name="keyword0_5f_idl"><text:span text:style-name="T13">exception</text:span></text:span><text:span text:style-name="T13"> Excep</text:span><text:span text:style-name="T19">tion1</text:span><text:span text:style-name="T13"><text:line-break/></text:span><text:span text:style-name="symbol0_5f_idl"><text:span text:style-name="T13">{</text:span></text:span><text:span text:style-name="T13"><text:line-break/> <text:s text:c="3"/></text:span><text:span text:style-name="keyword3_5f_idl"><text:span text:style-name="T13">long</text:span></text:span><text:span text:style-name="T13"> count</text:span><text:span text:style-name="symbol0_5f_idl"><text:span text:style-name="T13">;</text:span></text:span><text:span text:style-name="T13"><text:line-break/></text:span><text:span text:style-name="symbol0_5f_idl"><text:span text:style-name="T13">};</text:span></text:span></text:p>
            <text:p text:style-name="P234"/>
            <text:p text:style-name="P205"><text:span text:style-name="keyword0_5f_idl"><text:span text:style-name="T13">exception</text:span></text:span><text:span text:style-name="T13"> Excep</text:span><text:span text:style-name="T19">tion2</text:span><text:span text:style-name="T13"><text:line-break/></text:span><text:span text:style-name="symbol0_5f_idl"><text:span text:style-name="T13">{</text:span></text:span></text:p>
            <text:p text:style-name="P205"><text:span text:style-name="T13"><text:s text:c="4"/></text:span><text:span text:style-name="keyword3_5f_idl"><text:span text:style-name="T13">string</text:span></text:span><text:span text:style-name="T13"> msg</text:span><text:span text:style-name="symbol0_5f_idl"><text:span text:style-name="T13">;</text:span></text:span><text:span text:style-name="T13"><text:line-break/></text:span><text:span text:style-name="symbol0_5f_idl"><text:span text:style-name="T13">};</text:span></text:span></text:p>
            <text:p text:style-name="P262"/>
            <text:p text:style-name="P252"><text:span text:style-name="keyword3_5f_idl"><text:span text:style-name="T330">void</text:span></text:span><text:span text:style-name="T335"> </text:span><text:span text:style-name="T336">e</text:span><text:span text:style-name="T337">xceptionFunction</text:span><text:span text:style-name="symbol0_5f_idl"><text:span text:style-name="T330">(</text:span></text:span><text:span text:style-name="symbol0_5f_idl"><text:span text:style-name="T331">)</text:span></text:span></text:p>
            <text:p text:style-name="P261"><text:span text:style-name="T13"><text:s text:c="4"/></text:span><text:span text:style-name="keyword0_5f_idl"><text:span text:style-name="T13">raises</text:span></text:span><text:span text:style-name="symbol0_5f_idl"><text:span text:style-name="T13">(</text:span></text:span><text:span text:style-name="T13">Exception1, Exception2</text:span><text:span text:style-name="symbol0_5f_idl"><text:span text:style-name="T13">);</text:span></text:span></text:p>
            <text:p text:style-name="P143"/>
          </table:table-cell>
        </table:table-row>
      </table:table>
      <text:p text:style-name="P71"/>
      <text:list xml:id="list170120233155874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89" text:outline-level="4">Interfac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1">The remote procedures that the server will offer ha<text:span text:style-name="T527">ve</text:span> to be <text:span text:style-name="T526">defined in </text:span>an IDL interface. An example of how an interface should be defined is shown:</text:p>
      <text:p text:style-name="P11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19"><text:span text:style-name="keyword0_5f_idl"><text:span text:style-name="T13">interface</text:span></text:span><text:span text:style-name="T13"> InterfaceExample</text:span></text:p>
            <text:p text:style-name="P207"><text:span text:style-name="symbol0_5f_idl"><text:span text:style-name="T13">{</text:span></text:span></text:p>
            <text:p text:style-name="P207"><text:span text:style-name="T13"><text:s text:c="4"/></text:span><text:span text:style-name="comment0_5f_idl"><text:span text:style-name="T13">// Set of remote procedures.</text:span></text:span></text:p>
            <text:p text:style-name="P256"><text:span text:style-name="symbol0_5f_idl"><text:span text:style-name="T13">};</text:span></text:span></text:p>
          </table:table-cell>
        </table:table-row>
      </table:table>
      <text:p text:style-name="P11"/>
      <text:p text:style-name="P6">The IDL interface will be mapped in three classes:</text:p>
      <text:list xml:id="list8571869728520730860" text:style-name="WWNum37">
        <text:list-item>
          <text:p text:style-name="P346"><text:span text:style-name="T105">InterfaceExampleProxy</text:span>:<text:span text:style-name="T88"> </text:span>A local server’s proxy that offers the remote procedures to the client application. Client application <text:span text:style-name="T171">must</text:span> create an object of this class and call the remote procedures.</text:p>
        </text:list-item>
        <text:list-item>
          <text:p text:style-name="P346"><text:span text:style-name="T105">InterfaceExampleServerImpl</text:span>: This class contains the remote procedures definitions. These definitions <text:span text:style-name="T172">must</text:span> be implemented by the developer. <text:span text:style-name="T91">eProsima </text:span><text:span text:style-name="T89">RPC </text:span><text:span text:style-name="T91">over </text:span><text:span text:style-name="T89">DDS</text:span> creates one object of this class. <text:span text:style-name="T528">It is</text:span> used by the server.</text:p>
        </text:list-item>
        <text:list-item>
          <text:p text:style-name="P346"><text:span text:style-name="T106">InterfaceExampleServer</text:span>: The server implementation. This class executes a server instance.</text:p>
        </text:list-item>
      </text:list>
      <text:p text:style-name="P351"/>
      <text:p text:style-name="P356"><text:span text:style-name="T97">eP</text:span><text:span text:style-name="T89">rosima RPC over DDS</text:span> supports interface inheritance, <text:span text:style-name="T689">like the following example shows:</text:span></text:p>
      <text:p text:style-name="P352"/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36"><text:span text:style-name="keyword0_5f_idl"><text:span text:style-name="T13">interface</text:span></text:span><text:span text:style-name="T13"> </text:span><text:span text:style-name="T48">Parent</text:span><text:span text:style-name="T13">Interface</text:span></text:p>
            <text:p text:style-name="P331"><text:span text:style-name="symbol0_5f_idl"><text:span text:style-name="T13">{</text:span></text:span></text:p>
            <text:p text:style-name="P332"><text:span text:style-name="T13"><text:s text:c="4"/></text:span><text:span text:style-name="keyword3_5f_idl"><text:span text:style-name="T333">void</text:span></text:span><text:span text:style-name="comment0_5f_idl"><text:span text:style-name="T305"> </text:span></text:span><text:span text:style-name="comment0_5f_idl"><text:span text:style-name="T308">function1</text:span></text:span><text:span text:style-name="symbol0_5f_idl"><text:span text:style-name="T333">(</text:span></text:span><text:span text:style-name="symbol0_5f_idl"><text:span text:style-name="T334">);</text:span></text:span></text:p>
            <text:p text:style-name="P334"><text:span text:style-name="symbol0_5f_idl"><text:span text:style-name="T13">};</text:span></text:span></text:p>
            <text:p text:style-name="P334"/>
            <text:p text:style-name="P337"><text:span text:style-name="keyword0_5f_idl"><text:span text:style-name="T13">interface</text:span></text:span><text:span text:style-name="T13"> </text:span><text:span text:style-name="T49">Child</text:span><text:span text:style-name="T13">Interface : </text:span><text:span text:style-name="T48">Parent</text:span><text:span text:style-name="T13">Interface</text:span></text:p>
            <text:p text:style-name="P333"><text:span text:style-name="symbol0_5f_idl"><text:span text:style-name="T13">{</text:span></text:span></text:p>
            <text:p text:style-name="P333"><text:span text:style-name="symbol0_5f_idl"><text:span text:style-name="T371"><text:s text:c="4"/></text:span></text:span><text:span text:style-name="keyword3_5f_idl"><text:span text:style-name="T333">void</text:span></text:span><text:span text:style-name="comment0_5f_idl"><text:span text:style-name="T305"> </text:span></text:span><text:span text:style-name="comment0_5f_idl"><text:span text:style-name="T308">function</text:span></text:span><text:span text:style-name="comment0_5f_idl"><text:span text:style-name="T309">2</text:span></text:span><text:span text:style-name="symbol0_5f_idl"><text:span text:style-name="T333">(</text:span></text:span><text:span text:style-name="symbol0_5f_idl"><text:span text:style-name="T334">);</text:span></text:span></text:p>
            <text:p text:style-name="P335"><text:span text:style-name="symbol0_5f_idl"><text:span text:style-name="T13">};</text:span></text:span></text:p>
          </table:table-cell>
        </table:table-row>
      </table:table>
      <text:p text:style-name="P352"/>
      <text:p text:style-name="P357">In this example, the IDL interface <text:span text:style-name="T392">Child</text:span><text:span text:style-name="T391">Interface</text:span> has two functions: <text:span text:style-name="comment0_5f_idl"><text:span text:style-name="T298">function1</text:span></text:span> and <text:span text:style-name="comment0_5f_idl"><text:span text:style-name="T298">function</text:span></text:span><text:span text:style-name="comment0_5f_idl"><text:span text:style-name="T299">2</text:span></text:span>.</text:p>
      <text:p text:style-name="P352"/>
      <text:list xml:id="list170120245170576" text:continue-list="list170120233155874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2" text:outline-level="4"><text:soft-page-break/>Modul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77"><text:span text:style-name="T222">To group related definitions, </text:span><text:span text:style-name="T230">such as complex types, </text:span><text:span text:style-name="T232">exceptions, </text:span><text:span text:style-name="T233">functions and</text:span><text:span text:style-name="T230"> interfaces</text:span><text:span text:style-name="T222">, a </text:span><text:span text:style-name="T229">developer</text:span><text:span text:style-name="T222"> can </text:span><text:span text:style-name="T226">use modules:</text:span></text:p>
      <text:p text:style-name="P36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20"><text:span text:style-name="keyword0_5f_idl"><text:span text:style-name="T20">module</text:span></text:span><text:span text:style-name="T13"> </text:span><text:span text:style-name="T20">Module</text:span><text:span text:style-name="T13">Example</text:span></text:p>
            <text:p text:style-name="P208"><text:span text:style-name="symbol0_5f_idl"><text:span text:style-name="T13">{</text:span></text:span></text:p>
            <text:p text:style-name="P208"><text:span text:style-name="T13"><text:s text:c="4"/></text:span><text:span text:style-name="comment0_5f_idl"><text:span text:style-name="T13">// </text:span></text:span><text:span text:style-name="comment0_5f_idl"><text:span text:style-name="T21">Set of definitions</text:span></text:span></text:p>
            <text:p text:style-name="P206"><text:span text:style-name="symbol0_5f_idl"><text:span text:style-name="T13">};</text:span></text:span></text:p>
          </table:table-cell>
        </table:table-row>
      </table:table>
      <text:p text:style-name="P37"/>
      <text:p text:style-name="P78"><text:span text:style-name="T222">A module will be mapped into a C++ namespace, </text:span><text:span text:style-name="T227">and every definition in</text:span><text:span text:style-name="T228">side</text:span><text:span text:style-name="T227"> it will be defined within the generated namespace </text:span><text:span text:style-name="T231">in C++.</text:span></text:p>
      <text:p text:style-name="P78"/>
      <text:p text:style-name="P43"/>
      <text:list xml:id="list170120249163419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0" text:outline-level="4">Limitations</text:h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119">r</text:span><text:span text:style-name="T106">pc</text:span><text:span text:style-name="T122">dds</text:span><text:span text:style-name="T106">gen</text:span> application has <text:span text:style-name="T529">some</text:span> limitations <text:span text:style-name="T530">concerning</text:span> IDL syntax:</text:p>
      <text:list xml:id="list3404911859195210311" text:style-name="WWNum25">
        <text:list-item>
          <text:p text:style-name="P370">Two procedures cannot have the same name.</text:p>
        </text:list-item>
        <text:list-item>
          <text:p text:style-name="P371">Complex types (array and sequences) used in procedure definitions must be previously named using <text:span text:style-name="T106">typedef</text:span> keyword, as CORBA IDL 2.0 specification enforces. </text:p>
        </text:list-item>
        <text:list-item>
          <text:p text:style-name="P372">Using DDS types, a function cannot have an array as returned type.</text:p>
        </text:list-item>
      </text:list>
      <text:list xml:id="list170120251170793" text:continue-list="list170120249163419" text:style-name="WWNum43">
        <text:list-item>
          <text:list>
            <text:list-item>
              <text:list>
                <text:list-item>
                  <text:h text:style-name="P388" text:outline-level="3"><text:bookmark-start text:name="__RefHeading__31465_1972794451"/>Example<text:bookmark-end text:name="__RefHeading__31465_1972794451"/></text:h>
                </text:list-item>
              </text:list>
            </text:list-item>
          </text:list>
        </text:list-item>
      </text:list>
      <text:p text:style-name="P42"><text:span text:style-name="T176">This example will be used as </text:span><text:span text:style-name="T177">a </text:span><text:span text:style-name="T176">base </text:span><text:span text:style-name="T177">to</text:span><text:span text:style-name="T176"> other examples in </text:span><text:span text:style-name="T178">the following</text:span><text:span text:style-name="T176"> sections. </text:span>IDL syntax described in the previous subsection is shown through an example:</text:p>
      <text:p text:style-name="P15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21"><text:span text:style-name="comment0_5f_idl"><text:span text:style-name="T13">// file Bank.idl</text:span></text:span></text:p>
            <text:p text:style-name="P235"/>
            <text:p text:style-name="P209"><text:span text:style-name="keyword0_5f_idl"><text:span text:style-name="T13">enum</text:span></text:span><text:span text:style-name="T13"> ReturnCode</text:span></text:p>
            <text:p text:style-name="P209"><text:span text:style-name="symbol0_5f_idl"><text:span text:style-name="T13">{</text:span></text:span></text:p>
            <text:p text:style-name="P235"><text:s text:c="3"/>SYSTEM_ERROR,</text:p>
            <text:p text:style-name="P235"><text:s text:c="3"/>ACCOUNT_NOT_FOUND,</text:p>
            <text:p text:style-name="P235"><text:s text:c="3"/>AUTHORIZATION_ERROR,</text:p>
            <text:p text:style-name="P235"><text:s text:c="3"/>NOT_MONEY_ENOUGH,</text:p>
            <text:p text:style-name="P235"><text:s text:c="3"/>OPERATION_SUCCESS</text:p>
            <text:p text:style-name="P209"><text:span text:style-name="symbol0_5f_idl"><text:span text:style-name="T13">};</text:span></text:span></text:p>
            <text:p text:style-name="P235"/>
            <text:p text:style-name="P209"><text:span text:style-name="keyword0_5f_idl"><text:span text:style-name="T13">struct</text:span></text:span><text:span text:style-name="T13"> Account</text:span></text:p>
            <text:p text:style-name="P209"><text:span text:style-name="symbol0_5f_idl"><text:span text:style-name="T13">{</text:span></text:span></text:p>
            <text:p text:style-name="P209"><text:span text:style-name="T13"><text:tab/></text:span><text:span text:style-name="keyword3_5f_idl"><text:span text:style-name="T13">string</text:span></text:span><text:span text:style-name="T13"> AccountNumber</text:span><text:span text:style-name="symbol0_5f_idl"><text:span text:style-name="T13">;</text:span></text:span></text:p>
            <text:p text:style-name="P209"><text:span text:style-name="T13"><text:tab/></text:span><text:span text:style-name="keyword3_5f_idl"><text:span text:style-name="T13">string</text:span></text:span><text:span text:style-name="T13"> Username</text:span><text:span text:style-name="symbol0_5f_idl"><text:span text:style-name="T13">;</text:span></text:span></text:p>
            <text:p text:style-name="P209"><text:span text:style-name="T13"><text:tab/></text:span><text:span text:style-name="keyword3_5f_idl"><text:span text:style-name="T13">string</text:span></text:span><text:span text:style-name="T13"> Password</text:span><text:span text:style-name="symbol0_5f_idl"><text:span text:style-name="T13">;</text:span></text:span></text:p>
            <text:p text:style-name="P209"><text:span text:style-name="symbol0_5f_idl"><text:span text:style-name="T13">}; </text:span></text:span><text:span text:style-name="comment0_5f_idl"><text:span text:style-name="T13">// </text:span></text:span><text:span text:style-name="comment0_5f_idl"><text:span text:style-name="T22">@top level false</text:span></text:span></text:p>
            <text:p text:style-name="P235"/>
            <text:p text:style-name="P209"><text:span text:style-name="keyword0_5f_idl"><text:span text:style-name="T13">interface</text:span></text:span><text:span text:style-name="T13"> Bank</text:span></text:p>
            <text:p text:style-name="P209"><text:span text:style-name="symbol0_5f_idl"><text:span text:style-name="T13">{</text:span></text:span></text:p>
            <text:p text:style-name="P209"><text:span text:style-name="T13"><text:tab/>ReturnCode deposit</text:span><text:span text:style-name="symbol0_5f_idl"><text:span text:style-name="T13">(</text:span></text:span><text:span text:style-name="keyword1_5f_idl"><text:span text:style-name="T13">in</text:span></text:span><text:span text:style-name="T13"> Account ac, </text:span><text:span text:style-name="keyword1_5f_idl"><text:span text:style-name="T13">in</text:span></text:span><text:span text:style-name="T13"> </text:span><text:span text:style-name="keyword3_5f_idl"><text:span text:style-name="T13">long</text:span></text:span><text:span text:style-name="T13"> money</text:span><text:span text:style-name="symbol0_5f_idl"><text:span text:style-name="T13">);</text:span></text:span></text:p>
            <text:p text:style-name="P172"><text:span text:style-name="symbol0_5f_idl"><text:span text:style-name="T23">};</text:span></text:span></text:p>
          </table:table-cell>
        </table:table-row>
      </table:table>
      <text:p text:style-name="P58"/>
      <text:list xml:id="list170120261146467" text:continue-numbering="true" text:style-name="WWNum43">
        <text:list-item>
          <text:list>
            <text:list-item>
              <text:h text:style-name="P377" text:outline-level="2"><text:bookmark-start text:name="__RefHeading__4083_554815412"/><text:s/><text:bookmark-start text:name="_Ref337047360"/><text:bookmark-start text:name="_Ref337048109"/><text:bookmark-start text:name="_Toc341719013"/><text:bookmark-start text:name="_Toc345058871"/>Generating specific remote procedure call support code<text:bookmark-end text:name="__RefHeading__4083_554815412"/><text:bookmark-end text:name="_Ref337047360"/><text:bookmark-end text:name="_Ref337048109"/><text:bookmark-end text:name="_Toc341719013"/><text:bookmark-end text:name="_Toc345058871"/></text:h>
            </text:list-item>
          </text:list>
        </text:list-item>
      </text:list>
      <text:p text:style-name="P11">Once the <text:span text:style-name="T533">API is </text:span>defined in a IDL file, we need to generate code for a client proxy and a server <text:span text:style-name="T531">skeleton</text:span>. <text:span text:style-name="T89">eProsima RPC over DDS</text:span> provides the <text:span text:style-name="T117">r</text:span><text:span text:style-name="T106">pc</text:span><text:span text:style-name="T122">dds</text:span><text:span text:style-name="T106">gen </text:span>tool <text:span text:style-name="T532">for this purpose</text:span>: it parses the IDL file and generates the corresponding supporting code.</text:p>
      <text:list xml:id="list170120263146554" text:continue-numbering="true" text:style-name="WWNum43">
        <text:list-item>
          <text:list>
            <text:list-item>
              <text:list>
                <text:list-item>
                  <text:h text:style-name="P383" text:outline-level="3"><text:bookmark-start text:name="_Toc341719014"/><text:bookmark-start text:name="_Toc345058872"/><text:bookmark-start text:name="__RefHeading__4085_554815412"/>RPC<text:span text:style-name="T634">DDS</text:span>GEN Command Syntax:<text:bookmark-end text:name="_Toc341719014"/><text:bookmark-end text:name="_Toc345058872"/><text:bookmark-end text:name="__RefHeading__4085_554815412"/></text:h>
                </text:list-item>
              </text:list>
            </text:list-item>
          </text:list>
        </text:list-item>
      </text:list>
      <text:p text:style-name="P31">The general syntax is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69">rpc<text:span text:style-name="T634">dds</text:span>gen [options] &lt;IDL file&gt; <text:span text:style-name="T613">&lt;IDL file&gt; ...</text:span></text:p>
          </table:table-cell>
        </table:table-row>
      </table:table>
      <text:p text:style-name="P31"/>
      <text:p text:style-name="P6">Options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7">Option</text:p>
          </table:table-cell>
          <table:table-cell table:style-name="Table5.B1" office:value-type="string">
            <text:p text:style-name="P47">Description</text:p>
          </table:table-cell>
        </table:table-row>
        <table:table-row table:style-name="Table5.1">
          <table:table-cell table:style-name="Table5.A2" office:value-type="string">
            <text:p text:style-name="P59">-<text:span text:style-name="T534">help</text:span></text:p>
          </table:table-cell>
          <table:table-cell table:style-name="Table5.B2" office:value-type="string">
            <text:p text:style-name="P68">Shows help information.</text:p>
          </table:table-cell>
        </table:table-row>
        <table:table-row table:style-name="Table5.1">
          <table:table-cell table:style-name="Table5.A2" office:value-type="string">
            <text:p text:style-name="P99">-version</text:p>
          </table:table-cell>
          <table:table-cell table:style-name="Table5.B2" office:value-type="string">
            <text:p text:style-name="P83">Shows the <text:span text:style-name="T632">current </text:span>version of <text:span text:style-name="T89">eProsima RPC over DDS</text:span></text:p>
          </table:table-cell>
        </table:table-row>
        <table:table-row table:style-name="Table5.1">
          <table:table-cell table:style-name="Table5.A2" office:value-type="string">
            <text:p text:style-name="P99">-ppPath <text:s/>&lt;directory&gt;</text:p>
          </table:table-cell>
          <table:table-cell table:style-name="Table5.B2" office:value-type="string">
            <text:p text:style-name="P83">Location of the C/C++ preprocessor.</text:p>
          </table:table-cell>
        </table:table-row>
        <table:table-row table:style-name="Table5.1">
          <table:table-cell table:style-name="Table5.A2" office:value-type="string">
            <text:p text:style-name="P99">-ppDisable</text:p>
          </table:table-cell>
          <table:table-cell table:style-name="Table5.B2" office:value-type="string">
            <text:p text:style-name="P83"><text:span text:style-name="T535">Disables the</text:span> C/C++ preprocessor. <text:span text:style-name="T614">Useful when macros or includes are not used.</text:span></text:p>
          </table:table-cell>
        </table:table-row>
        <table:table-row table:style-name="Table5.1">
          <table:table-cell table:style-name="Table5.A2" office:value-type="string">
            <text:p text:style-name="P59">-replace </text:p>
          </table:table-cell>
          <table:table-cell table:style-name="Table5.B2" office:value-type="string">
            <text:p text:style-name="P67">Replace<text:span text:style-name="T536">s</text:span> <text:span text:style-name="T537">existing</text:span> <text:span text:style-name="T538">generated </text:span>files.</text:p>
          </table:table-cell>
        </table:table-row>
        <table:table-row table:style-name="Table5.1">
          <table:table-cell table:style-name="Table5.A2" office:value-type="string">
            <text:p text:style-name="P59">-example &lt;platform&gt;</text:p>
          </table:table-cell>
          <table:table-cell table:style-name="Table5.B2" office:value-type="string">
            <text:p text:style-name="P67">Creates a solution <text:span text:style-name="T539">for</text:span> <text:span text:style-name="T540">a</text:span> specific platform. This solution will be used by the developer to compile <text:span text:style-name="T541">both </text:span>client and server.</text:p>
            <text:p text:style-name="P84"><text:span text:style-name="T173">Possible values: </text:span><text:span text:style-name="T174">i86Win32VS2010, x64Win64VS2010, i86Linux2.6gcc4.4.</text:span><text:span text:style-name="T175">5</text:span><text:span text:style-name="T174">, x64Linux2.6gcc4.</text:span><text:span text:style-name="T175">4</text:span><text:span text:style-name="T174">.</text:span><text:span text:style-name="T175">5</text:span></text:p>
          </table:table-cell>
        </table:table-row>
        <table:table-row table:style-name="Table5.1">
          <table:table-cell table:style-name="Table5.A2" office:value-type="string">
            <text:p text:style-name="P59">-<text:span text:style-name="T542">d &lt;path&gt;</text:span></text:p>
          </table:table-cell>
          <table:table-cell table:style-name="Table5.B2" office:value-type="string">
            <text:p text:style-name="P66">Sets an output directory for generated files</text:p>
          </table:table-cell>
        </table:table-row>
        <table:table-row table:style-name="Table5.1">
          <table:table-cell table:style-name="Table5.A2" office:value-type="string">
            <text:p text:style-name="P59">-<text:span text:style-name="T542">t &lt;temp dir&gt;</text:span></text:p>
          </table:table-cell>
          <table:table-cell table:style-name="Table5.B2" office:value-type="string">
            <text:p text:style-name="P66">Sets a <text:span text:style-name="T543">specific directory</text:span> <text:span text:style-name="T544">as a temporary directory</text:span></text:p>
          </table:table-cell>
        </table:table-row>
        <table:table-row table:style-name="Table5.1">
          <table:table-cell table:style-name="Table5.A2" office:value-type="string">
            <text:p text:style-name="P60">-<text:span text:style-name="T615">types &lt;mapping&gt;</text:span></text:p>
          </table:table-cell>
          <table:table-cell table:style-name="Table5.B2" office:value-type="string">
            <text:p text:style-name="P64">Selects the C++ mapping used for user types. Only supported in protocol <text:span text:style-name="T89">dds</text:span><text:span text:style-name="T604">.</text:span></text:p>
            <text:p text:style-name="P61"><text:span text:style-name="T604">Possible values:</text:span><text:span text:style-name="T605"> c++11, rti. </text:span><text:span text:style-name="T604">Default:</text:span><text:span text:style-name="T605"> c++11.</text:span></text:p>
          </table:table-cell>
        </table:table-row>
        <text:soft-page-break/>
        <table:table-row table:style-name="Table5.1">
          <table:table-cell table:style-name="Table5.A11" office:value-type="string">
            <text:p text:style-name="P62">-<text:span text:style-name="T615">topicGeneration &lt;option&gt;</text:span></text:p>
          </table:table-cell>
          <table:table-cell table:style-name="Table5.B11" office:value-type="string">
            <text:p text:style-name="P65">Defines how DDS topics are generated.</text:p>
            <text:p text:style-name="P63">Possible values:<text:span text:style-name="T616"> byInterface, byOperation. </text:span>Default:<text:span text:style-name="T616"> byInterface</text:span></text:p>
          </table:table-cell>
        </table:table-row>
      </table:table>
      <text:p text:style-name="P6"/>
      <text:p text:style-name="P267"><text:span text:style-name="T179">The</text:span><text:span text:style-name="T195"> </text:span><text:span text:style-name="T212">r</text:span><text:span text:style-name="T210">pc</text:span><text:span text:style-name="T213">dds</text:span><text:span text:style-name="T210">gen </text:span><text:span text:style-name="T180">application generates several files. </text:span><text:span text:style-name="T190">They</text:span><text:span text:style-name="T180"> </text:span><text:span text:style-name="T182">will be described </text:span><text:span text:style-name="T180">in this section. The</text:span><text:span text:style-name="T181">ir names</text:span><text:span text:style-name="T180"> </text:span><text:span text:style-name="T181">are</text:span><text:span text:style-name="T180"> generated using </text:span><text:span text:style-name="T183">the </text:span><text:span text:style-name="T188">IDL file</text:span><text:span text:style-name="T187"> name</text:span><text:span text:style-name="T180">. The </text:span><text:span text:style-name="T211">&lt;</text:span><text:span text:style-name="T143">IDLName</text:span><text:span text:style-name="T211">&gt; </text:span><text:span text:style-name="T184">tag h</text:span><text:span text:style-name="T180">as to be substitute</text:span><text:span text:style-name="T185">d</text:span><text:span text:style-name="T180"> by t</text:span><text:span text:style-name="T186">he </text:span><text:span text:style-name="T189">file</text:span><text:span text:style-name="T186"> name.</text:span></text:p>
      <text:list xml:id="list170120283161108" text:continue-numbering="true" text:style-name="WWNum43">
        <text:list-item>
          <text:list>
            <text:list-item>
              <text:list>
                <text:list-item>
                  <text:h text:style-name="P383" text:outline-level="3"><text:bookmark-start text:name="_Toc341719015"/><text:bookmark-start text:name="_Toc345058873"/><text:bookmark-start text:name="__RefHeading__4087_554815412"/>Server side<text:bookmark-end text:name="_Toc341719015"/><text:bookmark-end text:name="_Toc345058873"/><text:bookmark-end text:name="__RefHeading__4087_554815412"/></text:h>
                </text:list-item>
              </text:list>
            </text:list-item>
          </text:list>
        </text:list-item>
      </text:list>
      <text:p text:style-name="P271"><text:span text:style-name="T221">rpcdds</text:span><text:span text:style-name="T220">gen</text:span><text:span text:style-name="T196"> </text:span><text:span text:style-name="T191">generates </text:span><text:span text:style-name="T205">C++ </text:span><text:span text:style-name="T206">header and </text:span><text:span text:style-name="T205">source file</text:span><text:span text:style-name="T207">s</text:span><text:span text:style-name="T205"> with the </text:span><text:span text:style-name="T206">declarations and the</text:span><text:span text:style-name="T205"> definitions of the remote procedures. These files are the skeleton</text:span><text:span text:style-name="T207">s</text:span><text:span text:style-name="T205"> of the servant</text:span><text:span text:style-name="T207">s</text:span><text:span text:style-name="T205"> that implement the defined </text:span><text:span text:style-name="T208">interfaces</text:span><text:span text:style-name="T207">.</text:span><text:span text:style-name="T205"> </text:span><text:span text:style-name="T209">T</text:span><text:span text:style-name="T205">he developer can use each definition in the source file</text:span><text:span text:style-name="T207">s</text:span><text:span text:style-name="T205"> to implement the behavior of the remote procedure</text:span><text:span text:style-name="T207">s</text:span><text:span text:style-name="T205">.</text:span><text:span text:style-name="T191"> These files are </text:span><text:span text:style-name="T214">&lt;</text:span><text:span text:style-name="T144">IDLName</text:span><text:span text:style-name="T214">&gt;ServerImpl.h</text:span><text:span text:style-name="T191"> and </text:span><text:span text:style-name="T214">&lt;</text:span><text:span text:style-name="T144">IDLName</text:span><text:span text:style-name="T214">&gt;ServerImpl.cxx</text:span><text:span text:style-name="T191">. <text:s/></text:span><text:span text:style-name="T218">r</text:span><text:span text:style-name="T214">pc</text:span><text:span text:style-name="T219">dds</text:span><text:span text:style-name="T214">gen</text:span><text:span text:style-name="T191"> </text:span><text:span text:style-name="T192">also </text:span><text:span text:style-name="T191">generates a C++ source file with an example of a server application and </text:span><text:span text:style-name="T193">a</text:span><text:span text:style-name="T191"> server instance. This file is </text:span><text:span text:style-name="T214">&lt;</text:span><text:span text:style-name="T144">IDLName</text:span><text:span text:style-name="T214">&gt;Serve</text:span><text:span text:style-name="T215">rExample</text:span><text:span text:style-name="T214">.cxx</text:span><text:span text:style-name="T191">.</text:span></text:p>
      <text:list xml:id="list170120288143894" text:continue-numbering="true" text:style-name="WWNum43">
        <text:list-item>
          <text:list>
            <text:list-item>
              <text:list>
                <text:list-item>
                  <text:h text:style-name="P383" text:outline-level="3"><text:bookmark-start text:name="_Toc341719016"/><text:bookmark-start text:name="_Toc345058874"/><text:bookmark-start text:name="__RefHeading__4089_554815412"/>Client side<text:bookmark-end text:name="_Toc341719016"/><text:bookmark-end text:name="_Toc345058874"/><text:bookmark-end text:name="__RefHeading__4089_554815412"/></text:h>
                </text:list-item>
              </text:list>
            </text:list-item>
          </text:list>
        </text:list-item>
      </text:list>
      <text:p text:style-name="P268"><text:span text:style-name="T218">r</text:span><text:span text:style-name="T216">pc</text:span><text:span text:style-name="T219">dds</text:span><text:span text:style-name="T216">gen</text:span><text:span text:style-name="T194"> generates a C++ source file with an example of a client application and how this client application can call a remote procedure from the server. This file is </text:span><text:span text:style-name="T216">&lt;</text:span><text:span text:style-name="T144">IDLName</text:span><text:span text:style-name="T216">&gt;</text:span><text:span text:style-name="T217">Client</text:span><text:span text:style-name="T215">Example</text:span><text:span text:style-name="T216">.cxx</text:span><text:span text:style-name="T194">.</text:span></text:p>
      <text:list xml:id="list170120289149268" text:continue-numbering="true" text:style-name="WWNum43">
        <text:list-item>
          <text:list>
            <text:list-item>
              <text:h text:style-name="P376" text:outline-level="2"><text:bookmark-start text:name="__RefHeading__4091_554815412"/><text:span text:style-name="T545">Server i</text:span><text:bookmark-start text:name="_Toc341719017"/><text:bookmark-start text:name="_Toc345058875"/>mplementation<text:bookmark-end text:name="__RefHeading__4091_554815412"/><text:bookmark-end text:name="_Toc341719017"/><text:bookmark-end text:name="_Toc345058875"/></text:h>
            </text:list-item>
          </text:list>
        </text:list-item>
      </text:list>
      <text:p text:style-name="P269"><text:span text:style-name="T546">After the execution of </text:span><text:span text:style-name="T118">r</text:span><text:span text:style-name="T111">pc</text:span><text:span text:style-name="T122">dds</text:span><text:span text:style-name="T111">gen, </text:span><text:span text:style-name="T547">two</text:span> <text:span text:style-name="T548">files</text:span> named <text:span text:style-name="T106">&lt;</text:span><text:span text:style-name="T144">IDLName</text:span><text:span text:style-name="T106">&gt;ServerImpl.</text:span><text:span text:style-name="T112">cxx </text:span><text:span text:style-name="T368">and</text:span><text:span text:style-name="T112"> &lt;</text:span><text:span text:style-name="T144">IDLName</text:span><text:span text:style-name="T112">&gt;ServerImpl.h</text:span> <text:span text:style-name="T546">will be generated. </text:span>Th<text:span text:style-name="T549">ese</text:span> <text:span text:style-name="T550">files</text:span> <text:span text:style-name="T551">are</text:span> <text:span text:style-name="T550">the</text:span> skeleton <text:span text:style-name="T552">of the interfaces offered by the server</text:span>. All <text:span text:style-name="T546">the </text:span>remote procedures are defined in th<text:span text:style-name="T550">ese files</text:span>, and <text:span text:style-name="T553">the behaviour of </text:span>each one has to be implemented by the developer. <text:span text:style-name="T554">For the remote procedure </text:span><text:span text:style-name="T92">deposit</text:span><text:span text:style-name="T554"> seen in our </text:span><text:span text:style-name="T554"><text:bookmark-ref text:reference-format="text" text:ref-name="__RefHeading__31465_1972794451">Example</text:bookmark-ref></text:span><text:span text:style-name="T554">, the possible generated definitions are: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78">// <text:span text:style-name="T618">Using DDS types</text:span></text:p>
            <text:p text:style-name="P178">ReturnCode BankServerImpl::deposit(/*in*/const Account&amp; ac, /*in*/ DDS_Long money) </text:p>
            <text:p text:style-name="P178">{</text:p>
            <text:p text:style-name="P182"><text:span text:style-name="T156"><text:s text:c="3"/>ReturnCode returnedValue = </text:span><text:span text:style-name="T633">SYSTEM_ERROR</text:span><text:span text:style-name="T156">;</text:span></text:p>
            <text:p text:style-name="P178"><text:s text:c="2"/></text:p>
            <text:p text:style-name="P178"><text:s text:c="3"/>return returnedValue;</text:p>
            <text:p text:style-name="P179">}</text:p>
            <text:p text:style-name="P153"/>
            <text:p text:style-name="P257">// <text:span text:style-name="T618">Using C++11 native types</text:span></text:p>
            <text:p text:style-name="P259">ReturnCode BankServerImpl::deposit(/*in*/const Account&amp; ac, /*in*/ <text:span text:style-name="T618">int32_t</text:span> money) </text:p>
            <text:p text:style-name="P259">{</text:p>
            <text:p text:style-name="P260"><text:span text:style-name="T156"><text:s text:c="3"/>ReturnCode returnedValue = </text:span><text:span text:style-name="T633">SYSTEM_ERROR</text:span><text:span text:style-name="T156">;</text:span></text:p>
            <text:p text:style-name="P259"><text:s text:c="2"/></text:p>
            <text:p text:style-name="P259"><text:s text:c="3"/>return returnedValue;</text:p>
            <text:p text:style-name="P258">}</text:p>
          </table:table-cell>
        </table:table-row>
      </table:table>
      <text:p text:style-name="P15"/>
      <text:p text:style-name="P6">Keep in mind a few things when this servant is implemented.</text:p>
      <text:list xml:id="list7059026570270865366" text:style-name="WWNum41">
        <text:list-item>
          <text:p text:style-name="P354"><text:span text:style-name="T128">in</text:span> parameters can be used by the developer, but their allocated memory cannot be freed, either any of their members.</text:p>
        </text:list-item>
        <text:list-item>
          <text:p text:style-name="P354"><text:span text:style-name="T128">inout</text:span> parameters can be modified by the developer, but before allocate memory in their members, old allocated memory has to be freed.</text:p>
        </text:list-item>
        <text:list-item>
          <text:p text:style-name="P354"><text:soft-page-break/><text:span text:style-name="T128">out</text:span> parameters are not initialized. The developer has to initialize them.</text:p>
        </text:list-item>
      </text:list>
      <text:p text:style-name="P6"/>
      <text:p text:style-name="P270">The code generated by <text:span text:style-name="T137">r</text:span><text:span text:style-name="T128">pc</text:span><text:span text:style-name="T140">dds</text:span><text:span text:style-name="T128">gen</text:span> <text:span text:style-name="T555">also </text:span>contains <text:span text:style-name="T551">the </text:span>server<text:span text:style-name="T556"> classes</text:span>. Th<text:span text:style-name="T557">ese</text:span> class<text:span text:style-name="T556">es</text:span> <text:span text:style-name="T556">are</text:span> implemented in <text:span text:style-name="T558">the </text:span>files <text:span text:style-name="T128">&lt;</text:span><text:span text:style-name="T145">IDLName</text:span><text:span text:style-name="T128">&gt;Server.h</text:span> and <text:span text:style-name="T128">&lt;</text:span><text:span text:style-name="T145">IDLName</text:span><text:span text:style-name="T128">&gt;Server.cxx</text:span>. <text:span text:style-name="T556">They</text:span> offer the <text:span text:style-name="T556">resources</text:span> implemented <text:span text:style-name="T558">by</text:span> the servant<text:span text:style-name="T556">s</text:span>.</text:p>
      <text:p text:style-name="P16">When an object of the class <text:span text:style-name="T128">&lt;</text:span><text:span text:style-name="T145">IDLName</text:span><text:span text:style-name="T128">&gt;Server</text:span> is created, proxies can establish a connection with it.<text:span text:style-name="T128"> </text:span>How this connection is created and how the proxies <text:span text:style-name="T236">find</text:span> the server depends on the <text:span text:style-name="T237">selected </text:span>network transport. These transports are described in section <text:bookmark-ref text:reference-format="chapter" text:ref-name="__RefHeading__4109_554815412">3.1</text:bookmark-ref> <text:span text:style-name="T657">(</text:span><text:span text:style-name="T88"><text:bookmark-ref text:reference-format="text" text:ref-name="_Ref340072895">Network transports</text:bookmark-ref></text:span><text:span text:style-name="T102">)</text:span>.</text:p>
      <text:list xml:id="list170120303156347" text:continue-list="list170120289149268" text:style-name="WWNum43">
        <text:list-item>
          <text:list>
            <text:list-item>
              <text:list>
                <text:list-item>
                  <text:h text:style-name="P383" text:outline-level="3"><text:bookmark-start text:name="_Toc341719018"/><text:bookmark-start text:name="_Toc345058876"/><text:bookmark-start text:name="__RefHeading__4093_554815412"/>API<text:bookmark-end text:name="_Toc341719018"/><text:bookmark-end text:name="_Toc345058876"/><text:bookmark-end text:name="__RefHeading__4093_554815412"/></text:h>
                </text:list-item>
              </text:list>
            </text:list-item>
          </text:list>
        </text:list-item>
      </text:list>
      <text:p text:style-name="P31">Using the suggested IDL example, the API <text:span text:style-name="T559">created for</text:span> this class is:</text:p>
      <text:p text:style-name="P15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47"><text:span text:style-name="keyword1_5f_cpp"><text:span text:style-name="T401">class</text:span></text:span><text:span text:style-name="T388"> BankServer</text:span><text:span text:style-name="symbol4_5f_cpp"><text:span text:style-name="T401">:</text:span></text:span><text:span text:style-name="T388"> </text:span><text:span text:style-name="keyword1_5f_cpp"><text:span text:style-name="T401">public</text:span></text:span><text:span text:style-name="T388"> </text:span><text:span text:style-name="T389">eprosima</text:span><text:span text:style-name="symbol4_5f_cpp"><text:span text:style-name="T401">::</text:span></text:span><text:span text:style-name="member1_5f_cpp"><text:span text:style-name="T402">rpc</text:span></text:span><text:span text:style-name="symbol4_5f_cpp"><text:span text:style-name="T401">::</text:span></text:span><text:span text:style-name="member1_5f_cpp"><text:span text:style-name="T402">server</text:span></text:span><text:span text:style-name="symbol4_5f_cpp"><text:span text:style-name="T402">::</text:span></text:span><text:span text:style-name="member1_5f_cpp"><text:span text:style-name="T401">Server</text:span></text:span></text:p>
            <text:p text:style-name="P226"><text:span text:style-name="symbol0_5f_cpp"><text:span text:style-name="T1">{</text:span></text:span></text:p>
            <text:p text:style-name="P226"><text:span text:style-name="keyword1_5f_cpp"><text:span text:style-name="T1">public</text:span></text:span><text:span text:style-name="symbol4_5f_cpp"><text:span text:style-name="T1">:</text:span></text:span></text:p>
            <text:p text:style-name="P226"><text:span text:style-name="T1"><text:s text:c="4"/>BankServer</text:span><text:span text:style-name="symbol0_5f_cpp"><text:span text:style-name="T1">(</text:span></text:span></text:p>
            <text:p text:style-name="P146"><text:span text:style-name="Source_20_Text"><text:span text:style-name="T289"><text:s text:c="8"/></text:span></text:span><text:span text:style-name="Source_20_Text"><text:span text:style-name="T386">eprosima</text:span></text:span><text:span text:style-name="symbol4_5f_cpp"><text:span text:style-name="T399">::</text:span></text:span><text:span text:style-name="member1_5f_cpp"><text:span text:style-name="T399">rpc</text:span></text:span><text:span text:style-name="symbol4_5f_cpp"><text:span text:style-name="T399">::</text:span></text:span><text:span text:style-name="member1_5f_cpp"><text:span text:style-name="T399">strategy</text:span></text:span><text:span text:style-name="symbol4_5f_cpp"><text:span text:style-name="T399">::</text:span></text:span><text:span text:style-name="member1_5f_cpp"><text:span text:style-name="T399">ServerStrategy</text:span></text:span><text:span text:style-name="Source_20_Text"><text:span text:style-name="T386"> </text:span></text:span><text:span text:style-name="T399">&amp;</text:span><text:span text:style-name="Source_20_Text"><text:span text:style-name="T386">strategy,</text:span></text:span></text:p>
            <text:p text:style-name="P129"><text:span text:style-name="Source_20_Text"><text:span text:style-name="T292"><text:s text:c="8"/></text:span></text:span><text:span text:style-name="Source_20_Text"><text:span text:style-name="T293">e</text:span></text:span><text:span text:style-name="Source_20_Text"><text:span text:style-name="T292">prosima</text:span></text:span><text:span text:style-name="symbol4_5f_cpp"><text:span text:style-name="T313">::</text:span></text:span><text:span text:style-name="member1_5f_cpp"><text:span text:style-name="T313">rpc</text:span></text:span><text:span text:style-name="symbol4_5f_cpp"><text:span text:style-name="T313">::</text:span></text:span><text:span text:style-name="member1_5f_cpp"><text:span text:style-name="T313">transport</text:span></text:span><text:span text:style-name="symbol4_5f_cpp"><text:span text:style-name="T313">::</text:span></text:span><text:span text:style-name="member1_5f_cpp"><text:span text:style-name="T313">ServerTransport</text:span></text:span><text:span text:style-name="Source_20_Text"><text:span text:style-name="T292"> </text:span></text:span><text:span text:style-name="T313">&amp;</text:span><text:span text:style-name="Source_20_Text"><text:span text:style-name="T292">transport,</text:span></text:span></text:p>
            <text:p text:style-name="P129"><text:span text:style-name="Source_20_Text"><text:span text:style-name="T292"><text:s text:c="8"/>eprosima</text:span></text:span><text:span text:style-name="symbol4_5f_cpp"><text:span text:style-name="T313">::</text:span></text:span><text:span text:style-name="member1_5f_cpp"><text:span text:style-name="T313">rpc</text:span></text:span><text:span text:style-name="symbol4_5f_cpp"><text:span text:style-name="T313">::</text:span></text:span><text:span text:style-name="member1_5f_cpp"><text:span text:style-name="T313">protocol</text:span></text:span><text:span text:style-name="symbol4_5f_cpp"><text:span text:style-name="T313">::</text:span></text:span><text:span text:style-name="member1_5f_cpp"><text:span text:style-name="T313">BankProtocol</text:span></text:span><text:span text:style-name="Source_20_Text"><text:span text:style-name="T292"> </text:span></text:span><text:span text:style-name="T313">&amp;</text:span><text:span text:style-name="Source_20_Text"><text:span text:style-name="T292">protocol,</text:span></text:span></text:p>
            <text:p text:style-name="P146"><text:span text:style-name="Source_20_Text"><text:span text:style-name="T292"><text:s text:c="8"/>account_accountNumberResourceServerImpl </text:span></text:span><text:span text:style-name="T313">&amp;</text:span><text:span text:style-name="Source_20_Text"><text:span text:style-name="T292">servant</text:span></text:span></text:p>
            <text:p text:style-name="P226"><text:span text:style-name="T1"><text:s text:c="4"/></text:span><text:span text:style-name="symbol0_5f_cpp"><text:span text:style-name="T51">)</text:span></text:span><text:span text:style-name="symbol4_5f_cpp"><text:span text:style-name="T1">;</text:span></text:span></text:p>
            <text:p text:style-name="P244"/>
            <text:p text:style-name="P229"><text:span text:style-name="T52"><text:s text:c="4"/></text:span><text:span text:style-name="keyword1_5f_cpp"><text:span text:style-name="T52">virtual</text:span></text:span><text:span text:style-name="T52"> ~BankServer</text:span><text:span text:style-name="symbol0_5f_cpp"><text:span text:style-name="T52">(</text:span></text:span><text:span text:style-name="symbol0_5f_cpp"><text:span text:style-name="T53">)</text:span></text:span><text:span text:style-name="symbol4_5f_cpp"><text:span text:style-name="T53">;</text:span></text:span></text:p>
            <text:p text:style-name="P243"><text:s text:c="4"/>...</text:p>
            <text:p text:style-name="P159"><text:span text:style-name="symbol0_5f_cpp"><text:span text:style-name="T13">}</text:span></text:span><text:span text:style-name="symbol4_5f_cpp"><text:span text:style-name="T13">;</text:span></text:span></text:p>
          </table:table-cell>
        </table:table-row>
      </table:table>
      <text:p text:style-name="P31"/>
      <text:p text:style-name="P17">The server provides <text:span text:style-name="T344">a</text:span> constructor <text:span text:style-name="T345">with four parameters</text:span>. <text:span text:style-name="T346">T</text:span>he <text:span text:style-name="T128">strategy</text:span> paramete<text:span text:style-name="T346">r </text:span>expect<text:span text:style-name="T346">s</text:span> a server’s strategy that defines how the server has to manage incoming requests. Server strategies are described in the section <text:bookmark-ref text:reference-format="chapter" text:ref-name="__RefHeading__4123_554815412">3.4.1</text:bookmark-ref><text:span text:style-name="T662"> (</text:span><text:bookmark-ref text:reference-format="text" text:ref-name="__RefHeading__4123_554815412">Single thread strategy</text:bookmark-ref><text:span text:style-name="T662">).</text:span></text:p>
      <text:p text:style-name="P17"/>
      <text:p text:style-name="P17">The second <text:span text:style-name="T347">parameter</text:span> expects <text:span text:style-name="T1">the network transport </text:span><text:span text:style-name="T54">to </text:span><text:span text:style-name="T1">connect with </text:span><text:span text:style-name="T55">client</text:span><text:span text:style-name="T1"> proxies</text:span><text:span text:style-name="T350">.</text:span><text:span text:style-name="T351"> </text:span><text:span text:style-name="T357">The t</text:span><text:span text:style-name="T351">hird parameter is the protocol. </text:span><text:span text:style-name="T352">It's generated by </text:span><text:span text:style-name="T360">rpc</text:span><text:span text:style-name="T361">dds</text:span><text:span text:style-name="T360">gen</text:span><text:span text:style-name="T352"> and it's the class that deserializes received data </text:span><text:span text:style-name="T353">and gives it to the user implementation</text:span><text:span text:style-name="T352">.</text:span><text:span text:style-name="T351"> </text:span><text:span text:style-name="T358">Finally, the f</text:span><text:span text:style-name="T354">ourth parameter is the server skeleton implemented by the user, </text:span><text:span text:style-name="T355">for example by filling the </text:span><text:span text:style-name="T356">empty </text:span><text:span text:style-name="T355">example </text:span><text:span text:style-name="T356">given</text:span><text:span text:style-name="T355">.</text:span></text:p>
      <text:list xml:id="list170120318166541" text:continue-numbering="true" text:style-name="WWNum43">
        <text:list-item>
          <text:list>
            <text:list-item>
              <text:list>
                <text:list-item>
                  <text:h text:style-name="P383" text:outline-level="3"><text:bookmark-start text:name="_Toc341719019"/><text:bookmark-start text:name="_Toc345058877"/><text:bookmark-start text:name="__RefHeading__4095_554815412"/>Exceptions<text:bookmark-end text:name="_Toc341719019"/><text:bookmark-end text:name="_Toc345058877"/><text:bookmark-end text:name="__RefHeading__4095_554815412"/></text:h>
                </text:list-item>
              </text:list>
            </text:list-item>
          </text:list>
        </text:list-item>
      </text:list>
      <text:p text:style-name="P15">In the server side, developers can inform about an error in the execution of the remote procedures. <text:span text:style-name="T662">The exception </text:span><text:span text:style-name="T128">e</text:span><text:span text:style-name="T129">p</text:span><text:span text:style-name="T128">rosima::</text:span><text:span text:style-name="T129">rpc</text:span><text:span text:style-name="T128">::</text:span><text:span text:style-name="T137">exception::</text:span><text:span text:style-name="T128">ServerInternalException</text:span> <text:span text:style-name="T56">can be thrown</text:span><text:span text:style-name="T1"> in the developer’s code.</text:span> This exception will be delivered to the proxy and will be thrown in the <text:span text:style-name="T662">client</text:span> side. <text:span text:style-name="T624">E</text:span>xample<text:span text:style-name="T624">s</text:span> of how this exception can be thrown <text:span text:style-name="T624">are shown below</text:span>:</text:p>
      <text:p text:style-name="P15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81">// <text:span text:style-name="T618">Using DDS types</text:span></text:p>
            <text:p text:style-name="P181">ReturnCode BankServerImpl::deposit(/*in*/const Account&amp; ac, /*in*/ DDS_Long money) </text:p>
            <text:p text:style-name="P181">{</text:p>
            <text:p text:style-name="P183"><text:span text:style-name="T156"><text:s text:c="3"/>ReturnCode returnedValue = </text:span><text:span text:style-name="T633">SYSTEM_ERROR</text:span><text:span text:style-name="T156">;</text:span></text:p>
            <text:p text:style-name="P181"/>
            <text:p text:style-name="P183"><text:span text:style-name="T156"><text:s text:c="3"/>throw e</text:span><text:span text:style-name="T157">p</text:span><text:span text:style-name="T156">rosima::</text:span><text:span text:style-name="T157">rpc::exception</text:span><text:span text:style-name="T156">::ServerInternalException(“Error in deposit </text:span><text:soft-page-break/><text:span text:style-name="T156">procedure”);</text:span></text:p>
            <text:p text:style-name="P181"><text:s text:c="2"/></text:p>
            <text:p text:style-name="P181"><text:s text:c="3"/>return returnedValue;</text:p>
            <text:p text:style-name="P180">}</text:p>
            <text:p text:style-name="P154"/>
            <text:p text:style-name="P259">// <text:span text:style-name="T618">Using C++11 native types</text:span></text:p>
            <text:p text:style-name="P259">ReturnCode BankServerImpl::deposit(/*in*/const Account&amp; ac, /*in*/ <text:span text:style-name="T618">int32_t</text:span> money) </text:p>
            <text:p text:style-name="P259">{</text:p>
            <text:p text:style-name="P260"><text:span text:style-name="T156"><text:s text:c="3"/>ReturnCode returnedValue = </text:span><text:span text:style-name="T633">SYSTEM_ERROR</text:span><text:span text:style-name="T156">;</text:span></text:p>
            <text:p text:style-name="P259"/>
            <text:p text:style-name="P260"><text:span text:style-name="T156"><text:s text:c="3"/>throw e</text:span><text:span text:style-name="T157">p</text:span><text:span text:style-name="T156">rosima::</text:span><text:span text:style-name="T157">rpc::exception</text:span><text:span text:style-name="T156">::ServerInternalException(“Error in deposit procedure”);</text:span></text:p>
            <text:p text:style-name="P259"><text:s text:c="2"/></text:p>
            <text:p text:style-name="P259"><text:s text:c="3"/>return returnedValue;</text:p>
            <text:p text:style-name="P258">} </text:p>
          </table:table-cell>
        </table:table-row>
      </table:table>
      <text:p text:style-name="P15"/>
      <text:list xml:id="list170120326148146" text:continue-numbering="true" text:style-name="WWNum43">
        <text:list-item>
          <text:list>
            <text:list-item>
              <text:list>
                <text:list-item>
                  <text:h text:style-name="P383" text:outline-level="3"><text:bookmark-start text:name="_Toc341719020"/><text:bookmark-start text:name="_Toc345058878"/><text:bookmark-start text:name="__RefHeading__4097_554815412"/>Example<text:bookmark-end text:name="_Toc341719020"/><text:bookmark-end text:name="_Toc345058878"/><text:bookmark-end text:name="__RefHeading__4097_554815412"/></text:h>
                </text:list-item>
              </text:list>
            </text:list-item>
          </text:list>
        </text:list-item>
      </text:list>
      <text:p text:style-name="P44">Using the suggested IDL <text:span text:style-name="T554"><text:bookmark-ref text:reference-format="text" text:ref-name="__RefHeading__31465_1972794451">Example</text:bookmark-ref></text:span>, the developer can create a server in the following way:</text:p>
      <text:p text:style-name="P15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60"><text:span text:style-name="keyword3_5f_cpp"><text:span text:style-name="T13">unsigned</text:span></text:span><text:span text:style-name="T371"> </text:span><text:span text:style-name="keyword3_5f_cpp"><text:span text:style-name="T13">int</text:span></text:span><text:span text:style-name="T371"> threadPoolSize </text:span><text:span text:style-name="symbol1_5f_cpp"><text:span text:style-name="T13">=</text:span></text:span><text:span text:style-name="T371"> </text:span><text:span text:style-name="number_5f_cpp"><text:span text:style-name="T13">5</text:span></text:span><text:span text:style-name="symbol4_5f_cpp"><text:span text:style-name="T13">;</text:span></text:span></text:p>
            <text:p text:style-name="P148"><text:span text:style-name="T390">Th</text:span><text:span text:style-name="T387">readPoolStrategy </text:span><text:span text:style-name="symbol2_5f_cpp"><text:span text:style-name="T400">*</text:span></text:span><text:span text:style-name="T387">pool </text:span><text:span text:style-name="symbol1_5f_cpp"><text:span text:style-name="T400">=</text:span></text:span><text:span text:style-name="T387"> </text:span><text:span text:style-name="keyword1_5f_cpp"><text:span text:style-name="T400">NULL</text:span></text:span><text:span text:style-name="symbol4_5f_cpp"><text:span text:style-name="T400">;</text:span></text:span><text:span text:style-name="Source_20_Text"><text:span text:style-name="T294"><text:line-break/>BankProtocol </text:span></text:span><text:span text:style-name="symbol2_5f_cpp"><text:span text:style-name="T314">*</text:span></text:span><text:span text:style-name="Source_20_Text"><text:span text:style-name="T294">protocol </text:span></text:span><text:span text:style-name="symbol1_5f_cpp"><text:span text:style-name="T314">=</text:span></text:span><text:span text:style-name="Source_20_Text"><text:span text:style-name="T294"> </text:span></text:span><text:span text:style-name="keyword1_5f_cpp"><text:span text:style-name="T314">NULL</text:span></text:span><text:span text:style-name="symbol4_5f_cpp"><text:span text:style-name="T314">;</text:span></text:span><text:span text:style-name="Source_20_Text"><text:span text:style-name="T294"><text:line-break/></text:span></text:span><text:span text:style-name="Source_20_Text"><text:span text:style-name="T296">UDP</text:span></text:span><text:span text:style-name="Source_20_Text"><text:span text:style-name="T294">ServerTransport </text:span></text:span><text:span text:style-name="symbol2_5f_cpp"><text:span text:style-name="T314">*</text:span></text:span><text:span text:style-name="Source_20_Text"><text:span text:style-name="T294">transport </text:span></text:span><text:span text:style-name="symbol1_5f_cpp"><text:span text:style-name="T314">=</text:span></text:span><text:span text:style-name="Source_20_Text"><text:span text:style-name="T294"> </text:span></text:span><text:span text:style-name="keyword1_5f_cpp"><text:span text:style-name="T314">NULL</text:span></text:span><text:span text:style-name="symbol4_5f_cpp"><text:span text:style-name="T314">;</text:span></text:span></text:p>
            <text:p text:style-name="P148"><text:span text:style-name="T387">BankServer </text:span><text:span text:style-name="symbol2_5f_cpp"><text:span text:style-name="T400">*</text:span></text:span><text:span text:style-name="T387">server </text:span><text:span text:style-name="symbol1_5f_cpp"><text:span text:style-name="T400">=</text:span></text:span><text:span text:style-name="T387"> </text:span><text:span text:style-name="keyword1_5f_cpp"><text:span text:style-name="T400">NULL</text:span></text:span><text:span text:style-name="symbol4_5f_cpp"><text:span text:style-name="T400">;</text:span></text:span><text:span text:style-name="Source_20_Text"><text:span text:style-name="T294"><text:line-break/></text:span></text:span><text:span text:style-name="Source_20_Text"><text:span text:style-name="T295">Bank</text:span></text:span><text:span text:style-name="Source_20_Text"><text:span text:style-name="T294">ServerImplExample servant</text:span></text:span><text:span text:style-name="symbol4_5f_cpp"><text:span text:style-name="T314">;</text:span></text:span></text:p>
            <text:p text:style-name="P245"><text:s/></text:p>
            <text:p text:style-name="P189"><text:span text:style-name="keyword1_5f_cpp"><text:span text:style-name="T13">try</text:span></text:span></text:p>
            <text:p text:style-name="P189"><text:span text:style-name="symbol0_5f_cpp"><text:span text:style-name="T13">{</text:span></text:span></text:p>
            <text:p text:style-name="P189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148"><text:span text:style-name="Source_20_Text"><text:span text:style-name="T290"><text:s text:c="3"/></text:span></text:span><text:span text:style-name="Source_20_Text"><text:span text:style-name="T294">transport </text:span></text:span><text:span text:style-name="symbol1_5f_cpp"><text:span text:style-name="T314">=</text:span></text:span><text:span text:style-name="Source_20_Text"><text:span text:style-name="T294"> </text:span></text:span><text:span text:style-name="keyword2_5f_cpp"><text:span text:style-name="T314">new</text:span></text:span><text:span text:style-name="Source_20_Text"><text:span text:style-name="T294"> </text:span></text:span><text:span text:style-name="Source_20_Text"><text:span text:style-name="T296">UDP</text:span></text:span><text:span text:style-name="Source_20_Text"><text:span text:style-name="T294">ServerTransport</text:span></text:span><text:span text:style-name="symbol0_5f_cpp"><text:span text:style-name="T314">(</text:span></text:span><text:span text:style-name="string_5f_cpp"><text:span text:style-name="T314">"</text:span></text:span><text:span text:style-name="string_5f_cpp"><text:span text:style-name="T315">MyBankName</text:span></text:span><text:span text:style-name="string_5f_cpp"><text:span text:style-name="T314">"</text:span></text:span><text:span text:style-name="symbol0_5f_cpp"><text:span text:style-name="T314">)</text:span></text:span><text:span text:style-name="symbol4_5f_cpp"><text:span text:style-name="T314">;</text:span></text:span></text:p>
            <text:p text:style-name="P148"><text:span text:style-name="Source_20_Text"><text:span text:style-name="T290"><text:s text:c="3"/></text:span></text:span><text:span text:style-name="Source_20_Text"><text:span text:style-name="T291">protocol </text:span></text:span><text:span text:style-name="symbol1_5f_cpp"><text:span text:style-name="T316">=</text:span></text:span><text:span text:style-name="Source_20_Text"><text:span text:style-name="T291"> </text:span></text:span><text:span text:style-name="keyword2_5f_cpp"><text:span text:style-name="T316">new</text:span></text:span><text:span text:style-name="Source_20_Text"><text:span text:style-name="T291"> BankProtocol</text:span></text:span><text:span text:style-name="symbol0_5f_cpp"><text:span text:style-name="T316">()</text:span></text:span><text:span text:style-name="symbol4_5f_cpp"><text:span text:style-name="T316">;</text:span></text:span></text:p>
            <text:p text:style-name="P148"><text:span text:style-name="Source_20_Text"><text:span text:style-name="T294"><text:s text:c="3"/>server </text:span></text:span><text:span text:style-name="symbol1_5f_cpp"><text:span text:style-name="T314">=</text:span></text:span><text:span text:style-name="Source_20_Text"><text:span text:style-name="T294"> </text:span></text:span><text:span text:style-name="keyword2_5f_cpp"><text:span text:style-name="T314">new</text:span></text:span><text:span text:style-name="Source_20_Text"><text:span text:style-name="T294"> </text:span></text:span><text:span text:style-name="Source_20_Text"><text:span text:style-name="T290">BankServer</text:span></text:span><text:span text:style-name="symbol0_5f_cpp"><text:span text:style-name="T314">(</text:span></text:span><text:span text:style-name="symbol2_5f_cpp"><text:span text:style-name="T314">*</text:span></text:span><text:span text:style-name="Source_20_Text"><text:span text:style-name="T294">pool, </text:span></text:span><text:span text:style-name="symbol2_5f_cpp"><text:span text:style-name="T314">*</text:span></text:span><text:span text:style-name="Source_20_Text"><text:span text:style-name="T294">transport, </text:span></text:span><text:span text:style-name="symbol2_5f_cpp"><text:span text:style-name="T314">*</text:span></text:span><text:span text:style-name="Source_20_Text"><text:span text:style-name="T294">protocol, servant</text:span></text:span><text:span text:style-name="symbol0_5f_cpp"><text:span text:style-name="T314">)</text:span></text:span><text:span text:style-name="symbol4_5f_cpp"><text:span text:style-name="T314">;</text:span></text:span></text:p>
            <text:p text:style-name="P189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189"><text:span text:style-name="symbol0_5f_cpp"><text:span text:style-name="T13">}</text:span></text:span></text:p>
            <text:p text:style-name="P189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27">p</text:span><text:span text:style-name="T13">rosima</text:span><text:span text:style-name="symbol4_5f_cpp"><text:span text:style-name="T13">::</text:span></text:span><text:span text:style-name="member1_5f_cpp"><text:span text:style-name="T27">rpc</text:span></text:span><text:span text:style-name="symbol4_5f_cpp"><text:span text:style-name="T13">::</text:span></text:span><text:span text:style-name="member1_5f_cpp"><text:span text:style-name="T27">exception</text:span></text:span><text:span text:style-name="symbol4_5f_cpp"><text:span text:style-name="T27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189"><text:span text:style-name="symbol0_5f_cpp"><text:span text:style-name="T13">{</text:span></text:span></text:p>
            <text:p text:style-name="P189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25"><text:span text:style-name="symbol0_5f_cpp"><text:span text:style-name="T1">}</text:span></text:span></text:p>
          </table:table-cell>
        </table:table-row>
      </table:table>
      <text:list xml:id="list170120345158628" text:continue-numbering="true" text:style-name="WWNum43">
        <text:list-item>
          <text:list>
            <text:list-item>
              <text:h text:style-name="P376" text:outline-level="2"><text:bookmark-start text:name="__RefHeading__4099_554815412"/><text:span text:style-name="T560">Client</text:span> <text:span text:style-name="T560">i</text:span><text:bookmark-start text:name="_Toc341719021"/><text:bookmark-start text:name="_Toc345058879"/>mplementation<text:bookmark-end text:name="__RefHeading__4099_554815412"/><text:bookmark-end text:name="_Toc341719021"/><text:bookmark-end text:name="_Toc345058879"/></text:h>
            </text:list-item>
          </text:list>
        </text:list-item>
      </text:list>
      <text:p text:style-name="P18">The code generated by <text:span text:style-name="T120">r</text:span><text:span text:style-name="T106">pc</text:span><text:span text:style-name="T122">dds</text:span><text:span text:style-name="T106">gen</text:span> contains class<text:span text:style-name="T561">es</text:span> that act like prox<text:span text:style-name="T561">ies</text:span> of the remote server<text:span text:style-name="T561">s</text:span>. Th<text:span text:style-name="T561">ese</text:span> class<text:span text:style-name="T561">es are</text:span> implemented in <text:span text:style-name="T562">the </text:span>files <text:span text:style-name="T106">&lt;</text:span><text:span text:style-name="T115">I</text:span><text:span text:style-name="T113">DL</text:span><text:span text:style-name="T142">Name</text:span><text:span text:style-name="T106">&gt;Proxy.h</text:span> and <text:span text:style-name="T106">&lt;</text:span><text:span text:style-name="T115">I</text:span><text:span text:style-name="T114">DL</text:span><text:span text:style-name="T142">Name</text:span><text:span text:style-name="T106">&gt;Proxy.cxx.</text:span> The prox<text:span text:style-name="T563">ies</text:span> offer the <text:span text:style-name="T563">resources from the servers, so</text:span> <text:span text:style-name="T663">t</text:span>he developer can directly <text:span text:style-name="T562">invoke</text:span> its remote procedure<text:span text:style-name="T663">s</text:span>.<text:bookmark text:name="_Toc3417190231"/><text:bookmark text:name="_Toc3450588811"/></text:p>
      <text:list xml:id="list170120349171037" text:continue-numbering="true" text:style-name="WWNum43">
        <text:list-item>
          <text:list>
            <text:list-item>
              <text:list>
                <text:list-item>
                  <text:h text:style-name="P386" text:outline-level="3"><text:bookmark-start text:name="__RefHeading__31467_1972794451"/>API<text:bookmark-end text:name="__RefHeading__31467_1972794451"/><text:bookmark text:name="_Toc341719022"/><text:bookmark text:name="_Toc345058880"/></text:h>
                </text:list-item>
              </text:list>
            </text:list-item>
          </text:list>
        </text:list-item>
      </text:list>
      <text:p text:style-name="P44">Using the suggested IDL <text:span text:style-name="T554"><text:bookmark-ref text:reference-format="text" text:ref-name="__RefHeading__31465_1972794451">Example</text:bookmark-ref></text:span> <text:span text:style-name="T625">and C++11 types</text:span>, the API of this class is:</text:p>
      <text:p text:style-name="P15"/>
      <text:p text:style-name="P15"/>
      <text:p text:style-name="P15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24"><text:span text:style-name="keyword1_5f_cpp"><text:span text:style-name="T24">class</text:span></text:span><text:span text:style-name="T24"> BankProxy </text:span><text:span text:style-name="symbol4_5f_cpp"><text:span text:style-name="T24">:</text:span></text:span><text:span text:style-name="T24"> </text:span><text:span text:style-name="keyword1_5f_cpp"><text:span text:style-name="T24">public</text:span></text:span><text:span text:style-name="T24"> e</text:span><text:span text:style-name="T25">p</text:span><text:span text:style-name="T24">rosima</text:span><text:span text:style-name="symbol4_5f_cpp"><text:span text:style-name="T24">::</text:span></text:span><text:span text:style-name="member1_5f_cpp"><text:span text:style-name="T26">rpc</text:span></text:span><text:span text:style-name="symbol4_5f_cpp"><text:span text:style-name="T24">::</text:span></text:span><text:span text:style-name="member1_5f_cpp"><text:span text:style-name="T25">proxy</text:span></text:span><text:span text:style-name="symbol4_5f_cpp"><text:span text:style-name="T24">::</text:span></text:span><text:span text:style-name="member1_5f_cpp"><text:span text:style-name="T25">Proxy</text:span></text:span></text:p>
            <text:p text:style-name="P191"><text:span text:style-name="symbol0_5f_cpp"><text:span text:style-name="T13">{</text:span></text:span></text:p>
            <text:p text:style-name="P191"><text:soft-page-break/><text:span text:style-name="T13"><text:s text:c="4"/></text:span><text:span text:style-name="keyword1_5f_cpp"><text:span text:style-name="T13">public</text:span></text:span><text:span text:style-name="symbol4_5f_cpp"><text:span text:style-name="T13">:</text:span></text:span></text:p>
            <text:p text:style-name="P246"/>
            <text:p text:style-name="P250"><text:span text:style-name="T658"><text:s text:c="8"/>BankProxy</text:span><text:span text:style-name="symbol0_5f_cpp"><text:span text:style-name="T658">(</text:span></text:span><text:span text:style-name="T658">e</text:span><text:span text:style-name="T659">p</text:span><text:span text:style-name="T658">rosima</text:span><text:span text:style-name="symbol4_5f_cpp"><text:span text:style-name="T658">::</text:span></text:span><text:span text:style-name="member1_5f_cpp"><text:span text:style-name="T659">rpc</text:span></text:span><text:span text:style-name="symbol4_5f_cpp"><text:span text:style-name="T658">::</text:span></text:span><text:span text:style-name="member1_5f_cpp"><text:span text:style-name="T659">transport</text:span></text:span><text:span text:style-name="symbol4_5f_cpp"><text:span text:style-name="T659">::</text:span></text:span><text:span text:style-name="member1_5f_cpp"><text:span text:style-name="T659">Proxy</text:span></text:span><text:span text:style-name="member1_5f_cpp"><text:span text:style-name="T658">Transport</text:span></text:span><text:span text:style-name="T658"> </text:span><text:span text:style-name="symbol3_5f_cpp"><text:span text:style-name="T660">&amp;</text:span></text:span><text:span text:style-name="T658">transport,</text:span></text:p>
            <text:p text:style-name="P250"><text:span text:style-name="T658"><text:s text:c="12"/></text:span><text:span text:style-name="T660">eprosima</text:span><text:span text:style-name="symbol4_5f_cpp"><text:span text:style-name="T660">::</text:span></text:span><text:span text:style-name="member1_5f_cpp"><text:span text:style-name="T660">rpc</text:span></text:span><text:span text:style-name="symbol4_5f_cpp"><text:span text:style-name="T660">::</text:span></text:span><text:span text:style-name="member1_5f_cpp"><text:span text:style-name="T660">protocol</text:span></text:span><text:span text:style-name="symbol4_5f_cpp"><text:span text:style-name="T660">::</text:span></text:span><text:span text:style-name="member1_5f_cpp"><text:span text:style-name="T660">BankProtocol</text:span></text:span><text:span text:style-name="T660"> </text:span><text:span text:style-name="symbol3_5f_cpp"><text:span text:style-name="T660">&amp;</text:span></text:span><text:span text:style-name="T660">protocol</text:span><text:span text:style-name="symbol0_5f_cpp"><text:span text:style-name="T658">)</text:span></text:span><text:span text:style-name="symbol4_5f_cpp"><text:span text:style-name="T658">;</text:span></text:span></text:p>
            <text:p text:style-name="P246"/>
            <text:p text:style-name="P250"><text:span text:style-name="T658"><text:s text:c="8"/></text:span><text:span text:style-name="keyword1_5f_cpp"><text:span text:style-name="T658">virtual</text:span></text:span><text:span text:style-name="T658"> ~BankProxy</text:span><text:span text:style-name="symbol0_5f_cpp"><text:span text:style-name="T658">()</text:span></text:span><text:span text:style-name="symbol4_5f_cpp"><text:span text:style-name="T658">;</text:span></text:span></text:p>
            <text:p text:style-name="P246"/>
            <text:p text:style-name="P246"><text:s text:c="8"/>// <text:span text:style-name="T663">Using C++11 native types</text:span></text:p>
            <text:p text:style-name="P105"><text:span text:style-name="T658"><text:s text:c="8"/>ReturnCode deposit</text:span><text:span text:style-name="symbol0_5f_cpp"><text:span text:style-name="T658">(</text:span></text:span><text:span text:style-name="comment_5f_multi_5f_cpp"><text:span text:style-name="T658">/*in*/</text:span></text:span><text:span text:style-name="T658"> </text:span><text:span text:style-name="keyword3_5f_cpp"><text:span text:style-name="T658">const</text:span></text:span><text:span text:style-name="T658"> Account</text:span><text:span text:style-name="symbol3_5f_cpp"><text:span text:style-name="T658">&amp;</text:span></text:span><text:span text:style-name="T658"> ac, </text:span><text:span text:style-name="comment_5f_multi_5f_cpp"><text:span text:style-name="T658">/*in*/</text:span></text:span><text:span text:style-name="T658"> </text:span><text:span text:style-name="T661">int32_t</text:span><text:span text:style-name="T658"> money</text:span><text:span text:style-name="symbol0_5f_cpp"><text:span text:style-name="T658">)</text:span></text:span><text:span text:style-name="symbol4_5f_cpp"><text:span text:style-name="T658">;</text:span></text:span></text:p>
            <text:p text:style-name="P105"><text:span text:style-name="symbol4_5f_cpp"><text:span text:style-name="T658"/></text:span></text:p>
            <text:p text:style-name="P250"><text:span text:style-name="symbol4_5f_cpp"><text:span text:style-name="T349"><text:s text:c="8"/></text:span></text:span><text:span text:style-name="keyword1_5f_cpp"><text:span text:style-name="T658">void</text:span></text:span><text:span text:style-name="symbol4_5f_cpp"><text:span text:style-name="T349"> deposit_async</text:span></text:span><text:span text:style-name="symbol0_5f_cpp"><text:span text:style-name="T658">(</text:span></text:span><text:span text:style-name="symbol4_5f_cpp"><text:span text:style-name="T349">Bank_depositCallbackHandler &amp;obj, </text:span></text:span><text:span text:style-name="comment_5f_multi_5f_cpp"><text:span text:style-name="T658">/*in*/</text:span></text:span><text:span text:style-name="symbol4_5f_cpp"><text:span text:style-name="T349"> const Account&amp; ac, </text:span></text:span><text:span text:style-name="comment_5f_multi_5f_cpp"><text:span text:style-name="T658">/*in*/</text:span></text:span><text:span text:style-name="symbol4_5f_cpp"><text:span text:style-name="T349"> </text:span></text:span><text:span text:style-name="symbol4_5f_cpp"><text:span text:style-name="T359">int32_t</text:span></text:span><text:span text:style-name="symbol4_5f_cpp"><text:span text:style-name="T349"> money</text:span></text:span><text:span text:style-name="symbol0_5f_cpp"><text:span text:style-name="T658">);</text:span></text:span></text:p>
            <text:p text:style-name="P246"><text:s text:c="8"/></text:p>
            <text:p text:style-name="P190"><text:span text:style-name="symbol0_5f_cpp"><text:span text:style-name="T13">}</text:span></text:span><text:span text:style-name="symbol4_5f_cpp"><text:span text:style-name="T13">;</text:span></text:span></text:p>
            <text:p text:style-name="P188"/>
          </table:table-cell>
        </table:table-row>
      </table:table>
      <text:p text:style-name="P31"/>
      <text:p text:style-name="P12">The proxy provides <text:span text:style-name="T403">a</text:span> constructor. <text:span text:style-name="T404">It </text:span>expects the network transport <text:span text:style-name="T664">as the first parameter</text:span>. <text:span text:style-name="T404">The second parameter is the protocol. Again, it is generated by </text:span><text:span text:style-name="T363">r</text:span><text:span text:style-name="T362">pc</text:span><text:span text:style-name="T364">dds</text:span><text:span text:style-name="T362">gen</text:span><text:span text:style-name="T365"> </text:span><text:span text:style-name="T404">and its duty is to serialize and deserialize protocol data.</text:span></text:p>
      <text:p text:style-name="P38"/>
      <text:p text:style-name="P19">The proxy provides the remote procedures to the developer. Using<text:span text:style-name="T348"> the suggested </text:span><text:span text:style-name="T369">IDL, our</text:span><text:span text:style-name="T348"> proxy will provide the remote procedure </text:span><text:span text:style-name="T367">deposit</text:span><text:span text:style-name="T348">. The function </text:span><text:span text:style-name="T366">deposit_async</text:span><text:span text:style-name="T348"> is the asynchronous version of the remote procedure. Asynchronous calls are described in the section </text:span><text:span text:style-name="T348"><text:bookmark-ref text:reference-format="chapter" text:ref-name="__RefHeading__4115_554815412">3.2</text:bookmark-ref></text:span><text:span text:style-name="T348"> </text:span><text:span text:style-name="T394">(</text:span><text:span text:style-name="T348"><text:bookmark-ref text:reference-format="text" text:ref-name="__RefHeading__4115_554815412">Asynchronous calls</text:bookmark-ref></text:span><text:span text:style-name="T394">)</text:span><text:span text:style-name="T348">. </text:span></text:p>
      <text:list xml:id="list170120372158331" text:continue-numbering="true" text:style-name="WWNum43">
        <text:list-item>
          <text:list>
            <text:list-item>
              <text:list>
                <text:list-item>
                  <text:h text:style-name="P383" text:outline-level="3"><text:bookmark-start text:name="_Toc341719023"/><text:bookmark-start text:name="_Toc345058881"/><text:bookmark-start text:name="__RefHeading__4103_554815412"/>Exceptions<text:bookmark-end text:name="_Toc341719023"/><text:bookmark-end text:name="_Toc345058881"/><text:bookmark-end text:name="__RefHeading__4103_554815412"/></text:h>
                </text:list-item>
              </text:list>
            </text:list-item>
          </text:list>
        </text:list-item>
      </text:list>
      <text:p text:style-name="P11">While a remote procedure call is execute<text:span text:style-name="T665">d</text:span>, an error <text:span text:style-name="T406">can</text:span> occur. In these cases, exceptions are used to report error<text:span text:style-name="T407">s</text:span>. <text:span text:style-name="T405">Following</text:span> exceptions can be thrown when a remote procedure is called:</text:p>
      <text:p text:style-name="P1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7">Exception</text:p>
          </table:table-cell>
          <table:table-cell table:style-name="Table6.B1" office:value-type="string">
            <text:p text:style-name="P47">Description</text:p>
          </table:table-cell>
        </table:table-row>
        <table:table-row table:style-name="Table6.1">
          <table:table-cell table:style-name="Table6.A2" office:value-type="string">
            <text:p text:style-name="P79">e<text:span text:style-name="T619">p</text:span>rosima::<text:span text:style-name="T619">rpc::exception</text:span>::ClientInternalException</text:p>
          </table:table-cell>
          <table:table-cell table:style-name="Table6.B2" office:value-type="string">
            <text:p text:style-name="P85">This exception is thrown when there is a problem in the client side.</text:p>
          </table:table-cell>
        </table:table-row>
        <table:table-row table:style-name="Table6.1">
          <table:table-cell table:style-name="Table6.A3" office:value-type="string">
            <text:p text:style-name="P79">e<text:span text:style-name="T619">p</text:span>rosima::<text:span text:style-name="T619">rpc::exception</text:span>::ServerTimeoutException</text:p>
          </table:table-cell>
          <table:table-cell table:style-name="Table6.B3" office:value-type="string">
            <text:p text:style-name="P83">This exception is thrown when the maximum time was exceeded waiting the server’s reply.</text:p>
          </table:table-cell>
        </table:table-row>
        <table:table-row table:style-name="Table6.1">
          <table:table-cell table:style-name="Table6.A4" office:value-type="string">
            <text:p text:style-name="P79">e<text:span text:style-name="T619">p</text:span>rosima::<text:span text:style-name="T619">rpc::exception</text:span>::ServerInternalException</text:p>
          </table:table-cell>
          <table:table-cell table:style-name="Table6.B4" office:value-type="string">
            <text:p text:style-name="P85">This exception is thrown when there is a problem in the server side.</text:p>
          </table:table-cell>
        </table:table-row>
        <table:table-row table:style-name="Table6.1">
          <table:table-cell table:style-name="Table6.A5" office:value-type="string">
            <text:p text:style-name="P79">e<text:span text:style-name="T619">p</text:span>rosima::<text:span text:style-name="T619">rpc::exception</text:span>::ServerNotFoundException</text:p>
          </table:table-cell>
          <table:table-cell table:style-name="Table6.B5" office:value-type="string">
            <text:p text:style-name="P85">This exception is thrown when the proxy cannot find any server.</text:p>
          </table:table-cell>
        </table:table-row>
      </table:table>
      <text:p text:style-name="P6"/>
      <text:p text:style-name="P32">All exceptions ha<text:span text:style-name="T408">ve</text:span> the same base class: <text:span text:style-name="T128">e</text:span><text:span text:style-name="T130">p</text:span><text:span text:style-name="T128">rosima::</text:span><text:span text:style-name="T138">rpc</text:span><text:span text:style-name="T128">::</text:span><text:span text:style-name="T130">exception::</text:span><text:span text:style-name="T128">Exception</text:span>.</text:p>
      <text:list xml:id="list170120378162545" text:continue-numbering="true" text:style-name="WWNum43">
        <text:list-item>
          <text:list>
            <text:list-item>
              <text:list>
                <text:list-item>
                  <text:h text:style-name="P384" text:outline-level="3"><text:bookmark-start text:name="__RefHeading__31469_1972794451"/>Ex<text:bookmark-start text:name="_Toc341719024"/><text:bookmark-start text:name="_Toc345058882"/><text:span text:style-name="T564">a</text:span><text:bookmark-end text:name="_Toc341719024"/><text:bookmark-end text:name="_Toc345058882"/><text:span text:style-name="T564">mple</text:span><text:bookmark-end text:name="__RefHeading__31469_1972794451"/></text:h>
                </text:list-item>
              </text:list>
            </text:list-item>
          </text:list>
        </text:list-item>
      </text:list>
      <text:p text:style-name="P15">Using the suggested IDL example <text:span text:style-name="T626">and C++11 types</text:span>, the developer can access to <text:span text:style-name="T666">the</text:span> <text:span text:style-name="T128">deposit</text:span> <text:span text:style-name="T666">remote </text:span>procedure the following way:</text:p>
      <text:p text:style-name="P15"/>
      <text:p text:style-name="P15"/>
      <text:p text:style-name="P15"/>
      <text:p text:style-name="P15"/>
      <text:p text:style-name="P15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73"/>
            <text:p text:style-name="P322"><text:span text:style-name="T28">Bank</text:span><text:span text:style-name="T13">Protocol </text:span><text:span text:style-name="symbol2_5f_cpp"><text:span text:style-name="T13">*</text:span></text:span><text:span text:style-name="T13">protocol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10"><text:soft-page-break/><text:span text:style-name="T34">UDP</text:span><text:span text:style-name="T13">ProxyTransport </text:span><text:span text:style-name="symbol2_5f_cpp"><text:span text:style-name="T13">*</text:span></text:span><text:span text:style-name="T13">transport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16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37"/>
            <text:p text:style-name="P216"><text:span text:style-name="keyword1_5f_cpp"><text:span text:style-name="T13">try</text:span></text:span><text:span text:style-name="T13"> </text:span><text:span text:style-name="symbol0_5f_cpp"><text:span text:style-name="T13">{</text:span></text:span></text:p>
            <text:p text:style-name="P211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28">BankProtocol</text:span><text:span text:style-name="symbol0_5f_cpp"><text:span text:style-name="T13">()</text:span></text:span><text:span text:style-name="symbol4_5f_cpp"><text:span text:style-name="T13">;</text:span></text:span></text:p>
            <text:p text:style-name="P211"><text:span text:style-name="T13"><text:s text:c="3"/>transport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33">U</text:span><text:span text:style-name="T34">DP</text:span><text:span text:style-name="T13">ProxyTransport</text:span><text:span text:style-name="symbol0_5f_cpp"><text:span text:style-name="T13">(</text:span></text:span><text:span text:style-name="string_5f_cpp"><text:span text:style-name="T13">"</text:span></text:span><text:span text:style-name="string_5f_cpp"><text:span text:style-name="T34">MyBankName</text:span></text:span><text:span text:style-name="string_5f_cpp"><text:span text:style-name="T13">"</text:span></text:span><text:span text:style-name="symbol0_5f_cpp"><text:span text:style-name="T13">)</text:span></text:span><text:span text:style-name="symbol4_5f_cpp"><text:span text:style-name="T13">;</text:span></text:span></text:p>
            <text:p text:style-name="P211"><text:span text:style-name="T13"><text:s text:c="3"/>proxy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29">Bank</text:span><text:span text:style-name="T13">Proxy</text:span><text:span text:style-name="symbol0_5f_cpp"><text:span text:style-name="T13">(</text:span></text:span><text:span text:style-name="symbol2_5f_cpp"><text:span text:style-name="T13">*</text:span></text:span><text:span text:style-name="T13">transport, </text:span><text:span text:style-name="symbol2_5f_cpp"><text:span text:style-name="T13">*</text:span></text:span><text:span text:style-name="T13">protocol</text:span><text:span text:style-name="symbol0_5f_cpp"><text:span text:style-name="T13">)</text:span></text:span><text:span text:style-name="symbol4_5f_cpp"><text:span text:style-name="T13">;</text:span></text:span></text:p>
            <text:p text:style-name="P216"><text:span text:style-name="symbol0_5f_cpp"><text:span text:style-name="T13">}</text:span></text:span></text:p>
            <text:p text:style-name="P216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0">p</text:span><text:span text:style-name="T13">rosima</text:span><text:span text:style-name="symbol4_5f_cpp"><text:span text:style-name="T13">::</text:span></text:span><text:span text:style-name="member1_5f_cpp"><text:span text:style-name="T30">rpc</text:span></text:span><text:span text:style-name="symbol4_5f_cpp"><text:span text:style-name="T30">::</text:span></text:span><text:span text:style-name="member1_5f_cpp"><text:span text:style-name="T30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text:span text:style-name="T13"> </text:span><text:span text:style-name="symbol0_5f_cpp"><text:span text:style-name="T13">{</text:span></text:span></text:p>
            <text:p text:style-name="P193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16"><text:span text:style-name="symbol0_5f_cpp"><text:span text:style-name="T35">}</text:span></text:span></text:p>
            <text:p text:style-name="P204"/>
            <text:p text:style-name="P204">// Using C++11 native types</text:p>
            <text:p text:style-name="P215"><text:span text:style-name="T13">Account ac</text:span><text:span text:style-name="symbol4_5f_cpp"><text:span text:style-name="T13">;</text:span></text:span><text:span text:style-name="T13"> </text:span></text:p>
            <text:p text:style-name="P215"><text:span text:style-name="T31">int32_t</text:span><text:span text:style-name="T13"> money</text:span><text:span text:style-name="symbol4_5f_cpp"><text:span text:style-name="T13">;</text:span></text:span><text:span text:style-name="T13"> <text:s text:c="6"/></text:span></text:p>
            <text:p text:style-name="P215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36"/>
            <text:p text:style-name="P215"><text:span text:style-name="keyword1_5f_cpp"><text:span text:style-name="T13">try</text:span></text:span><text:span text:style-name="T13"> </text:span><text:span text:style-name="symbol0_5f_cpp"><text:span text:style-name="T13">{</text:span></text:span></text:p>
            <text:p text:style-name="P215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215"><text:span text:style-name="symbol0_5f_cpp"><text:span text:style-name="T13">}</text:span></text:span></text:p>
            <text:p text:style-name="P215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1">p</text:span><text:span text:style-name="T13">rosima</text:span><text:span text:style-name="symbol4_5f_cpp"><text:span text:style-name="T13">::</text:span></text:span><text:span text:style-name="member1_5f_cpp"><text:span text:style-name="T31">rpc</text:span></text:span><text:span text:style-name="symbol4_5f_cpp"><text:span text:style-name="T31">::</text:span></text:span><text:span text:style-name="member1_5f_cpp"><text:span text:style-name="T31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text:span text:style-name="T13"> </text:span><text:span text:style-name="symbol0_5f_cpp"><text:span text:style-name="T13">{</text:span></text:span></text:p>
            <text:p text:style-name="P192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15"><text:span text:style-name="symbol0_5f_cpp"><text:span text:style-name="T32">}</text:span></text:span></text:p>
            <text:p text:style-name="P215"><text:span text:style-name="symbol0_5f_cpp"><text:span text:style-name="T32"/></text:span></text:p>
          </table:table-cell>
        </table:table-row>
      </table:table>
      <text:p text:style-name="P15"/>
      <text:list xml:id="list170120401149002" text:continue-numbering="true" text:style-name="WWNum43">
        <text:list-item>
          <text:h text:style-name="P374" text:outline-level="1"><text:bookmark-start text:name="_Ref337048092"/><text:bookmark-start text:name="_Ref338163926"/><text:bookmark-start text:name="_Toc341719025"/><text:bookmark-start text:name="_Ref341726329"/><text:bookmark-start text:name="_Toc345058883"/><text:bookmark-start text:name="__RefHeading__4107_554815412"/>Advanced concepts<text:bookmark-end text:name="_Ref337048092"/><text:bookmark-end text:name="_Ref338163926"/><text:bookmark-end text:name="_Toc341719025"/><text:bookmark-end text:name="_Ref341726329"/><text:bookmark-end text:name="_Toc345058883"/><text:bookmark-end text:name="__RefHeading__4107_554815412"/></text:h>
          <text:list>
            <text:list-item>
              <text:h text:style-name="P376" text:outline-level="2"><text:bookmark-start text:name="_Ref340072895"/><text:bookmark-start text:name="_Toc341719026"/><text:bookmark-start text:name="_Toc345058884"/><text:bookmark-start text:name="__RefHeading__4109_554815412"/>Network transports<text:bookmark-end text:name="_Ref340072895"/><text:bookmark-end text:name="_Toc341719026"/><text:bookmark-end text:name="_Toc345058884"/><text:bookmark-end text:name="__RefHeading__4109_554815412"/></text:h>
            </text:list-item>
          </text:list>
        </text:list-item>
      </text:list>
      <text:p text:style-name="P11"><text:span text:style-name="T89">eProsima RPC over DDS</text:span> provides <text:span text:style-name="T586">two </text:span>network transports. These transports define how a connection is established between a proxy and a server. The transports are:</text:p>
      <text:list xml:id="list39461246654064192" text:style-name="WWNum40">
        <text:list-item>
          <text:p text:style-name="P355">High performance and reliable UDP transport: The recommended option in LAN</text:p>
        </text:list-item>
        <text:list-item>
          <text:p text:style-name="P355">TCP transport, designed to use <text:span text:style-name="T585">DDS</text:span> in WAN scenarios. </text:p>
        </text:list-item>
      </text:list>
      <text:list xml:id="list170120403156098" text:continue-list="list170120401149002" text:style-name="WWNum43">
        <text:list-item>
          <text:list>
            <text:list-item>
              <text:list>
                <text:list-item>
                  <text:h text:style-name="P383" text:outline-level="3"><text:bookmark-start text:name="_Toc341719027"/><text:bookmark-start text:name="_Toc345058885"/><text:bookmark-start text:name="__RefHeading__4111_554815412"/>UDP Transport<text:bookmark-end text:name="_Toc341719027"/><text:bookmark-end text:name="_Toc345058885"/><text:bookmark-end text:name="__RefHeading__4111_554815412"/></text:h>
                </text:list-item>
              </text:list>
            </text:list-item>
          </text:list>
        </text:list-item>
      </text:list>
      <text:p text:style-name="P21">The purpose of this transport is to create a connection between a proxy and a server located in <text:span text:style-name="T565">the same</text:span> local network. This transport is implemented by two classes. One is used by proxies and the other is used by servers.</text:p>
      <text:p text:style-name="P21"/>
      <text:p text:style-name="P33">UDP<text:span text:style-name="T409">Proxy</text:span>Transport</text:p>
      <text:p text:style-name="P15"><text:span text:style-name="T128">UDP</text:span><text:span text:style-name="T131">Proxy</text:span><text:span text:style-name="T128">Transport</text:span> class implements a UDP transport that should be used by prox<text:span text:style-name="T566">ies.</text:span></text:p>
      <text:p text:style-name="P15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98"><text:span text:style-name="keyword1_5f_cpp"><text:span text:style-name="T13">class</text:span></text:span> UDP<text:span text:style-name="T410">Proxy</text:span>Transport: <text:span text:style-name="keyword1_5f_cpp"><text:span text:style-name="T13">public</text:span></text:span> <text:span text:style-name="T411">Proxy</text:span>Transport</text:p>
            <text:p text:style-name="P290">{</text:p>
            <text:p text:style-name="P290"><text:s text:c="3"/><text:span text:style-name="keyword1_5f_cpp"><text:span text:style-name="T13">public</text:span></text:span>:</text:p>
            <text:p text:style-name="P299"><text:s text:c="6"/>UDP<text:span text:style-name="T410">Proxy</text:span>Transport<text:span text:style-name="symbol0_5f_cpp"><text:span text:style-name="T36">(</text:span></text:span><text:span text:style-name="T412">std::</text:span><text:span text:style-name="member1_5f_cpp"><text:span text:style-name="T37">string</text:span></text:span><text:span text:style-name="T412"> remoteServiceName, </text:span><text:span text:style-name="keyword1_5f_cpp"><text:span text:style-name="T38">int</text:span></text:span><text:span text:style-name="T412"> domainId = 0, </text:span><text:span text:style-name="keyword1_5f_cpp"><text:span text:style-name="T38">long</text:span></text:span><text:span text:style-name="T412"> timeout = 10000L</text:span><text:span text:style-name="symbol0_5f_cpp"><text:span text:style-name="T36">);</text:span></text:span></text:p>
            <text:p text:style-name="P300"><text:s text:c="6"/>UDP<text:span text:style-name="T410">Proxy</text:span>Transport<text:span text:style-name="symbol0_5f_cpp"><text:span text:style-name="T36">(</text:span></text:span><text:span text:style-name="keyword1_5f_cpp"><text:span text:style-name="T36">const</text:span></text:span><text:span text:style-name="T413"> char *to_connect, std::</text:span><text:span text:style-name="member1_5f_cpp"><text:span text:style-name="T37">string</text:span></text:span><text:span text:style-name="T413"> remoteServiceName, </text:span><text:span text:style-name="keyword1_5f_cpp"><text:span text:style-name="T38">int</text:span></text:span><text:span text:style-name="T413"> domainId = 0, </text:span><text:span text:style-name="keyword1_5f_cpp"><text:span text:style-name="T38">long</text:span></text:span><text:span text:style-name="T413"> timeout = 10000L</text:span><text:span text:style-name="symbol0_5f_cpp"><text:span text:style-name="T36">)</text:span></text:span><text:span text:style-name="symbol0_5f_cpp"><text:span text:style-name="T13">;</text:span></text:span></text:p>
            <text:p text:style-name="P299"><text:s text:c="6"/><text:span text:style-name="keyword1_5f_cpp"><text:span text:style-name="T13">virtual</text:span></text:span> ~UDP<text:span text:style-name="T667">Proxy</text:span>Transport<text:span text:style-name="symbol0_5f_cpp"><text:span text:style-name="T13">()</text:span></text:span><text:span text:style-name="symbol4_5f_cpp"><text:span text:style-name="T13">;</text:span></text:span></text:p>
            <text:p text:style-name="P291">};</text:p>
          </table:table-cell>
        </table:table-row>
      </table:table>
      <text:p text:style-name="P15"/>
      <text:p text:style-name="P11">This class has two constructors. The <text:span text:style-name="T587">first</text:span> <text:span text:style-name="T588">one</text:span> sets the UDP transport to <text:span text:style-name="T414">use</text:span> DDS discovery mechanism. This discovery mechanism allows the proxy to find any server in the local network. There are <text:span text:style-name="T591">three</text:span> potential scenarios:</text:p>
      <text:list xml:id="list4976208452773291819" text:style-name="WWNum32">
        <text:list-item>
          <text:p text:style-name="P348">In the local network there is <text:span text:style-name="T591">not any </text:span>server using the <text:span text:style-name="T589">provided </text:span>service name. <text:span text:style-name="T592">In this case, the proxy will not create any connection until a server announces to the network. If a client tries to invoke a remote procedure before this happen, it will raise a </text:span><text:span text:style-name="T136">ServerNotFoundException.</text:span></text:p>
        </text:list-item>
        <text:list-item>
          <text:p text:style-name="P349">In the local network there is only one server using the <text:span text:style-name="T589">provided </text:span>service name. When a proxy is created, it will find the server and will create a connection channel with it. When the client application uses the proxy to call a remote procedure, this server will execute this procedure and return the reply <text:span text:style-name="T590">from the server</text:span>.</text:p>
        </text:list-item>
        <text:list-item>
          <text:p text:style-name="P347">In the local network there are several servers using the same service’s name. This scenario could occur when the user wants to have redundant server<text:span text:style-name="T668">s</text:span> to avoid failures in the system. When a proxy is created, it will find all servers and will create a connection channel with each one. When the client application uses the proxy to call a remotely procedure, all servers will execute the procedure but the client will receive only one reply from one server. </text:p>
        </text:list-item>
      </text:list>
      <text:p text:style-name="P11"/>
      <text:p text:style-name="P13"><text:soft-page-break/>The second constructor expects the IP address of the remote server in the <text:span text:style-name="T106">to_connect</text:span> parameter and then the proxy will connect with the server located in that IP address.</text:p>
      <text:p text:style-name="P13"><text:span text:style-name="T415">Both constructors allow </text:span><text:span text:style-name="T1">to configure the DDS domain identifier with the </text:span><text:span text:style-name="T104">domainId</text:span><text:span text:style-name="T1"> parameter </text:span><text:span text:style-name="T2">and the maximum time for remote procedure calls before the proxy returns a timeout exception </text:span><text:span text:style-name="T3">with the </text:span><text:span text:style-name="T132">timeout </text:span><text:span text:style-name="T3">parameter.</text:span></text:p>
      <text:p text:style-name="P11"/>
      <text:p text:style-name="P31">Using the suggested IDL example <text:span text:style-name="T627">and C++11 types</text:span>, the developer could create a proxy that connect<text:span text:style-name="T416">s</text:span> with a specific server in a local network:</text:p>
      <text:p text:style-name="P15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74"><text:span text:style-name="T377">Bank</text:span><text:span text:style-name="T378">Protocol </text:span><text:span text:style-name="symbol2_5f_cpp"><text:span text:style-name="T35">*</text:span></text:span><text:span text:style-name="T378">protocol </text:span><text:span text:style-name="symbol1_5f_cpp"><text:span text:style-name="T35">=</text:span></text:span><text:span text:style-name="T378"> </text:span><text:span text:style-name="keyword1_5f_cpp"><text:span text:style-name="T35">NULL</text:span></text:span><text:span text:style-name="symbol4_5f_cpp"><text:span text:style-name="T35">;</text:span></text:span></text:p>
            <text:p text:style-name="P231"><text:span text:style-name="T42">UDP</text:span><text:span text:style-name="T13">ProxyTransport </text:span><text:span text:style-name="symbol2_5f_cpp"><text:span text:style-name="T57">*</text:span></text:span><text:span text:style-name="T13">transport </text:span><text:span text:style-name="symbol1_5f_cpp"><text:span text:style-name="T57">=</text:span></text:span><text:span text:style-name="T13"> </text:span><text:span text:style-name="keyword1_5f_cpp"><text:span text:style-name="T57">NULL</text:span></text:span><text:span text:style-name="symbol4_5f_cpp"><text:span text:style-name="T57">;</text:span></text:span></text:p>
            <text:p text:style-name="P219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39"/>
            <text:p text:style-name="P219"><text:span text:style-name="keyword1_5f_cpp"><text:span text:style-name="T13">try</text:span></text:span></text:p>
            <text:p text:style-name="P219"><text:span text:style-name="symbol0_5f_cpp"><text:span text:style-name="T13">{</text:span></text:span></text:p>
            <text:p text:style-name="P212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BankProtocol</text:span><text:span text:style-name="symbol0_5f_cpp"><text:span text:style-name="T13">()</text:span></text:span><text:span text:style-name="symbol4_5f_cpp"><text:span text:style-name="T13">;</text:span></text:span></text:p>
            <text:p text:style-name="P213"><text:span text:style-name="T81"><text:s text:c="3"/>transport = </text:span><text:span text:style-name="keyword2_5f_cpp"><text:span text:style-name="T58">new</text:span></text:span><text:span text:style-name="T81"> UDPProxyTransport(</text:span><text:span text:style-name="string_5f_cpp"><text:span text:style-name="T59">"192.168.1.12"</text:span></text:span><text:span text:style-name="T81">, </text:span><text:span text:style-name="string_5f_cpp"><text:span text:style-name="T59">"MyBankName"</text:span></text:span><text:span text:style-name="T81">);</text:span></text:p>
            <text:p text:style-name="P223"><text:span text:style-name="T40"><text:s text:c="3"/>proxy </text:span><text:span text:style-name="symbol1_5f_cpp"><text:span text:style-name="T40">=</text:span></text:span><text:span text:style-name="T40"> </text:span><text:span text:style-name="keyword2_5f_cpp"><text:span text:style-name="T40">new</text:span></text:span><text:span text:style-name="T40"> </text:span><text:span text:style-name="T41">Bank</text:span><text:span text:style-name="T40">Proxy</text:span><text:span text:style-name="symbol0_5f_cpp"><text:span text:style-name="T40">(</text:span></text:span><text:span text:style-name="symbol2_5f_cpp"><text:span text:style-name="T40">*</text:span></text:span><text:span text:style-name="T60">transport</text:span><text:span text:style-name="T40">, </text:span><text:span text:style-name="symbol2_5f_cpp"><text:span text:style-name="T40">*</text:span></text:span><text:span text:style-name="T40">protocol</text:span><text:span text:style-name="symbol0_5f_cpp"><text:span text:style-name="T40">)</text:span></text:span><text:span text:style-name="symbol4_5f_cpp"><text:span text:style-name="T40">;</text:span></text:span></text:p>
            <text:p text:style-name="P219"><text:span text:style-name="symbol0_5f_cpp"><text:span text:style-name="T13">}</text:span></text:span></text:p>
            <text:p text:style-name="P219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9"><text:span text:style-name="symbol0_5f_cpp"><text:span text:style-name="T13">{</text:span></text:span></text:p>
            <text:p text:style-name="P195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19"><text:span text:style-name="symbol0_5f_cpp"><text:span text:style-name="T13">}</text:span></text:span></text:p>
            <text:p text:style-name="P217"/>
            <text:p text:style-name="P197">// <text:span text:style-name="T620">Using C++11 native types.</text:span></text:p>
            <text:p text:style-name="P218"><text:span text:style-name="T13">Account ac</text:span><text:span text:style-name="symbol4_5f_cpp"><text:span text:style-name="T13">;</text:span></text:span><text:span text:style-name="T13"> </text:span></text:p>
            <text:p text:style-name="P218"><text:span text:style-name="T39">int32_t </text:span><text:span text:style-name="T13">money</text:span><text:span text:style-name="symbol4_5f_cpp"><text:span text:style-name="T13">;</text:span></text:span><text:span text:style-name="T13"> <text:s text:c="6"/></text:span></text:p>
            <text:p text:style-name="P218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38"/>
            <text:p text:style-name="P218"><text:span text:style-name="keyword1_5f_cpp"><text:span text:style-name="T13">try</text:span></text:span></text:p>
            <text:p text:style-name="P218"><text:span text:style-name="symbol0_5f_cpp"><text:span text:style-name="T13">{</text:span></text:span></text:p>
            <text:p text:style-name="P218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218"><text:span text:style-name="symbol0_5f_cpp"><text:span text:style-name="T13">}</text:span></text:span></text:p>
            <text:p text:style-name="P218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8"><text:span text:style-name="symbol0_5f_cpp"><text:span text:style-name="T13">{</text:span></text:span></text:p>
            <text:p text:style-name="P194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06"><text:span text:style-name="symbol0_5f_cpp"><text:span text:style-name="T1">}</text:span></text:span></text:p>
          </table:table-cell>
        </table:table-row>
      </table:table>
      <text:p text:style-name="P22"/>
      <text:p text:style-name="P69"><text:span text:style-name="T224">UDP</text:span><text:span text:style-name="T225">Server</text:span><text:span text:style-name="T224">Transport</text:span></text:p>
      <text:p text:style-name="P50"><text:span text:style-name="T149">UDPServerTransport</text:span><text:span text:style-name="T222"> class implements a UDP transport t</text:span><text:span text:style-name="T235">o</text:span><text:span text:style-name="T222"> be used by servers.</text:span></text:p>
      <text:p text:style-name="P15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01"><text:span text:style-name="keyword1_5f_cpp"><text:span text:style-name="T1">class</text:span></text:span> UDPServerTransport: <text:span text:style-name="keyword1_5f_cpp"><text:span text:style-name="T1">public</text:span></text:span> <text:span text:style-name="T417">Server</text:span>Transport</text:p>
            <text:p text:style-name="P295">{</text:p>
            <text:p text:style-name="P301"><text:s text:c="3"/><text:span text:style-name="keyword1_5f_cpp"><text:span text:style-name="T1">public</text:span></text:span>:</text:p>
            <text:p text:style-name="P302"><text:s text:c="6"/>UDPServerTransport(<text:span text:style-name="T418">std:: </text:span><text:span text:style-name="member1_5f_cpp"><text:span text:style-name="T65">string</text:span></text:span><text:span text:style-name="T418"> serviceName, int domainId = 0</text:span>);</text:p>
            <text:p text:style-name="P301"><text:s text:c="6"/><text:span text:style-name="keyword1_5f_cpp"><text:span text:style-name="T1">virtual</text:span></text:span> ~UDPServerTransport();</text:p>
            <text:p text:style-name="P292">};</text:p>
          </table:table-cell>
        </table:table-row>
      </table:table>
      <text:p text:style-name="P15"/>
      <text:p text:style-name="P11">This class has one constructor. This constructor sets the UDP transport to <text:span text:style-name="T419">use</text:span> DDS discovery mechanism. DDS discovery mechanism allows the server to discover any proxy in the local network.</text:p>
      <text:p text:style-name="P15">Using the suggested IDL example, the developer could create a server <text:span text:style-name="T593">with this code:</text:span></text:p>
      <text:p text:style-name="P39"><text:soft-page-break/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61"><text:span text:style-name="keyword3_5f_cpp"><text:span text:style-name="T13">unsigned</text:span></text:span><text:span text:style-name="T371"> </text:span><text:span text:style-name="keyword3_5f_cpp"><text:span text:style-name="T13">int</text:span></text:span><text:span text:style-name="T371"> threadPoolSize </text:span><text:span text:style-name="symbol1_5f_cpp"><text:span text:style-name="T13">=</text:span></text:span><text:span text:style-name="T371"> </text:span><text:span text:style-name="number_5f_cpp"><text:span text:style-name="T13">5</text:span></text:span><text:span text:style-name="symbol4_5f_cpp"><text:span text:style-name="T13">;</text:span></text:span></text:p>
            <text:p text:style-name="P149"><text:span text:style-name="T390">Th</text:span><text:span text:style-name="T387">readPoolStrategy </text:span><text:span text:style-name="symbol2_5f_cpp"><text:span text:style-name="T400">*</text:span></text:span><text:span text:style-name="T387">pool </text:span><text:span text:style-name="symbol1_5f_cpp"><text:span text:style-name="T400">=</text:span></text:span><text:span text:style-name="T387"> </text:span><text:span text:style-name="keyword1_5f_cpp"><text:span text:style-name="T400">NULL</text:span></text:span><text:span text:style-name="symbol4_5f_cpp"><text:span text:style-name="T400">;</text:span></text:span><text:span text:style-name="Source_20_Text"><text:span text:style-name="T294"><text:line-break/>BankProtocol </text:span></text:span><text:span text:style-name="symbol2_5f_cpp"><text:span text:style-name="T314">*</text:span></text:span><text:span text:style-name="Source_20_Text"><text:span text:style-name="T294">protocol </text:span></text:span><text:span text:style-name="symbol1_5f_cpp"><text:span text:style-name="T314">=</text:span></text:span><text:span text:style-name="Source_20_Text"><text:span text:style-name="T294"> </text:span></text:span><text:span text:style-name="keyword1_5f_cpp"><text:span text:style-name="T314">NULL</text:span></text:span><text:span text:style-name="symbol4_5f_cpp"><text:span text:style-name="T314">;</text:span></text:span><text:span text:style-name="Source_20_Text"><text:span text:style-name="T297"><text:line-break/></text:span></text:span><text:span text:style-name="Source_20_Text"><text:span text:style-name="T301">UDP</text:span></text:span><text:span text:style-name="Source_20_Text"><text:span text:style-name="T300">ServerTransport </text:span></text:span><text:span text:style-name="symbol2_5f_cpp"><text:span text:style-name="T318">*</text:span></text:span><text:span text:style-name="Source_20_Text"><text:span text:style-name="T300">transport </text:span></text:span><text:span text:style-name="symbol1_5f_cpp"><text:span text:style-name="T318">=</text:span></text:span><text:span text:style-name="Source_20_Text"><text:span text:style-name="T300"> </text:span></text:span><text:span text:style-name="keyword1_5f_cpp"><text:span text:style-name="T318">NULL</text:span></text:span><text:span text:style-name="symbol4_5f_cpp"><text:span text:style-name="T318">;</text:span></text:span></text:p>
            <text:p text:style-name="P144"><text:span text:style-name="T386">BankServer </text:span><text:span text:style-name="symbol2_5f_cpp"><text:span text:style-name="T399">*</text:span></text:span><text:span text:style-name="T386">server </text:span><text:span text:style-name="symbol1_5f_cpp"><text:span text:style-name="T399">=</text:span></text:span><text:span text:style-name="T386"> </text:span><text:span text:style-name="keyword1_5f_cpp"><text:span text:style-name="T399">NULL</text:span></text:span><text:span text:style-name="symbol4_5f_cpp"><text:span text:style-name="T399">;</text:span></text:span><text:span text:style-name="Source_20_Text"><text:span text:style-name="T294"><text:line-break/></text:span></text:span><text:span text:style-name="Source_20_Text"><text:span text:style-name="T295">Bank</text:span></text:span><text:span text:style-name="Source_20_Text"><text:span text:style-name="T294">ServerImplExample servant</text:span></text:span><text:span text:style-name="symbol4_5f_cpp"><text:span text:style-name="T314">;</text:span></text:span></text:p>
            <text:p text:style-name="P247"/>
            <text:p text:style-name="P196"><text:span text:style-name="keyword1_5f_cpp"><text:span text:style-name="T13">try</text:span></text:span></text:p>
            <text:p text:style-name="P196"><text:span text:style-name="symbol0_5f_cpp"><text:span text:style-name="T13">{</text:span></text:span></text:p>
            <text:p text:style-name="P196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253"><text:span text:style-name="Source_20_Text"><text:span text:style-name="T268"><text:s text:c="3"/></text:span></text:span><text:span text:style-name="Source_20_Text"><text:span text:style-name="T269">transport = </text:span></text:span><text:span text:style-name="keyword2_5f_cpp"><text:span text:style-name="T318">new</text:span></text:span><text:span text:style-name="Source_20_Text"><text:span text:style-name="T269"> </text:span></text:span><text:span text:style-name="Source_20_Text"><text:span text:style-name="T270">UDP</text:span></text:span><text:span text:style-name="Source_20_Text"><text:span text:style-name="T269">ServerTransport(</text:span></text:span><text:span text:style-name="string_5f_cpp"><text:span text:style-name="T318">"</text:span></text:span><text:span text:style-name="string_5f_cpp"><text:span text:style-name="T320">MyBankName</text:span></text:span><text:span text:style-name="string_5f_cpp"><text:span text:style-name="T319">"</text:span></text:span><text:span text:style-name="Source_20_Text"><text:span text:style-name="T269">);</text:span></text:span></text:p>
            <text:p text:style-name="P149"><text:span text:style-name="Source_20_Text"><text:span text:style-name="T290"><text:s text:c="3"/></text:span></text:span><text:span text:style-name="Source_20_Text"><text:span text:style-name="T291">protocol </text:span></text:span><text:span text:style-name="symbol1_5f_cpp"><text:span text:style-name="T316">=</text:span></text:span><text:span text:style-name="Source_20_Text"><text:span text:style-name="T291"> </text:span></text:span><text:span text:style-name="keyword2_5f_cpp"><text:span text:style-name="T316">new</text:span></text:span><text:span text:style-name="Source_20_Text"><text:span text:style-name="T291"> BankProtocol</text:span></text:span><text:span text:style-name="symbol0_5f_cpp"><text:span text:style-name="T316">()</text:span></text:span><text:span text:style-name="symbol4_5f_cpp"><text:span text:style-name="T316">;</text:span></text:span></text:p>
            <text:p text:style-name="P149"><text:span text:style-name="Source_20_Text"><text:span text:style-name="T294"><text:s text:c="3"/>server </text:span></text:span><text:span text:style-name="symbol1_5f_cpp"><text:span text:style-name="T314">=</text:span></text:span><text:span text:style-name="Source_20_Text"><text:span text:style-name="T294"> </text:span></text:span><text:span text:style-name="keyword2_5f_cpp"><text:span text:style-name="T314">new</text:span></text:span><text:span text:style-name="Source_20_Text"><text:span text:style-name="T294"> </text:span></text:span><text:span text:style-name="Source_20_Text"><text:span text:style-name="T290">BankServer</text:span></text:span><text:span text:style-name="symbol0_5f_cpp"><text:span text:style-name="T314">(</text:span></text:span><text:span text:style-name="symbol2_5f_cpp"><text:span text:style-name="T314">*</text:span></text:span><text:span text:style-name="Source_20_Text"><text:span text:style-name="T294">pool, </text:span></text:span><text:span text:style-name="symbol2_5f_cpp"><text:span text:style-name="T314">*</text:span></text:span><text:span text:style-name="Source_20_Text"><text:span text:style-name="T300">transport</text:span></text:span><text:span text:style-name="Source_20_Text"><text:span text:style-name="T294">, </text:span></text:span><text:span text:style-name="symbol2_5f_cpp"><text:span text:style-name="T314">*</text:span></text:span><text:span text:style-name="Source_20_Text"><text:span text:style-name="T294">protocol, servant</text:span></text:span><text:span text:style-name="symbol0_5f_cpp"><text:span text:style-name="T314">)</text:span></text:span><text:span text:style-name="symbol4_5f_cpp"><text:span text:style-name="T314">;</text:span></text:span></text:p>
            <text:p text:style-name="P196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196"><text:span text:style-name="symbol0_5f_cpp"><text:span text:style-name="T13">}</text:span></text:span></text:p>
            <text:p text:style-name="P196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196"><text:span text:style-name="symbol0_5f_cpp"><text:span text:style-name="T13">{</text:span></text:span></text:p>
            <text:p text:style-name="P196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08"><text:span text:style-name="symbol0_5f_cpp"><text:span text:style-name="T1">}</text:span></text:span></text:p>
          </table:table-cell>
        </table:table-row>
      </table:table>
      <text:p text:style-name="P15"/>
      <text:list xml:id="list170120462163906" text:continue-list="list170120403156098" text:style-name="WWNum43">
        <text:list-item>
          <text:list>
            <text:list-item>
              <text:list>
                <text:list-item>
                  <text:h text:style-name="P383" text:outline-level="3"><text:bookmark-start text:name="_Toc341719028"/><text:bookmark-start text:name="_Toc345058886"/><text:bookmark-start text:name="__RefHeading__4113_554815412"/>TCP Transport<text:bookmark-end text:name="_Toc341719028"/><text:bookmark-end text:name="_Toc345058886"/><text:bookmark-end text:name="__RefHeading__4113_554815412"/></text:h>
                </text:list-item>
              </text:list>
            </text:list-item>
          </text:list>
        </text:list-item>
      </text:list>
      <text:p text:style-name="P20">The purpose of this transport is to create a connection between a proxy and a server in a WAN. This transport is implemented by two classes. One is used by proxies and the other is used by servers.</text:p>
      <text:p text:style-name="P20"/>
      <text:p text:style-name="P76"><text:span text:style-name="T455">TCP</text:span><text:span text:style-name="T456">Proxy</text:span><text:span text:style-name="T455">Transport</text:span></text:p>
      <text:p text:style-name="P15"><text:span text:style-name="T128">TCP</text:span><text:span text:style-name="T133">Proxy</text:span><text:span text:style-name="T128">Transport</text:span> class implements a TC<text:span text:style-name="T594">P</text:span> transport t<text:span text:style-name="T669">o be</text:span> used by prox<text:span text:style-name="T595">ies:</text:span></text:p>
      <text:p text:style-name="P15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303"><text:span text:style-name="keyword1_5f_cpp"><text:span text:style-name="T13">class</text:span></text:span> TCP<text:span text:style-name="T420">Proxy</text:span>Transport: <text:span text:style-name="keyword1_5f_cpp"><text:span text:style-name="T13">public</text:span></text:span> <text:span text:style-name="T421">Proxy</text:span>Transport</text:p>
            <text:p text:style-name="P296">{</text:p>
            <text:p text:style-name="P303"><text:s text:c="3"/><text:span text:style-name="keyword1_5f_cpp"><text:span text:style-name="T13">public</text:span></text:span>:</text:p>
            <text:p text:style-name="P303"><text:s text:c="6"/>TCP<text:span text:style-name="T420">Proxy</text:span>Transport(<text:span text:style-name="keyword1_5f_cpp"><text:span text:style-name="T37">const</text:span></text:span><text:span text:style-name="T422"> char *to_connect, std::</text:span><text:span text:style-name="member1_5f_cpp"><text:span text:style-name="T37">string</text:span></text:span><text:span text:style-name="T422"> remoteServiceName, </text:span><text:span text:style-name="keyword1_5f_cpp"><text:span text:style-name="T37">int</text:span></text:span><text:span text:style-name="T422"> domainId = 0, </text:span><text:span text:style-name="keyword1_5f_cpp"><text:span text:style-name="T37">long</text:span></text:span><text:span text:style-name="T422"> timeout = 10000L</text:span>);</text:p>
            <text:p text:style-name="P296"><text:s text:c="6"/><text:span text:style-name="keyword1_5f_cpp"><text:span text:style-name="T37">virtual</text:span></text:span> ~TCP<text:span text:style-name="T420">Proxy</text:span>Transport();</text:p>
            <text:p text:style-name="P293">};</text:p>
          </table:table-cell>
        </table:table-row>
      </table:table>
      <text:p text:style-name="P15"/>
      <text:p text:style-name="P11">This class has one constructor. The parameter <text:span text:style-name="T106">to_connect</text:span> expects the public IP address and port of the remote server. For more information see section <text:bookmark-ref text:reference-format="chapter" text:ref-name="__RefHeading__4131_554815412">4</text:bookmark-ref> <text:span text:style-name="T670">(</text:span><text:span text:style-name="T88"><text:bookmark-ref text:reference-format="text" text:ref-name="_Ref343862528"/></text:span><text:span text:style-name="T103">)</text:span>.</text:p>
      <text:p text:style-name="P6"/>
      <text:p text:style-name="P15">Using the suggested IDL example <text:span text:style-name="T628">and C++11 types</text:span>, the developer could create a proxy <text:span text:style-name="T596">to</text:span> connect with a server located in the public IP address <text:span text:style-name="T128">80.130.6.123</text:span> and port <text:span text:style-name="T128">7600</text:span>.</text:p>
      <text:p text:style-name="P15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75"><text:span text:style-name="T377">Bank</text:span><text:span text:style-name="T378">Protocol </text:span><text:span text:style-name="symbol2_5f_cpp"><text:span text:style-name="T35">*</text:span></text:span><text:span text:style-name="T378">protocol </text:span><text:span text:style-name="symbol1_5f_cpp"><text:span text:style-name="T35">=</text:span></text:span><text:span text:style-name="T378"> </text:span><text:span text:style-name="keyword1_5f_cpp"><text:span text:style-name="T35">NULL</text:span></text:span><text:span text:style-name="symbol4_5f_cpp"><text:span text:style-name="T35">;</text:span></text:span></text:p>
            <text:p text:style-name="P232"><text:span text:style-name="T43">TCP</text:span><text:span text:style-name="T13">ProxyTransport </text:span><text:span text:style-name="symbol2_5f_cpp"><text:span text:style-name="T57">*</text:span></text:span><text:span text:style-name="T13">transport </text:span><text:span text:style-name="symbol1_5f_cpp"><text:span text:style-name="T57">=</text:span></text:span><text:span text:style-name="T13"> </text:span><text:span text:style-name="keyword1_5f_cpp"><text:span text:style-name="T57">NULL</text:span></text:span><text:span text:style-name="symbol4_5f_cpp"><text:span text:style-name="T57">;</text:span></text:span></text:p>
            <text:p text:style-name="P221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41"/>
            <text:p text:style-name="P221"><text:span text:style-name="keyword1_5f_cpp"><text:span text:style-name="T13">try</text:span></text:span></text:p>
            <text:p text:style-name="P221"><text:span text:style-name="symbol0_5f_cpp"><text:span text:style-name="T13">{</text:span></text:span></text:p>
            <text:p text:style-name="P214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BankProtocol</text:span><text:span text:style-name="symbol0_5f_cpp"><text:span text:style-name="T13">()</text:span></text:span><text:span text:style-name="symbol4_5f_cpp"><text:span text:style-name="T13">;</text:span></text:span></text:p>
            <text:p text:style-name="P214"><text:soft-page-break/><text:span text:style-name="T81"><text:s text:c="3"/>transport = </text:span><text:span text:style-name="keyword2_5f_cpp"><text:span text:style-name="T58">new</text:span></text:span><text:span text:style-name="T81"> </text:span><text:span text:style-name="T82">TCP</text:span><text:span text:style-name="T81">ProxyTransport(</text:span><text:span text:style-name="string_5f_cpp"><text:span text:style-name="T59">"80.130.6.123:7600"</text:span></text:span><text:span text:style-name="T81">, </text:span><text:span text:style-name="string_5f_cpp"><text:span text:style-name="T59">"MyBankName"</text:span></text:span><text:span text:style-name="T81">);</text:span></text:p>
            <text:p text:style-name="P224"><text:span text:style-name="T40"><text:s text:c="3"/>proxy </text:span><text:span text:style-name="symbol1_5f_cpp"><text:span text:style-name="T40">=</text:span></text:span><text:span text:style-name="T40"> </text:span><text:span text:style-name="keyword2_5f_cpp"><text:span text:style-name="T40">new</text:span></text:span><text:span text:style-name="T40"> </text:span><text:span text:style-name="T41">Bank</text:span><text:span text:style-name="T40">Proxy</text:span><text:span text:style-name="symbol0_5f_cpp"><text:span text:style-name="T40">(</text:span></text:span><text:span text:style-name="symbol2_5f_cpp"><text:span text:style-name="T40">*</text:span></text:span><text:span text:style-name="T60">transport</text:span><text:span text:style-name="T40">, </text:span><text:span text:style-name="symbol2_5f_cpp"><text:span text:style-name="T40">*</text:span></text:span><text:span text:style-name="T40">protocol</text:span><text:span text:style-name="symbol0_5f_cpp"><text:span text:style-name="T40">)</text:span></text:span><text:span text:style-name="symbol4_5f_cpp"><text:span text:style-name="T40">;</text:span></text:span></text:p>
            <text:p text:style-name="P221"><text:span text:style-name="symbol0_5f_cpp"><text:span text:style-name="T13">}</text:span></text:span></text:p>
            <text:p text:style-name="P221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21"><text:span text:style-name="symbol0_5f_cpp"><text:span text:style-name="T13">{</text:span></text:span></text:p>
            <text:p text:style-name="P198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21"><text:span text:style-name="symbol0_5f_cpp"><text:span text:style-name="T13">}</text:span></text:span></text:p>
            <text:p text:style-name="P198"/>
            <text:p text:style-name="P197">// <text:span text:style-name="T620">Using C++11 native types.</text:span></text:p>
            <text:p text:style-name="P220"><text:span text:style-name="T13">Account ac</text:span><text:span text:style-name="symbol4_5f_cpp"><text:span text:style-name="T13">;</text:span></text:span><text:span text:style-name="T13"> </text:span></text:p>
            <text:p text:style-name="P220"><text:span text:style-name="T39">int32_t </text:span><text:span text:style-name="T13">money</text:span><text:span text:style-name="symbol4_5f_cpp"><text:span text:style-name="T13">;</text:span></text:span><text:span text:style-name="T13"> <text:s text:c="6"/></text:span></text:p>
            <text:p text:style-name="P220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40"/>
            <text:p text:style-name="P220"><text:span text:style-name="keyword1_5f_cpp"><text:span text:style-name="T13">try</text:span></text:span></text:p>
            <text:p text:style-name="P220"><text:span text:style-name="symbol0_5f_cpp"><text:span text:style-name="T13">{</text:span></text:span></text:p>
            <text:p text:style-name="P220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220"><text:span text:style-name="symbol0_5f_cpp"><text:span text:style-name="T13">}</text:span></text:span></text:p>
            <text:p text:style-name="P220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20"><text:span text:style-name="symbol0_5f_cpp"><text:span text:style-name="T13">{</text:span></text:span></text:p>
            <text:p text:style-name="P197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07"><text:span text:style-name="symbol0_5f_cpp"><text:span text:style-name="T1">}</text:span></text:span></text:p>
          </table:table-cell>
        </table:table-row>
      </table:table>
      <text:p text:style-name="P31"/>
      <text:p text:style-name="P23"><text:span text:style-name="T457">TCP</text:span><text:span text:style-name="T458">ServerT</text:span><text:span text:style-name="T457">ransport</text:span></text:p>
      <text:p text:style-name="P23"><text:span text:style-name="T128">TCPServerTransport</text:span> class implements a <text:span text:style-name="T597">TCP</text:span> transport that should be used by servers.</text:p>
      <text:p text:style-name="P15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304"><text:span text:style-name="keyword1_5f_cpp"><text:span text:style-name="T1">class</text:span></text:span> TCPServerTransport : <text:span text:style-name="keyword1_5f_cpp"><text:span text:style-name="T1">public</text:span></text:span> <text:span text:style-name="T423">Server</text:span>Transport</text:p>
            <text:p text:style-name="P297">{</text:p>
            <text:p text:style-name="P304"><text:s text:c="3"/><text:span text:style-name="keyword1_5f_cpp"><text:span text:style-name="T1">public</text:span></text:span>:</text:p>
            <text:p text:style-name="P305"><text:s text:c="6"/>TCPServerTransport(<text:span text:style-name="keyword1_5f_cpp"><text:span text:style-name="T1">const</text:span></text:span> char *public_address, <text:span text:style-name="keyword1_5f_cpp"><text:span text:style-name="T1">const</text:span></text:span> char *server_bind_port<text:span text:style-name="T424">, <text:tab/>std::</text:span><text:span text:style-name="member1_5f_cpp"><text:span text:style-name="T65">string</text:span></text:span><text:span text:style-name="T424"> serviceName, int domainId);</text:span></text:p>
            <text:p text:style-name="P304"><text:s text:c="6"/><text:span text:style-name="keyword1_5f_cpp"><text:span text:style-name="T1">virtual</text:span></text:span> ~TCPServerTransport();</text:p>
            <text:p text:style-name="P294">};</text:p>
          </table:table-cell>
        </table:table-row>
      </table:table>
      <text:p text:style-name="P15"/>
      <text:p text:style-name="P11"><text:span text:style-name="T128">This</text:span> class has one constructor <text:span text:style-name="T671">with</text:span> <text:span text:style-name="T425">four</text:span> parameters. The parameter <text:span text:style-name="T128">public_address</text:span> expects the public IP address and port where a proxy could find the server. The parameter <text:span text:style-name="T128">server_bind_port</text:span> has to contain the local port that the server will open to make the connection. <text:span text:style-name="T426">The third parameter is the DDS service name and the fourth one is the DDS domain identifier. </text:span>For more information <text:span text:style-name="T427">about configuring a WAN server, please</text:span> <text:span text:style-name="T428">read</text:span> section <text:bookmark-ref text:reference-format="chapter" text:ref-name="__RefHeading__4131_554815412">4</text:bookmark-ref> <text:span text:style-name="T672">(</text:span><text:span text:style-name="T88"><text:bookmark-ref text:reference-format="text" text:ref-name="_Ref343862573"/></text:span><text:span text:style-name="T672">).</text:span></text:p>
      <text:p text:style-name="P11"/>
      <text:p text:style-name="P15">Using the suggested IDL example, the developer could create a server that will be found in public IP address <text:span text:style-name="T128">80.130.6.123</text:span> and port<text:span text:style-name="T128"> 7600</text:span>. This server will open the port<text:span text:style-name="T128"> 7400</text:span> in its machine.</text:p>
      <text:p text:style-name="P15"/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62"><text:span text:style-name="keyword3_5f_cpp"><text:span text:style-name="T13">unsigned</text:span></text:span><text:span text:style-name="T371"> </text:span><text:span text:style-name="keyword3_5f_cpp"><text:span text:style-name="T13">int</text:span></text:span><text:span text:style-name="T371"> threadPoolSize </text:span><text:span text:style-name="symbol1_5f_cpp"><text:span text:style-name="T13">=</text:span></text:span><text:span text:style-name="T371"> </text:span><text:span text:style-name="number_5f_cpp"><text:span text:style-name="T13">5</text:span></text:span><text:span text:style-name="symbol4_5f_cpp"><text:span text:style-name="T13">;</text:span></text:span></text:p>
            <text:p text:style-name="P151"><text:span text:style-name="T390">Th</text:span><text:span text:style-name="T387">readPoolStrategy </text:span><text:span text:style-name="symbol2_5f_cpp"><text:span text:style-name="T400">*</text:span></text:span><text:span text:style-name="T387">pool </text:span><text:span text:style-name="symbol1_5f_cpp"><text:span text:style-name="T400">=</text:span></text:span><text:span text:style-name="T387"> </text:span><text:span text:style-name="keyword1_5f_cpp"><text:span text:style-name="T400">NULL</text:span></text:span><text:span text:style-name="symbol4_5f_cpp"><text:span text:style-name="T400">;</text:span></text:span><text:span text:style-name="Source_20_Text"><text:span text:style-name="T294"><text:line-break/>BankProtocol </text:span></text:span><text:span text:style-name="symbol2_5f_cpp"><text:span text:style-name="T314">*</text:span></text:span><text:span text:style-name="Source_20_Text"><text:span text:style-name="T294">protocol </text:span></text:span><text:span text:style-name="symbol1_5f_cpp"><text:span text:style-name="T314">=</text:span></text:span><text:span text:style-name="Source_20_Text"><text:span text:style-name="T294"> </text:span></text:span><text:span text:style-name="keyword1_5f_cpp"><text:span text:style-name="T314">NULL</text:span></text:span><text:span text:style-name="symbol4_5f_cpp"><text:span text:style-name="T314">;</text:span></text:span><text:span text:style-name="Source_20_Text"><text:span text:style-name="T297"><text:line-break/></text:span></text:span><text:span text:style-name="Source_20_Text"><text:span text:style-name="T271">TCP</text:span></text:span><text:span text:style-name="Source_20_Text"><text:span text:style-name="T269">ServerTransport</text:span></text:span><text:span text:style-name="Source_20_Text"><text:span text:style-name="T300"> </text:span></text:span><text:span text:style-name="symbol2_5f_cpp"><text:span text:style-name="T318">*</text:span></text:span><text:span text:style-name="Source_20_Text"><text:span text:style-name="T300">transport </text:span></text:span><text:span text:style-name="symbol1_5f_cpp"><text:span text:style-name="T318">=</text:span></text:span><text:span text:style-name="Source_20_Text"><text:span text:style-name="T300"> </text:span></text:span><text:span text:style-name="keyword1_5f_cpp"><text:span text:style-name="T318">NULL</text:span></text:span><text:span text:style-name="symbol4_5f_cpp"><text:span text:style-name="T318">;</text:span></text:span></text:p>
            <text:p text:style-name="P145"><text:span text:style-name="T386">BankServer </text:span><text:span text:style-name="symbol2_5f_cpp"><text:span text:style-name="T399">*</text:span></text:span><text:span text:style-name="T386">server </text:span><text:span text:style-name="symbol1_5f_cpp"><text:span text:style-name="T399">=</text:span></text:span><text:span text:style-name="T386"> </text:span><text:span text:style-name="keyword1_5f_cpp"><text:span text:style-name="T399">NULL</text:span></text:span><text:span text:style-name="symbol4_5f_cpp"><text:span text:style-name="T399">;</text:span></text:span><text:span text:style-name="Source_20_Text"><text:span text:style-name="T294"><text:line-break/></text:span></text:span><text:span text:style-name="Source_20_Text"><text:span text:style-name="T295">Bank</text:span></text:span><text:span text:style-name="Source_20_Text"><text:span text:style-name="T294">ServerImplExample servant</text:span></text:span><text:span text:style-name="symbol4_5f_cpp"><text:span text:style-name="T314">;</text:span></text:span></text:p>
            <text:p text:style-name="P248"/>
            <text:p text:style-name="P199"><text:span text:style-name="keyword1_5f_cpp"><text:span text:style-name="T13">try</text:span></text:span></text:p>
            <text:p text:style-name="P199"><text:soft-page-break/><text:span text:style-name="symbol0_5f_cpp"><text:span text:style-name="T13">{</text:span></text:span></text:p>
            <text:p text:style-name="P199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254"><text:span text:style-name="Source_20_Text"><text:span text:style-name="T268"><text:s text:c="3"/></text:span></text:span><text:span text:style-name="Source_20_Text"><text:span text:style-name="T274">transport = </text:span></text:span><text:span text:style-name="keyword2_5f_cpp"><text:span text:style-name="T318">new</text:span></text:span><text:span text:style-name="Source_20_Text"><text:span text:style-name="T274"> TCPServerTransport(</text:span></text:span><text:span text:style-name="string_5f_cpp"><text:span text:style-name="T320">"80.130.6.123:7600"</text:span></text:span><text:span text:style-name="Source_20_Text"><text:span text:style-name="T274">, </text:span></text:span><text:span text:style-name="string_5f_cpp"><text:span text:style-name="T320">“7400"</text:span></text:span><text:span text:style-name="Source_20_Text"><text:span text:style-name="T274">, </text:span></text:span><text:span text:style-name="string_5f_cpp"><text:span text:style-name="T318">"</text:span></text:span><text:span text:style-name="string_5f_cpp"><text:span text:style-name="T320">MyBankName</text:span></text:span><text:span text:style-name="string_5f_cpp"><text:span text:style-name="T319">"</text:span></text:span><text:span text:style-name="Source_20_Text"><text:span text:style-name="T269">, </text:span></text:span><text:span text:style-name="Source_20_Text"><text:span text:style-name="T272">0</text:span></text:span><text:span text:style-name="Source_20_Text"><text:span text:style-name="T274">);</text:span></text:span></text:p>
            <text:p text:style-name="P150"><text:span text:style-name="Source_20_Text"><text:span text:style-name="T290"><text:s text:c="3"/></text:span></text:span><text:span text:style-name="Source_20_Text"><text:span text:style-name="T291">protocol </text:span></text:span><text:span text:style-name="symbol1_5f_cpp"><text:span text:style-name="T316">=</text:span></text:span><text:span text:style-name="Source_20_Text"><text:span text:style-name="T291"> </text:span></text:span><text:span text:style-name="keyword2_5f_cpp"><text:span text:style-name="T316">new</text:span></text:span><text:span text:style-name="Source_20_Text"><text:span text:style-name="T291"> BankProtocol</text:span></text:span><text:span text:style-name="symbol0_5f_cpp"><text:span text:style-name="T316">()</text:span></text:span><text:span text:style-name="symbol4_5f_cpp"><text:span text:style-name="T316">;</text:span></text:span></text:p>
            <text:p text:style-name="P150"><text:span text:style-name="Source_20_Text"><text:span text:style-name="T294"><text:s text:c="3"/>server </text:span></text:span><text:span text:style-name="symbol1_5f_cpp"><text:span text:style-name="T314">=</text:span></text:span><text:span text:style-name="Source_20_Text"><text:span text:style-name="T294"> </text:span></text:span><text:span text:style-name="keyword2_5f_cpp"><text:span text:style-name="T314">new</text:span></text:span><text:span text:style-name="Source_20_Text"><text:span text:style-name="T294"> </text:span></text:span><text:span text:style-name="Source_20_Text"><text:span text:style-name="T290">BankServer</text:span></text:span><text:span text:style-name="symbol0_5f_cpp"><text:span text:style-name="T314">(</text:span></text:span><text:span text:style-name="symbol2_5f_cpp"><text:span text:style-name="T314">*</text:span></text:span><text:span text:style-name="Source_20_Text"><text:span text:style-name="T294">pool, </text:span></text:span><text:span text:style-name="symbol2_5f_cpp"><text:span text:style-name="T314">*</text:span></text:span><text:span text:style-name="Source_20_Text"><text:span text:style-name="T300">transport</text:span></text:span><text:span text:style-name="Source_20_Text"><text:span text:style-name="T294">, </text:span></text:span><text:span text:style-name="symbol2_5f_cpp"><text:span text:style-name="T314">*</text:span></text:span><text:span text:style-name="Source_20_Text"><text:span text:style-name="T294">protocol, servant</text:span></text:span><text:span text:style-name="symbol0_5f_cpp"><text:span text:style-name="T314">)</text:span></text:span><text:span text:style-name="symbol4_5f_cpp"><text:span text:style-name="T314">;</text:span></text:span></text:p>
            <text:p text:style-name="P199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199"><text:span text:style-name="symbol0_5f_cpp"><text:span text:style-name="T13">}</text:span></text:span></text:p>
            <text:p text:style-name="P199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199"><text:span text:style-name="symbol0_5f_cpp"><text:span text:style-name="T13">{</text:span></text:span></text:p>
            <text:p text:style-name="P199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09"><text:span text:style-name="symbol0_5f_cpp"><text:span text:style-name="T1">}</text:span></text:span></text:p>
          </table:table-cell>
        </table:table-row>
      </table:table>
      <text:list xml:id="list170120517153017" text:continue-numbering="true" text:style-name="WWNum43">
        <text:list-item>
          <text:list>
            <text:list-item>
              <text:h text:style-name="P376" text:outline-level="2"><text:bookmark-start text:name="__RefHeading__4115_554815412"/><text:bookmark-start text:name="_Ref338155609"/><text:bookmark-start text:name="_Toc341719029"/><text:bookmark-start text:name="_Toc345058887"/>Asynchronous calls<text:bookmark-end text:name="__RefHeading__4115_554815412"/><text:bookmark-end text:name="_Ref338155609"/><text:bookmark-end text:name="_Toc341719029"/><text:bookmark-end text:name="_Toc345058887"/></text:h>
            </text:list-item>
          </text:list>
        </text:list-item>
      </text:list>
      <text:p text:style-name="P11"><text:span text:style-name="T89">eProsima RPC over DDS</text:span> supports asynchronous calls: a client application can call a remote procedure and th<text:span text:style-name="T673">at</text:span> call <text:span text:style-name="T674">does not</text:span> block the thread execution. </text:p>
      <text:list xml:id="list170120519159904" text:continue-numbering="true" text:style-name="WWNum43">
        <text:list-item>
          <text:list>
            <text:list-item>
              <text:list>
                <text:list-item>
                  <text:h text:style-name="P383" text:outline-level="3"><text:bookmark-start text:name="__RefHeading__4117_554815412"/><text:bookmark-start text:name="_Toc341719030"/><text:bookmark-start text:name="_Toc345058888"/>Calling a Remote procedure asynchronously<text:bookmark-end text:name="_Toc341719030"/><text:bookmark-end text:name="_Toc345058888"/> <text:bookmark-end text:name="__RefHeading__4117_554815412"/></text:h>
                </text:list-item>
              </text:list>
            </text:list-item>
          </text:list>
        </text:list-item>
      </text:list>
      <text:p text:style-name="P15"><text:span text:style-name="T121">r</text:span><text:span text:style-name="T106">pc</text:span><text:span text:style-name="T122">dds</text:span><text:span text:style-name="T106">gen</text:span> generates one asynchronous call for each remote procedure. These methods are named <text:span text:style-name="T106">&lt;</text:span><text:span text:style-name="T142">RemoteProcedureName</text:span><text:span text:style-name="T106">&gt;_async</text:span>. They receive as parameters the object that will be called when request arrive<text:span text:style-name="T575">s</text:span> and the input parameters of the remote procedure. Using the IDL example <text:span text:style-name="T629">and C++11 types</text:span>, <text:span text:style-name="T121">r</text:span><text:span text:style-name="T106">pc</text:span><text:span text:style-name="T122">dds</text:span><text:span text:style-name="T106">gen</text:span> will generate next asynchronous method in the proxy:</text:p>
      <text:p text:style-name="P15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87">// <text:span text:style-name="T620">Using C++11 native types.</text:span></text:p>
            <text:p text:style-name="P251"><text:span text:style-name="keyword1_5f_cpp"><text:span text:style-name="T658">void</text:span></text:span><text:span text:style-name="symbol4_5f_cpp"><text:span text:style-name="T349"> deposit_async</text:span></text:span><text:span text:style-name="symbol0_5f_cpp"><text:span text:style-name="T658">(</text:span></text:span><text:span text:style-name="symbol4_5f_cpp"><text:span text:style-name="T349">Bank_depositCallbackHandler &amp;obj, </text:span></text:span><text:span text:style-name="comment_5f_multi_5f_cpp"><text:span text:style-name="T658">/*in*/</text:span></text:span><text:span text:style-name="symbol4_5f_cpp"><text:span text:style-name="T349"> </text:span></text:span><text:span text:style-name="keyword1_5f_cpp"><text:span text:style-name="T658">const</text:span></text:span><text:span text:style-name="symbol4_5f_cpp"><text:span text:style-name="T349"> Account&amp; ac, </text:span></text:span><text:span text:style-name="comment_5f_multi_5f_cpp"><text:span text:style-name="T658">/*in*/</text:span></text:span><text:span text:style-name="symbol4_5f_cpp"><text:span text:style-name="T349"> </text:span></text:span><text:span text:style-name="symbol4_5f_cpp"><text:span text:style-name="T359">int32_t</text:span></text:span><text:span text:style-name="symbol4_5f_cpp"><text:span text:style-name="T349"> money</text:span></text:span><text:span text:style-name="symbol0_5f_cpp"><text:span text:style-name="T658">);</text:span></text:span></text:p>
          </table:table-cell>
        </table:table-row>
      </table:table>
      <text:p text:style-name="P31"/>
      <text:p text:style-name="P11">The asynchronous version of the remote procedures can <text:span text:style-name="T577">also </text:span>generate exception<text:span text:style-name="T576">s</text:span>. The exceptions that could be thrown are:</text:p>
      <text:p text:style-name="P1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7">Exception</text:p>
          </table:table-cell>
          <table:table-cell table:style-name="Table7.B1" office:value-type="string">
            <text:p text:style-name="P47">Description</text:p>
          </table:table-cell>
        </table:table-row>
        <table:table-row table:style-name="Table7.1">
          <table:table-cell table:style-name="Table7.A2" office:value-type="string">
            <text:p text:style-name="P79">e<text:span text:style-name="T620">p</text:span>rosima::<text:span text:style-name="T620">rpc::exception</text:span>::ClientException</text:p>
          </table:table-cell>
          <table:table-cell table:style-name="Table7.B2" office:value-type="string">
            <text:p text:style-name="P85">This exception is thrown when there is a problem in the client side.</text:p>
          </table:table-cell>
        </table:table-row>
        <table:table-row table:style-name="Table7.1">
          <table:table-cell table:style-name="Table7.A3" office:value-type="string">
            <text:p text:style-name="P79">e<text:span text:style-name="T620">p</text:span>rosima::<text:span text:style-name="T620">rpc::exception</text:span>::ServerNotFoundException</text:p>
          </table:table-cell>
          <table:table-cell table:style-name="Table7.B3" office:value-type="string">
            <text:p text:style-name="P85">This exception is thrown when the proxy cannot find any server.</text:p>
          </table:table-cell>
        </table:table-row>
      </table:table>
      <text:p text:style-name="P6"/>
      <text:p text:style-name="P31">Example:</text:p>
      <text:p text:style-name="P15"/>
      <table:table table:name="Table32" table:style-name="Table32">
        <table:table-column table:style-name="Table32.A"/>
        <table:table-row>
          <table:table-cell table:style-name="Table32.A1" office:value-type="string">
            <text:p text:style-name="P330"><text:span text:style-name="keyword1_5f_cpp"><text:span text:style-name="T1">class</text:span></text:span> Bank_depositHandler: <text:span text:style-name="keyword1_5f_cpp"><text:span text:style-name="T1">public</text:span></text:span> depositCallbackHandler</text:p>
            <text:p text:style-name="P156">{</text:p>
            <text:p text:style-name="P156"><text:s text:c="4"/><text:span text:style-name="keyword1_5f_cpp"><text:span text:style-name="T1">void</text:span></text:span> deposit(<text:span text:style-name="comment_5f_multi_5f_cpp"><text:span text:style-name="T13">/*out*/</text:span></text:span> ReturnCode deposit_ret)</text:p>
            <text:p text:style-name="P156"><text:s text:c="4"/>{</text:p>
            <text:p text:style-name="P156"><text:s text:c="8"/>// <text:span text:style-name="T578">Client desired behaviour when the reply arrives</text:span></text:p>
            <text:p text:style-name="P156"><text:s text:c="4"/>}</text:p>
            <text:p text:style-name="P156"><text:s text:c="4"/></text:p>
            <text:p text:style-name="P163"><text:s text:c="4"/><text:span text:style-name="keyword1_5f_cpp"><text:span text:style-name="T1">virtual</text:span></text:span> <text:span text:style-name="keyword1_5f_cpp"><text:span text:style-name="T1">void</text:span></text:span> on_exception(<text:span text:style-name="keyword1_5f_cpp"><text:span text:style-name="T1">const </text:span></text:span><text:span text:style-name="T621">eprosima</text:span>::<text:span text:style-name="T621">rpc::exception</text:span>::Exception &amp;ex)</text:p>
            <text:p text:style-name="P157"><text:s text:c="4"/>{</text:p>
            <text:p text:style-name="P157"><text:s text:c="8"/>// <text:span text:style-name="T578">Client desired behaviour on exception</text:span></text:p>
            <text:p text:style-name="P156"><text:s text:c="4"/>}</text:p>
            <text:p text:style-name="P156">}</text:p>
            <text:p text:style-name="P156"/>
            <text:p text:style-name="P156"/>
            <text:p text:style-name="P164"><text:span text:style-name="keyword1_5f_cpp"><text:span text:style-name="T1">void</text:span></text:span> main()</text:p>
            <text:p text:style-name="P156"><text:soft-page-break/>{</text:p>
            <text:p text:style-name="P82"><text:s text:c="3"/>UDPProxyTransport *transport = <text:span text:style-name="keyword1_5f_cpp"><text:span text:style-name="T332">NULL</text:span></text:span>;</text:p>
            <text:p text:style-name="P82"><text:s text:c="3"/><text:span text:style-name="T603">BankProtocol</text:span> *protocol = <text:span text:style-name="keyword1_5f_cpp"><text:span text:style-name="T332">NULL</text:span></text:span>;</text:p>
            <text:p text:style-name="P167"><text:s text:c="3"/>BankProxy *proxy = <text:span text:style-name="keyword1_5f_cpp"><text:span text:style-name="T332">NULL</text:span></text:span>;</text:p>
            <text:p text:style-name="P156"/>
            <text:p text:style-name="P165"><text:s text:c="3"/><text:span text:style-name="keyword1_5f_cpp"><text:span text:style-name="T13">try</text:span></text:span></text:p>
            <text:p text:style-name="P156"><text:s text:c="3"/>{</text:p>
            <text:p text:style-name="P80"><text:span text:style-name="T616"><text:s text:c="6"/>transport </text:span><text:span text:style-name="T617">= </text:span><text:span text:style-name="keyword1_5f_cpp"><text:span text:style-name="T45">new</text:span></text:span><text:span text:style-name="T617"> UDPProxyTransport(</text:span><text:span text:style-name="string_5f_cpp"><text:span text:style-name="T339">"</text:span></text:span><text:span text:style-name="string_5f_cpp"><text:span text:style-name="T340">MyBankName</text:span></text:span><text:span text:style-name="string_5f_cpp"><text:span text:style-name="T341">"</text:span></text:span><text:span text:style-name="T617">);</text:span></text:p>
            <text:p text:style-name="P81"><text:s text:c="6"/>protocol = <text:span text:style-name="keyword1_5f_cpp"><text:span text:style-name="T44">new</text:span></text:span> BankProtocol();</text:p>
            <text:p text:style-name="P176"><text:span text:style-name="T234"><text:s text:c="6"/>proxy = </text:span><text:span text:style-name="keyword1_5f_cpp"><text:span text:style-name="T46">new</text:span></text:span><text:span text:style-name="T234"> BankProxy(</text:span>*transport, *protocol<text:span text:style-name="T234">);</text:span></text:p>
            <text:p text:style-name="P156"><text:s text:c="3"/>}</text:p>
            <text:p text:style-name="P166"><text:s text:c="3"/><text:span text:style-name="keyword1_5f_cpp"><text:span text:style-name="T13">catch</text:span></text:span>(e<text:span text:style-name="T621">p</text:span>rosima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 &amp;ex)</text:p>
            <text:p text:style-name="P156"><text:s text:c="3"/>{</text:p>
            <text:p text:style-name="P156"><text:s text:c="6"/>std::cout &lt;&lt; ex.what() &lt;&lt; std::endl;</text:p>
            <text:p text:style-name="P156"><text:s text:c="2"/><text:span text:style-name="T348"><text:s/>}</text:span></text:p>
            <text:p text:style-name="P184"><text:s text:c="3"/></text:p>
            <text:p text:style-name="P184"><text:s text:c="3"/>// <text:span text:style-name="T620">Using C++11 native types.</text:span> </text:p>
            <text:p text:style-name="P185"><text:s text:c="3"/>Account ac;</text:p>
            <text:p text:style-name="P185"><text:s text:c="3"/><text:span text:style-name="T620">int32_t</text:span> money = 0; <text:s text:c="2"/></text:p>
            <text:p text:style-name="P185"><text:s text:c="3"/>Bank_depositHandler deposit_handler;</text:p>
            <text:p text:style-name="P185"/>
            <text:p text:style-name="P200"><text:s text:c="3"/><text:span text:style-name="keyword1_5f_cpp"><text:span text:style-name="T13">try</text:span></text:span></text:p>
            <text:p text:style-name="P185"><text:s text:c="3"/>{</text:p>
            <text:p text:style-name="P185"><text:s text:c="6"/>proxy-&gt;deposit_async(deposit_handler, ac, money);</text:p>
            <text:p text:style-name="P185"><text:s text:c="3"/>}</text:p>
            <text:p text:style-name="P202"><text:s text:c="3"/><text:span text:style-name="keyword1_5f_cpp"><text:span text:style-name="T13">catch</text:span></text:span>(e<text:span text:style-name="T621">p</text:span>rosima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 &amp;ex)</text:p>
            <text:p text:style-name="P201"><text:s text:c="3"/>{</text:p>
            <text:p text:style-name="P201"><text:span text:style-name="T13"><text:s text:c="6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185"><text:s text:c="3"/>}</text:p>
            <text:p text:style-name="P186">}</text:p>
          </table:table-cell>
        </table:table-row>
      </table:table>
      <text:list xml:id="list170120550164720" text:continue-numbering="true" text:style-name="WWNum43">
        <text:list-item>
          <text:list>
            <text:list-item>
              <text:list>
                <text:list-item>
                  <text:h text:style-name="P383" text:outline-level="3"><text:bookmark-start text:name="__RefHeading__4119_554815412"/><text:bookmark-start text:name="_Toc341719031"/><text:bookmark-start text:name="_Toc345058889"/>Reply Call-back object<text:bookmark-end text:name="_Toc341719031"/><text:bookmark-end text:name="_Toc345058889"/> <text:bookmark-end text:name="__RefHeading__4119_554815412"/></text:h>
                </text:list-item>
              </text:list>
            </text:list-item>
          </text:list>
        </text:list-item>
      </text:list>
      <text:p text:style-name="P24">The client is notified of the reply through an object that the developer passes as a parameter to the asynchronous call. <text:span text:style-name="T121">r</text:span><text:span text:style-name="T106">pc</text:span><text:span text:style-name="T122">dds</text:span><text:span text:style-name="T106">gen</text:span> generates one abstract class for each remote procedure <text:span text:style-name="T579">the </text:span>user will use in asynchronous calls. These classes are named <text:span text:style-name="T106">&lt;</text:span><text:span text:style-name="T142">InterfaceName</text:span><text:span text:style-name="T106">&gt;_&lt;</text:span><text:span text:style-name="T142">RemoteProcedureName</text:span><text:span text:style-name="T106">&gt;CallbackHandler.</text:span> Two abstract methods are created inside these classes. One is called when the reply arrive<text:span text:style-name="T429">s</text:span>. This function has as parameter the <text:span text:style-name="T580">return value</text:span> of the remote procedure. The other function is called in case of exception. <text:span text:style-name="T581">The u</text:span>ser should create a class that inherits from <text:span text:style-name="T106">&lt;</text:span><text:span text:style-name="T142">InterfaceName</text:span><text:span text:style-name="T106">&gt;_&lt;</text:span><text:span text:style-name="T142">RemoteProcedureName</text:span><text:span text:style-name="T106">&gt;CallbackHandler</text:span> class and <text:span text:style-name="T582">then</text:span> implement both methods. Using the IDL example, <text:span text:style-name="T121">r</text:span><text:span text:style-name="T106">pc</text:span><text:span text:style-name="T122">dds</text:span><text:span text:style-name="T106">gen</text:span><text:span text:style-name="T88"> </text:span>will generate <text:span text:style-name="T583">this</text:span> class: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58">class Bank_depositCallbackHandler</text:p>
            <text:p text:style-name="P158">{</text:p>
            <text:p text:style-name="P158">public:</text:p>
            <text:p text:style-name="P158"><text:s text:c="4"/>virtual void deposit( /*out*/ ReturnCode deposit_ret) = 0; <text:s text:c="2"/></text:p>
            <text:p text:style-name="P158"><text:s text:c="4"/>virtual void error(const e<text:span text:style-name="T621">p</text:span>rosima::<text:span text:style-name="T621">rpc::exception</text:span>::Exception &amp;ex) = 0;</text:p>
            <text:p text:style-name="P155">};</text:p>
          </table:table-cell>
        </table:table-row>
      </table:table>
      <text:p text:style-name="P15"/>
      <text:p text:style-name="P6">The function that is called in case of exception could receive <text:span text:style-name="T584">these</text:span> exceptions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7">Error code</text:p>
          </table:table-cell>
          <table:table-cell table:style-name="Table8.B1" office:value-type="string">
            <text:p text:style-name="P47">Description</text:p>
          </table:table-cell>
        </table:table-row>
        <table:table-row table:style-name="Table8.1">
          <table:table-cell table:style-name="Table8.A2" office:value-type="string">
            <text:p text:style-name="P79">e<text:span text:style-name="T620">p</text:span>rosima::<text:span text:style-name="T620">rpc::exception</text:span>::ClientInternalException</text:p>
          </table:table-cell>
          <table:table-cell table:style-name="Table8.B2" office:value-type="string">
            <text:p text:style-name="P85">An exception occurs in the client side.</text:p>
          </table:table-cell>
        </table:table-row>
        <table:table-row table:style-name="Table8.1">
          <table:table-cell table:style-name="Table8.A3" office:value-type="string">
            <text:p text:style-name="P79">e<text:span text:style-name="T620">p</text:span>rosima::<text:span text:style-name="T620">rpc::exception</text:span>::ServerTimeoutException</text:p>
          </table:table-cell>
          <table:table-cell table:style-name="Table8.B3" office:value-type="string">
            <text:p text:style-name="P83">The maximum time was exceeded waiting the server’s reply.</text:p>
          </table:table-cell>
        </table:table-row>
        <table:table-row table:style-name="Table8.1">
          <table:table-cell table:style-name="Table8.A4" office:value-type="string">
            <text:p text:style-name="P79">e<text:span text:style-name="T620">p</text:span>rosima::<text:span text:style-name="T620">rpc::exception</text:span>::ServerInternalException</text:p>
          </table:table-cell>
          <table:table-cell table:style-name="Table8.B4" office:value-type="string">
            <text:p text:style-name="P85">An exception occurs in the server side.</text:p>
          </table:table-cell>
        </table:table-row>
      </table:table>
      <text:list xml:id="list170120558147493" text:continue-numbering="true" text:style-name="WWNum43">
        <text:list-item>
          <text:list>
            <text:list-item>
              <text:h text:style-name="P376" text:outline-level="2"><text:bookmark-start text:name="__RefHeading__4121_554815412"/><text:soft-page-break/><text:s/><text:bookmark-start text:name="_Toc341719032"/><text:bookmark-start text:name="_Toc345058890"/>One-way calls<text:bookmark-end text:name="__RefHeading__4121_554815412"/><text:bookmark-end text:name="_Toc341719032"/><text:bookmark-end text:name="_Toc345058890"/></text:h>
            </text:list-item>
          </text:list>
        </text:list-item>
      </text:list>
      <text:p text:style-name="P30">Sometimes a remote procedure doesn’t need the reply from the server. For these cases, <text:span text:style-name="T89">eProsima RPC over DDS</text:span> support<text:span text:style-name="T430">s</text:span> one-way calls.</text:p>
      <text:p text:style-name="P30"/>
      <text:p text:style-name="P124">A developer can define a remote procedure as one-way, and when the client application calls the remote procedure, the thread <text:span text:style-name="T572">does not </text:span>wait for <text:span text:style-name="T431">any</text:span> reply.</text:p>
      <text:p text:style-name="P30"/>
      <text:p text:style-name="P30">To create a one-way call, the remote procedure has to be defined in the IDL file with the following rules:</text:p>
      <text:list xml:id="list2278837937766592295" text:style-name="WWNum34">
        <text:list-item>
          <text:p text:style-name="P350">The <text:span text:style-name="T124">oneway</text:span><text:span text:style-name="T88"> </text:span>reserved word must be used before the method definition.</text:p>
        </text:list-item>
        <text:list-item>
          <text:p text:style-name="P350">The returned value of the method must be the <text:span text:style-name="T124">void</text:span> type.</text:p>
        </text:list-item>
        <text:list-item>
          <text:p text:style-name="P350">The method cannot have any <text:span text:style-name="T125">inout</text:span><text:span text:style-name="T573"> or </text:span><text:span text:style-name="T125">out</text:span> parameter.</text:p>
        </text:list-item>
      </text:list>
      <text:p text:style-name="P30"/>
      <text:p text:style-name="P30">An example of how a one-way procedure has to be defined using <text:span text:style-name="T574">IDL is shown below</text:span>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23"><text:span text:style-name="keyword0_5f_idl"><text:span text:style-name="T1">interface</text:span></text:span><text:span text:style-name="T1"> Bank</text:span></text:p>
            <text:p text:style-name="P222"><text:span text:style-name="symbol0_5f_idl"><text:span text:style-name="T1">{</text:span></text:span></text:p>
            <text:p text:style-name="P222"><text:span text:style-name="T1"><text:tab/></text:span><text:span text:style-name="keyword1_5f_idl"><text:span text:style-name="T1">oneway</text:span></text:span><text:span text:style-name="T1"> </text:span><text:span text:style-name="keyword3_5f_idl"><text:span text:style-name="T1">void</text:span></text:span><text:span text:style-name="T1"> deposit</text:span><text:span text:style-name="symbol0_5f_idl"><text:span text:style-name="T1">(</text:span></text:span><text:span text:style-name="keyword1_5f_idl"><text:span text:style-name="T1">in</text:span></text:span><text:span text:style-name="T1"> Account ac, </text:span><text:span text:style-name="keyword1_5f_idl"><text:span text:style-name="T1">in</text:span></text:span><text:span text:style-name="T1"> </text:span><text:span text:style-name="keyword3_5f_idl"><text:span text:style-name="T1">long</text:span></text:span><text:span text:style-name="T1"> money</text:span><text:span text:style-name="symbol0_5f_idl"><text:span text:style-name="T1">);</text:span></text:span></text:p>
            <text:p text:style-name="P230"><text:span text:style-name="symbol0_5f_idl"><text:span text:style-name="T1">};</text:span></text:span></text:p>
          </table:table-cell>
        </table:table-row>
      </table:table>
      <text:list xml:id="list170120565166796" text:continue-list="list170120558147493" text:style-name="WWNum43">
        <text:list-item>
          <text:list>
            <text:list-item>
              <text:h text:style-name="P378" text:outline-level="2"><text:bookmark-start text:name="__RefHeading__22449_750016552"/><text:s/>Threading Server strategies<text:bookmark-end text:name="__RefHeading__22449_750016552"/></text:h>
            </text:list-item>
          </text:list>
        </text:list-item>
      </text:list>
      <text:p text:style-name="P30"><text:span text:style-name="T93">eProsima RPC over DDS</text:span><text:span text:style-name="T89"> </text:span>library <text:span text:style-name="T66">provides</text:span> several <text:span text:style-name="T67">threading </text:span>strategies <text:span text:style-name="T66">for the server</text:span>. Th<text:span text:style-name="T567">is</text:span> subsection describes these strategies.</text:p>
      <text:list xml:id="list170120567147957" text:continue-numbering="true" text:style-name="WWNum43">
        <text:list-item>
          <text:list>
            <text:list-item>
              <text:list>
                <text:list-item>
                  <text:h text:style-name="P385" text:outline-level="3"><text:bookmark-start text:name="__RefHeading__4123_554815412"/>S<text:bookmark-start text:name="_Ref338156777"/><text:bookmark-start text:name="_Toc341719033"/><text:bookmark-start text:name="_Toc345058891"/>ingle thread strategy<text:bookmark-end text:name="__RefHeading__4123_554815412"/><text:bookmark-end text:name="_Ref338156777"/><text:bookmark-end text:name="_Toc341719033"/><text:bookmark-end text:name="_Toc345058891"/></text:h>
                </text:list-item>
              </text:list>
            </text:list-item>
          </text:list>
        </text:list-item>
      </text:list>
      <text:p text:style-name="P30">This is the simplest strategy. <text:span text:style-name="T675">The</text:span> server only uses one thread for <text:span text:style-name="T432">doing the </text:span>request management. <text:span text:style-name="T1">In this case, the server only </text:span><text:span text:style-name="T68">executes</text:span><text:span text:style-name="T1"> one request </text:span><text:span text:style-name="T69">at a given </text:span><text:span text:style-name="T1">time.</text:span> The thread used by the server to <text:span text:style-name="T432">handle</text:span> the request is the <text:span text:style-name="T568">DDS </text:span>reception thread. To use <text:span text:style-name="T89">Single Thread Strategy</text:span>, create the server providing <text:span text:style-name="T432">the constructor with a</text:span> <text:span text:style-name="T106">SingleThreadStrategy</text:span> object.</text:p>
      <text:p text:style-name="P30"><text:bookmark text:name="_Toc341719034"/><text:bookmark text:name="_Toc345058892"/><text:bookmark-start text:name="__RefHeading__4125_554815412"/><text:bookmark-end text:name="__RefHeading__4125_554815412"/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52"><text:span text:style-name="T396">SingleThreadStrategy *</text:span><text:span text:style-name="T398">single</text:span><text:span text:style-name="T396"> = </text:span><text:span text:style-name="keyword1_5f_cpp"><text:span text:style-name="T321">NULL</text:span></text:span><text:span text:style-name="T396">;</text:span><text:span text:style-name="Source_20_Text"><text:span text:style-name="T263"><text:line-break/>BankProtocol *protocol = </text:span></text:span><text:span text:style-name="keyword1_5f_cpp"><text:span text:style-name="T314">NULL</text:span></text:span><text:span text:style-name="Source_20_Text"><text:span text:style-name="T263">;<text:line-break/></text:span></text:span><text:span text:style-name="Source_20_Text"><text:span text:style-name="T264">UDP</text:span></text:span><text:span text:style-name="Source_20_Text"><text:span text:style-name="T263">ServerTransport *transport = </text:span></text:span><text:span text:style-name="keyword1_5f_cpp"><text:span text:style-name="T314">NULL</text:span></text:span><text:span text:style-name="Source_20_Text"><text:span text:style-name="T263">;</text:span></text:span></text:p>
            <text:p text:style-name="P152"><text:span text:style-name="T395">BankServer *server = </text:span><text:span text:style-name="keyword1_5f_cpp"><text:span text:style-name="T317">NULL</text:span></text:span><text:span text:style-name="T395">;</text:span><text:span text:style-name="Source_20_Text"><text:span text:style-name="T263"><text:line-break/></text:span></text:span><text:span text:style-name="Source_20_Text"><text:span text:style-name="T265">Bank</text:span></text:span><text:span text:style-name="Source_20_Text"><text:span text:style-name="T263">ServerImplExample servant;</text:span></text:span></text:p>
            <text:p text:style-name="P168"><text:s/></text:p>
            <text:p text:style-name="P203"><text:span text:style-name="keyword1_5f_cpp"><text:span text:style-name="T13">try</text:span></text:span></text:p>
            <text:p text:style-name="P203"><text:span text:style-name="symbol0_5f_cpp"><text:span text:style-name="T13">{</text:span></text:span></text:p>
            <text:p text:style-name="P170"><text:span text:style-name="T156"><text:s text:c="3"/></text:span><text:span text:style-name="T79">single</text:span><text:span text:style-name="T78"> = </text:span><text:span text:style-name="keyword2_5f_cpp"><text:span text:style-name="T338">new</text:span></text:span><text:span text:style-name="T78"> SingleThreadStrategy();</text:span></text:p>
            <text:p text:style-name="P152"><text:span text:style-name="Source_20_Text"><text:span text:style-name="T266"><text:s text:c="3"/></text:span></text:span><text:span text:style-name="Source_20_Text"><text:span text:style-name="T263">transport = </text:span></text:span><text:span text:style-name="keyword2_5f_cpp"><text:span text:style-name="T314">new</text:span></text:span><text:span text:style-name="Source_20_Text"><text:span text:style-name="T263"> </text:span></text:span><text:span text:style-name="Source_20_Text"><text:span text:style-name="T264">UDP</text:span></text:span><text:span text:style-name="Source_20_Text"><text:span text:style-name="T263">ServerTransport(</text:span></text:span><text:span text:style-name="string_5f_cpp"><text:span text:style-name="T314">"</text:span></text:span><text:span text:style-name="string_5f_cpp"><text:span text:style-name="T317">MyBankName"</text:span></text:span><text:span text:style-name="Source_20_Text"><text:span text:style-name="T263">);</text:span></text:span></text:p>
            <text:p text:style-name="P152"><text:span text:style-name="Source_20_Text"><text:span text:style-name="T266"><text:s text:c="3"/></text:span></text:span><text:span text:style-name="Source_20_Text"><text:span text:style-name="T267">protocol = </text:span></text:span><text:span text:style-name="keyword2_5f_cpp"><text:span text:style-name="T317">new</text:span></text:span><text:span text:style-name="Source_20_Text"><text:span text:style-name="T267"> BankProtocol();</text:span></text:span></text:p>
            <text:p text:style-name="P152"><text:span text:style-name="Source_20_Text"><text:span text:style-name="T263"><text:s text:c="3"/>server = </text:span></text:span><text:span text:style-name="keyword2_5f_cpp"><text:span text:style-name="T314">new</text:span></text:span><text:span text:style-name="Source_20_Text"><text:span text:style-name="T263"> </text:span></text:span><text:span text:style-name="Source_20_Text"><text:span text:style-name="T266">BankServer</text:span></text:span><text:span text:style-name="Source_20_Text"><text:span text:style-name="T263">(*</text:span></text:span><text:span text:style-name="Source_20_Text"><text:span text:style-name="T273">single</text:span></text:span><text:span text:style-name="Source_20_Text"><text:span text:style-name="T263">, *transport, *protocol, servant);</text:span></text:span></text:p>
            <text:p text:style-name="P168"><text:s text:c="3"/>server-&gt;serve();</text:p>
            <text:p text:style-name="P203"><text:span text:style-name="symbol0_5f_cpp"><text:span text:style-name="T13">}</text:span></text:span></text:p>
            <text:p text:style-name="P203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03"><text:span text:style-name="symbol0_5f_cpp"><text:span text:style-name="T13">{</text:span></text:span></text:p>
            <text:p text:style-name="P203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27"><text:span text:style-name="symbol0_5f_cpp"><text:span text:style-name="T322">}</text:span></text:span></text:p>
          </table:table-cell>
        </table:table-row>
      </table:table>
      <text:list xml:id="list170120581146765" text:continue-numbering="true" text:style-name="WWNum43">
        <text:list-item>
          <text:list>
            <text:list-item>
              <text:list>
                <text:list-item>
                  <text:h text:style-name="P385" text:outline-level="3"><text:bookmark-start text:name="__RefHeading__22451_750016552"/><text:soft-page-break/>Thread Pool strategy<text:bookmark-end text:name="__RefHeading__22451_750016552"/></text:h>
                </text:list-item>
              </text:list>
            </text:list-item>
          </text:list>
        </text:list-item>
      </text:list>
      <text:p text:style-name="P286">In this case, the server manages a thread pool that will be used to process the incoming requests. <text:span text:style-name="T433">Every time a</text:span> request <text:span text:style-name="T434">arrives</text:span>, the server assigns <text:span text:style-name="T435">it</text:span> to a free thread in the thread pool. </text:p>
      <text:p text:style-name="P272"><text:bookmark-start text:name="__RefHeading__4127_554815412"/><text:bookmark-start text:name="_Toc341719035"/><text:bookmark-start text:name="_Toc345058893"/>To use <text:span text:style-name="T676">the</text:span> <text:span text:style-name="T89">Thread Po</text:span><text:bookmark-end text:name="_Toc341719035"/><text:bookmark-end text:name="_Toc345058893"/><text:span text:style-name="T89">ol Strategy</text:span>, create the server providing <text:span text:style-name="T569">the constructor with a</text:span> <text:span text:style-name="T106">ThreadPoolStrategy</text:span> object.<text:bookmark-end text:name="__RefHeading__4127_554815412"/></text:p>
      <text:p text:style-name="P30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68">unsigned int threadPoolSize = <text:span text:style-name="keyword1_5f_cpp"><text:span text:style-name="T332">5</text:span></text:span>;</text:p>
            <text:p text:style-name="P152"><text:span text:style-name="T397">Th</text:span><text:span text:style-name="T396">readPoolStrategy *pool = </text:span><text:span text:style-name="keyword1_5f_cpp"><text:span text:style-name="T321">NULL</text:span></text:span><text:span text:style-name="T396">;</text:span><text:span text:style-name="Source_20_Text"><text:span text:style-name="T263"><text:line-break/>BankProtocol *protocol = </text:span></text:span><text:span text:style-name="keyword1_5f_cpp"><text:span text:style-name="T314">NULL</text:span></text:span><text:span text:style-name="Source_20_Text"><text:span text:style-name="T263">;<text:line-break/></text:span></text:span><text:span text:style-name="Source_20_Text"><text:span text:style-name="T264">UDP</text:span></text:span><text:span text:style-name="Source_20_Text"><text:span text:style-name="T263">ServerTransport *transport = </text:span></text:span><text:span text:style-name="keyword1_5f_cpp"><text:span text:style-name="T314">NULL</text:span></text:span><text:span text:style-name="Source_20_Text"><text:span text:style-name="T263">;</text:span></text:span></text:p>
            <text:p text:style-name="P152"><text:span text:style-name="T395">BankServer *server = </text:span><text:span text:style-name="keyword1_5f_cpp"><text:span text:style-name="T317">NULL</text:span></text:span><text:span text:style-name="T395">;</text:span><text:span text:style-name="Source_20_Text"><text:span text:style-name="T263"><text:line-break/></text:span></text:span><text:span text:style-name="Source_20_Text"><text:span text:style-name="T265">Bank</text:span></text:span><text:span text:style-name="Source_20_Text"><text:span text:style-name="T263">ServerImplExample servant;</text:span></text:span></text:p>
            <text:p text:style-name="P168"><text:s/></text:p>
            <text:p text:style-name="P203"><text:span text:style-name="keyword1_5f_cpp"><text:span text:style-name="T13">try</text:span></text:span></text:p>
            <text:p text:style-name="P152"><text:span text:style-name="symbol0_5f_cpp"><text:span text:style-name="T317">{</text:span></text:span></text:p>
            <text:p text:style-name="P168"><text:s text:c="3"/><text:span text:style-name="T77">pool = new ThreadPoolStrategy(threadPoolSize);</text:span></text:p>
            <text:p text:style-name="P152"><text:span text:style-name="Source_20_Text"><text:span text:style-name="T266"><text:s text:c="3"/></text:span></text:span><text:span text:style-name="Source_20_Text"><text:span text:style-name="T263">transport = </text:span></text:span><text:span text:style-name="keyword2_5f_cpp"><text:span text:style-name="T314">new</text:span></text:span><text:span text:style-name="Source_20_Text"><text:span text:style-name="T263"> </text:span></text:span><text:span text:style-name="Source_20_Text"><text:span text:style-name="T264">UDP</text:span></text:span><text:span text:style-name="Source_20_Text"><text:span text:style-name="T263">ServerTransport(</text:span></text:span><text:span text:style-name="string_5f_cpp"><text:span text:style-name="T314">"</text:span></text:span><text:span text:style-name="string_5f_cpp"><text:span text:style-name="T317">MyBankName"</text:span></text:span><text:span text:style-name="Source_20_Text"><text:span text:style-name="T263">);</text:span></text:span></text:p>
            <text:p text:style-name="P152"><text:span text:style-name="Source_20_Text"><text:span text:style-name="T266"><text:s text:c="3"/></text:span></text:span><text:span text:style-name="Source_20_Text"><text:span text:style-name="T267">protocol = </text:span></text:span><text:span text:style-name="keyword2_5f_cpp"><text:span text:style-name="T317">new</text:span></text:span><text:span text:style-name="Source_20_Text"><text:span text:style-name="T267"> BankProtocol();</text:span></text:span></text:p>
            <text:p text:style-name="P152"><text:span text:style-name="Source_20_Text"><text:span text:style-name="T263"><text:s text:c="3"/>server = </text:span></text:span><text:span text:style-name="keyword2_5f_cpp"><text:span text:style-name="T317">new</text:span></text:span><text:span text:style-name="Source_20_Text"><text:span text:style-name="T263"> </text:span></text:span><text:span text:style-name="Source_20_Text"><text:span text:style-name="T266">BankServer</text:span></text:span><text:span text:style-name="Source_20_Text"><text:span text:style-name="T263">(*</text:span></text:span><text:span text:style-name="Source_20_Text"><text:span text:style-name="T269">pool</text:span></text:span><text:span text:style-name="Source_20_Text"><text:span text:style-name="T263">, *transport, *protocol, servant);</text:span></text:span></text:p>
            <text:p text:style-name="P168"><text:s text:c="3"/>server-&gt;serve();</text:p>
            <text:p text:style-name="P203"><text:span text:style-name="symbol0_5f_cpp"><text:span text:style-name="T13">}</text:span></text:span></text:p>
            <text:p text:style-name="P203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03"><text:span text:style-name="symbol0_5f_cpp"><text:span text:style-name="T13">{</text:span></text:span></text:p>
            <text:p text:style-name="P203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27"><text:span text:style-name="symbol0_5f_cpp"><text:span text:style-name="T322">}</text:span></text:span></text:p>
          </table:table-cell>
        </table:table-row>
      </table:table>
      <text:list xml:id="list170120595161344" text:continue-numbering="true" text:style-name="WWNum43">
        <text:list-item>
          <text:list>
            <text:list-item>
              <text:list>
                <text:list-item>
                  <text:h text:style-name="P385" text:outline-level="3"><text:bookmark-start text:name="__RefHeading__22453_750016552"/>Thread per request strategy<text:bookmark-end text:name="__RefHeading__22453_750016552"/></text:h>
                </text:list-item>
              </text:list>
            </text:list-item>
          </text:list>
        </text:list-item>
      </text:list>
      <text:p text:style-name="P289">In this case, the server will create a new thread for each new <text:span text:style-name="T571">incoming </text:span>request. </text:p>
      <text:p text:style-name="P272"><text:bookmark-start text:name="__RefHeading__4129_554815412"/><text:bookmark-start text:name="_Toc341719036"/><text:bookmark-start text:name="_Toc345058894"/>To use <text:span text:style-name="T570">the </text:span>Thread per reque<text:bookmark-end text:name="_Toc341719036"/><text:bookmark-end text:name="_Toc345058894"/>st Strategy, create the server providing a <text:span text:style-name="T106">ThreadPerRequestStrategy</text:span> object in the constructor <text:span text:style-name="T436">method</text:span>.<text:bookmark-end text:name="__RefHeading__4129_554815412"/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52"><text:span text:style-name="T150">ThreadPerRequestStrategy *perRequest = </text:span><text:span text:style-name="keyword1_5f_cpp"><text:span text:style-name="T321">NULL</text:span></text:span><text:span text:style-name="T150">;</text:span><text:span text:style-name="Source_20_Text"><text:span text:style-name="T263"><text:line-break/>BankProtocol *protocol = </text:span></text:span><text:span text:style-name="keyword1_5f_cpp"><text:span text:style-name="T314">NULL</text:span></text:span><text:span text:style-name="Source_20_Text"><text:span text:style-name="T263">;<text:line-break/></text:span></text:span><text:span text:style-name="Source_20_Text"><text:span text:style-name="T264">UDP</text:span></text:span><text:span text:style-name="Source_20_Text"><text:span text:style-name="T263">ServerTransport *transport = </text:span></text:span><text:span text:style-name="keyword1_5f_cpp"><text:span text:style-name="T314">NULL</text:span></text:span><text:span text:style-name="Source_20_Text"><text:span text:style-name="T263">;</text:span></text:span></text:p>
            <text:p text:style-name="P152"><text:span text:style-name="T395">BankServer *server = </text:span><text:span text:style-name="keyword1_5f_cpp"><text:span text:style-name="T317">NULL</text:span></text:span><text:span text:style-name="T395">;</text:span><text:span text:style-name="Source_20_Text"><text:span text:style-name="T263"><text:line-break/></text:span></text:span><text:span text:style-name="Source_20_Text"><text:span text:style-name="T265">Bank</text:span></text:span><text:span text:style-name="Source_20_Text"><text:span text:style-name="T263">ServerImplExample servant;</text:span></text:span></text:p>
            <text:p text:style-name="P168"><text:s/></text:p>
            <text:p text:style-name="P203"><text:span text:style-name="keyword1_5f_cpp"><text:span text:style-name="T13">try</text:span></text:span></text:p>
            <text:p text:style-name="P152"><text:span text:style-name="symbol0_5f_cpp"><text:span text:style-name="T317">{</text:span></text:span></text:p>
            <text:p text:style-name="P170"><text:span text:style-name="T156"><text:s text:c="3"/></text:span><text:span text:style-name="T150">perRequest</text:span><text:span text:style-name="T78"> = </text:span><text:span text:style-name="keyword2_5f_cpp"><text:span text:style-name="T338">new</text:span></text:span><text:span text:style-name="T78"> </text:span><text:span text:style-name="T150">ThreadPerRequestStrategy</text:span><text:span text:style-name="T78">();</text:span></text:p>
            <text:p text:style-name="P152"><text:span text:style-name="Source_20_Text"><text:span text:style-name="T266"><text:s text:c="3"/></text:span></text:span><text:span text:style-name="Source_20_Text"><text:span text:style-name="T263">transport = </text:span></text:span><text:span text:style-name="keyword2_5f_cpp"><text:span text:style-name="T314">new</text:span></text:span><text:span text:style-name="Source_20_Text"><text:span text:style-name="T263"> </text:span></text:span><text:span text:style-name="Source_20_Text"><text:span text:style-name="T264">UDP</text:span></text:span><text:span text:style-name="Source_20_Text"><text:span text:style-name="T263">ServerTransport(</text:span></text:span><text:span text:style-name="string_5f_cpp"><text:span text:style-name="T314">"</text:span></text:span><text:span text:style-name="string_5f_cpp"><text:span text:style-name="T317">MyBankName"</text:span></text:span><text:span text:style-name="Source_20_Text"><text:span text:style-name="T263">);</text:span></text:span></text:p>
            <text:p text:style-name="P152"><text:span text:style-name="Source_20_Text"><text:span text:style-name="T266"><text:s text:c="3"/></text:span></text:span><text:span text:style-name="Source_20_Text"><text:span text:style-name="T267">protocol = </text:span></text:span><text:span text:style-name="keyword2_5f_cpp"><text:span text:style-name="T317">new</text:span></text:span><text:span text:style-name="Source_20_Text"><text:span text:style-name="T267"> BankProtocol();</text:span></text:span></text:p>
            <text:p text:style-name="P152"><text:span text:style-name="Source_20_Text"><text:span text:style-name="T263"><text:s text:c="3"/>server = </text:span></text:span><text:span text:style-name="keyword2_5f_cpp"><text:span text:style-name="T317">new</text:span></text:span><text:span text:style-name="Source_20_Text"><text:span text:style-name="T263"> </text:span></text:span><text:span text:style-name="Source_20_Text"><text:span text:style-name="T266">BankServer</text:span></text:span><text:span text:style-name="Source_20_Text"><text:span text:style-name="T263">(*</text:span></text:span><text:span text:style-name="Source_20_Text"><text:span text:style-name="T275">perRequest</text:span></text:span><text:span text:style-name="Source_20_Text"><text:span text:style-name="T263">, *transport, *protocol, servant);</text:span></text:span></text:p>
            <text:p text:style-name="P168"><text:s text:c="3"/>server-&gt;serve();</text:p>
            <text:p text:style-name="P203"><text:span text:style-name="symbol0_5f_cpp"><text:span text:style-name="T13">}</text:span></text:span></text:p>
            <text:p text:style-name="P203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03"><text:span text:style-name="symbol0_5f_cpp"><text:span text:style-name="T13">{</text:span></text:span></text:p>
            <text:p text:style-name="P203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27"><text:span text:style-name="symbol0_5f_cpp"><text:span text:style-name="T322">}</text:span></text:span></text:p>
          </table:table-cell>
        </table:table-row>
      </table:table>
      <text:p text:style-name="P272"/>
      <text:list xml:id="list170120610161383" text:continue-numbering="true" text:style-name="WWNum43">
        <text:list-item>
          <text:h text:style-name="P375" text:outline-level="1"><text:bookmark-start text:name="__RefHeading__22455_750016552"/>WAN communication<text:bookmark-end text:name="__RefHeading__22455_750016552"/></text:h>
        </text:list-item>
      </text:list>
      <text:p text:style-name="P30"><text:span text:style-name="T89">eProsima RPC over DDS</text:span> supports WAN networks through its TPC transport. A WAN server <text:span text:style-name="T677">is </text:span>accessible at its public IP address and any WAN proxy <text:span text:style-name="T677">can</text:span> connect to <text:span text:style-name="T677">it</text:span>. Usually a public server is behind a NAT with port forwarding. In this section, <text:span text:style-name="T678">it</text:span> is explained how to configure the network in this <text:span text:style-name="T678">scenario</text:span>. </text:p>
      <text:p text:style-name="P30"><text:bookmark text:name="_Ref338167678"/><text:bookmark text:name="_Toc341719037"/><text:bookmark text:name="_Ref341726687"/><text:bookmark text:name="_Ref341726768"/><text:bookmark text:name="_Ref343862528"/><text:bookmark text:name="_Ref343862573"/><text:bookmark text:name="_Toc345058895"/><text:bookmark-start text:name="__RefHeading__4131_554815412"/><text:bookmark-end text:name="__RefHeading__4131_554815412"/></text:p>
      <text:p text:style-name="P10"><draw:frame draw:style-name="fr8" draw:name="Object2" text:anchor-type="as-char" svg:width="12.515cm" svg:height="9.419cm" draw:z-index="6"><draw:object-ole xlink:href="./Object 1" xlink:type="simple" xlink:show="embed" xlink:actuate="onLoad"/><draw:image xlink:href="./ObjectReplacements/Object 1" xlink:type="simple" xlink:show="embed" xlink:actuate="onLoad"/><svg:desc>OLE object</svg:desc></draw:frame></text:p>
      <text:p text:style-name="P30"/>
      <text:p text:style-name="P30">The server is located in a local network that has access to the WAN through NAT. The <text:span text:style-name="T679">private</text:span> <text:span text:style-name="T679">server IP</text:span> is 192.168.1.32. <text:span text:style-name="T680">The public IP of the NAT router is 80.99.25.12, and the router has a NAT rule to bind the incoming requests to the TCP port 7600 to the private IP 192.168.1.32, at the port 7400. Therefore, when using </text:span><text:span text:style-name="T96">eProsima RPC over DDS</text:span><text:span text:style-name="T680">, </text:span>the server can be created with the <text:span text:style-name="T106">public_address</text:span> parameter of the TCP transport as <text:span text:style-name="T106">“80.99.25.12:7600” </text:span>and the <text:span text:style-name="T106">server_bind_port </text:span>parameter as<text:span text:style-name="T106"> “7400”</text:span>.</text:p>
      <text:p text:style-name="P30"><text:span text:style-name="T681">The </text:span>WAN proxy <text:span text:style-name="T681">can</text:span> connect with this server <text:span text:style-name="T681">if the</text:span> public IP address and port <text:span text:style-name="T682">are</text:span> known. <text:span text:style-name="T683">T</text:span>he proxy <text:span text:style-name="T683">must</text:span> be created <text:span text:style-name="T684">passing</text:span> the <text:span text:style-name="T684">public address</text:span> <text:span text:style-name="T106">“80.99.25.12:7600”</text:span> <text:span text:style-name="T684">as</text:span> the <text:span text:style-name="T106">to_connect</text:span> parameter.</text:p>
      <text:list xml:id="list170120615143645" text:continue-numbering="true" text:style-name="WWNum43">
        <text:list-item>
          <text:h text:style-name="P375" text:outline-level="1"><text:bookmark-start text:name="__RefHeading__22457_750016552"/>HelloWorld example<text:bookmark-end text:name="__RefHeading__22457_750016552"/></text:h>
        </text:list-item>
      </text:list>
      <text:p text:style-name="P127">In this section a<text:span text:style-name="T685">n</text:span><text:bookmark-start text:name="_Toc341719038"/> example <text:span text:style-name="T437">is</text:span> <text:span text:style-name="T686">shown</text:span> step by step. <text:span text:style-name="T687">This example has</text:span> one remote procedure. A client <text:span text:style-name="T438">can invoke</text:span> this procedure <text:span text:style-name="T439">by</text:span> passing a string with a name <text:span text:style-name="T440">as parameter</text:span>. The server returns a new string that appends the name to a greeting sentence.</text:p>
      <text:list xml:id="list170120617154342" text:continue-numbering="true" text:style-name="WWNum43">
        <text:list-item>
          <text:list>
            <text:list-item>
              <text:h text:style-name="P378" text:outline-level="2"><text:bookmark-start text:name="__RefHeading__4137_554815412"/><text:bookmark-start text:name="_Toc345058898"/><text:s/>Writing the IDL f<text:bookmark-end text:name="_Toc341719038"/><text:bookmark-end text:name="_Toc345058898"/>ile<text:bookmark-end text:name="__RefHeading__4137_554815412"/></text:h>
            </text:list-item>
          </text:list>
        </text:list-item>
      </text:list>
      <text:p text:style-name="P30">Write a simple interface named <text:span text:style-name="T106">HelloWorld</text:span> that has a <text:span text:style-name="T106">hello</text:span> method. Store this IDL definition in a file named <text:span text:style-name="T124">HelloWorld.idl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326"><text:span text:style-name="comment0_5f_idl"><text:span text:style-name="T13">// HelloWorld.idl</text:span></text:span></text:p>
            <text:p text:style-name="P242"/>
            <text:p text:style-name="P222"><text:span text:style-name="keyword0_5f_idl"><text:span text:style-name="T13">interface</text:span></text:span><text:span text:style-name="T13"> HelloWorld</text:span></text:p>
            <text:p text:style-name="P222"><text:span text:style-name="symbol0_5f_idl"><text:span text:style-name="T13">{</text:span></text:span></text:p>
            <text:p text:style-name="P222"><text:span text:style-name="T13"><text:tab/></text:span><text:span text:style-name="keyword3_5f_idl"><text:span text:style-name="T13">string</text:span></text:span><text:span text:style-name="T13"> hello</text:span><text:span text:style-name="symbol0_5f_idl"><text:span text:style-name="T13">(</text:span></text:span><text:span text:style-name="keyword1_5f_idl"><text:span text:style-name="T13">in</text:span></text:span><text:span text:style-name="T13"> </text:span><text:span text:style-name="keyword3_5f_idl"><text:span text:style-name="T13">string</text:span></text:span><text:span text:style-name="T13"> name</text:span><text:span text:style-name="symbol0_5f_idl"><text:span text:style-name="T13">);</text:span></text:span></text:p>
            <text:p text:style-name="P230"><text:span text:style-name="symbol0_5f_idl"><text:span text:style-name="T342">};</text:span></text:span></text:p>
          </table:table-cell>
        </table:table-row>
      </table:table>
      <text:p text:style-name="P30"/>
      <text:list xml:id="list170120621159097" text:continue-numbering="true" text:style-name="WWNum43">
        <text:list-item>
          <text:list>
            <text:list-item>
              <text:h text:style-name="P378" text:outline-level="2"><text:bookmark-start text:name="__RefHeading__22459_750016552"/><text:s/>Generating specific code<text:bookmark-end text:name="__RefHeading__22459_750016552"/></text:h>
            </text:list-item>
          </text:list>
        </text:list-item>
      </text:list>
      <text:p text:style-name="P30">Open a command prompt and go to the directory containing <text:span text:style-name="T124">HelloWorld.idl</text:span> file. If you are running this example in Windows, <text:span text:style-name="T441">type in and execute</text:span> the following line:</text:p>
      <text:p text:style-name="P30"><text:bookmark-start text:name="__RefHeading__4141_554815412"/><text:bookmark-end text:name="__RefHeading__4141_554815412"/><text:bookmark text:name="_Toc341719040"/><text:bookmark text:name="_Toc345058900"/>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369"><text:span text:style-name="Source_20_Text"><text:span text:style-name="T245">r</text:span></text:span><text:span text:style-name="Source_20_Text"><text:span text:style-name="T238">pc</text:span></text:span><text:span text:style-name="Source_20_Text"><text:span text:style-name="T261">dds</text:span></text:span><text:span text:style-name="Source_20_Text"><text:span text:style-name="T238">gen -example x64Win64VS2010</text:span></text:span><text:span text:style-name="Source_20_Text"><text:span text:style-name="T245"> </text:span></text:span><text:span text:style-name="Source_20_Text"><text:span text:style-name="T238">HelloWorld.</text:span></text:span><text:span text:style-name="Source_20_Text"><text:span text:style-name="T239">idl</text:span></text:span></text:p>
          </table:table-cell>
        </table:table-row>
      </table:table>
      <text:p text:style-name="P30"/>
      <text:p text:style-name="P30">If you are running it in Linux, execute this one:</text:p>
      <text:p text:style-name="P30"/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69"><text:span text:style-name="Source_20_Text"><text:span text:style-name="T245">r</text:span></text:span><text:span text:style-name="Source_20_Text"><text:span text:style-name="T238">pc</text:span></text:span><text:span text:style-name="Source_20_Text"><text:span text:style-name="T262">dds</text:span></text:span><text:span text:style-name="Source_20_Text"><text:span text:style-name="T238">gen -example x64</text:span></text:span><text:span text:style-name="Source_20_Text"><text:span text:style-name="T240">Linux2.6</text:span></text:span><text:span text:style-name="Source_20_Text"><text:span text:style-name="T241">gcc</text:span></text:span><text:span text:style-name="Source_20_Text"><text:span text:style-name="T242">4.4.5</text:span></text:span><text:span text:style-name="Source_20_Text"><text:span text:style-name="T238"> HelloWorld.</text:span></text:span><text:span text:style-name="Source_20_Text"><text:span text:style-name="T244">idl</text:span></text:span></text:p>
          </table:table-cell>
        </table:table-row>
      </table:table>
      <text:p text:style-name="P30"/>
      <text:p text:style-name="P286"><text:span text:style-name="T459">Note that if you are running </text:span><text:span text:style-name="T460">this example i</text:span><text:span text:style-name="T459">n a 32-bit operating system you have to use </text:span><text:span text:style-name="T464">-example i86Win32VS2010 </text:span><text:span text:style-name="T473">or </text:span><text:span text:style-name="T464">-example i86Linux2.6gc</text:span><text:span text:style-name="T472">c4.4.5</text:span><text:span text:style-name="T464"> </text:span><text:span text:style-name="T473">instead.</text:span></text:p>
      <text:p text:style-name="P286"><text:span text:style-name="T223">This command </text:span><text:span text:style-name="T459">generate</text:span><text:span text:style-name="T461">s</text:span><text:span text:style-name="T459"> </text:span><text:span text:style-name="T462">the</text:span><text:span text:style-name="T459"> </text:span><text:span text:style-name="T461">client stub and </text:span><text:span text:style-name="T462">the</text:span><text:span text:style-name="T461"> server skeletons, as well as</text:span><text:span text:style-name="T459"> some project files designed to build your </text:span><text:span text:style-name="T473">HelloWorld example.</text:span></text:p>
      <text:p text:style-name="P286"><text:span text:style-name="T473">In Windows, a Visual Studio 2010 solution </text:span><text:span text:style-name="T474">will be generated</text:span><text:span text:style-name="T473">, name</text:span><text:span text:style-name="T475">d </text:span><text:span text:style-name="T465">rpcsolution-&lt;target&gt;</text:span><text:span text:style-name="T464">.sln</text:span><text:span text:style-name="T473">, </text:span><text:span text:style-name="T476">being </text:span><text:span text:style-name="T466">&lt;</text:span><text:span text:style-name="T467">target</text:span><text:span text:style-name="T466">&gt;</text:span><text:span text:style-name="T476"> the chosen example platform. </text:span><text:span text:style-name="T473">This solution </text:span><text:span text:style-name="T474">is composed by</text:span><text:span text:style-name="T473"> </text:span><text:span text:style-name="T477">five</text:span><text:span text:style-name="T473"> projects:</text:span></text:p>
      <text:p text:style-name="P289"><text:span text:style-name="T464"><text:tab/>- HelloWorld</text:span><text:span text:style-name="T473">, with the </text:span><text:span text:style-name="T478">common classes of the client and the server, like the <text:tab/>defined types and the specific communication protocol</text:span></text:p>
      <text:p text:style-name="P289"><text:span text:style-name="T478"><text:tab/>- </text:span><text:span text:style-name="T468">HelloWorldServer</text:span><text:span text:style-name="T479">, with the server code</text:span></text:p>
      <text:p text:style-name="P289"><text:span text:style-name="T469"><text:tab/>- HelloWorldClient</text:span><text:span text:style-name="T480">, with the client code.</text:span></text:p>
      <text:p text:style-name="P289"><text:span text:style-name="T480"><text:tab/>- </text:span><text:span text:style-name="T470">HelloWorldServerExample</text:span><text:span text:style-name="T481">, with a </text:span><text:span text:style-name="T482">usage example of the server, and the <text:tab/>implementation skeleton </text:span><text:span text:style-name="T483">of the RPCs</text:span><text:span text:style-name="T482">.</text:span></text:p>
      <text:p text:style-name="P289"><text:span text:style-name="T482"><text:tab/>- </text:span><text:span text:style-name="T471">HelloWorldClientExample</text:span><text:span text:style-name="T484">, </text:span><text:span text:style-name="T485">with a usage example of the client</text:span></text:p>
      <text:p text:style-name="P286"><text:span text:style-name="T453">In Linux, on the other hand, it generates a makefile </text:span><text:span text:style-name="T454">with all the required information to compile the solution.</text:span></text:p>
      <text:list xml:id="list170120632158954" text:continue-numbering="true" text:style-name="WWNum43">
        <text:list-item>
          <text:list>
            <text:list-item>
              <text:h text:style-name="P380" text:outline-level="2"><text:bookmark-start text:name="__RefHeading__22461_750016552"/><text:soft-page-break/>Client implementation<text:bookmark-end text:name="__RefHeading__22461_750016552"/></text:h>
            </text:list-item>
          </text:list>
        </text:list-item>
      </text:list>
      <text:p text:style-name="P284"><text:span text:style-name="T442">Edit</text:span><text:span text:style-name="T443"> the file </text:span><text:span text:style-name="T444">named</text:span><text:span text:style-name="T443"> </text:span><text:span text:style-name="T108">HelloWorldC</text:span><text:span text:style-name="T109">lient</text:span><text:span text:style-name="T108">Example</text:span><text:span text:style-name="T109">.cxx</text:span><text:span text:style-name="T443">. </text:span><text:span text:style-name="T444">In this file, the code for</text:span><text:span text:style-name="T445"> invok</text:span><text:span text:style-name="T444">ing</text:span><text:span text:style-name="T445"> the </text:span><text:span text:style-name="T452">hello</text:span><text:span text:style-name="T445"> RPC </text:span><text:span text:style-name="T446">using the </text:span><text:span text:style-name="T447">generated </text:span><text:span text:style-name="T446">proxy </text:span><text:span text:style-name="T451">is</text:span><text:span text:style-name="T444"> generated</text:span><text:span text:style-name="T443">. </text:span><text:span text:style-name="T448">You have to add two </text:span><text:span text:style-name="T444">more</text:span><text:span text:style-name="T443"> statements: one </text:span><text:span text:style-name="T449">to </text:span><text:span text:style-name="T443">set a value to the remote procedure parameter and </text:span><text:span text:style-name="T449">an</text:span><text:span text:style-name="T443">other </text:span><text:span text:style-name="T449">to </text:span><text:span text:style-name="T443">print the returned value. </text:span><text:span text:style-name="T444">This is shown in the following example</text:span><text:span text:style-name="T450">: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27"><text:span text:style-name="keyword3_5f_cpp"><text:span text:style-name="T70">int</text:span></text:span><text:span text:style-name="comment1_5f_cpp"><text:span text:style-name="T379"> main</text:span></text:span><text:span text:style-name="symbol0_5f_cpp"><text:span text:style-name="T70">(</text:span></text:span><text:span text:style-name="keyword3_5f_cpp"><text:span text:style-name="T70">int</text:span></text:span><text:span text:style-name="comment1_5f_cpp"><text:span text:style-name="T379"> argc, </text:span></text:span><text:span text:style-name="keyword3_5f_cpp"><text:span text:style-name="T70">char</text:span></text:span><text:span text:style-name="comment1_5f_cpp"><text:span text:style-name="T379"> </text:span></text:span><text:span text:style-name="symbol2_5f_cpp"><text:span text:style-name="T70">**</text:span></text:span><text:span text:style-name="comment1_5f_cpp"><text:span text:style-name="T379">argv</text:span></text:span><text:span text:style-name="symbol0_5f_cpp"><text:span text:style-name="T70">)</text:span></text:span></text:p>
            <text:p text:style-name="P228"><text:span text:style-name="symbol0_5f_cpp"><text:span text:style-name="T70">{</text:span></text:span></text:p>
            <text:p text:style-name="P228"><text:span text:style-name="comment1_5f_cpp"><text:span text:style-name="T379"><text:s text:c="4"/>HelloWorldProtocol </text:span></text:span><text:span text:style-name="symbol2_5f_cpp"><text:span text:style-name="T70">*</text:span></text:span><text:span text:style-name="comment1_5f_cpp"><text:span text:style-name="T379">protocol </text:span></text:span><text:span text:style-name="symbol1_5f_cpp"><text:span text:style-name="T70">=</text:span></text:span><text:span text:style-name="comment1_5f_cpp"><text:span text:style-name="T379"> </text:span></text:span><text:span text:style-name="keyword1_5f_cpp"><text:span text:style-name="T70">NULL</text:span></text:span><text:span text:style-name="symbol4_5f_cpp"><text:span text:style-name="T70">;</text:span></text:span></text:p>
            <text:p text:style-name="P228"><text:span text:style-name="comment1_5f_cpp"><text:span text:style-name="T379"><text:s text:c="4"/></text:span></text:span><text:span text:style-name="comment1_5f_cpp"><text:span text:style-name="T380">UDP</text:span></text:span><text:span text:style-name="comment1_5f_cpp"><text:span text:style-name="T379">ProxyTransport </text:span></text:span><text:span text:style-name="symbol2_5f_cpp"><text:span text:style-name="T70">*</text:span></text:span><text:span text:style-name="comment1_5f_cpp"><text:span text:style-name="T379">transport </text:span></text:span><text:span text:style-name="symbol1_5f_cpp"><text:span text:style-name="T70">=</text:span></text:span><text:span text:style-name="comment1_5f_cpp"><text:span text:style-name="T379"> </text:span></text:span><text:span text:style-name="keyword1_5f_cpp"><text:span text:style-name="T70">NULL</text:span></text:span><text:span text:style-name="symbol4_5f_cpp"><text:span text:style-name="T70">;</text:span></text:span></text:p>
            <text:p text:style-name="P228"><text:span text:style-name="comment1_5f_cpp"><text:span text:style-name="T379"><text:s text:c="4"/>HelloWorldProxy </text:span></text:span><text:span text:style-name="symbol2_5f_cpp"><text:span text:style-name="T70">*</text:span></text:span><text:span text:style-name="comment1_5f_cpp"><text:span text:style-name="T379">proxy </text:span></text:span><text:span text:style-name="symbol1_5f_cpp"><text:span text:style-name="T70">=</text:span></text:span><text:span text:style-name="comment1_5f_cpp"><text:span text:style-name="T379"> </text:span></text:span><text:span text:style-name="keyword1_5f_cpp"><text:span text:style-name="T70">NULL</text:span></text:span><text:span text:style-name="symbol4_5f_cpp"><text:span text:style-name="T70">;</text:span></text:span></text:p>
            <text:p text:style-name="P228"><text:span text:style-name="comment1_5f_cpp"><text:span text:style-name="T379"><text:s text:c="4"/></text:span></text:span></text:p>
            <text:p text:style-name="P228"><text:span text:style-name="comment1_5f_cpp"><text:span text:style-name="T379"><text:s text:c="4"/></text:span></text:span><text:span text:style-name="comment0_5f_cpp"><text:span text:style-name="T70">// Creation of the proxy for interface "HelloWorld".</text:span></text:span></text:p>
            <text:p text:style-name="P228"><text:span text:style-name="comment1_5f_cpp"><text:span text:style-name="T379"><text:s text:c="4"/></text:span></text:span><text:span text:style-name="keyword1_5f_cpp"><text:span text:style-name="T70">try</text:span></text:span></text:p>
            <text:p text:style-name="P228"><text:span text:style-name="comment1_5f_cpp"><text:span text:style-name="T379"><text:s text:c="4"/></text:span></text:span><text:span text:style-name="symbol0_5f_cpp"><text:span text:style-name="T70">{</text:span></text:span></text:p>
            <text:p text:style-name="P228"><text:span text:style-name="comment1_5f_cpp"><text:span text:style-name="T379"><text:s text:c="8"/>protocol </text:span></text:span><text:span text:style-name="symbol1_5f_cpp"><text:span text:style-name="T70">=</text:span></text:span><text:span text:style-name="comment1_5f_cpp"><text:span text:style-name="T379"> </text:span></text:span><text:span text:style-name="keyword2_5f_cpp"><text:span text:style-name="T70">new</text:span></text:span><text:span text:style-name="comment1_5f_cpp"><text:span text:style-name="T379"> HelloWorldProtocol</text:span></text:span><text:span text:style-name="symbol0_5f_cpp"><text:span text:style-name="T70">()</text:span></text:span><text:span text:style-name="symbol4_5f_cpp"><text:span text:style-name="T70">;</text:span></text:span></text:p>
            <text:p text:style-name="P228"><text:span text:style-name="symbol4_5f_cpp"><text:span text:style-name="T71"><text:s text:c="8"/></text:span></text:span><text:span text:style-name="comment1_5f_cpp"><text:span text:style-name="T379">transport </text:span></text:span><text:span text:style-name="symbol1_5f_cpp"><text:span text:style-name="T70">=</text:span></text:span><text:span text:style-name="comment1_5f_cpp"><text:span text:style-name="T379"> </text:span></text:span><text:span text:style-name="keyword2_5f_cpp"><text:span text:style-name="T70">new</text:span></text:span><text:span text:style-name="comment1_5f_cpp"><text:span text:style-name="T379"> </text:span></text:span><text:span text:style-name="comment1_5f_cpp"><text:span text:style-name="T381">UDPP</text:span></text:span><text:span text:style-name="comment1_5f_cpp"><text:span text:style-name="T379">roxyTransport</text:span></text:span><text:span text:style-name="symbol4_5f_cpp"><text:span text:style-name="T71">(</text:span></text:span><text:span text:style-name="string_5f_cpp"><text:span text:style-name="T70">"HelloWorldService"</text:span></text:span><text:span text:style-name="symbol0_5f_cpp"><text:span text:style-name="T70">)</text:span></text:span><text:span text:style-name="symbol4_5f_cpp"><text:span text:style-name="T71">;</text:span></text:span></text:p>
            <text:p text:style-name="P228"><text:span text:style-name="comment1_5f_cpp"><text:span text:style-name="T379"><text:s text:c="8"/>proxy </text:span></text:span><text:span text:style-name="symbol1_5f_cpp"><text:span text:style-name="T70">=</text:span></text:span><text:span text:style-name="comment1_5f_cpp"><text:span text:style-name="T379"> </text:span></text:span><text:span text:style-name="keyword2_5f_cpp"><text:span text:style-name="T70">new</text:span></text:span><text:span text:style-name="comment1_5f_cpp"><text:span text:style-name="T379"> HelloWorldProxy</text:span></text:span><text:span text:style-name="symbol0_5f_cpp"><text:span text:style-name="T70">(</text:span></text:span><text:span text:style-name="symbol2_5f_cpp"><text:span text:style-name="T70">*</text:span></text:span><text:span text:style-name="comment1_5f_cpp"><text:span text:style-name="T379">transport, </text:span></text:span><text:span text:style-name="symbol2_5f_cpp"><text:span text:style-name="T70">*</text:span></text:span><text:span text:style-name="comment1_5f_cpp"><text:span text:style-name="T379">protocol</text:span></text:span><text:span text:style-name="symbol0_5f_cpp"><text:span text:style-name="T70">)</text:span></text:span><text:span text:style-name="symbol4_5f_cpp"><text:span text:style-name="T70">;</text:span></text:span></text:p>
            <text:p text:style-name="P228"><text:span text:style-name="comment1_5f_cpp"><text:span text:style-name="T379"><text:s text:c="4"/></text:span></text:span><text:span text:style-name="symbol0_5f_cpp"><text:span text:style-name="T70">}</text:span></text:span></text:p>
            <text:p text:style-name="P228"><text:span text:style-name="comment1_5f_cpp"><text:span text:style-name="T379"><text:s text:c="4"/></text:span></text:span><text:span text:style-name="keyword1_5f_cpp"><text:span text:style-name="T70">catch</text:span></text:span><text:span text:style-name="symbol0_5f_cpp"><text:span text:style-name="T70">(</text:span></text:span><text:span text:style-name="comment1_5f_cpp"><text:span text:style-name="T379">InitializeException </text:span></text:span><text:span text:style-name="symbol3_5f_cpp"><text:span text:style-name="T70">&amp;</text:span></text:span><text:span text:style-name="comment1_5f_cpp"><text:span text:style-name="T379">ex</text:span></text:span><text:span text:style-name="symbol0_5f_cpp"><text:span text:style-name="T70">)</text:span></text:span></text:p>
            <text:p text:style-name="P228"><text:span text:style-name="comment1_5f_cpp"><text:span text:style-name="T379"><text:s text:c="4"/></text:span></text:span><text:span text:style-name="symbol0_5f_cpp"><text:span text:style-name="T70">{</text:span></text:span></text:p>
            <text:p text:style-name="P228"><text:span text:style-name="comment1_5f_cpp"><text:span text:style-name="T379"><text:s text:c="8"/>std</text:span></text:span><text:span text:style-name="symbol4_5f_cpp"><text:span text:style-name="T70">::</text:span></text:span><text:span text:style-name="member1_5f_cpp"><text:span text:style-name="T70">cout</text:span></text:span><text:span text:style-name="comment1_5f_cpp"><text:span text:style-name="T379"> </text:span></text:span><text:span text:style-name="symbol1_5f_cpp"><text:span text:style-name="T70">&lt;&lt;</text:span></text:span><text:span text:style-name="comment1_5f_cpp"><text:span text:style-name="T379"> ex.</text:span></text:span><text:span text:style-name="member0_5f_cpp"><text:span text:style-name="T70">what</text:span></text:span><text:span text:style-name="symbol0_5f_cpp"><text:span text:style-name="T70">()</text:span></text:span><text:span text:style-name="comment1_5f_cpp"><text:span text:style-name="T379"> </text:span></text:span><text:span text:style-name="symbol1_5f_cpp"><text:span text:style-name="T70">&lt;&lt;</text:span></text:span><text:span text:style-name="comment1_5f_cpp"><text:span text:style-name="T379"> std</text:span></text:span><text:span text:style-name="symbol4_5f_cpp"><text:span text:style-name="T70">::</text:span></text:span><text:span text:style-name="member1_5f_cpp"><text:span text:style-name="T70">endl</text:span></text:span><text:span text:style-name="symbol4_5f_cpp"><text:span text:style-name="T70">;</text:span></text:span></text:p>
            <text:p text:style-name="P228"><text:span text:style-name="comment1_5f_cpp"><text:span text:style-name="T379"><text:s text:c="8"/></text:span></text:span><text:span text:style-name="keyword0_5f_cpp"><text:span text:style-name="T70">return</text:span></text:span><text:span text:style-name="comment1_5f_cpp"><text:span text:style-name="T379"> </text:span></text:span><text:span text:style-name="symbol2_5f_cpp"><text:span text:style-name="T70">-</text:span></text:span><text:span text:style-name="number_5f_cpp"><text:span text:style-name="T70">1</text:span></text:span><text:span text:style-name="symbol4_5f_cpp"><text:span text:style-name="T70">;</text:span></text:span></text:p>
            <text:p text:style-name="P228"><text:span text:style-name="comment1_5f_cpp"><text:span text:style-name="T379"><text:s text:c="4"/></text:span></text:span><text:span text:style-name="symbol0_5f_cpp"><text:span text:style-name="T70">}</text:span></text:span></text:p>
            <text:p text:style-name="P228"><text:span text:style-name="comment1_5f_cpp"><text:span text:style-name="T379"><text:s text:c="4"/></text:span></text:span></text:p>
            <text:p text:style-name="P228"><text:span text:style-name="comment1_5f_cpp"><text:span text:style-name="T379"><text:s text:c="4"/></text:span></text:span><text:span text:style-name="comment0_5f_cpp"><text:span text:style-name="T70">// Create and initialize parameters.</text:span></text:span></text:p>
            <text:p text:style-name="P228"><text:span text:style-name="comment1_5f_cpp"><text:span text:style-name="T379"><text:s text:c="4"/></text:span></text:span><text:span text:style-name="comment1_5f_cpp"><text:span text:style-name="T382">std</text:span></text:span><text:span text:style-name="symbol4_5f_cpp"><text:span text:style-name="T62">::</text:span></text:span><text:span text:style-name="member1_5f_cpp"><text:span text:style-name="T62">string</text:span></text:span><text:span text:style-name="comment1_5f_cpp"><text:span text:style-name="T382"> <text:s/>name </text:span></text:span><text:span text:style-name="symbol1_5f_cpp"><text:span text:style-name="T62">=</text:span></text:span><text:span text:style-name="comment1_5f_cpp"><text:span text:style-name="T382"> </text:span></text:span><text:span text:style-name="string_5f_cpp"><text:span text:style-name="T62">"</text:span></text:span><text:span text:style-name="string_5f_cpp"><text:span text:style-name="T63">Ric</text:span></text:span><text:span text:style-name="string_5f_cpp"><text:span text:style-name="T64">hard</text:span></text:span><text:span text:style-name="string_5f_cpp"><text:span text:style-name="T62">"</text:span></text:span><text:span text:style-name="symbol4_5f_cpp"><text:span text:style-name="T62">;</text:span></text:span></text:p>
            <text:p text:style-name="P228"/>
            <text:p text:style-name="P228"><text:span text:style-name="comment1_5f_cpp"><text:span text:style-name="T379"><text:s text:c="4"/></text:span></text:span><text:span text:style-name="comment0_5f_cpp"><text:span text:style-name="T70">// Create and initialize return value.</text:span></text:span></text:p>
            <text:p text:style-name="P228"><text:span text:style-name="comment1_5f_cpp"><text:span text:style-name="T379"><text:s text:c="4"/>std</text:span></text:span><text:span text:style-name="symbol4_5f_cpp"><text:span text:style-name="T70">::</text:span></text:span><text:span text:style-name="member1_5f_cpp"><text:span text:style-name="T70">string</text:span></text:span><text:span text:style-name="comment1_5f_cpp"><text:span text:style-name="T379"> <text:s/>hello_ret </text:span></text:span><text:span text:style-name="symbol1_5f_cpp"><text:span text:style-name="T70">=</text:span></text:span><text:span text:style-name="comment1_5f_cpp"><text:span text:style-name="T379"> </text:span></text:span><text:span text:style-name="string_5f_cpp"><text:span text:style-name="T70">""</text:span></text:span><text:span text:style-name="symbol4_5f_cpp"><text:span text:style-name="T70">;</text:span></text:span></text:p>
            <text:p text:style-name="P228"/>
            <text:p text:style-name="P228"/>
            <text:p text:style-name="P228"><text:span text:style-name="comment1_5f_cpp"><text:span text:style-name="T379"><text:s text:c="4"/></text:span></text:span><text:span text:style-name="comment0_5f_cpp"><text:span text:style-name="T70">// Call to remote procedure "hello".</text:span></text:span></text:p>
            <text:p text:style-name="P228"><text:span text:style-name="comment1_5f_cpp"><text:span text:style-name="T379"><text:s text:c="4"/></text:span></text:span><text:span text:style-name="keyword1_5f_cpp"><text:span text:style-name="T70">try</text:span></text:span></text:p>
            <text:p text:style-name="P228"><text:span text:style-name="comment1_5f_cpp"><text:span text:style-name="T379"><text:s text:c="4"/></text:span></text:span><text:span text:style-name="symbol0_5f_cpp"><text:span text:style-name="T70">{</text:span></text:span></text:p>
            <text:p text:style-name="P228"><text:span text:style-name="comment1_5f_cpp"><text:span text:style-name="T379"><text:s text:c="8"/>hello_ret </text:span></text:span><text:span text:style-name="symbol1_5f_cpp"><text:span text:style-name="T70">=</text:span></text:span><text:span text:style-name="comment1_5f_cpp"><text:span text:style-name="T379"> proxy</text:span></text:span><text:span text:style-name="symbol2_5f_cpp"><text:span text:style-name="T70">-</text:span></text:span><text:span text:style-name="symbol1_5f_cpp"><text:span text:style-name="T70">&gt;</text:span></text:span><text:span text:style-name="comment1_5f_cpp"><text:span text:style-name="T379">hello</text:span></text:span><text:span text:style-name="symbol0_5f_cpp"><text:span text:style-name="T70">(</text:span></text:span><text:span text:style-name="comment1_5f_cpp"><text:span text:style-name="T379">name</text:span></text:span><text:span text:style-name="symbol0_5f_cpp"><text:span text:style-name="T70">)</text:span></text:span><text:span text:style-name="symbol4_5f_cpp"><text:span text:style-name="T70">;</text:span></text:span></text:p>
            <text:p text:style-name="P228"><text:span text:style-name="comment1_5f_cpp"><text:span text:style-name="T379"><text:s text:c="4"/></text:span></text:span><text:span text:style-name="symbol0_5f_cpp"><text:span text:style-name="T70">}</text:span></text:span></text:p>
            <text:p text:style-name="P228"><text:span text:style-name="comment1_5f_cpp"><text:span text:style-name="T379"><text:s text:c="4"/></text:span></text:span><text:span text:style-name="keyword1_5f_cpp"><text:span text:style-name="T70">catch</text:span></text:span><text:span text:style-name="symbol0_5f_cpp"><text:span text:style-name="T70">(</text:span></text:span><text:span text:style-name="comment1_5f_cpp"><text:span text:style-name="T379">SystemException </text:span></text:span><text:span text:style-name="symbol3_5f_cpp"><text:span text:style-name="T70">&amp;</text:span></text:span><text:span text:style-name="comment1_5f_cpp"><text:span text:style-name="T379">ex</text:span></text:span><text:span text:style-name="symbol0_5f_cpp"><text:span text:style-name="T70">)</text:span></text:span></text:p>
            <text:p text:style-name="P228"><text:span text:style-name="comment1_5f_cpp"><text:span text:style-name="T379"><text:s text:c="4"/></text:span></text:span><text:span text:style-name="symbol0_5f_cpp"><text:span text:style-name="T70">{</text:span></text:span></text:p>
            <text:p text:style-name="P228"><text:span text:style-name="comment1_5f_cpp"><text:span text:style-name="T379"><text:s text:c="8"/>std</text:span></text:span><text:span text:style-name="symbol4_5f_cpp"><text:span text:style-name="T70">::</text:span></text:span><text:span text:style-name="member1_5f_cpp"><text:span text:style-name="T70">cout</text:span></text:span><text:span text:style-name="comment1_5f_cpp"><text:span text:style-name="T379"> </text:span></text:span><text:span text:style-name="symbol1_5f_cpp"><text:span text:style-name="T70">&lt;&lt;</text:span></text:span><text:span text:style-name="comment1_5f_cpp"><text:span text:style-name="T379"> ex.</text:span></text:span><text:span text:style-name="member0_5f_cpp"><text:span text:style-name="T70">what</text:span></text:span><text:span text:style-name="symbol0_5f_cpp"><text:span text:style-name="T70">()</text:span></text:span><text:span text:style-name="comment1_5f_cpp"><text:span text:style-name="T379"> </text:span></text:span><text:span text:style-name="symbol1_5f_cpp"><text:span text:style-name="T70">&lt;&lt;</text:span></text:span><text:span text:style-name="comment1_5f_cpp"><text:span text:style-name="T379"> std</text:span></text:span><text:span text:style-name="symbol4_5f_cpp"><text:span text:style-name="T70">::</text:span></text:span><text:span text:style-name="member1_5f_cpp"><text:span text:style-name="T70">endl</text:span></text:span><text:span text:style-name="symbol4_5f_cpp"><text:span text:style-name="T70">;</text:span></text:span></text:p>
            <text:p text:style-name="P228"><text:span text:style-name="comment1_5f_cpp"><text:span text:style-name="T379"><text:s text:c="4"/></text:span></text:span><text:span text:style-name="symbol0_5f_cpp"><text:span text:style-name="T70">}</text:span></text:span></text:p>
            <text:p text:style-name="P228"/>
            <text:p text:style-name="P228"><text:span text:style-name="symbol0_5f_cpp"><text:span text:style-name="T379"><text:s text:c="4"/></text:span></text:span><text:span text:style-name="symbol0_5f_cpp"><text:span text:style-name="T383">std</text:span></text:span><text:span text:style-name="member1_5f_cpp"><text:span text:style-name="T62">::cout</text:span></text:span><text:span text:style-name="symbol0_5f_cpp"><text:span text:style-name="T383"> &lt;&lt; hello_ret &lt;&lt; std</text:span></text:span><text:span text:style-name="member1_5f_cpp"><text:span text:style-name="T62">::endl;</text:span></text:span></text:p>
            <text:p text:style-name="P228"><text:span text:style-name="member1_5f_cpp"><text:span text:style-name="T379"><text:s text:c="8"/></text:span></text:span></text:p>
            <text:p text:style-name="P228"><text:span text:style-name="comment1_5f_cpp"><text:span text:style-name="T379"><text:s text:c="4"/></text:span></text:span><text:span text:style-name="keyword2_5f_cpp"><text:span text:style-name="T70">delete</text:span></text:span><text:span text:style-name="comment1_5f_cpp"><text:span text:style-name="T379"> proxy</text:span></text:span><text:span text:style-name="symbol4_5f_cpp"><text:span text:style-name="T70">;</text:span></text:span></text:p>
            <text:p text:style-name="P228"><text:span text:style-name="comment1_5f_cpp"><text:span text:style-name="T379"><text:s text:c="4"/></text:span></text:span><text:span text:style-name="keyword2_5f_cpp"><text:span text:style-name="T70">delete</text:span></text:span><text:span text:style-name="comment1_5f_cpp"><text:span text:style-name="T379"> transport</text:span></text:span><text:span text:style-name="symbol4_5f_cpp"><text:span text:style-name="T70">;</text:span></text:span></text:p>
            <text:p text:style-name="P228"><text:span text:style-name="comment1_5f_cpp"><text:span text:style-name="T379"><text:s text:c="4"/></text:span></text:span><text:span text:style-name="keyword2_5f_cpp"><text:span text:style-name="T70">delete</text:span></text:span><text:span text:style-name="comment1_5f_cpp"><text:span text:style-name="T379"> protocol</text:span></text:span><text:span text:style-name="symbol4_5f_cpp"><text:span text:style-name="T70">;</text:span></text:span></text:p>
            <text:p text:style-name="P228"><text:span text:style-name="comment1_5f_cpp"><text:span text:style-name="T379"><text:s text:c="3"/></text:span></text:span></text:p>
            <text:p text:style-name="P228"><text:span text:style-name="comment1_5f_cpp"><text:span text:style-name="T379"><text:s text:c="4"/></text:span></text:span><text:span text:style-name="keyword0_5f_cpp"><text:span text:style-name="T70">return</text:span></text:span><text:span text:style-name="comment1_5f_cpp"><text:span text:style-name="T379"> </text:span></text:span><text:span text:style-name="number_5f_cpp"><text:span text:style-name="T70">0</text:span></text:span><text:span text:style-name="symbol4_5f_cpp"><text:span text:style-name="T70">;</text:span></text:span></text:p>
            <text:p text:style-name="P227"><text:span text:style-name="symbol0_5f_cpp"><text:span text:style-name="T70">}</text:span></text:span></text:p>
          </table:table-cell>
        </table:table-row>
      </table:table>
      <text:p text:style-name="P287"/>
      <text:list xml:id="list170120669152652" text:continue-numbering="true" text:style-name="WWNum43">
        <text:list-item>
          <text:list>
            <text:list-item>
              <text:h text:style-name="P379" text:outline-level="2"><text:bookmark-start text:name="__RefHeading__22463_750016552"/>Server implementation<text:bookmark-end text:name="__RefHeading__22463_750016552"/></text:h>
            </text:list-item>
          </text:list>
        </text:list-item>
      </text:list>
      <text:p text:style-name="P286"><text:span text:style-name="T139">r</text:span><text:span text:style-name="T134">pc</text:span><text:span text:style-name="T141">dds</text:span><text:span text:style-name="T134">gen</text:span><text:span text:style-name="T487"> creates the server skeleton in the file </text:span><text:span text:style-name="T134">HelloWorldServerImpl</text:span><text:span text:style-name="T135">Example</text:span><text:span text:style-name="T134">.cxx</text:span><text:span text:style-name="T487">. The remote procedure is defined in this file and it has to be implemented.</text:span></text:p>
      <text:p text:style-name="P272"><text:bookmark-start text:name="__RefHeading__4145_554815412"/>In this example, the <text:bookmark text:name="_Toc341719042"/><text:bookmark text:name="_Toc345058902"/>procedure returns a new string with a greeting sentence. Open the file and copy this <text:span text:style-name="T486">code</text:span>:<text:bookmark-end text:name="__RefHeading__4145_554815412"/></text:p>
      <table:table table:name="Table42" table:style-name="Table42">
        <table:table-column table:style-name="Table42.A"/>
        <text:soft-page-break/>
        <table:table-row>
          <table:table-cell table:style-name="Table42.A1" office:value-type="string">
            <text:p text:style-name="P325"><text:span text:style-name="comment1_5f_cpp"><text:span text:style-name="T13">#include "HelloWorldServerImpl.h"</text:span></text:span></text:p>
            <text:p text:style-name="P249"/>
            <text:p text:style-name="P203"><text:span text:style-name="T39">std</text:span><text:span text:style-name="symbol4_5f_cpp"><text:span text:style-name="T39">::</text:span></text:span><text:span text:style-name="member1_5f_cpp"><text:span text:style-name="T39">string</text:span></text:span><text:span text:style-name="T13"> HelloWorldServerImpl</text:span><text:span text:style-name="symbol4_5f_cpp"><text:span text:style-name="T13">::</text:span></text:span><text:span text:style-name="member1_5f_cpp"><text:span text:style-name="T13">hello</text:span></text:span><text:span text:style-name="symbol0_5f_cpp"><text:span text:style-name="T13">(</text:span></text:span><text:span text:style-name="comment_5f_multi_5f_cpp"><text:span text:style-name="T13">/*in*/</text:span></text:span><text:span text:style-name="T13"> </text:span><text:span text:style-name="keyword3_5f_cpp"><text:span text:style-name="T39">const</text:span></text:span><text:span text:style-name="T39"> std</text:span><text:span text:style-name="symbol4_5f_cpp"><text:span text:style-name="T39">::</text:span></text:span><text:span text:style-name="member1_5f_cpp"><text:span text:style-name="T39">string</text:span></text:span><text:span text:style-name="T13"> </text:span><text:span text:style-name="symbol3_5f_cpp"><text:span text:style-name="T39">&amp;</text:span></text:span><text:span text:style-name="T13">name</text:span><text:span text:style-name="symbol0_5f_cpp"><text:span text:style-name="T13">)</text:span></text:span><text:span text:style-name="T13"> </text:span></text:p>
            <text:p text:style-name="P203"><text:span text:style-name="symbol0_5f_cpp"><text:span text:style-name="T13">{</text:span></text:span></text:p>
            <text:p text:style-name="P203"><text:span text:style-name="T13"><text:s text:c="2"/></text:span><text:span text:style-name="T39">std</text:span><text:span text:style-name="symbol4_5f_cpp"><text:span text:style-name="T39">::</text:span></text:span><text:span text:style-name="member1_5f_cpp"><text:span text:style-name="T39">string</text:span></text:span><text:span text:style-name="T13"> hello_re</text:span><text:span text:style-name="T39">t</text:span><text:span text:style-name="symbol4_5f_cpp"><text:span text:style-name="T13">;</text:span></text:span></text:p>
            <text:p text:style-name="P249"><text:s text:c="2"/></text:p>
            <text:p text:style-name="P233"><text:span text:style-name="T13"><text:s text:c="2"/></text:span><text:span text:style-name="comment0_5f_cpp"><text:span text:style-name="T57">// Create the greeting sentence.</text:span></text:span></text:p>
            <text:p text:style-name="P233"><text:span text:style-name="T13"><text:s text:c="2"/></text:span><text:span text:style-name="T39">hello_ret </text:span><text:span text:style-name="symbol1_5f_cpp"><text:span text:style-name="T61">=</text:span></text:span><text:span text:style-name="T39"> “Hello “ </text:span><text:span text:style-name="symbol2_5f_cpp"><text:span text:style-name="T61">+</text:span></text:span><text:span text:style-name="T39"> name </text:span><text:span text:style-name="T47">+ “!”</text:span><text:span text:style-name="symbol4_5f_cpp"><text:span text:style-name="T61">;</text:span></text:span></text:p>
            <text:p text:style-name="P249"><text:s text:c="2"/></text:p>
            <text:p text:style-name="P203"><text:span text:style-name="T13"><text:s text:c="2"/></text:span><text:span text:style-name="keyword0_5f_cpp"><text:span text:style-name="T13">return</text:span></text:span><text:span text:style-name="T13"> hello_ret</text:span><text:span text:style-name="symbol4_5f_cpp"><text:span text:style-name="T13">;</text:span></text:span></text:p>
            <text:p text:style-name="P227"><text:span text:style-name="symbol0_5f_cpp"><text:span text:style-name="T1">}</text:span></text:span><text:span text:style-name="comment0_5f_idl"><text:span text:style-name="T370"> </text:span></text:span></text:p>
          </table:table-cell>
        </table:table-row>
      </table:table>
      <text:p text:style-name="P288"/>
      <text:list xml:id="list170120684166774" text:continue-numbering="true" text:style-name="WWNum43">
        <text:list-item>
          <text:list>
            <text:list-item>
              <text:h text:style-name="P378" text:outline-level="2"><text:bookmark-start text:name="__RefHeading__22465_750016552"/>Build and execute<text:bookmark-end text:name="__RefHeading__22465_750016552"/></text:h>
            </text:list-item>
          </text:list>
        </text:list-item>
      </text:list>
      <text:p text:style-name="P57"><text:span text:style-name="T197">To build your code using Visual Studio 2010, make sure you are in the Debug (or Release) profile, </text:span><text:span text:style-name="T201">and then build it (F7). Now go to </text:span><text:span text:style-name="T488">&lt;</text:span><text:span text:style-name="T490">example_dir</text:span><text:span text:style-name="T488">&gt;\bin\x64Win64VS2010 </text:span><text:span text:style-name="T201">directory and execute </text:span><text:span text:style-name="T146">HelloWorld</text:span><text:span text:style-name="T147">Server</text:span><text:span text:style-name="T148">Example</text:span><text:span text:style-name="T146">.exe</text:span><text:span text:style-name="T197">.</text:span><text:span text:style-name="T201"> You will get the message: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369"><text:span text:style-name="Source_20_Text"><text:span text:style-name="T260">INFO&lt;eprosima::</text:span></text:span><text:span text:style-name="Source_20_Text"><text:span text:style-name="T245">rpc</text:span></text:span><text:span text:style-name="Source_20_Text"><text:span text:style-name="T260">::server::Server::server&gt;: Server is running</text:span></text:span></text:p>
          </table:table-cell>
        </table:table-row>
      </table:table>
      <text:p text:style-name="P130"/>
      <text:p text:style-name="P30">Then launch <text:span text:style-name="T106">HelloWorldClient</text:span><text:span text:style-name="T110">Example</text:span><text:span text:style-name="T106">.exe</text:span>. You will see the result of the remote procedure call: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69"><text:span text:style-name="Source_20_Text"><text:span text:style-name="T243">Hello Richard!</text:span></text:span></text:p>
          </table:table-cell>
        </table:table-row>
      </table:table>
      <text:p text:style-name="P114"/>
      <text:p text:style-name="P286"><text:span text:style-name="T198">This example was created statically. To create a </text:span><text:span text:style-name="T199">set</text:span><text:span text:style-name="T198"> </text:span><text:span text:style-name="T200">of </text:span><text:span text:style-name="T198">DLL</text:span><text:span text:style-name="T199">s</text:span><text:span text:style-name="T198"> containing the </text:span><text:span text:style-name="T199">protocol</text:span><text:span text:style-name="T198"> and the structures, </text:span><text:span text:style-name="T201">select the Debug DLL (or Release DLL) profile and build it (F7). Now, to get your </text:span><text:span text:style-name="T202">DLL</text:span><text:span text:style-name="T201"> and </text:span><text:span text:style-name="T202">LIB</text:span><text:span text:style-name="T201"> </text:span><text:span text:style-name="T203">files, </text:span><text:span text:style-name="T201">go to </text:span><text:span text:style-name="T488">&lt;</text:span><text:span text:style-name="T490">example_dir</text:span><text:span text:style-name="T488">&gt;\objs\x64Win64VS2010 </text:span><text:span text:style-name="T201">directory. You can now run the same application dynamically using the .exe file</text:span><text:span text:style-name="T204">s</text:span><text:span text:style-name="T201"> generated in </text:span><text:span text:style-name="T488">&lt;</text:span><text:span text:style-name="T490">example_dir</text:span><text:span text:style-name="T488">&gt;\bin\x64Win64VS2010</text:span><text:span text:style-name="T201">, but first you have to make sure your .dll location directory is appended to the PATH environment variable.</text:span></text:p>
      <text:p text:style-name="P286">To build your code in Linux use this command: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69"><text:span text:style-name="Source_20_Text"><text:span text:style-name="T278">make -f makefile_x64Linux2.6gcc</text:span></text:span><text:span text:style-name="Source_20_Text"><text:span text:style-name="T279">4.4.5</text:span></text:span></text:p>
          </table:table-cell>
        </table:table-row>
      </table:table>
      <text:p text:style-name="P288"/>
      <text:p text:style-name="P30">No go to <text:span text:style-name="T488">&lt;</text:span><text:span text:style-name="T490">example_dir</text:span><text:span text:style-name="T488">&gt;\</text:span><text:span text:style-name="T489">bin</text:span><text:span text:style-name="T488">\</text:span><text:span text:style-name="Source_20_Text"><text:span text:style-name="T276">x64Linux2.6gcc</text:span></text:span><text:span text:style-name="Source_20_Text"><text:span text:style-name="T277">4.4.5</text:span></text:span><text:span text:style-name="Source_20_Text"><text:span text:style-name="T280"> </text:span></text:span><text:span text:style-name="Source_20_Text"><text:span text:style-name="T281">directory </text:span></text:span><text:span text:style-name="Source_20_Text"><text:span text:style-name="T282">and execute </text:span></text:span><text:span text:style-name="Source_20_Text"><text:span text:style-name="T283">the binaries as </text:span></text:span><text:span text:style-name="Source_20_Text"><text:span text:style-name="T284">it has been</text:span></text:span><text:span text:style-name="Source_20_Text"><text:span text:style-name="T283"> described for Window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43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43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number_5f_idl" style:display-name="number_idl" style:family="text">
      <style:text-properties fo:color="#0000dd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keyword1_5f_idl" style:display-name="keyword1_idl" style:family="text">
      <style:text-properties fo:color="#36dd1c" fo:font-style="normal" fo:font-weight="normal"/>
    </style:style>
    <style:style style:name="comment0_5f_idl" style:display-name="comment0_idl" style:family="text">
      <style:text-properties fo:color="#3f7f5f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GB"/>
    </style:style>
    <style:style style:name="MP2" style:family="paragraph" style:parent-style-name="Footer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5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206</meta:editing-cycles>
    <meta:print-date>2012-12-21T13:16:00</meta:print-date>
    <meta:creation-date>2010-01-21T20:56:00</meta:creation-date>
    <dc:date>2014-12-01T17:01:19.836000000</dc:date>
    <meta:editing-duration>P1DT2H48M17S</meta:editing-duration>
    <meta:generator>LibreOffice/4.3.1.2$Windows_x86 LibreOffice_project/958349dc3b25111dbca392fbc281a05559ef6848</meta:generator>
    <dc:creator>Rubén Rubio</dc:creator>
    <meta:document-statistic meta:table-count="52" meta:image-count="3" meta:object-count="1" meta:page-count="35" meta:paragraph-count="977" meta:word-count="6820" meta:character-count="48394" meta:non-whitespace-character-count="4121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